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1.9062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6.1395833333333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4.28625cm" style:use-optimal-column-width="true"/>
    </style:style>
    <style:style style:name="co10" style:family="table-column">
      <style:table-column-properties fo:break-before="auto" style:column-width="4.25979166666667cm" style:use-optimal-column-width="true"/>
    </style:style>
    <style:style style:name="co11" style:family="table-column">
      <style:table-column-properties fo:break-before="auto" style:column-width="8.59895833333333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1.45520833333333cm" style:use-optimal-column-width="true"/>
    </style:style>
    <style:style style:name="co16" style:family="table-column">
      <style:table-column-properties fo:break-before="auto" style:column-width="2.51354166666667cm" style:use-optimal-column-width="true"/>
    </style:style>
    <style:style style:name="co17" style:family="table-column">
      <style:table-column-properties fo:break-before="auto" style:column-width="2.19604166666667cm" style:use-optimal-column-width="true"/>
    </style:style>
    <style:style style:name="co18" style:family="table-column">
      <style:table-column-properties fo:break-before="auto" style:column-width="2.16958333333333cm" style:use-optimal-column-width="true"/>
    </style:style>
    <style:style style:name="co19" style:family="table-column">
      <style:table-column-properties fo:break-before="auto" style:column-width="3.889375cm" style:use-optimal-column-width="true"/>
    </style:style>
    <style:style style:name="co20" style:family="table-column">
      <style:table-column-properties fo:break-before="auto" style:column-width="3.70416666666667cm" style:use-optimal-column-width="true"/>
    </style:style>
    <style:style style:name="co21" style:family="table-column">
      <style:table-column-properties fo:break-before="auto" style:column-width="3.4925cm" style:use-optimal-column-width="true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3.43958333333333cm" style:use-optimal-column-width="true"/>
    </style:style>
    <style:style style:name="co24" style:family="table-column">
      <style:table-column-properties fo:break-before="auto" style:column-width="4.31270833333333cm" style:use-optimal-column-width="true"/>
    </style:style>
    <style:style style:name="co25" style:family="table-column">
      <style:table-column-properties fo:break-before="auto" style:column-width="3.75708333333333cm" style:use-optimal-column-width="true"/>
    </style:style>
    <style:style style:name="co26" style:family="table-column">
      <style:table-column-properties fo:break-before="auto" style:column-width="4.15395833333333cm" style:use-optimal-column-width="true"/>
    </style:style>
    <style:style style:name="co27" style:family="table-column">
      <style:table-column-properties fo:break-before="auto" style:column-width="3.175cm" style:use-optimal-column-width="true"/>
    </style:style>
    <style:style style:name="co28" style:family="table-column">
      <style:table-column-properties fo:break-before="auto" style:column-width="3.36020833333333cm" style:use-optimal-column-width="true"/>
    </style:style>
    <style:style style:name="co29" style:family="table-column">
      <style:table-column-properties fo:break-before="auto" style:column-width="2.80458333333333cm" style:use-optimal-column-width="true"/>
    </style:style>
    <style:style style:name="co30" style:family="table-column">
      <style:table-column-properties fo:break-before="auto" style:column-width="2.83104166666667cm" style:use-optimal-column-width="true"/>
    </style:style>
    <style:style style:name="co31" style:family="table-column">
      <style:table-column-properties fo:break-before="auto" style:column-width="2.24895833333333cm" style:use-optimal-column-width="true"/>
    </style:style>
    <style:style style:name="co32" style:family="table-column">
      <style:table-column-properties fo:break-before="auto" style:column-width="3.254375cm" style:use-optimal-column-width="true"/>
    </style:style>
    <style:style style:name="co33" style:family="table-column">
      <style:table-column-properties fo:break-before="auto" style:column-width="3.78354166666667cm" style:use-optimal-column-width="true"/>
    </style:style>
    <style:style style:name="co34" style:family="table-column">
      <style:table-column-properties fo:break-before="auto" style:column-width="3.14854166666667cm" style:use-optimal-column-width="true"/>
    </style:style>
    <style:style style:name="co35" style:family="table-column">
      <style:table-column-properties fo:break-before="auto" style:column-width="2.75166666666667cm" style:use-optimal-column-width="true"/>
    </style:style>
    <style:style style:name="co36" style:family="table-column">
      <style:table-column-properties fo:break-before="auto" style:column-width="3.571875cm" style:use-optimal-column-width="true"/>
    </style:style>
    <style:style style:name="co37" style:family="table-column">
      <style:table-column-properties fo:break-before="auto" style:column-width="2.69875cm" style:use-optimal-column-width="true"/>
    </style:style>
    <style:style style:name="co38" style:family="table-column">
      <style:table-column-properties fo:break-before="auto" style:column-width="2.59291666666667cm" style:use-optimal-column-width="true"/>
    </style:style>
    <style:style style:name="co39" style:family="table-column">
      <style:table-column-properties fo:break-before="auto" style:column-width="3.54541666666667cm" style:use-optimal-column-width="true"/>
    </style:style>
    <style:style style:name="co4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hub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8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2" table:default-cell-style-name="ce1"/>
        <table:table-column table:style-name="co35" table:default-cell-style-name="ce1"/>
        <table:table-column table:style-name="co27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40" table:number-columns-repeated="16338" table:default-cell-style-name="ce1"/>
        <table:table-row table:style-name="ro1">
          <table:table-cell office:value-type="string" table:style-name="ce1">
            <text:p>jurisdiccion</text:p>
          </table:table-cell>
          <table:table-cell office:value-type="string" table:style-name="ce1">
            <text:p>cue_anex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domicilio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localidad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d_comun</text:p>
          </table:table-cell>
          <table:table-cell office:value-type="string" table:style-name="ce1">
            <text:p>ed_especial</text:p>
          </table:table-cell>
          <table:table-cell office:value-type="string" table:style-name="ce1">
            <text:p>ed_jov_adu</text:p>
          </table:table-cell>
          <table:table-cell office:value-type="string" table:style-name="ce1">
            <text:p>ed_arte</text:p>
          </table:table-cell>
          <table:table-cell office:value-type="string" table:style-name="ce1">
            <text:p>ed_hosp_dom</text:p>
          </table:table-cell>
          <table:table-cell office:value-type="string" table:style-name="ce1">
            <text:p>ed_inter_bil</text:p>
          </table:table-cell>
          <table:table-cell office:value-type="string" table:style-name="ce1">
            <text:p>ed_encierro</text:p>
          </table:table-cell>
          <table:table-cell office:value-type="string" table:style-name="ce1">
            <text:p>ed_comun_jardin_mat</text:p>
          </table:table-cell>
          <table:table-cell office:value-type="string" table:style-name="ce1">
            <text:p>ed_comun_jardin_inf</text:p>
          </table:table-cell>
          <table:table-cell office:value-type="string" table:style-name="ce1">
            <text:p>ed_comun_primaria</text:p>
          </table:table-cell>
          <table:table-cell office:value-type="string" table:style-name="ce1">
            <text:p>ed_comun_secundaria</text:p>
          </table:table-cell>
          <table:table-cell office:value-type="string" table:style-name="ce1">
            <text:p>ed_comun_sec_tecnica</text:p>
          </table:table-cell>
          <table:table-cell office:value-type="string" table:style-name="ce1">
            <text:p>ed_comun_no_univ</text:p>
          </table:table-cell>
          <table:table-cell office:value-type="string" table:style-name="ce1">
            <text:p>ed_comun_no_univ_inet</text:p>
          </table:table-cell>
          <table:table-cell office:value-type="string" table:style-name="ce1">
            <text:p>ed_arte_secundaria</text:p>
          </table:table-cell>
          <table:table-cell office:value-type="string" table:style-name="ce1">
            <text:p>ed_arte_sup_no_univ</text:p>
          </table:table-cell>
          <table:table-cell office:value-type="string" table:style-name="ce1">
            <text:p>ed_arte_cursos_talleres</text:p>
          </table:table-cell>
          <table:table-cell office:value-type="string" table:style-name="ce1">
            <text:p>ed_esp_temprana</text:p>
          </table:table-cell>
          <table:table-cell office:value-type="string" table:style-name="ce1">
            <text:p>ed_esp_jardin_inf</text:p>
          </table:table-cell>
          <table:table-cell office:value-type="string" table:style-name="ce1">
            <text:p>ed_esp_primaria</text:p>
          </table:table-cell>
          <table:table-cell office:value-type="string" table:style-name="ce1">
            <text:p>ed_esp_secundaria</text:p>
          </table:table-cell>
          <table:table-cell office:value-type="string" table:style-name="ce1">
            <text:p>ed_esp_talleres</text:p>
          </table:table-cell>
          <table:table-cell office:value-type="string" table:style-name="ce1">
            <text:p>ed_j_a_primaria</text:p>
          </table:table-cell>
          <table:table-cell office:value-type="string" table:style-name="ce1">
            <text:p>ed_j_a_egb3</text:p>
          </table:table-cell>
          <table:table-cell office:value-type="string" table:style-name="ce1">
            <text:p>ed_j_a_secundaria</text:p>
          </table:table-cell>
          <table:table-cell office:value-type="string" table:style-name="ce1">
            <text:p>ed_j_a_alfabetizacion</text:p>
          </table:table-cell>
          <table:table-cell office:value-type="string" table:style-name="ce1">
            <text:p>ed_j_a_form_prof</text:p>
          </table:table-cell>
          <table:table-cell office:value-type="string" table:style-name="ce1">
            <text:p>ed_j_a_form_prof_inet</text:p>
          </table:table-cell>
          <table:table-cell office:value-type="string" table:style-name="ce1">
            <text:p>ed_hosp_inicial</text:p>
          </table:table-cell>
          <table:table-cell office:value-type="string" table:style-name="ce1">
            <text:p>ed_hosp_primaria</text:p>
          </table:table-cell>
          <table:table-cell office:value-type="string" table:style-name="ce1">
            <text:p>ed_hosp_secundaria</text:p>
          </table:table-cell>
          <table:table-cell office:value-type="string" table:style-name="ce1">
            <text:p>servicios_comp</text:p>
          </table:table-cell>
          <table:table-cell office:value-type="string" table:style-name="ce1">
            <text:p>tipo_ubicaci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100" table:style-name="ce1">
            <text:p>260000100</text:p>
          </table:table-cell>
          <table:table-cell office:value-type="string" table:style-name="ce1">
            <text:p>FEDERICO BRANDS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RANCISCO DE ASÍS 834 PUEYRREDÓ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11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706753634848" table:style-name="ce2">
            <text:p>-458.706.753.634.848</text:p>
          </table:table-cell>
          <table:table-cell office:value-type="float" office:value="-675212412241635" table:style-name="ce2">
            <text:p>-675.212.412.241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200" table:style-name="ce1">
            <text:p>260000200</text:p>
          </table:table-cell>
          <table:table-cell office:value-type="string" table:style-name="ce1">
            <text:p>ESCUELA PARA JOVENES Y ADULTOS Nº 6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S S/N LA FLOREST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adultos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8611281715495" table:style-name="ce2">
            <text:p>-458.611.281.715.495</text:p>
          </table:table-cell>
          <table:table-cell office:value-type="float" office:value="-675201729404424" table:style-name="ce2">
            <text:p>-675.201.729.404.4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300" table:style-name="ce1">
            <text:p>260000300</text:p>
          </table:table-cell>
          <table:table-cell office:value-type="string" table:style-name="ce1">
            <text:p>LIA GEORGINA LOP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RANCISCO DE ASÍS 834 PUEYRREDÓ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198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03905543103" table:style-name="ce2">
            <text:p>-458.703.905.543.103</text:p>
          </table:table-cell>
          <table:table-cell office:value-type="float" office:value="-67521613236209" table:style-name="ce2">
            <text:p>-67.521.613.236.2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400" table:style-name="ce1">
            <text:p>260000400</text:p>
          </table:table-cell>
          <table:table-cell office:value-type="string" table:style-name="ce1">
            <text:p>CEFERINO NAMUNCURÁ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520 CEFERINO NAMUNCURÁ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27315731995" table:style-name="ce2">
            <text:p>-458.627.315.731.995</text:p>
          </table:table-cell>
          <table:table-cell office:value-type="float" office:value="-675130143476299" table:style-name="ce2">
            <text:p>-675.130.143.476.2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600" table:style-name="ce1">
            <text:p>260000600</text:p>
          </table:table-cell>
          <table:table-cell office:value-type="string" table:style-name="ce1">
            <text:p>FRANCISCO PIETROB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Y HUERGO PIETROBELLI ESCUELA Nº 731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direscuela2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583419822249" table:style-name="ce2">
            <text:p>-458.583.419.822.249</text:p>
          </table:table-cell>
          <table:table-cell office:value-type="float" office:value="-674980679295824" table:style-name="ce2">
            <text:p>-674.980.679.295.8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700" table:style-name="ce1">
            <text:p>260000700</text:p>
          </table:table-cell>
          <table:table-cell office:value-type="string" table:style-name="ce1">
            <text:p>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RIVADAVIA 2190 JORGE NEWBERY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26990891278" table:style-name="ce2">
            <text:p>-458.626.990.891.278</text:p>
          </table:table-cell>
          <table:table-cell office:value-type="float" office:value="-675066824437977" table:style-name="ce2">
            <text:p>-675.066.824.437.9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800" table:style-name="ce1">
            <text:p>260000800</text:p>
          </table:table-cell>
          <table:table-cell office:value-type="string" table:style-name="ce1">
            <text:p>ESCUELA DE NIVEL INICIAL Nº 4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ÉXICO 787 SARMIENTO</text:p>
          </table:table-cell>
          <table:table-cell office:value-type="string" table:style-name="ce1">
            <text:p>U9100</text:p>
          </table:table-cell>
          <table:table-cell office:value-type="string" table:style-name="ce1">
            <text:p>4431554/4421814</text:p>
          </table:table-cell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32634782309993" table:style-name="ce2">
            <text:p>-432.634.782.309.993</text:p>
          </table:table-cell>
          <table:table-cell office:value-type="float" office:value="-653269950154404" table:style-name="ce2">
            <text:p>-653.269.950.154.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802" table:style-name="ce1">
            <text:p>260000802</text:p>
          </table:table-cell>
          <table:table-cell office:value-type="string" table:style-name="ce1">
            <text:p>ANEXO ESCUELA Nº 4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CIQUE NAHUELQUIR 1240 BELGRAN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660973545343" table:style-name="ce2">
            <text:p>-432.660.973.545.343</text:p>
          </table:table-cell>
          <table:table-cell office:value-type="float" office:value="-653165178669954" table:style-name="ce2">
            <text:p>-653.165.178.669.9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0900" table:style-name="ce1">
            <text:p>260000900</text:p>
          </table:table-cell>
          <table:table-cell office:value-type="string" table:style-name="ce1">
            <text:p>NICOLAS O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MANUEL DE ROSAS 1175 LOS OLMO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38trelew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627592882865" table:style-name="ce2">
            <text:p>-432.627.592.882.865</text:p>
          </table:table-cell>
          <table:table-cell office:value-type="float" office:value="-653020586764311" table:style-name="ce2">
            <text:p>-653.020.586.764.3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1000" table:style-name="ce1">
            <text:p>260001000</text:p>
          </table:table-cell>
          <table:table-cell office:value-type="string" table:style-name="ce1">
            <text:p>JARDÍN MAT. Y DE INF. MURMULL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Y PJE. JUJUY 136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fo@jardinmurmullos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18520141817" table:style-name="ce2">
            <text:p>-432.518.520.141.817</text:p>
          </table:table-cell>
          <table:table-cell office:value-type="float" office:value="-653043338012502" table:style-name="ce2">
            <text:p>-653.043.338.012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1200" table:style-name="ce1">
            <text:p>260001200</text:p>
          </table:table-cell>
          <table:table-cell office:value-type="string" table:style-name="ce1">
            <text:p>LAS GOLONDR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JÓN DE LA CRUZ S/N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S GOLONDRINAS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-41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01508878" table:style-name="ce2">
            <text:p>-4.201.508.878</text:p>
          </table:table-cell>
          <table:table-cell office:value-type="float" office:value="-7153317819" table:style-name="ce2">
            <text:p>-7.153.317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1300" table:style-name="ce1">
            <text:p>260001300</text:p>
          </table:table-cell>
          <table:table-cell office:value-type="string" table:style-name="ce1">
            <text:p>SANTA ROSA DE LI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70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EL COIHUE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58elcoihue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17219917" table:style-name="ce2">
            <text:p>-4.217.219.917</text:p>
          </table:table-cell>
          <table:table-cell office:value-type="float" office:value="-7132219169" table:style-name="ce2">
            <text:p>-7.132.219.1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1400" table:style-name="ce1">
            <text:p>260001400</text:p>
          </table:table-cell>
          <table:table-cell office:value-type="string" table:style-name="ce1">
            <text:p>PADRE MARIO LUIS MIGO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35 ALDEA ESCOLAR-ESC Nº59-FOFO CAHUEL FOFO CAHUEL</text:p>
          </table:table-cell>
          <table:table-cell office:value-type="string" table:style-name="ce1">
            <text:p>U9711</text:p>
          </table:table-cell>
          <table:table-cell office:value-type="string" table:style-name="ce1">
            <text:p>470901-470901</text:p>
          </table:table-cell>
          <table:table-cell office:value-type="string" table:style-name="ce1">
            <text:p>FOFO CAHUEL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fofocahuel59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40745464" table:style-name="ce2">
            <text:p>-4.240.745.464</text:p>
          </table:table-cell>
          <table:table-cell office:value-type="float" office:value="-7053069729" table:style-name="ce2">
            <text:p>-7.053.069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1500" table:style-name="ce1">
            <text:p>260001500</text:p>
          </table:table-cell>
          <table:table-cell office:value-type="string" table:style-name="ce1">
            <text:p>ESCUELA Nº 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X RUTA NACIONAL N° 40</text:p>
          </table:table-cell>
          <table:table-cell office:value-type="string" table:style-name="ce1">
            <text:p>U9213</text:p>
          </table:table-cell>
          <table:table-cell table:style-name="ce1"/>
          <table:table-cell office:value-type="string" table:style-name="ce1">
            <text:p>LELEQUE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4475799" table:style-name="ce2">
            <text:p>-424.475.799</text:p>
          </table:table-cell>
          <table:table-cell office:value-type="float" office:value="-7106292543" table:style-name="ce2">
            <text:p>-7.106.292.5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1600" table:style-name="ce1">
            <text:p>260001600</text:p>
          </table:table-cell>
          <table:table-cell office:value-type="string" table:style-name="ce1">
            <text:p>ESCUELA DE NIVEL INICIAL Nº 4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ENTERÍA Y JOSÉ ORTEGA ISIDRO QUIROG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732327795373" table:style-name="ce2">
            <text:p>-458.732.327.795.373</text:p>
          </table:table-cell>
          <table:table-cell office:value-type="float" office:value="-675374497476702" table:style-name="ce2">
            <text:p>-675.374.497.476.7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1700" table:style-name="ce1">
            <text:p>260001700</text:p>
          </table:table-cell>
          <table:table-cell office:value-type="string" table:style-name="ce1">
            <text:p>GRAL. ENRIQUE MOSC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DE VEDIA 884 BERNARDINO RIVADAVIA GENERAL MOSCONI-KM 3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frontera_146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382773724535" table:style-name="ce2">
            <text:p>-458.382.773.724.535</text:p>
          </table:table-cell>
          <table:table-cell office:value-type="float" office:value="-674674363414382" table:style-name="ce2">
            <text:p>-674.674.363.414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1800" table:style-name="ce1">
            <text:p>260001800</text:p>
          </table:table-cell>
          <table:table-cell office:value-type="string" table:style-name="ce1">
            <text:p>GRAL. ENRIQUE MOSC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RAMÓN BALCARCE 7980 GRAL. MOSCONI KM 3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519@live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58354313213636" table:style-name="ce2">
            <text:p>-458.354.313.213.636</text:p>
          </table:table-cell>
          <table:table-cell office:value-type="float" office:value="-67463266372941" table:style-name="ce2">
            <text:p>-67.463.266.372.9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000" table:style-name="ce1">
            <text:p>260002000</text:p>
          </table:table-cell>
          <table:table-cell office:value-type="string" table:style-name="ce1">
            <text:p>ESCUELA Nº 1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LA ISLA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194@elbolson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05750331" table:style-name="ce2">
            <text:p>-4.205.750.331</text:p>
          </table:table-cell>
          <table:table-cell office:value-type="float" office:value="-7160284891" table:style-name="ce2">
            <text:p>-7.160.284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100" table:style-name="ce1">
            <text:p>260002100</text:p>
          </table:table-cell>
          <table:table-cell office:value-type="string" table:style-name="ce1">
            <text:p>ESCUELA DE NIVEL INICIAL Nº 4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RIO NEGRO Y LINIERS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EL MAITEN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0517078286724" table:style-name="ce2">
            <text:p>-420.517.078.286.724</text:p>
          </table:table-cell>
          <table:table-cell office:value-type="float" office:value="-711660710876247" table:style-name="ce2">
            <text:p>-711.660.710.876.2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101" table:style-name="ce1">
            <text:p>260002101</text:p>
          </table:table-cell>
          <table:table-cell office:value-type="string" table:style-name="ce1">
            <text:p>ESCUELA DE NIVEL INICIAL Nº 4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º 9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BUENOS AIRES CHIC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206668753" table:style-name="ce2">
            <text:p>-4.206.668.753</text:p>
          </table:table-cell>
          <table:table-cell office:value-type="float" office:value="-7121049839" table:style-name="ce2">
            <text:p>-7.121.049.8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200" table:style-name="ce1">
            <text:p>260002200</text:p>
          </table:table-cell>
          <table:table-cell office:value-type="string" table:style-name="ce1">
            <text:p>ESCUELA ESPECIAL Nº 5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JÓN DE LA CRUZ S/N</text:p>
          </table:table-cell>
          <table:table-cell office:value-type="string" table:style-name="ce1">
            <text:p>U8431</text:p>
          </table:table-cell>
          <table:table-cell table:style-name="ce1"/>
          <table:table-cell office:value-type="string" table:style-name="ce1">
            <text:p>LAS GOLONDRINAS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klausceleste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-4201503707" table:style-name="ce2">
            <text:p>-4.201.503.707</text:p>
          </table:table-cell>
          <table:table-cell office:value-type="float" office:value="-7153317501" table:style-name="ce2">
            <text:p>-7.153.317.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300" table:style-name="ce1">
            <text:p>260002300</text:p>
          </table:table-cell>
          <table:table-cell office:value-type="string" table:style-name="ce1">
            <text:p>ISFD Nº 8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 ENTRE RIVADAVIA Y MOREN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isfd803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27749216959295" table:style-name="ce2">
            <text:p>-427.749.216.959.295</text:p>
          </table:table-cell>
          <table:table-cell office:value-type="float" office:value="-650298645452101" table:style-name="ce2">
            <text:p>-650.298.645.452.1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400" table:style-name="ce1">
            <text:p>260002400</text:p>
          </table:table-cell>
          <table:table-cell office:value-type="string" table:style-name="ce1">
            <text:p>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GALES 1050 SANTA MARÍA DEL MAR ENTRE COLÓN Y ROSALES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745982415284" table:style-name="ce2">
            <text:p>-427.745.982.415.284</text:p>
          </table:table-cell>
          <table:table-cell office:value-type="float" office:value="-650450612459766" table:style-name="ce2">
            <text:p>-650.450.612.459.7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500" table:style-name="ce1">
            <text:p>260002500</text:p>
          </table:table-cell>
          <table:table-cell office:value-type="string" table:style-name="ce1">
            <text:p>ISFD N° 809 REPÚBLICA DE COSTA R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940 DON BOSCO FUNC. EN ESCUELA Nº 767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info@isfd809esquel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29108339251863" table:style-name="ce2">
            <text:p>-429.108.339.251.863</text:p>
          </table:table-cell>
          <table:table-cell office:value-type="float" office:value="-713238185554331" table:style-name="ce2">
            <text:p>-713.238.185.554.3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501" table:style-name="ce1">
            <text:p>260002501</text:p>
          </table:table-cell>
          <table:table-cell office:value-type="string" table:style-name="ce1">
            <text:p>ISFD Nº 809 REP. DE COSTA R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S/N</text:p>
          </table:table-cell>
          <table:table-cell office:value-type="float" office:value="9220" table:style-name="ce1">
            <text:p>9220</text:p>
          </table:table-cell>
          <table:table-cell table:style-name="ce1"/>
          <table:table-cell office:value-type="string" table:style-name="ce1">
            <text:p>JOSE DE SAN MARTIN</text:p>
          </table:table-cell>
          <table:table-cell office:value-type="string" table:style-name="ce1">
            <text:p>TEHUELCH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405139781" table:style-name="ce2">
            <text:p>-4.405.139.781</text:p>
          </table:table-cell>
          <table:table-cell office:value-type="float" office:value="-7046748793" table:style-name="ce2">
            <text:p>-7.046.748.7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600" table:style-name="ce1">
            <text:p>260002600</text:p>
          </table:table-cell>
          <table:table-cell office:value-type="string" table:style-name="ce1">
            <text:p>ISABEL NAHUELP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HUELPAN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NAHUEL PA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mahuelpan107@hot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29594206801021" table:style-name="ce2">
            <text:p>-429.594.206.801.021</text:p>
          </table:table-cell>
          <table:table-cell office:value-type="float" office:value="-711751252148202" table:style-name="ce2">
            <text:p>-711.751.252.148.2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700" table:style-name="ce1">
            <text:p>260002700</text:p>
          </table:table-cell>
          <table:table-cell office:value-type="string" table:style-name="ce1">
            <text:p>ESCUELA Nº 1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RÍO PERCY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RIO PERCEY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188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85487401" table:style-name="ce2">
            <text:p>-4.285.487.401</text:p>
          </table:table-cell>
          <table:table-cell office:value-type="float" office:value="-7143187878" table:style-name="ce2">
            <text:p>-7.143.187.8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2900" table:style-name="ce1">
            <text:p>260002900</text:p>
          </table:table-cell>
          <table:table-cell office:value-type="string" table:style-name="ce1">
            <text:p>PADRE JOSE PAROLI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 MARTÍN S/N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TECKA</text:p>
          </table:table-cell>
          <table:table-cell office:value-type="string" table:style-name="ce1">
            <text:p>LANGUIÑEO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4349005245" table:style-name="ce2">
            <text:p>-4.349.005.245</text:p>
          </table:table-cell>
          <table:table-cell office:value-type="float" office:value="-7081272436" table:style-name="ce2">
            <text:p>-7.081.272.4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000" table:style-name="ce1">
            <text:p>260003000</text:p>
          </table:table-cell>
          <table:table-cell office:value-type="string" table:style-name="ce1">
            <text:p>ESC. AGROTÉCNICA DE NIVEL MEDIO Nº 7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 MARTÍN S/N ALDEA ESCOLAR</text:p>
          </table:table-cell>
          <table:table-cell office:value-type="string" table:style-name="ce1">
            <text:p>U9203</text:p>
          </table:table-cell>
          <table:table-cell office:value-type="string" table:style-name="ce1">
            <text:p>02945-478310</text:p>
          </table:table-cell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431188505288953" table:style-name="ce2">
            <text:p>-431.188.505.288.953</text:p>
          </table:table-cell>
          <table:table-cell office:value-type="float" office:value="-715256840319535" table:style-name="ce2">
            <text:p>-715.256.840.319.5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100" table:style-name="ce1">
            <text:p>260003100</text:p>
          </table:table-cell>
          <table:table-cell office:value-type="string" table:style-name="ce1">
            <text:p>31 DE OCTU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25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OLAN CONHUE</text:p>
          </table:table-cell>
          <table:table-cell office:value-type="string" table:style-name="ce1">
            <text:p>LANGUIÑEO</text:p>
          </table:table-cell>
          <table:table-cell office:value-type="string" table:style-name="ce1">
            <text:p>escuela79.colanconhué@chubut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241276" table:style-name="ce2">
            <text:p>-43.241.276</text:p>
          </table:table-cell>
          <table:table-cell office:value-type="float" office:value="-69929427" table:style-name="ce2">
            <text:p>-69.929.4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200" table:style-name="ce1">
            <text:p>260003200</text:p>
          </table:table-cell>
          <table:table-cell office:value-type="string" table:style-name="ce1">
            <text:p>LOS ENANI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SCO BEHR 375 PUEYRREDÓ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arinatoto3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8652999999904" table:style-name="ce2">
            <text:p>-458.652.999.999.904</text:p>
          </table:table-cell>
          <table:table-cell office:value-type="float" office:value="-674895999999996" table:style-name="ce2">
            <text:p>-674.895.999.999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300" table:style-name="ce1">
            <text:p>260003300</text:p>
          </table:table-cell>
          <table:table-cell office:value-type="string" table:style-name="ce1">
            <text:p>EL PRINCIPI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NIENTE LAVALLE 578 ROC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229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746567666925" table:style-name="ce2">
            <text:p>-458.746.567.666.925</text:p>
          </table:table-cell>
          <table:table-cell office:value-type="float" office:value="-675191230547484" table:style-name="ce2">
            <text:p>-675.191.230.547.4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400" table:style-name="ce1">
            <text:p>260003400</text:p>
          </table:table-cell>
          <table:table-cell office:value-type="string" table:style-name="ce1">
            <text:p>BANDER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RNADA 2315 ROC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4474067/4440165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105comodoro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4851279531" table:style-name="ce2">
            <text:p>-45.874.851.279.531</text:p>
          </table:table-cell>
          <table:table-cell office:value-type="float" office:value="-675199977808303" table:style-name="ce2">
            <text:p>-675.199.977.808.3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500" table:style-name="ce1">
            <text:p>260003500</text:p>
          </table:table-cell>
          <table:table-cell office:value-type="string" table:style-name="ce1">
            <text:p>LIBERTADOR GRAL. JOSE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TIGAS 650 JOSÉ FUCHS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trece13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23954477347" table:style-name="ce2">
            <text:p>-458.723.954.477.347</text:p>
          </table:table-cell>
          <table:table-cell office:value-type="float" office:value="-675120457702715" table:style-name="ce2">
            <text:p>-675.120.457.702.7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600" table:style-name="ce1">
            <text:p>260003600</text:p>
          </table:table-cell>
          <table:table-cell office:value-type="string" table:style-name="ce1">
            <text:p>COLEGIO CERVANT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LARÍN 726 ROC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370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77637908925" table:style-name="ce2">
            <text:p>-458.777.637.908.925</text:p>
          </table:table-cell>
          <table:table-cell office:value-type="float" office:value="-675194933712027" table:style-name="ce2">
            <text:p>-675.194.933.712.0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700" table:style-name="ce1">
            <text:p>260003700</text:p>
          </table:table-cell>
          <table:table-cell office:value-type="string" table:style-name="ce1">
            <text:p>PUER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LISANDRO DE LA TORRE 3440 JUAN XXIII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82570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23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8044445199" table:style-name="ce2">
            <text:p>-4.588.044.445.199</text:p>
          </table:table-cell>
          <table:table-cell office:value-type="float" office:value="-675454940955232" table:style-name="ce2">
            <text:p>-675.454.940.955.2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800" table:style-name="ce1">
            <text:p>260003800</text:p>
          </table:table-cell>
          <table:table-cell office:value-type="string" table:style-name="ce1">
            <text:p>GOLFO SAN JORG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S SARGENTOS 3255 JUAN XXIII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.18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85220065177" table:style-name="ce2">
            <text:p>-458.785.220.065.177</text:p>
          </table:table-cell>
          <table:table-cell office:value-type="float" office:value="-675422765037625" table:style-name="ce2">
            <text:p>-675.422.765.037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3900" table:style-name="ce1">
            <text:p>260003900</text:p>
          </table:table-cell>
          <table:table-cell office:value-type="string" table:style-name="ce1">
            <text:p>OSCAR VICENTE HER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AZÓN 1650 PUEYRREDÓ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provincial154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822994351085" table:style-name="ce2">
            <text:p>-458.822.994.351.085</text:p>
          </table:table-cell>
          <table:table-cell office:value-type="float" office:value="-675405243266751" table:style-name="ce2">
            <text:p>-675.405.243.266.7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000" table:style-name="ce1">
            <text:p>260004000</text:p>
          </table:table-cell>
          <table:table-cell office:value-type="string" table:style-name="ce1">
            <text:p>DAILAN KIFK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KENNEDY 3251 JUAN XXIII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82400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804821604521" table:style-name="ce2">
            <text:p>-458.804.821.604.521</text:p>
          </table:table-cell>
          <table:table-cell office:value-type="float" office:value="-675391907721902" table:style-name="ce2">
            <text:p>-675.391.907.721.9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100" table:style-name="ce1">
            <text:p>260004100</text:p>
          </table:table-cell>
          <table:table-cell office:value-type="string" table:style-name="ce1">
            <text:p>COLEGIO PADRE JUAN MUZ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1004 PADRE JUA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pjmuzi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69027908693" table:style-name="ce2">
            <text:p>-432.569.027.908.693</text:p>
          </table:table-cell>
          <table:table-cell office:value-type="float" office:value="-652986686343165" table:style-name="ce2">
            <text:p>-652.986.686.343.1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200" table:style-name="ce1">
            <text:p>260004200</text:p>
          </table:table-cell>
          <table:table-cell office:value-type="string" table:style-name="ce1">
            <text:p>ESCUELA N° 7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ÓN Y CAJAL 350 DEMOCRACIA ARGENTIN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51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564821098301" table:style-name="ce2">
            <text:p>-432.564.821.098.301</text:p>
          </table:table-cell>
          <table:table-cell office:value-type="float" office:value="-653195070048577" table:style-name="ce2">
            <text:p>-653.195.070.048.5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300" table:style-name="ce1">
            <text:p>260004300</text:p>
          </table:table-cell>
          <table:table-cell office:value-type="string" table:style-name="ce1">
            <text:p>COLEGIO SALESIANO SANTO DOMINGO SAV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1112 PIETROBELLI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2886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dsaviocomodoro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585416033115" table:style-name="ce2">
            <text:p>-458.585.416.033.115</text:p>
          </table:table-cell>
          <table:table-cell office:value-type="float" office:value="-674987072329373" table:style-name="ce2">
            <text:p>-674.987.072.329.3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400" table:style-name="ce1">
            <text:p>260004400</text:p>
          </table:table-cell>
          <table:table-cell office:value-type="string" table:style-name="ce1">
            <text:p>GRAN MALV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1100 PIETROBELLI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8865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731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583712319045" table:style-name="ce2">
            <text:p>-458.583.712.319.045</text:p>
          </table:table-cell>
          <table:table-cell office:value-type="float" office:value="-674971343358036" table:style-name="ce2">
            <text:p>-674.971.343.358.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500" table:style-name="ce1">
            <text:p>260004500</text:p>
          </table:table-cell>
          <table:table-cell office:value-type="string" table:style-name="ce1">
            <text:p>CIUDAD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TÍN FIERRO S/N CEFERINO NAMUNCURÁ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provincial52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67243626557" table:style-name="ce2">
            <text:p>-458.667.243.626.557</text:p>
          </table:table-cell>
          <table:table-cell office:value-type="float" office:value="-675210818687851" table:style-name="ce2">
            <text:p>-675.210.818.687.8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600" table:style-name="ce1">
            <text:p>260004600</text:p>
          </table:table-cell>
          <table:table-cell office:value-type="string" table:style-name="ce1">
            <text:p>MAESTRO ALEJANDRO DEL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CALABRINI ORTIZ 1750 ETCHEPARE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89ch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731655262557" table:style-name="ce2">
            <text:p>-432.731.655.262.557</text:p>
          </table:table-cell>
          <table:table-cell office:value-type="float" office:value="-653054031021845" table:style-name="ce2">
            <text:p>-653.054.031.021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700" table:style-name="ce1">
            <text:p>260004700</text:p>
          </table:table-cell>
          <table:table-cell office:value-type="string" table:style-name="ce1">
            <text:p>JOSÉ MARÍA SER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OS CÓNDORES 1610 EPUYÉN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EPUY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josma89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4223050964" table:style-name="ce2">
            <text:p>-4.223.050.964</text:p>
          </table:table-cell>
          <table:table-cell office:value-type="float" office:value="-7137004465" table:style-name="ce2">
            <text:p>-7.137.004.4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800" table:style-name="ce1">
            <text:p>260004800</text:p>
          </table:table-cell>
          <table:table-cell office:value-type="string" table:style-name="ce1">
            <text:p>TTE. CNEL. DE MARINA LUIS PIEDRABU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CORARO 441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748@mailtelefonic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32562099873956" table:style-name="ce2">
            <text:p>-432.562.099.873.956</text:p>
          </table:table-cell>
          <table:table-cell office:value-type="float" office:value="-653156010853625" table:style-name="ce2">
            <text:p>-653.156.010.853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4900" table:style-name="ce1">
            <text:p>260004900</text:p>
          </table:table-cell>
          <table:table-cell office:value-type="string" table:style-name="ce1">
            <text:p>GUARDACOSTAS RIO IGUAZ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670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3903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pt760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58636939045722" table:style-name="ce2">
            <text:p>-458.636.939.045.722</text:p>
          </table:table-cell>
          <table:table-cell office:value-type="float" office:value="-674783496328434" table:style-name="ce2">
            <text:p>-674.783.496.328.4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000" table:style-name="ce1">
            <text:p>260005000</text:p>
          </table:table-cell>
          <table:table-cell office:value-type="string" table:style-name="ce1">
            <text:p>ISFD ARTISTICA Nº 8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LARA MIZRAHI Y AVDA. H. IRIGOYEN CENTRO CÍVICO FUNC. EN COLEGIO Nº 746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arte_806@yahoo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458693150668467" table:style-name="ce2">
            <text:p>-458.693.150.668.467</text:p>
          </table:table-cell>
          <table:table-cell office:value-type="float" office:value="-674882739403366" table:style-name="ce2">
            <text:p>-674.882.739.403.3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100" table:style-name="ce1">
            <text:p>260005100</text:p>
          </table:table-cell>
          <table:table-cell office:value-type="string" table:style-name="ce1">
            <text:p>COLEGIO Nº 7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. YRIGOYEN Y ÁNGEL SOLARI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44387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46@hotmail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float" office:value="2" table:style-name="ce1">
            <text:p>2</text:p>
          </table:table-cell>
          <table:table-cell office:value-type="float" office:value="-458693568479725" table:style-name="ce2">
            <text:p>-458.693.568.479.725</text:p>
          </table:table-cell>
          <table:table-cell office:value-type="float" office:value="-674877430415818" table:style-name="ce2">
            <text:p>-674.877.430.415.8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200" table:style-name="ce1">
            <text:p>260005200</text:p>
          </table:table-cell>
          <table:table-cell office:value-type="string" table:style-name="ce1">
            <text:p>REMEDIOS DE ESCALADA DE S.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Hipólito Irigoyen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501cr@g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58645487422093" table:style-name="ce2">
            <text:p>-458.645.487.422.093</text:p>
          </table:table-cell>
          <table:table-cell office:value-type="float" office:value="-67480222931523" table:style-name="ce2">
            <text:p>-67.480.222.931.5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300" table:style-name="ce1">
            <text:p>260005300</text:p>
          </table:table-cell>
          <table:table-cell office:value-type="string" table:style-name="ce1">
            <text:p>JUANA MAN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LUIS BELTRÁN Y SANTA LUCIÍ SANTA LUCÍA - GENERAL MOSCONI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uanamans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385107695332" table:style-name="ce2">
            <text:p>-458.385.107.695.332</text:p>
          </table:table-cell>
          <table:table-cell office:value-type="float" office:value="-674888836709958" table:style-name="ce2">
            <text:p>-674.888.836.709.9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400" table:style-name="ce1">
            <text:p>260005400</text:p>
          </table:table-cell>
          <table:table-cell office:value-type="string" table:style-name="ce1">
            <text:p>P/ IRREGULARES MOTORES - ALICIA DEFOR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IGUEROA ALCORTA 51 13 DE DICIEMBRE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514@g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58726531245902" table:style-name="ce2">
            <text:p>-458.726.531.245.902</text:p>
          </table:table-cell>
          <table:table-cell office:value-type="float" office:value="-67502742693482" table:style-name="ce2">
            <text:p>-67.502.742.693.4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500" table:style-name="ce1">
            <text:p>260005500</text:p>
          </table:table-cell>
          <table:table-cell office:value-type="string" table:style-name="ce1">
            <text:p>COLEGIO Nº 704 PREFECTURA NAV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WARNES Y QUINTANA MORENO KM 3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biomarina704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5838929597666" table:style-name="ce2">
            <text:p>-45.838.929.597.666</text:p>
          </table:table-cell>
          <table:table-cell office:value-type="float" office:value="-674679495040007" table:style-name="ce2">
            <text:p>-674.679.495.040.0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600" table:style-name="ce1">
            <text:p>260005600</text:p>
          </table:table-cell>
          <table:table-cell office:value-type="string" table:style-name="ce1">
            <text:p>INSTITUTO MARÍ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26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gbimatw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40771674692" table:style-name="ce2">
            <text:p>-432.540.771.674.692</text:p>
          </table:table-cell>
          <table:table-cell office:value-type="float" office:value="-653094653127476" table:style-name="ce2">
            <text:p>-653.094.653.127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700" table:style-name="ce1">
            <text:p>260005700</text:p>
          </table:table-cell>
          <table:table-cell office:value-type="string" table:style-name="ce1">
            <text:p>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8 DE JULIO 19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5tw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47795680574" table:style-name="ce2">
            <text:p>-432.547.795.680.574</text:p>
          </table:table-cell>
          <table:table-cell office:value-type="float" office:value="-65309930067297" table:style-name="ce2">
            <text:p>-65.309.930.067.2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800" table:style-name="ce1">
            <text:p>260005800</text:p>
          </table:table-cell>
          <table:table-cell office:value-type="string" table:style-name="ce1">
            <text:p>ISFD Nº 808 PEDRO Y MARIA CURI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390 CENTRO FUNC. EN ESCUELA N° 747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fo@isfd808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2540846915896" table:style-name="ce2">
            <text:p>-432.540.846.915.896</text:p>
          </table:table-cell>
          <table:table-cell office:value-type="float" office:value="-653112610240385" table:style-name="ce2">
            <text:p>-653.112.610.240.3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801" table:style-name="ce1">
            <text:p>260005801</text:p>
          </table:table-cell>
          <table:table-cell office:value-type="string" table:style-name="ce1">
            <text:p>ISFD Nº 808 PEDRO Y MARIA CURIE ANEXO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'DONNELL Y 1º DE MAYO ÁREA 12 FUNC. EN ESCUELA Nº 47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fo@isfd808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3096495582242" table:style-name="ce2">
            <text:p>-433.096.495.582.242</text:p>
          </table:table-cell>
          <table:table-cell office:value-type="float" office:value="-651057102858233" table:style-name="ce2">
            <text:p>-651.057.102.858.2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802" table:style-name="ce1">
            <text:p>260005802</text:p>
          </table:table-cell>
          <table:table-cell office:value-type="string" table:style-name="ce1">
            <text:p>ISFD Nº 808 PEDRO Y MARÍA CURI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2200 JUAN MANUEL DE ROSA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32500753062892" table:style-name="ce2">
            <text:p>-432.500.753.062.892</text:p>
          </table:table-cell>
          <table:table-cell office:value-type="float" office:value="-653301337682627" table:style-name="ce2">
            <text:p>-653.301.337.682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5900" table:style-name="ce1">
            <text:p>260005900</text:p>
          </table:table-cell>
          <table:table-cell office:value-type="string" table:style-name="ce1">
            <text:p>CELINA BALAN DE PAD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ARRACÍN NORTE 2982 SAN MIGUEL SAN MIGUEL - MZA. 1225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3@puertomadryn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849055040196" table:style-name="ce2">
            <text:p>-427.849.055.040.196</text:p>
          </table:table-cell>
          <table:table-cell office:value-type="float" office:value="-650672519960114" table:style-name="ce2">
            <text:p>-650.672.519.960.1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000" table:style-name="ce1">
            <text:p>260006000</text:p>
          </table:table-cell>
          <table:table-cell office:value-type="string" table:style-name="ce1">
            <text:p>CONSTITUYENTES PROV. DEL 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RREGO S/N 1152 COVITRE I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3057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881836640938" table:style-name="ce2">
            <text:p>-427.881.836.640.938</text:p>
          </table:table-cell>
          <table:table-cell office:value-type="float" office:value="-650392344734265" table:style-name="ce2">
            <text:p>-650.392.344.734.2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100" table:style-name="ce1">
            <text:p>260006100</text:p>
          </table:table-cell>
          <table:table-cell office:value-type="string" table:style-name="ce1">
            <text:p>HERMANA MARIA SARA CARBAJ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LINA S/N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olegio710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631388486967" table:style-name="ce2">
            <text:p>-427.631.388.486.967</text:p>
          </table:table-cell>
          <table:table-cell office:value-type="float" office:value="-6503766692983" table:style-name="ce2">
            <text:p>-6.503.766.692.9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200" table:style-name="ce1">
            <text:p>260006200</text:p>
          </table:table-cell>
          <table:table-cell office:value-type="string" table:style-name="ce1">
            <text:p>COLEGIO SAN LUIS GONZAG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859 JORGE NEWBERY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quelcolegiosalesiano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179933727893" table:style-name="ce2">
            <text:p>-429.179.933.727.893</text:p>
          </table:table-cell>
          <table:table-cell office:value-type="float" office:value="-713188186481904" table:style-name="ce2">
            <text:p>-713.188.186.481.9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300" table:style-name="ce1">
            <text:p>260006300</text:p>
          </table:table-cell>
          <table:table-cell office:value-type="string" table:style-name="ce1">
            <text:p>REPUBLIC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NADÁ 2650 PUEYRREDÓ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32chubut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70719848437" table:style-name="ce2">
            <text:p>-458.770.719.848.437</text:p>
          </table:table-cell>
          <table:table-cell office:value-type="float" office:value="-6752479814274" table:style-name="ce2">
            <text:p>-6.752.479.814.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400" table:style-name="ce1">
            <text:p>260006400</text:p>
          </table:table-cell>
          <table:table-cell office:value-type="string" table:style-name="ce1">
            <text:p>JOSE FUCH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DE LOS ESTADOS 233 JOSE FUCHS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4362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727483583401" table:style-name="ce2">
            <text:p>-458.727.483.583.401</text:p>
          </table:table-cell>
          <table:table-cell office:value-type="float" office:value="-675125248134003" table:style-name="ce2">
            <text:p>-675.125.248.134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500" table:style-name="ce1">
            <text:p>260006500</text:p>
          </table:table-cell>
          <table:table-cell office:value-type="string" table:style-name="ce1">
            <text:p>PARQUE EOLICO ANTONIO MOR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AZÓN S/N 30 DE OCTUBRE ESQUINA G. BARCELÓ (EX CALLE CALLE 52)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nº743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821973490333" table:style-name="ce2">
            <text:p>-458.821.973.490.333</text:p>
          </table:table-cell>
          <table:table-cell office:value-type="float" office:value="-675396097562018" table:style-name="ce2">
            <text:p>-675.396.097.562.0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600" table:style-name="ce1">
            <text:p>260006600</text:p>
          </table:table-cell>
          <table:table-cell office:value-type="string" table:style-name="ce1">
            <text:p>ESCUELA DE NIVEL INICIAL Nº 4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ÓDIGO 478 ABEL AMAY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ni_42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853158011852" table:style-name="ce2">
            <text:p>-458.853.158.011.852</text:p>
          </table:table-cell>
          <table:table-cell office:value-type="float" office:value="-675470606286391" table:style-name="ce2">
            <text:p>-675.470.606.286.3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602" table:style-name="ce1">
            <text:p>260006602</text:p>
          </table:table-cell>
          <table:table-cell office:value-type="string" table:style-name="ce1">
            <text:p>ANEXO ESCUELA Nº 4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CHILE Y CONSTITUYENTES S/N 30 DE OCTUBRE FUNC. EN ESCUELA Nº 155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831359670469" table:style-name="ce2">
            <text:p>-458.831.359.670.469</text:p>
          </table:table-cell>
          <table:table-cell office:value-type="float" office:value="-675327311245473" table:style-name="ce2">
            <text:p>-675.327.311.245.4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800" table:style-name="ce1">
            <text:p>260006800</text:p>
          </table:table-cell>
          <table:table-cell office:value-type="string" table:style-name="ce1">
            <text:p>LUCIO V. MANS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70 BUENOS AIRES CHICO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BUENOS AIRES CHIC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06669323" table:style-name="ce2">
            <text:p>-4.206.669.323</text:p>
          </table:table-cell>
          <table:table-cell office:value-type="float" office:value="-7121052026" table:style-name="ce2">
            <text:p>-7.121.052.0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6900" table:style-name="ce1">
            <text:p>260006900</text:p>
          </table:table-cell>
          <table:table-cell office:value-type="string" table:style-name="ce1">
            <text:p>ESC. HOSPITALARIA Y DOMICILIARIA Nº 302 DR. ATILIO REBE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ón Lista 2150 Gral. Mosconi (Km 3)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hospitalariaydomiciliaria302@hotmail.com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58750193085337" table:style-name="ce2">
            <text:p>-458.750.193.085.337</text:p>
          </table:table-cell>
          <table:table-cell office:value-type="float" office:value="-675006284300683" table:style-name="ce2">
            <text:p>-675.006.284.300.6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000" table:style-name="ce1">
            <text:p>260007000</text:p>
          </table:table-cell>
          <table:table-cell office:value-type="string" table:style-name="ce1">
            <text:p>PISA PISUELA COLOR DE CIRUEL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1245 SUR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jardinpisapisuela@hotmail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73038691475" table:style-name="ce2">
            <text:p>-427.773.038.691.475</text:p>
          </table:table-cell>
          <table:table-cell office:value-type="float" office:value="-650300904099393" table:style-name="ce2">
            <text:p>-650.300.904.099.3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100" table:style-name="ce1">
            <text:p>260007100</text:p>
          </table:table-cell>
          <table:table-cell office:value-type="string" table:style-name="ce1">
            <text:p>LEANDRO N. ALE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GALES 892 ENTRE RECONQUISTA Y VILLEGAS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1908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olegio750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739252514921" table:style-name="ce2">
            <text:p>-427.739.252.514.921</text:p>
          </table:table-cell>
          <table:table-cell office:value-type="float" office:value="-650424645372809" table:style-name="ce2">
            <text:p>-650.424.645.372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101" table:style-name="ce1">
            <text:p>260007101</text:p>
          </table:table-cell>
          <table:table-cell office:value-type="string" table:style-name="ce1">
            <text:p>LEANDRO N. ALEM - ADUL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GALES 892 ENTRE RECONQUISTA Y VILLEGAS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1908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olegio750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7738019532792" table:style-name="ce2">
            <text:p>-427.738.019.532.792</text:p>
          </table:table-cell>
          <table:table-cell office:value-type="float" office:value="-650423288844085" table:style-name="ce2">
            <text:p>-650.423.288.844.0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200" table:style-name="ce1">
            <text:p>260007200</text:p>
          </table:table-cell>
          <table:table-cell office:value-type="string" table:style-name="ce1">
            <text:p>DOS LAGU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EPULEF S/N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ALDEA EPULEF</text:p>
          </table:table-cell>
          <table:table-cell office:value-type="string" table:style-name="ce1">
            <text:p>LANGUIÑEO</text:p>
          </table:table-cell>
          <table:table-cell office:value-type="string" table:style-name="ce1">
            <text:p>escuela129.aldeaepulef@chubut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32308645" table:style-name="ce2">
            <text:p>-4.332.308.645</text:p>
          </table:table-cell>
          <table:table-cell office:value-type="float" office:value="-6969285348" table:style-name="ce2">
            <text:p>-6.969.285.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300" table:style-name="ce1">
            <text:p>260007300</text:p>
          </table:table-cell>
          <table:table-cell office:value-type="string" table:style-name="ce1">
            <text:p>ESCUELA DE NIVEL INICIAL Nº 4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146 MATADER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33921753126" table:style-name="ce2">
            <text:p>-429.133.921.753.126</text:p>
          </table:table-cell>
          <table:table-cell office:value-type="float" office:value="-713020963382623" table:style-name="ce2">
            <text:p>-713.020.963.382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301" table:style-name="ce1">
            <text:p>260007301</text:p>
          </table:table-cell>
          <table:table-cell office:value-type="string" table:style-name="ce1">
            <text:p>ESCUELA DE NIVEL INICIAL Nº 4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Y VOLTA JORGE NEWBERY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29204678480079" table:style-name="ce2">
            <text:p>-429.204.678.480.079</text:p>
          </table:table-cell>
          <table:table-cell office:value-type="float" office:value="-713197450646672" table:style-name="ce2">
            <text:p>-713.197.450.646.6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400" table:style-name="ce1">
            <text:p>260007400</text:p>
          </table:table-cell>
          <table:table-cell office:value-type="string" table:style-name="ce1">
            <text:p>ESCUELA DE NIVEL INICIAL Nº 4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GGERO Y MIGUENS MALVINAS ARGENTINAS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004643974895" table:style-name="ce2">
            <text:p>-429.004.643.974.895</text:p>
          </table:table-cell>
          <table:table-cell office:value-type="float" office:value="-713099470348839" table:style-name="ce2">
            <text:p>-713.099.470.348.8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402" table:style-name="ce1">
            <text:p>260007402</text:p>
          </table:table-cell>
          <table:table-cell office:value-type="string" table:style-name="ce1">
            <text:p>SECCIONAL BARRIO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ROCA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069368112649" table:style-name="ce2">
            <text:p>-429.069.368.112.649</text:p>
          </table:table-cell>
          <table:table-cell office:value-type="float" office:value="-713232917124637" table:style-name="ce2">
            <text:p>-713.232.917.124.6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500" table:style-name="ce1">
            <text:p>260007500</text:p>
          </table:table-cell>
          <table:table-cell office:value-type="string" table:style-name="ce1">
            <text:p>ALEJANDRO ABEL CONE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621 MATADER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aleacon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205293234881" table:style-name="ce2">
            <text:p>-429.205.293.234.881</text:p>
          </table:table-cell>
          <table:table-cell office:value-type="float" office:value="-713200559414152" table:style-name="ce2">
            <text:p>-713.200.559.414.1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600" table:style-name="ce1">
            <text:p>260007600</text:p>
          </table:table-cell>
          <table:table-cell office:value-type="string" table:style-name="ce1">
            <text:p>LOS RÁPID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NZÁLEZ S/N TREVELIN - ESTAFETA ALDEA ESCOLAR</text:p>
          </table:table-cell>
          <table:table-cell office:value-type="string" table:style-name="ce1">
            <text:p>U9203</text:p>
          </table:table-cell>
          <table:table-cell office:value-type="string" table:style-name="ce1">
            <text:p>02945-478301</text:p>
          </table:table-cell>
          <table:table-cell office:value-type="string" table:style-name="ce1">
            <text:p>LOS RAPIDOS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96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13250603" table:style-name="ce2">
            <text:p>-4.313.250.603</text:p>
          </table:table-cell>
          <table:table-cell office:value-type="float" office:value="-7155390572" table:style-name="ce2">
            <text:p>-7.155.390.5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800" table:style-name="ce1">
            <text:p>260007800</text:p>
          </table:table-cell>
          <table:table-cell office:value-type="string" table:style-name="ce1">
            <text:p>AGUSTIN IGNACIO DE JESUS PON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P. IWAN 838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zulmapanes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0913729355402" table:style-name="ce2">
            <text:p>-430.913.729.355.402</text:p>
          </table:table-cell>
          <table:table-cell office:value-type="float" office:value="-714660884776006" table:style-name="ce2">
            <text:p>-714.660.884.776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7900" table:style-name="ce1">
            <text:p>260007900</text:p>
          </table:table-cell>
          <table:table-cell office:value-type="string" table:style-name="ce1">
            <text:p>MAXIMO FERNANDEZ CO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CHILE Y AVDA. DE LOS CONSTITUYENTES 30 DE OCTUBRE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maximofernandezcoria@yahoo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83180669241" table:style-name="ce2">
            <text:p>-45.883.180.669.241</text:p>
          </table:table-cell>
          <table:table-cell office:value-type="float" office:value="-675330444226397" table:style-name="ce2">
            <text:p>-675.330.444.226.3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100" table:style-name="ce1">
            <text:p>260008100</text:p>
          </table:table-cell>
          <table:table-cell office:value-type="string" table:style-name="ce1">
            <text:p>DONALD BORSE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WIS JONES 412 ALBER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250052839338" table:style-name="ce2">
            <text:p>-43.250.052.839.338</text:p>
          </table:table-cell>
          <table:table-cell office:value-type="float" office:value="-652997881435526" table:style-name="ce2">
            <text:p>-652.997.881.435.5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200" table:style-name="ce1">
            <text:p>260008200</text:p>
          </table:table-cell>
          <table:table-cell office:value-type="string" table:style-name="ce1">
            <text:p>INST. PATAGÓNICO DEL PROFESORADO DE INGLÉ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ANDRO ALEM 437 J.B. ALBER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ppi@infovia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2515181036297" table:style-name="ce2">
            <text:p>-432.515.181.036.297</text:p>
          </table:table-cell>
          <table:table-cell office:value-type="float" office:value="-653004609133515" table:style-name="ce2">
            <text:p>-653.004.609.133.5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300" table:style-name="ce1">
            <text:p>260008300</text:p>
          </table:table-cell>
          <table:table-cell office:value-type="string" table:style-name="ce1">
            <text:p>JARDÍN MAT. Y DE INF. ATECH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8 DE JULIO 856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mauriruiz_74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7552688902" table:style-name="ce2">
            <text:p>-43.257.552.688.902</text:p>
          </table:table-cell>
          <table:table-cell office:value-type="float" office:value="-653167450182086" table:style-name="ce2">
            <text:p>-653.167.450.182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400" table:style-name="ce1">
            <text:p>260008400</text:p>
          </table:table-cell>
          <table:table-cell office:value-type="string" table:style-name="ce1">
            <text:p>POLICÍ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L LIBERTADOR S/N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5-470751</text:p>
          </table:table-cell>
          <table:table-cell office:value-type="string" table:style-name="ce1">
            <text:p>CUSHAMEN CENTR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38.cushamen@chubut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17211049" table:style-name="ce2">
            <text:p>-4.217.211.049</text:p>
          </table:table-cell>
          <table:table-cell office:value-type="float" office:value="-706609156" table:style-name="ce2">
            <text:p>-706.609.1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500" table:style-name="ce1">
            <text:p>260008500</text:p>
          </table:table-cell>
          <table:table-cell office:value-type="string" table:style-name="ce1">
            <text:p>PETROLE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É DE JÁCHAL 950 PUEYRREDÓ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petroleoargentino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68329579136" table:style-name="ce2">
            <text:p>-458.768.329.579.136</text:p>
          </table:table-cell>
          <table:table-cell office:value-type="float" office:value="-675314004389934" table:style-name="ce2">
            <text:p>-675.314.004.389.9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600" table:style-name="ce1">
            <text:p>260008600</text:p>
          </table:table-cell>
          <table:table-cell office:value-type="string" table:style-name="ce1">
            <text:p>ISIDRO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0 DE NOVIEMBRE Y SAN CAYETANO QUIRNO COST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isidro153@msn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56005761162" table:style-name="ce2">
            <text:p>-458.656.005.761.162</text:p>
          </table:table-cell>
          <table:table-cell office:value-type="float" office:value="-675318345883809" table:style-name="ce2">
            <text:p>-675.318.345.883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700" table:style-name="ce1">
            <text:p>260008700</text:p>
          </table:table-cell>
          <table:table-cell office:value-type="string" table:style-name="ce1">
            <text:p>PATAGONIA CENT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ÓNICA 1070 SAN ISIDRO LABRADOR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172pcental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17519337918" table:style-name="ce2">
            <text:p>-458.717.519.337.918</text:p>
          </table:table-cell>
          <table:table-cell office:value-type="float" office:value="-675283274758003" table:style-name="ce2">
            <text:p>-675.283.274.758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800" table:style-name="ce1">
            <text:p>260008800</text:p>
          </table:table-cell>
          <table:table-cell office:value-type="string" table:style-name="ce1">
            <text:p>ESCUELA DE NIVEL INICIAL Nº 4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CTOR TEJO 855 PUEYRREDÓ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ardin421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770269803587" table:style-name="ce2">
            <text:p>-458.770.269.803.587</text:p>
          </table:table-cell>
          <table:table-cell office:value-type="float" office:value="-675313394980553" table:style-name="ce2">
            <text:p>-675.313.394.980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8900" table:style-name="ce1">
            <text:p>260008900</text:p>
          </table:table-cell>
          <table:table-cell office:value-type="string" table:style-name="ce1">
            <text:p>ESCUELA DE NIVEL INICIAL Nº 4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VIDENCIA 1571 QUIRNO COST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62918668965" table:style-name="ce2">
            <text:p>-458.662.918.668.965</text:p>
          </table:table-cell>
          <table:table-cell office:value-type="float" office:value="-67531771338319" table:style-name="ce2">
            <text:p>-67.531.771.338.3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000" table:style-name="ce1">
            <text:p>260009000</text:p>
          </table:table-cell>
          <table:table-cell office:value-type="string" table:style-name="ce1">
            <text:p>ESCUELA DE NIVEL INICIAL Nº 4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ERGO 3800 SAN MARTÍN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4441820/4473712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593081376535" table:style-name="ce2">
            <text:p>-458.593.081.376.535</text:p>
          </table:table-cell>
          <table:table-cell office:value-type="float" office:value="-675305212188149" table:style-name="ce2">
            <text:p>-675.305.212.188.1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100" table:style-name="ce1">
            <text:p>260009100</text:p>
          </table:table-cell>
          <table:table-cell office:value-type="string" table:style-name="ce1">
            <text:p>ISLAS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LLANQUETRÚ S/N GASTRE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GASTRE</text:p>
          </table:table-cell>
          <table:table-cell office:value-type="string" table:style-name="ce1">
            <text:p>GASTRE</text:p>
          </table:table-cell>
          <table:table-cell office:value-type="string" table:style-name="ce1">
            <text:p>escuela30gastre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-42263127" table:style-name="ce2">
            <text:p>-42.263.127</text:p>
          </table:table-cell>
          <table:table-cell office:value-type="float" office:value="-69223468" table:style-name="ce2">
            <text:p>-69.223.4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200" table:style-name="ce1">
            <text:p>260009200</text:p>
          </table:table-cell>
          <table:table-cell office:value-type="string" table:style-name="ce1">
            <text:p>NAHUELQUIR CHIQUICH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YALA LAUBAT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YALA LAUBAT</text:p>
          </table:table-cell>
          <table:table-cell office:value-type="string" table:style-name="ce1">
            <text:p>GASTRE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4275942534" table:style-name="ce2">
            <text:p>-4.275.942.534</text:p>
          </table:table-cell>
          <table:table-cell office:value-type="float" office:value="-6886624679" table:style-name="ce2">
            <text:p>-6.886.624.6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300" table:style-name="ce1">
            <text:p>260009300</text:p>
          </table:table-cell>
          <table:table-cell office:value-type="string" table:style-name="ce1">
            <text:p>MAESTRO RURAL CESAR A. RUB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UNITA SALADA</text:p>
          </table:table-cell>
          <table:table-cell office:value-type="string" table:style-name="ce1">
            <text:p>U9121</text:p>
          </table:table-cell>
          <table:table-cell office:value-type="string" table:style-name="ce1">
            <text:p>4490720/721</text:p>
          </table:table-cell>
          <table:table-cell office:value-type="string" table:style-name="ce1">
            <text:p>LAGUNITA SALADA</text:p>
          </table:table-cell>
          <table:table-cell office:value-type="string" table:style-name="ce1">
            <text:p>GASTR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74397464" table:style-name="ce2">
            <text:p>-4.274.397.464</text:p>
          </table:table-cell>
          <table:table-cell office:value-type="float" office:value="-6914914122" table:style-name="ce2">
            <text:p>-6.914.914.1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400" table:style-name="ce1">
            <text:p>260009400</text:p>
          </table:table-cell>
          <table:table-cell office:value-type="string" table:style-name="ce1">
            <text:p>ESCUELA Nº 1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DEA ESCOLAR BLANCUNTRE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BLANCUNTRE</text:p>
          </table:table-cell>
          <table:table-cell office:value-type="string" table:style-name="ce1">
            <text:p>GASTRE</text:p>
          </table:table-cell>
          <table:table-cell office:value-type="string" table:style-name="ce1">
            <text:p>escuela128-veronic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635668" table:style-name="ce2">
            <text:p>-42.635.668</text:p>
          </table:table-cell>
          <table:table-cell office:value-type="float" office:value="-68913827" table:style-name="ce2">
            <text:p>-68.913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500" table:style-name="ce1">
            <text:p>260009500</text:p>
          </table:table-cell>
          <table:table-cell office:value-type="string" table:style-name="ce1">
            <text:p>GRAL. JUAN GALO LA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1 CHACAY OESTE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CHACAY OESTE</text:p>
          </table:table-cell>
          <table:table-cell office:value-type="string" table:style-name="ce1">
            <text:p>TELSEN</text:p>
          </table:table-cell>
          <table:table-cell office:value-type="string" table:style-name="ce1">
            <text:p>escuela63chacay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-42679443" table:style-name="ce2">
            <text:p>-42.679.443</text:p>
          </table:table-cell>
          <table:table-cell office:value-type="float" office:value="-68060883" table:style-name="ce2">
            <text:p>-68.060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600" table:style-name="ce1">
            <text:p>260009600</text:p>
          </table:table-cell>
          <table:table-cell office:value-type="string" table:style-name="ce1">
            <text:p>RODOLFO RAGUCC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S/N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TELSEN</text:p>
          </table:table-cell>
          <table:table-cell office:value-type="string" table:style-name="ce1">
            <text:p>TELSEN</text:p>
          </table:table-cell>
          <table:table-cell office:value-type="string" table:style-name="ce1">
            <text:p>escuela95.telsen@chubut.gov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-42435545" table:style-name="ce2">
            <text:p>-42.435.545</text:p>
          </table:table-cell>
          <table:table-cell office:value-type="float" office:value="-66940741" table:style-name="ce2">
            <text:p>-66.940.7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700" table:style-name="ce1">
            <text:p>260009700</text:p>
          </table:table-cell>
          <table:table-cell office:value-type="string" table:style-name="ce1">
            <text:p>PICHI CHE RUK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DEA SEPAUCAL ALDEA ESCOLAR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SEPAUCAL</text:p>
          </table:table-cell>
          <table:table-cell office:value-type="string" table:style-name="ce1">
            <text:p>TELSEN</text:p>
          </table:table-cell>
          <table:table-cell office:value-type="string" table:style-name="ce1">
            <text:p>sepaucal92@hot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2720947" table:style-name="ce2">
            <text:p>-422.720.947</text:p>
          </table:table-cell>
          <table:table-cell office:value-type="float" office:value="-6740421271" table:style-name="ce2">
            <text:p>-6.740.421.2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800" table:style-name="ce1">
            <text:p>260009800</text:p>
          </table:table-cell>
          <table:table-cell office:value-type="string" table:style-name="ce1">
            <text:p>ROSARIO VERA PEÑAL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EGORIO MAYO 253 CENTR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denivelinicial401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010107033288" table:style-name="ce2">
            <text:p>-433.010.107.033.288</text:p>
          </table:table-cell>
          <table:table-cell office:value-type="float" office:value="-651011740323352" table:style-name="ce2">
            <text:p>-651.011.740.323.3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802" table:style-name="ce1">
            <text:p>260009802</text:p>
          </table:table-cell>
          <table:table-cell office:value-type="string" table:style-name="ce1">
            <text:p>ANEXO ESCUELA Nº 4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755 CENTRO FUNC. EN ESCUELA Nº 4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denivelinicial401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994934431791" table:style-name="ce2">
            <text:p>-432.994.934.431.791</text:p>
          </table:table-cell>
          <table:table-cell office:value-type="float" office:value="-651081599702821" table:style-name="ce2">
            <text:p>-651.081.599.702.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09900" table:style-name="ce1">
            <text:p>260009900</text:p>
          </table:table-cell>
          <table:table-cell office:value-type="string" table:style-name="ce1">
            <text:p>CENTRO DE ESTUDIOS TRELEW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RASCO 250 PADRE JUAN MUZI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etrelew@infovia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2551066128826" table:style-name="ce2">
            <text:p>-432.551.066.128.826</text:p>
          </table:table-cell>
          <table:table-cell office:value-type="float" office:value="-65298183118977" table:style-name="ce2">
            <text:p>-65.298.183.118.9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0000" table:style-name="ce1">
            <text:p>260010000</text:p>
          </table:table-cell>
          <table:table-cell office:value-type="string" table:style-name="ce1">
            <text:p>ESCUELA N° 7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764 CAPITAL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2996155687165" table:style-name="ce2">
            <text:p>-432.996.155.687.165</text:p>
          </table:table-cell>
          <table:table-cell office:value-type="float" office:value="-651080723557838" table:style-name="ce2">
            <text:p>-651.080.723.557.8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0001" table:style-name="ce1">
            <text:p>260010001</text:p>
          </table:table-cell>
          <table:table-cell office:value-type="string" table:style-name="ce1">
            <text:p>ANEXO COLEGIO N° 7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GARDEL 100 ANEXO ESCUELA N° 178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2950853532392" table:style-name="ce2">
            <text:p>-432.950.853.532.392</text:p>
          </table:table-cell>
          <table:table-cell office:value-type="float" office:value="-650962274558359" table:style-name="ce2">
            <text:p>-650.962.274.558.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0100" table:style-name="ce1">
            <text:p>260010100</text:p>
          </table:table-cell>
          <table:table-cell office:value-type="string" table:style-name="ce1">
            <text:p>ESCUELA DE NIVEL INICIAL Nº 4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VE PARRY 438 VILLA ITALI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2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89423495036" table:style-name="ce2">
            <text:p>-432.589.423.495.036</text:p>
          </table:table-cell>
          <table:table-cell office:value-type="float" office:value="-652883461152433" table:style-name="ce2">
            <text:p>-652.883.461.152.4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0300" table:style-name="ce1">
            <text:p>260010300</text:p>
          </table:table-cell>
          <table:table-cell office:value-type="string" table:style-name="ce1">
            <text:p>ESC. HOSPITALARIA Y DOMICILIARIA Nº 303 Nº 3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Y Colombia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303@chubut.edu.ar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32488156021148" table:style-name="ce2">
            <text:p>-432.488.156.021.148</text:p>
          </table:table-cell>
          <table:table-cell office:value-type="float" office:value="-65312605872479" table:style-name="ce2">
            <text:p>-65.312.605.872.4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0400" table:style-name="ce1">
            <text:p>260010400</text:p>
          </table:table-cell>
          <table:table-cell office:value-type="string" table:style-name="ce1">
            <text:p>DE FORMAC. Y CAPACITACION LABO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Hernandez 160 Padre Juan Muzi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laboral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32576673084042" table:style-name="ce2">
            <text:p>-432.576.673.084.042</text:p>
          </table:table-cell>
          <table:table-cell office:value-type="float" office:value="-652968936623512" table:style-name="ce2">
            <text:p>-652.968.936.623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0500" table:style-name="ce1">
            <text:p>260010500</text:p>
          </table:table-cell>
          <table:table-cell office:value-type="string" table:style-name="ce1">
            <text:p>JARDÍN MAT. Y DE INF. DISNE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572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merodriguez@issys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026357155905" table:style-name="ce2">
            <text:p>-433.026.357.155.905</text:p>
          </table:table-cell>
          <table:table-cell office:value-type="float" office:value="-651015626213049" table:style-name="ce2">
            <text:p>-651.015.626.213.0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0600" table:style-name="ce1">
            <text:p>260010600</text:p>
          </table:table-cell>
          <table:table-cell office:value-type="string" table:style-name="ce1">
            <text:p>ESCUELA Nº 1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5 KM 29 EL CAJÓN</text:p>
          </table:table-cell>
          <table:table-cell office:value-type="string" table:style-name="ce1">
            <text:p>U9217</text:p>
          </table:table-cell>
          <table:table-cell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cajon1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4678245518122" table:style-name="ce2">
            <text:p>-424.678.245.518.122</text:p>
          </table:table-cell>
          <table:table-cell office:value-type="float" office:value="-713573601868354" table:style-name="ce2">
            <text:p>-713.573.601.868.3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0700" table:style-name="ce1">
            <text:p>260010700</text:p>
          </table:table-cell>
          <table:table-cell office:value-type="string" table:style-name="ce1">
            <text:p>ESCUELA Nº 186 EL TURB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EL TURBIO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lturbio186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25284054" table:style-name="ce2">
            <text:p>-4.225.284.054</text:p>
          </table:table-cell>
          <table:table-cell office:value-type="float" office:value="-7170035944" table:style-name="ce2">
            <text:p>-7.170.035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000" table:style-name="ce1">
            <text:p>260011000</text:p>
          </table:table-cell>
          <table:table-cell office:value-type="string" table:style-name="ce1">
            <text:p>JUAN MARTÍN DE PUEYRRED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STA DEL GUALJAINA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OSTA DEL GUALJAINA</text:p>
          </table:table-cell>
          <table:table-cell office:value-type="string" table:style-name="ce1">
            <text:p>LANGUIÑE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66468787" table:style-name="ce2">
            <text:p>-4.266.468.787</text:p>
          </table:table-cell>
          <table:table-cell office:value-type="float" office:value="-7044354981" table:style-name="ce2">
            <text:p>-7.044.354.9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200" table:style-name="ce1">
            <text:p>260011200</text:p>
          </table:table-cell>
          <table:table-cell office:value-type="string" table:style-name="ce1">
            <text:p>MAESTRO ALFREDO ANGEL PILA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ALVEAR 1086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29123691119471" table:style-name="ce2">
            <text:p>-429.123.691.119.471</text:p>
          </table:table-cell>
          <table:table-cell office:value-type="float" office:value="-713228847317512" table:style-name="ce2">
            <text:p>-713.228.847.317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300" table:style-name="ce1">
            <text:p>260011300</text:p>
          </table:table-cell>
          <table:table-cell office:value-type="string" table:style-name="ce1">
            <text:p>FUNDACIÓN ESCUELA PUERTA DEL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73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puertadelsoltrevelin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0826334789681" table:style-name="ce2">
            <text:p>-430.826.334.789.681</text:p>
          </table:table-cell>
          <table:table-cell office:value-type="float" office:value="-714630505614078" table:style-name="ce2">
            <text:p>-714.630.505.614.0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400" table:style-name="ce1">
            <text:p>260011400</text:p>
          </table:table-cell>
          <table:table-cell office:value-type="string" table:style-name="ce1">
            <text:p>ESCUELA PROV. MUNIC. EL MOL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LINO VIEJO 508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elmolino@ciudad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0813096204219" table:style-name="ce2">
            <text:p>-430.813.096.204.219</text:p>
          </table:table-cell>
          <table:table-cell office:value-type="float" office:value="-714626453543153" table:style-name="ce2">
            <text:p>-714.626.453.543.1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500" table:style-name="ce1">
            <text:p>260011500</text:p>
          </table:table-cell>
          <table:table-cell office:value-type="string" table:style-name="ce1">
            <text:p>PEDRO LUIS SÁNCH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 MARTÍN Y ROGGERO S/N 25 DE NOVIEMBRE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310190261" table:style-name="ce2">
            <text:p>-4.310.190.261</text:p>
          </table:table-cell>
          <table:table-cell office:value-type="float" office:value="-7146458665" table:style-name="ce2">
            <text:p>-7.146.458.6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600" table:style-name="ce1">
            <text:p>260011600</text:p>
          </table:table-cell>
          <table:table-cell office:value-type="string" table:style-name="ce1">
            <text:p>RIFLEROS DEL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FONTANA 309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57@chubut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0818850403789" table:style-name="ce2">
            <text:p>-430.818.850.403.789</text:p>
          </table:table-cell>
          <table:table-cell office:value-type="float" office:value="-7146033816969" table:style-name="ce2">
            <text:p>-7.146.033.816.9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700" table:style-name="ce1">
            <text:p>260011700</text:p>
          </table:table-cell>
          <table:table-cell office:value-type="string" table:style-name="ce1">
            <text:p>JARDINES MATERNALES BARRIALES MUNICIPALES Nº 24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DON BOSC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2403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078661031955" table:style-name="ce2">
            <text:p>-429.078.661.031.955</text:p>
          </table:table-cell>
          <table:table-cell office:value-type="float" office:value="-713273199333472" table:style-name="ce2">
            <text:p>-713.273.199.333.4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701" table:style-name="ce1">
            <text:p>260011701</text:p>
          </table:table-cell>
          <table:table-cell office:value-type="string" table:style-name="ce1">
            <text:p>JARDINES MATERNALES BARRIALES MUNICIPALES Nº 24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S/N MATADER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231223338807" table:style-name="ce2">
            <text:p>-429.231.223.338.807</text:p>
          </table:table-cell>
          <table:table-cell office:value-type="float" office:value="-71326450569227" table:style-name="ce2">
            <text:p>-71.326.450.569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702" table:style-name="ce1">
            <text:p>260011702</text:p>
          </table:table-cell>
          <table:table-cell office:value-type="string" table:style-name="ce1">
            <text:p>JARDINES MATERNALES BARRIALES MUNICIPALES Nº 24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MPREYS S/N ESTACIÓN ENTRE URQUIZA Y PASAJE CODORNIZ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010553462897" table:style-name="ce2">
            <text:p>-429.010.553.462.897</text:p>
          </table:table-cell>
          <table:table-cell office:value-type="float" office:value="-713202270440896" table:style-name="ce2">
            <text:p>-713.202.270.440.8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800" table:style-name="ce1">
            <text:p>260011800</text:p>
          </table:table-cell>
          <table:table-cell office:value-type="string" table:style-name="ce1">
            <text:p>ADVERTANO LUCIO CAST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ATILIO VIGLIONE - PARAJE ALDEA LAS PAMPAS</text:p>
          </table:table-cell>
          <table:table-cell office:value-type="string" table:style-name="ce1">
            <text:p>U9225</text:p>
          </table:table-cell>
          <table:table-cell table:style-name="ce1"/>
          <table:table-cell office:value-type="string" table:style-name="ce1">
            <text:p>FRONTERA DE RIO PICO</text:p>
          </table:table-cell>
          <table:table-cell office:value-type="string" table:style-name="ce1">
            <text:p>TEHUELCHES</text:p>
          </table:table-cell>
          <table:table-cell office:value-type="string" table:style-name="ce1">
            <text:p>97escuel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419061485" table:style-name="ce2">
            <text:p>-4.419.061.485</text:p>
          </table:table-cell>
          <table:table-cell office:value-type="float" office:value="-7166359289" table:style-name="ce2">
            <text:p>-7.166.359.2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900" table:style-name="ce1">
            <text:p>260011900</text:p>
          </table:table-cell>
          <table:table-cell office:value-type="string" table:style-name="ce1">
            <text:p>ISFD N° 8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ENZ PEÑA 2352 MALVINAS FUNC. EN ESCUELA N° 179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804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29011260438536" table:style-name="ce2">
            <text:p>-429.011.260.438.536</text:p>
          </table:table-cell>
          <table:table-cell office:value-type="float" office:value="-713100900061396" table:style-name="ce2">
            <text:p>-713.100.900.061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901" table:style-name="ce1">
            <text:p>260011901</text:p>
          </table:table-cell>
          <table:table-cell office:value-type="string" table:style-name="ce1">
            <text:p>ISFD Nº 804 ANEXO EL MAITÉ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8 DE JULIO S/N FUNC. EN ESCUELA 726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EL MAIT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804elmaiten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2056614064459" table:style-name="ce2">
            <text:p>-42.056.614.064.459</text:p>
          </table:table-cell>
          <table:table-cell office:value-type="float" office:value="-711609441682364" table:style-name="ce2">
            <text:p>-711.609.441.682.3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1902" table:style-name="ce1">
            <text:p>260011902</text:p>
          </table:table-cell>
          <table:table-cell office:value-type="string" table:style-name="ce1">
            <text:p>ISFD Nº 804 ANEXO TREVEL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ÍO CORINTOS FUNC. EN ESCUELA Nº 705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804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0900724185908" table:style-name="ce2">
            <text:p>-430.900.724.185.908</text:p>
          </table:table-cell>
          <table:table-cell office:value-type="float" office:value="-714666113197424" table:style-name="ce2">
            <text:p>-714.666.113.197.4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2000" table:style-name="ce1">
            <text:p>260012000</text:p>
          </table:table-cell>
          <table:table-cell office:value-type="string" table:style-name="ce1">
            <text:p>ESCUELA DE NIVEL MEDIO Nº 7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952 MALVINAS ARGENTINAS</text:p>
          </table:table-cell>
          <table:table-cell office:value-type="string" table:style-name="ce1">
            <text:p>U9200</text:p>
          </table:table-cell>
          <table:table-cell office:value-type="string" table:style-name="ce1">
            <text:p>02945-451436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735esquel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9006142039934" table:style-name="ce2">
            <text:p>-429.006.142.039.934</text:p>
          </table:table-cell>
          <table:table-cell office:value-type="float" office:value="-713098246192662" table:style-name="ce2">
            <text:p>-713.098.246.192.6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2100" table:style-name="ce1">
            <text:p>260012100</text:p>
          </table:table-cell>
          <table:table-cell office:value-type="string" table:style-name="ce1">
            <text:p>COLEGIO NACIONAL DE TRELEW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39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47tw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536042796872" table:style-name="ce2">
            <text:p>-432.536.042.796.872</text:p>
          </table:table-cell>
          <table:table-cell office:value-type="float" office:value="-653113577154522" table:style-name="ce2">
            <text:p>-653.113.577.154.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2200" table:style-name="ce1">
            <text:p>260012200</text:p>
          </table:table-cell>
          <table:table-cell office:value-type="string" table:style-name="ce1">
            <text:p>JUAN BAUTISTA ALBER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WIS JONES 412 ALBER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22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00707292602" table:style-name="ce2">
            <text:p>-432.500.707.292.602</text:p>
          </table:table-cell>
          <table:table-cell office:value-type="float" office:value="-653000030820326" table:style-name="ce2">
            <text:p>-653.000.030.820.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2400" table:style-name="ce1">
            <text:p>260012400</text:p>
          </table:table-cell>
          <table:table-cell office:value-type="string" table:style-name="ce1">
            <text:p>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 MOSQUETA S/N ZONA DEL LAGO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GO EPUY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9ci@epuyen.net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2141115464885" table:style-name="ce2">
            <text:p>-422.141.115.464.885</text:p>
          </table:table-cell>
          <table:table-cell office:value-type="float" office:value="-714267295888499" table:style-name="ce2">
            <text:p>-714.267.295.888.4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2600" table:style-name="ce1">
            <text:p>260012600</text:p>
          </table:table-cell>
          <table:table-cell office:value-type="string" table:style-name="ce1">
            <text:p>SOLDADO MARIO ALMONACI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ROCA 1351 ISIDRO QUIROG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84090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_737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722450455072" table:style-name="ce2">
            <text:p>-458.722.450.455.072</text:p>
          </table:table-cell>
          <table:table-cell office:value-type="float" office:value="-675281518179326" table:style-name="ce2">
            <text:p>-675.281.518.179.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2700" table:style-name="ce1">
            <text:p>260012700</text:p>
          </table:table-cell>
          <table:table-cell office:value-type="string" table:style-name="ce1">
            <text:p>CIUDAD DE COMODOR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NADEROS Y LOS NOGALES S/N LA FLOREST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pierresteguy@infovia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11064684602" table:style-name="ce2">
            <text:p>-458.611.064.684.602</text:p>
          </table:table-cell>
          <table:table-cell office:value-type="float" office:value="-675199389128107" table:style-name="ce2">
            <text:p>-675.199.389.128.1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2800" table:style-name="ce1">
            <text:p>260012800</text:p>
          </table:table-cell>
          <table:table-cell office:value-type="string" table:style-name="ce1">
            <text:p>JUAN XXII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3500 SAN MARTÍN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2097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1010@mcyech.org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06473733947" table:style-name="ce2">
            <text:p>-458.606.473.733.947</text:p>
          </table:table-cell>
          <table:table-cell office:value-type="float" office:value="-67528425806707" table:style-name="ce2">
            <text:p>-67.528.425.806.7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2900" table:style-name="ce1">
            <text:p>260012900</text:p>
          </table:table-cell>
          <table:table-cell office:value-type="string" table:style-name="ce1">
            <text:p>ESCUELA SAN JUAN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LÁCIDO GLATIGNI S/N MÁXIMO ABÁSOL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1176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.sanjuanbosco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569230701471" table:style-name="ce2">
            <text:p>-458.569.230.701.471</text:p>
          </table:table-cell>
          <table:table-cell office:value-type="float" office:value="-675388302526404" table:style-name="ce2">
            <text:p>-675.388.302.526.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000" table:style-name="ce1">
            <text:p>260013000</text:p>
          </table:table-cell>
          <table:table-cell office:value-type="string" table:style-name="ce1">
            <text:p>PIONERO MARIAN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GNACIO RUCCI 1581 MÁXIMO ABÁSOL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160@hotmail.com.es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25297522472" table:style-name="ce2">
            <text:p>-458.625.297.522.472</text:p>
          </table:table-cell>
          <table:table-cell office:value-type="float" office:value="-675377476333692" table:style-name="ce2">
            <text:p>-675.377.476.333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100" table:style-name="ce1">
            <text:p>260013100</text:p>
          </table:table-cell>
          <table:table-cell office:value-type="string" table:style-name="ce1">
            <text:p>PTE. JUAN DOMINGO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JAZMINES S/N SAN MARTÍ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www.esc184jdp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587438882392" table:style-name="ce2">
            <text:p>-458.587.438.882.392</text:p>
          </table:table-cell>
          <table:table-cell office:value-type="float" office:value="-675291546787098" table:style-name="ce2">
            <text:p>-675.291.546.787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200" table:style-name="ce1">
            <text:p>260013200</text:p>
          </table:table-cell>
          <table:table-cell office:value-type="string" table:style-name="ce1">
            <text:p>COLEGIO DR. PASTOR SCHNEID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AIKEN 2135 SAN CAYETAN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5405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38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08596941084" table:style-name="ce2">
            <text:p>-458.608.596.941.084</text:p>
          </table:table-cell>
          <table:table-cell office:value-type="float" office:value="-675434101845343" table:style-name="ce2">
            <text:p>-675.434.101.845.3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201" table:style-name="ce1">
            <text:p>260013201</text:p>
          </table:table-cell>
          <table:table-cell office:value-type="string" table:style-name="ce1">
            <text:p>ANEXO COLEGIO DR. PASTOR SCHNEID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AIKEN 2135 SAN CAYETAN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42316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38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8607665415072" table:style-name="ce2">
            <text:p>-458.607.665.415.072</text:p>
          </table:table-cell>
          <table:table-cell office:value-type="float" office:value="-675435626252139" table:style-name="ce2">
            <text:p>-675.435.626.252.1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300" table:style-name="ce1">
            <text:p>260013300</text:p>
          </table:table-cell>
          <table:table-cell office:value-type="string" table:style-name="ce1">
            <text:p>MAESTROS ARGENTI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S/N</text:p>
          </table:table-cell>
          <table:table-cell office:value-type="string" table:style-name="ce1">
            <text:p>U9121</text:p>
          </table:table-cell>
          <table:table-cell office:value-type="string" table:style-name="ce1">
            <text:p>4490406-4490458</text:p>
          </table:table-cell>
          <table:table-cell office:value-type="string" table:style-name="ce1">
            <text:p>GAN GAN</text:p>
          </table:table-cell>
          <table:table-cell office:value-type="string" table:style-name="ce1">
            <text:p>TELSEN</text:p>
          </table:table-cell>
          <table:table-cell office:value-type="string" table:style-name="ce1">
            <text:p>escuela33.gangan@live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521953454" table:style-name="ce2">
            <text:p>-42.521.953.454</text:p>
          </table:table-cell>
          <table:table-cell office:value-type="float" office:value="-682849947" table:style-name="ce2">
            <text:p>-682.849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301" table:style-name="ce1">
            <text:p>260013301</text:p>
          </table:table-cell>
          <table:table-cell office:value-type="string" table:style-name="ce1">
            <text:p>MAESTROS ARGENTI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S/N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GAN GAN</text:p>
          </table:table-cell>
          <table:table-cell office:value-type="string" table:style-name="ce1">
            <text:p>TELSEN</text:p>
          </table:table-cell>
          <table:table-cell office:value-type="string" table:style-name="ce1">
            <text:p>escuela33.gangan@live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425221938053259" table:style-name="ce2">
            <text:p>-425.221.938.053.259</text:p>
          </table:table-cell>
          <table:table-cell office:value-type="float" office:value="-682841198298658" table:style-name="ce2">
            <text:p>-682.841.198.298.6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400" table:style-name="ce1">
            <text:p>260013400</text:p>
          </table:table-cell>
          <table:table-cell office:value-type="string" table:style-name="ce1">
            <text:p>COLEGIO SALESIANO DEAN FUN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350 GRAL. MOSCONI</text:p>
          </table:table-cell>
          <table:table-cell office:value-type="string" table:style-name="ce1">
            <text:p>U9005</text:p>
          </table:table-cell>
          <table:table-cell office:value-type="string" table:style-name="ce1">
            <text:p>0297-4550257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gbdeanfunes@sinectis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397744428012" table:style-name="ce2">
            <text:p>-458.397.744.428.012</text:p>
          </table:table-cell>
          <table:table-cell office:value-type="float" office:value="-674774479699538" table:style-name="ce2">
            <text:p>-674.774.479.699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500" table:style-name="ce1">
            <text:p>260013500</text:p>
          </table:table-cell>
          <table:table-cell office:value-type="string" table:style-name="ce1">
            <text:p>ISFD N° 810 PROF. FIDEL PÉREZ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LANGARA S/N GRAL. MOSCONI - KM.3 ESQ. GUILLERMO COX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isfd810@educ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8329857019404" table:style-name="ce2">
            <text:p>-458.329.857.019.404</text:p>
          </table:table-cell>
          <table:table-cell office:value-type="float" office:value="-674792621265357" table:style-name="ce2">
            <text:p>-674.792.621.265.3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600" table:style-name="ce1">
            <text:p>260013600</text:p>
          </table:table-cell>
          <table:table-cell office:value-type="string" table:style-name="ce1">
            <text:p>PTE. HIPOLITO Y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TROLERO SAN LORENZO 428 GRAL. MOSCONI</text:p>
          </table:table-cell>
          <table:table-cell office:value-type="string" table:style-name="ce1">
            <text:p>U9005</text:p>
          </table:table-cell>
          <table:table-cell office:value-type="string" table:style-name="ce1">
            <text:p>0297-4557116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757@uolsinectis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836637048625" table:style-name="ce2">
            <text:p>-45.836.637.048.625</text:p>
          </table:table-cell>
          <table:table-cell office:value-type="float" office:value="-674829937731544" table:style-name="ce2">
            <text:p>-674.829.937.731.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700" table:style-name="ce1">
            <text:p>260013700</text:p>
          </table:table-cell>
          <table:table-cell office:value-type="string" table:style-name="ce1">
            <text:p>PTE. DE LA NACION DR. ARTURO ILL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VID LLOYD JONES S/N P. JUAN MUZIO ESQUINA SALVADOR ALLENDE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24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3253324061126" table:style-name="ce2">
            <text:p>-43.253.324.061.126</text:p>
          </table:table-cell>
          <table:table-cell office:value-type="float" office:value="-652947920484524" table:style-name="ce2">
            <text:p>-652.947.920.484.5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800" table:style-name="ce1">
            <text:p>260013800</text:p>
          </table:table-cell>
          <table:table-cell office:value-type="string" table:style-name="ce1">
            <text:p>E.M.A.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ÜEMES 710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2702emalrw@g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2991192658347" table:style-name="ce2">
            <text:p>-432.991.192.658.347</text:p>
          </table:table-cell>
          <table:table-cell office:value-type="float" office:value="-650877579319169" table:style-name="ce2">
            <text:p>-650.877.579.319.1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3900" table:style-name="ce1">
            <text:p>260013900</text:p>
          </table:table-cell>
          <table:table-cell office:value-type="string" table:style-name="ce1">
            <text:p>LEONARDO DA VINC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TÍN FIERRO 51 PADRE JUAN MUZI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85leonardodavince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94756431526" table:style-name="ce2">
            <text:p>-432.594.756.431.526</text:p>
          </table:table-cell>
          <table:table-cell office:value-type="float" office:value="-652964545373986" table:style-name="ce2">
            <text:p>-652.964.545.373.9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4100" table:style-name="ce1">
            <text:p>260014100</text:p>
          </table:table-cell>
          <table:table-cell office:value-type="string" table:style-name="ce1">
            <text:p>DR. GUILLERMO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ANTÁRTIDA ARGENTINA 451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poli702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33035326219917" table:style-name="ce2">
            <text:p>-433.035.326.219.917</text:p>
          </table:table-cell>
          <table:table-cell office:value-type="float" office:value="-650960668812227" table:style-name="ce2">
            <text:p>-650.960.668.812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4200" table:style-name="ce1">
            <text:p>260014200</text:p>
          </table:table-cell>
          <table:table-cell office:value-type="string" table:style-name="ce1">
            <text:p>MAESTRO RICARDO J. BERWY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25 DE MAYO 555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.0020@mcyech.org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3025669476096" table:style-name="ce2">
            <text:p>-433.025.669.476.096</text:p>
          </table:table-cell>
          <table:table-cell office:value-type="float" office:value="-650965519389689" table:style-name="ce2">
            <text:p>-650.965.519.389.6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4300" table:style-name="ce1">
            <text:p>260014300</text:p>
          </table:table-cell>
          <table:table-cell office:value-type="string" table:style-name="ce1">
            <text:p>PADRE URBANO SALOR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8 DE JULIO S/N° HOSPITAL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EL MAIT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olegio726maiten@g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0564882177751" table:style-name="ce2">
            <text:p>-420.564.882.177.751</text:p>
          </table:table-cell>
          <table:table-cell office:value-type="float" office:value="-711608099886837" table:style-name="ce2">
            <text:p>-711.608.099.886.8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4400" table:style-name="ce1">
            <text:p>260014400</text:p>
          </table:table-cell>
          <table:table-cell office:value-type="string" table:style-name="ce1">
            <text:p>ESCUELA NUEV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94 CON CROQUIS AÑO 2010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eulanuevatw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825473922399" table:style-name="ce2">
            <text:p>-432.825.473.922.399</text:p>
          </table:table-cell>
          <table:table-cell office:value-type="float" office:value="-652775879064451" table:style-name="ce2">
            <text:p>-652.775.879.064.4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4500" table:style-name="ce1">
            <text:p>260014500</text:p>
          </table:table-cell>
          <table:table-cell office:value-type="string" table:style-name="ce1">
            <text:p>RVDO. PADRE RAUL A. ENTRAIG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CORARO 1794 SAN JOSÉ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norapl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685566461088" table:style-name="ce2">
            <text:p>-432.685.566.461.088</text:p>
          </table:table-cell>
          <table:table-cell office:value-type="float" office:value="-653001294896458" table:style-name="ce2">
            <text:p>-653.001.294.896.4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4600" table:style-name="ce1">
            <text:p>260014600</text:p>
          </table:table-cell>
          <table:table-cell office:value-type="string" table:style-name="ce1">
            <text:p>CTE. LUIS JORGE FONT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DISON 385 DEMOCRACIA ARGENTIN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_n123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61913404419" table:style-name="ce2">
            <text:p>-432.561.913.404.419</text:p>
          </table:table-cell>
          <table:table-cell office:value-type="float" office:value="-653186208497131" table:style-name="ce2">
            <text:p>-653.186.208.497.1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4900" table:style-name="ce1">
            <text:p>260014900</text:p>
          </table:table-cell>
          <table:table-cell office:value-type="string" table:style-name="ce1">
            <text:p>JARDIN DEL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T 171 LOS OLMO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ljardindelsol@infovi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95176882316" table:style-name="ce2">
            <text:p>-432.595.176.882.316</text:p>
          </table:table-cell>
          <table:table-cell office:value-type="float" office:value="-653006810199136" table:style-name="ce2">
            <text:p>-653.006.810.199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4901" table:style-name="ce1">
            <text:p>260014901</text:p>
          </table:table-cell>
          <table:table-cell office:value-type="string" table:style-name="ce1">
            <text:p>JARDIN DEL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1052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100" table:style-name="ce1">
            <text:p>260015100</text:p>
          </table:table-cell>
          <table:table-cell office:value-type="string" table:style-name="ce1">
            <text:p>NICOLA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1557 JORGE NEWBERY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54_esquel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132585108163" table:style-name="ce2">
            <text:p>-429.132.585.108.163</text:p>
          </table:table-cell>
          <table:table-cell office:value-type="float" office:value="-713101958446917" table:style-name="ce2">
            <text:p>-713.101.958.446.9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200" table:style-name="ce1">
            <text:p>260015200</text:p>
          </table:table-cell>
          <table:table-cell office:value-type="string" table:style-name="ce1">
            <text:p>DE CAPACITACION LABO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836 MALVINAS ARGENTINAS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nro510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29005764619173" table:style-name="ce2">
            <text:p>-429.005.764.619.173</text:p>
          </table:table-cell>
          <table:table-cell office:value-type="float" office:value="-713089123594117" table:style-name="ce2">
            <text:p>-713.089.123.594.1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300" table:style-name="ce1">
            <text:p>260015300</text:p>
          </table:table-cell>
          <table:table-cell office:value-type="string" table:style-name="ce1">
            <text:p>DON SANTIAGO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GALES 27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lasietedoce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506448779213" table:style-name="ce2">
            <text:p>-432.506.448.779.213</text:p>
          </table:table-cell>
          <table:table-cell office:value-type="float" office:value="-653112919989632" table:style-name="ce2">
            <text:p>-653.112.919.989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301" table:style-name="ce1">
            <text:p>260015301</text:p>
          </table:table-cell>
          <table:table-cell office:value-type="string" table:style-name="ce1">
            <text:p>Escuela Nº 712 Don Santiago Estrada - 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tín Fierro 51 Los olmos</text:p>
          </table:table-cell>
          <table:table-cell office:value-type="float" office:value="9100" table:style-name="ce1">
            <text:p>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12_anex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400" table:style-name="ce1">
            <text:p>260015400</text:p>
          </table:table-cell>
          <table:table-cell office:value-type="string" table:style-name="ce1">
            <text:p>JULIO CORTAZ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Y MITRE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_714jc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515478592337" table:style-name="ce2">
            <text:p>-432.515.478.592.337</text:p>
          </table:table-cell>
          <table:table-cell office:value-type="float" office:value="-653122861764759" table:style-name="ce2">
            <text:p>-653.122.861.764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500" table:style-name="ce1">
            <text:p>260015500</text:p>
          </table:table-cell>
          <table:table-cell office:value-type="string" table:style-name="ce1">
            <text:p>ISFD ARTISTICA N° 8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LES 270 CENTRO FUNC. EN COLEGIO N° 712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stituto805tw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2506021174151" table:style-name="ce2">
            <text:p>-432.506.021.174.151</text:p>
          </table:table-cell>
          <table:table-cell office:value-type="float" office:value="-653111922099437" table:style-name="ce2">
            <text:p>-653.111.922.099.4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501" table:style-name="ce1">
            <text:p>260015501</text:p>
          </table:table-cell>
          <table:table-cell office:value-type="string" table:style-name="ce1">
            <text:p>ISFD ARTÍSTICA 805-ANEXO TRELEW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LES 27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stituto805@yahoo.com.ar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432506389241186" table:style-name="ce2">
            <text:p>-432.506.389.241.186</text:p>
          </table:table-cell>
          <table:table-cell office:value-type="float" office:value="-653111382571006" table:style-name="ce2">
            <text:p>-653.111.382.571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502" table:style-name="ce1">
            <text:p>260015502</text:p>
          </table:table-cell>
          <table:table-cell office:value-type="string" table:style-name="ce1">
            <text:p>ISFD ARTÍSTICA-ANEXO GAI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UGENIO TELLO 384 CENTRO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ariannin@infovia.com.ar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432903903714893" table:style-name="ce2">
            <text:p>-432.903.903.714.893</text:p>
          </table:table-cell>
          <table:table-cell office:value-type="float" office:value="-654970175166449" table:style-name="ce2">
            <text:p>-654.970.175.166.4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504" table:style-name="ce1">
            <text:p>260015504</text:p>
          </table:table-cell>
          <table:table-cell office:value-type="string" table:style-name="ce1">
            <text:p>ISFD ARTÍSTICA - ANEXO PUERTO MADRY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ÍN PUJOL 251 DON BOSC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institutomadryn@yahoo.com.ar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427598650833702" table:style-name="ce2">
            <text:p>-427.598.650.833.702</text:p>
          </table:table-cell>
          <table:table-cell office:value-type="float" office:value="-650387657155507" table:style-name="ce2">
            <text:p>-650.387.657.155.5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505" table:style-name="ce1">
            <text:p>260015505</text:p>
          </table:table-cell>
          <table:table-cell office:value-type="string" table:style-name="ce1">
            <text:p>ISFD ARTISTICA ANEXO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GOICOCHEA 308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stituto805rw@yahoo.com.ar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433004823853145" table:style-name="ce2">
            <text:p>-433.004.823.853.145</text:p>
          </table:table-cell>
          <table:table-cell office:value-type="float" office:value="-651028053441789" table:style-name="ce2">
            <text:p>-651.028.053.441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600" table:style-name="ce1">
            <text:p>260015600</text:p>
          </table:table-cell>
          <table:table-cell office:value-type="string" table:style-name="ce1">
            <text:p>LUIS FELDMAN JOS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GALES 27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ientonoventaynueve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07021604691" table:style-name="ce2">
            <text:p>-432.507.021.604.691</text:p>
          </table:table-cell>
          <table:table-cell office:value-type="float" office:value="-653113826171264" table:style-name="ce2">
            <text:p>-653.113.826.171.2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700" table:style-name="ce1">
            <text:p>260015700</text:p>
          </table:table-cell>
          <table:table-cell office:value-type="string" table:style-name="ce1">
            <text:p>ISFD Nº 801 JUANA MAN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WSON Y PELLEGRINI S/N CENTRO FUNC. EN COLEGIO N° 714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801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2516214589245" table:style-name="ce2">
            <text:p>-432.516.214.589.245</text:p>
          </table:table-cell>
          <table:table-cell office:value-type="float" office:value="-653124260413612" table:style-name="ce2">
            <text:p>-653.124.260.413.6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701" table:style-name="ce1">
            <text:p>260015701</text:p>
          </table:table-cell>
          <table:table-cell office:value-type="string" table:style-name="ce1">
            <text:p>ISFD N° 801-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JANDRO MAIZ 150 CENTRO FUNC. EN ESCUELA N° 4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801r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float" office:value="-432996215806668" table:style-name="ce2">
            <text:p>-432.996.215.806.668</text:p>
          </table:table-cell>
          <table:table-cell office:value-type="float" office:value="-651083210920653" table:style-name="ce2">
            <text:p>-651.083.210.920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800" table:style-name="ce1">
            <text:p>260015800</text:p>
          </table:table-cell>
          <table:table-cell office:value-type="string" table:style-name="ce1">
            <text:p>FLORENCIO MOLINA CAMP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86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59@hotmail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float" office:value="2" table:style-name="ce1">
            <text:p>2</text:p>
          </table:table-cell>
          <table:table-cell office:value-type="float" office:value="-432525556861326" table:style-name="ce2">
            <text:p>-432.525.556.861.326</text:p>
          </table:table-cell>
          <table:table-cell office:value-type="float" office:value="-653122704508375" table:style-name="ce2">
            <text:p>-653.122.704.508.3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5900" table:style-name="ce1">
            <text:p>260015900</text:p>
          </table:table-cell>
          <table:table-cell office:value-type="string" table:style-name="ce1">
            <text:p>DE SORDOS E HIPOACUSIC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462 ALBERDI</text:p>
          </table:table-cell>
          <table:table-cell office:value-type="string" table:style-name="ce1">
            <text:p>U9100</text:p>
          </table:table-cell>
          <table:table-cell office:value-type="string" table:style-name="ce1">
            <text:p>4423456/4428439</text:p>
          </table:table-cell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512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32508211122451" table:style-name="ce2">
            <text:p>-432.508.211.122.451</text:p>
          </table:table-cell>
          <table:table-cell office:value-type="float" office:value="-652992635360512" table:style-name="ce2">
            <text:p>-652.992.635.360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000" table:style-name="ce1">
            <text:p>260016000</text:p>
          </table:table-cell>
          <table:table-cell office:value-type="string" table:style-name="ce1">
            <text:p>DOCTOR RENE GERONIMO FAVAL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MBIA 152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62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481197878208" table:style-name="ce2">
            <text:p>-432.481.197.878.208</text:p>
          </table:table-cell>
          <table:table-cell office:value-type="float" office:value="-653110065117952" table:style-name="ce2">
            <text:p>-653.110.065.117.9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100" table:style-name="ce1">
            <text:p>260016100</text:p>
          </table:table-cell>
          <table:table-cell office:value-type="string" table:style-name="ce1">
            <text:p>BRUNO THOMA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SANTA CRUZ S/N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EL MAITEN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0546958630999" table:style-name="ce2">
            <text:p>-420.546.958.630.999</text:p>
          </table:table-cell>
          <table:table-cell office:value-type="float" office:value="-711711042225328" table:style-name="ce2">
            <text:p>-711.711.042.225.3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200" table:style-name="ce1">
            <text:p>260016200</text:p>
          </table:table-cell>
          <table:table-cell office:value-type="string" table:style-name="ce1">
            <text:p>COLEGIO Nº 729 DR. SALVADOR MA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ÜEMES 710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729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993062662252" table:style-name="ce2">
            <text:p>-432.993.062.662.252</text:p>
          </table:table-cell>
          <table:table-cell office:value-type="float" office:value="-650876690986433" table:style-name="ce2">
            <text:p>-650.876.690.986.4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300" table:style-name="ce1">
            <text:p>260016300</text:p>
          </table:table-cell>
          <table:table-cell office:value-type="string" table:style-name="ce1">
            <text:p>CENTENARIO DE LAS MISIONES SALESIA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S/N PARQUE INDUSTRIAL CERRO RADAL - C.C. 155 EL BOLSÓN - (R. NEGRO)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4499036-499179</text:p>
          </table:table-cell>
          <table:table-cell office:value-type="string" table:style-name="ce1">
            <text:p>CERRO RADAL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132@elbolson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0326596776255" table:style-name="ce2">
            <text:p>-420.326.596.776.255</text:p>
          </table:table-cell>
          <table:table-cell office:value-type="float" office:value="-715654024806013" table:style-name="ce2">
            <text:p>-715.654.024.806.0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400" table:style-name="ce1">
            <text:p>260016400</text:p>
          </table:table-cell>
          <table:table-cell office:value-type="string" table:style-name="ce1">
            <text:p>ESCUELA DE NIVEL MEDIO Nº 7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INDEPENDENCIA EL RINCÓN - C.C. 6 CHOLILA</text:p>
          </table:table-cell>
          <table:table-cell office:value-type="string" table:style-name="ce1">
            <text:p>U9217</text:p>
          </table:table-cell>
          <table:table-cell office:value-type="string" table:style-name="ce1">
            <text:p>02945-498089</text:p>
          </table:table-cell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olegio727decholil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25100276116116" table:style-name="ce2">
            <text:p>-425.100.276.116.116</text:p>
          </table:table-cell>
          <table:table-cell office:value-type="float" office:value="-714314747065185" table:style-name="ce2">
            <text:p>-714.314.747.065.1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401" table:style-name="ce1">
            <text:p>260016401</text:p>
          </table:table-cell>
          <table:table-cell office:value-type="string" table:style-name="ce1">
            <text:p>COLEGIO Nº 7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 AVDA. 15 DE DICIEMBRE</text:p>
          </table:table-cell>
          <table:table-cell office:value-type="string" table:style-name="ce1">
            <text:p>U9217</text:p>
          </table:table-cell>
          <table:table-cell office:value-type="string" table:style-name="ce1">
            <text:p>02945-498089</text:p>
          </table:table-cell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5089447663493" table:style-name="ce2">
            <text:p>-425.089.447.663.493</text:p>
          </table:table-cell>
          <table:table-cell office:value-type="float" office:value="-714310343063061" table:style-name="ce2">
            <text:p>-714.310.343.063.0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500" table:style-name="ce1">
            <text:p>260016500</text:p>
          </table:table-cell>
          <table:table-cell office:value-type="string" table:style-name="ce1">
            <text:p>CÓNDOR AND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AMANCAY S/N CUME-HUE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4-471899</text:p>
          </table:table-cell>
          <table:table-cell office:value-type="string" table:style-name="ce1">
            <text:p>EL HOY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734@g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4206126075" table:style-name="ce2">
            <text:p>-4.206.126.075</text:p>
          </table:table-cell>
          <table:table-cell office:value-type="float" office:value="-7152138544" table:style-name="ce2">
            <text:p>-7.152.138.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600" table:style-name="ce1">
            <text:p>260016600</text:p>
          </table:table-cell>
          <table:table-cell office:value-type="string" table:style-name="ce1">
            <text:p>P/JÓVENES Y ADULTOS Nº 6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SANTA CRUZ S/N ESCUELA</text:p>
          </table:table-cell>
          <table:table-cell office:value-type="string" table:style-name="ce1">
            <text:p>U9210</text:p>
          </table:table-cell>
          <table:table-cell office:value-type="string" table:style-name="ce1">
            <text:p>02945-495049</text:p>
          </table:table-cell>
          <table:table-cell office:value-type="string" table:style-name="ce1">
            <text:p>EL MAITEN</text:p>
          </table:table-cell>
          <table:table-cell office:value-type="string" table:style-name="ce1">
            <text:p>CUSHAME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420545996863658" table:style-name="ce2">
            <text:p>-420.545.996.863.658</text:p>
          </table:table-cell>
          <table:table-cell office:value-type="float" office:value="-711707225654718" table:style-name="ce2">
            <text:p>-711.707.225.654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700" table:style-name="ce1">
            <text:p>260016700</text:p>
          </table:table-cell>
          <table:table-cell office:value-type="string" table:style-name="ce1">
            <text:p>COLEGIO AGROTÉCNICO Nº 7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CERRO RADAL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4-499030</text:p>
          </table:table-cell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secretaria717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4203927359" table:style-name="ce2">
            <text:p>-4.203.927.359</text:p>
          </table:table-cell>
          <table:table-cell office:value-type="float" office:value="-7156551616" table:style-name="ce2">
            <text:p>-7.156.551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800" table:style-name="ce1">
            <text:p>260016800</text:p>
          </table:table-cell>
          <table:table-cell office:value-type="string" table:style-name="ce1">
            <text:p>ESCUELA DE ADULTOS N° 608 - MTRO. DANIEL AR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DISON 385 DEMOCRACIA ARGENTIN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2563936030466" table:style-name="ce2">
            <text:p>-432.563.936.030.466</text:p>
          </table:table-cell>
          <table:table-cell office:value-type="float" office:value="-653183596488326" table:style-name="ce2">
            <text:p>-653.183.596.488.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6900" table:style-name="ce1">
            <text:p>260016900</text:p>
          </table:table-cell>
          <table:table-cell office:value-type="string" table:style-name="ce1">
            <text:p>ELUNED MORG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IENTES Y VENEZUELA S/N MALVINAS ARGENTINA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622276012959" table:style-name="ce2">
            <text:p>-432.622.276.012.959</text:p>
          </table:table-cell>
          <table:table-cell office:value-type="float" office:value="-653269687210642" table:style-name="ce2">
            <text:p>-653.269.687.210.6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000" table:style-name="ce1">
            <text:p>260017000</text:p>
          </table:table-cell>
          <table:table-cell office:value-type="string" table:style-name="ce1">
            <text:p>ESCUELA ESPECIAL Nº 5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896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518_esquel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29114894447565" table:style-name="ce2">
            <text:p>-429.114.894.447.565</text:p>
          </table:table-cell>
          <table:table-cell office:value-type="float" office:value="-713230828362983" table:style-name="ce2">
            <text:p>-713.230.828.362.9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100" table:style-name="ce1">
            <text:p>260017100</text:p>
          </table:table-cell>
          <table:table-cell office:value-type="string" table:style-name="ce1">
            <text:p>MARCELO ELISEO DUFLÓ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2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PASO DEL SAPO</text:p>
          </table:table-cell>
          <table:table-cell office:value-type="string" table:style-name="ce1">
            <text:p>LANGUIÑE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73274155" table:style-name="ce2">
            <text:p>-4.273.274.155</text:p>
          </table:table-cell>
          <table:table-cell office:value-type="float" office:value="-696088498" table:style-name="ce2">
            <text:p>-696.088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101" table:style-name="ce1">
            <text:p>260017101</text:p>
          </table:table-cell>
          <table:table-cell office:value-type="string" table:style-name="ce1">
            <text:p>MARCELO ELISEO DUFLÓ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2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PASO DEL SAPO</text:p>
          </table:table-cell>
          <table:table-cell office:value-type="string" table:style-name="ce1">
            <text:p>LANGUIÑE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float" office:value="2" table:style-name="ce1">
            <text:p>2</text:p>
          </table:table-cell>
          <table:table-cell office:value-type="float" office:value="-427342582906707" table:style-name="ce2">
            <text:p>-427.342.582.906.707</text:p>
          </table:table-cell>
          <table:table-cell office:value-type="float" office:value="-696135132931637" table:style-name="ce2">
            <text:p>-696.135.132.931.6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200" table:style-name="ce1">
            <text:p>260017200</text:p>
          </table:table-cell>
          <table:table-cell office:value-type="string" table:style-name="ce1">
            <text:p>ISABEL K. DE STAUD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ALJAINA COSTA DEL CHUBUT - MARGEN DERECHO RÍO A 18 KM DE GUALJAINA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OSTA DE CHUBUT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60387817" table:style-name="ce2">
            <text:p>-4.260.387.817</text:p>
          </table:table-cell>
          <table:table-cell office:value-type="float" office:value="-7045782947" table:style-name="ce2">
            <text:p>-7.045.782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300" table:style-name="ce1">
            <text:p>260017300</text:p>
          </table:table-cell>
          <table:table-cell office:value-type="string" table:style-name="ce1">
            <text:p>MAESTRO ISAIAS V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ISAÍAS VERA Y HOLDICH 28 DE JUNI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29123715534531" table:style-name="ce2">
            <text:p>-429.123.715.534.531</text:p>
          </table:table-cell>
          <table:table-cell office:value-type="float" office:value="-713004317826363" table:style-name="ce2">
            <text:p>-713.004.317.826.3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400" table:style-name="ce1">
            <text:p>260017400</text:p>
          </table:table-cell>
          <table:table-cell office:value-type="string" table:style-name="ce1">
            <text:p>MANUEL Y ZENÓN ANTIE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STA DEL LEPA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OSTA DE LEP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99_lep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68829768" table:style-name="ce2">
            <text:p>-4.268.829.768</text:p>
          </table:table-cell>
          <table:table-cell office:value-type="float" office:value="-7075026393" table:style-name="ce2">
            <text:p>-7.075.026.3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500" table:style-name="ce1">
            <text:p>260017500</text:p>
          </table:table-cell>
          <table:table-cell office:value-type="string" table:style-name="ce1">
            <text:p>M. LUISA PIERUZZINI DE MOREL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ALVEAR 1086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mercever_09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122137628776" table:style-name="ce2">
            <text:p>-429.122.137.628.776</text:p>
          </table:table-cell>
          <table:table-cell office:value-type="float" office:value="-713226277521301" table:style-name="ce2">
            <text:p>-713.226.277.521.3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600" table:style-name="ce1">
            <text:p>260017600</text:p>
          </table:table-cell>
          <table:table-cell office:value-type="string" table:style-name="ce1">
            <text:p>ESCUELA PROV. MUNIC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259 - KM 5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2005@chubut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281832872102" table:style-name="ce2">
            <text:p>-429.281.832.872.102</text:p>
          </table:table-cell>
          <table:table-cell office:value-type="float" office:value="-713556603094664" table:style-name="ce2">
            <text:p>-713.556.603.094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800" table:style-name="ce1">
            <text:p>260017800</text:p>
          </table:table-cell>
          <table:table-cell office:value-type="string" table:style-name="ce1">
            <text:p>MALVIN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WEN JONES Y AVDA. ALVEAR GRAL. SAN MARTIN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jdmartinez@speedy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9192955199046" table:style-name="ce2">
            <text:p>-429.192.955.199.046</text:p>
          </table:table-cell>
          <table:table-cell office:value-type="float" office:value="-713320873727533" table:style-name="ce2">
            <text:p>-713.320.873.727.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7900" table:style-name="ce1">
            <text:p>260017900</text:p>
          </table:table-cell>
          <table:table-cell office:value-type="string" table:style-name="ce1">
            <text:p>MARTHA SALO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580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hosdolav@infovi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310190261" table:style-name="ce2">
            <text:p>-4.310.190.261</text:p>
          </table:table-cell>
          <table:table-cell office:value-type="float" office:value="-7146458665" table:style-name="ce2">
            <text:p>-7.146.458.6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000" table:style-name="ce1">
            <text:p>260018000</text:p>
          </table:table-cell>
          <table:table-cell office:value-type="string" table:style-name="ce1">
            <text:p>MAESTRO JUAN S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P. IWAN 838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0916387794555" table:style-name="ce2">
            <text:p>-430.916.387.794.555</text:p>
          </table:table-cell>
          <table:table-cell office:value-type="float" office:value="-714661568143293" table:style-name="ce2">
            <text:p>-714.661.568.143.2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100" table:style-name="ce1">
            <text:p>260018100</text:p>
          </table:table-cell>
          <table:table-cell office:value-type="string" table:style-name="ce1">
            <text:p>ESC. HOSPITALARIA Y DOMICILIARIA Nº 3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150 Jorge Newbery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_304@yahoo.com.ar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2918013276539" table:style-name="ce2">
            <text:p>-42.918.013.276.539</text:p>
          </table:table-cell>
          <table:table-cell office:value-type="float" office:value="-713160630620633" table:style-name="ce2">
            <text:p>-713.160.630.620.6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300" table:style-name="ce1">
            <text:p>260018300</text:p>
          </table:table-cell>
          <table:table-cell office:value-type="string" table:style-name="ce1">
            <text:p>DELIA MEDICI DE CHAYEP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MEROS POBLADORES S/N</text:p>
          </table:table-cell>
          <table:table-cell office:value-type="string" table:style-name="ce1">
            <text:p>U9201</text:p>
          </table:table-cell>
          <table:table-cell office:value-type="string" table:style-name="ce1">
            <text:p>02945-471042</text:p>
          </table:table-cell>
          <table:table-cell office:value-type="string" table:style-name="ce1">
            <text:p>LAGO FUTALAUFQUE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25@g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89720212" table:style-name="ce2">
            <text:p>-4.289.720.212</text:p>
          </table:table-cell>
          <table:table-cell office:value-type="float" office:value="-7161532193" table:style-name="ce2">
            <text:p>-7.161.532.1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400" table:style-name="ce1">
            <text:p>260018400</text:p>
          </table:table-cell>
          <table:table-cell office:value-type="string" table:style-name="ce1">
            <text:p>ESCUELA ESPECIAL Nº 5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Alvear 2340 Malvinas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502@live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29017988860542" table:style-name="ce2">
            <text:p>-429.017.988.860.542</text:p>
          </table:table-cell>
          <table:table-cell office:value-type="float" office:value="-713089078116022" table:style-name="ce2">
            <text:p>-713.089.078.116.0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500" table:style-name="ce1">
            <text:p>260018500</text:p>
          </table:table-cell>
          <table:table-cell office:value-type="string" table:style-name="ce1">
            <text:p>CORONEL LUIS JORGE FONTA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PTE. PERÓN 1251 BELLA VISTA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24esquel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006524106452" table:style-name="ce2">
            <text:p>-429.006.524.106.452</text:p>
          </table:table-cell>
          <table:table-cell office:value-type="float" office:value="-713177516864045" table:style-name="ce2">
            <text:p>-713.177.516.864.0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600" table:style-name="ce1">
            <text:p>260018600</text:p>
          </table:table-cell>
          <table:table-cell office:value-type="string" table:style-name="ce1">
            <text:p>LEWIS J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MBIA Y RIVADAVIA NORTE S/N PTE. PERÓ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21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484928895405" table:style-name="ce2">
            <text:p>-432.484.928.895.405</text:p>
          </table:table-cell>
          <table:table-cell office:value-type="float" office:value="-653119943218692" table:style-name="ce2">
            <text:p>-653.119.943.218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700" table:style-name="ce1">
            <text:p>260018700</text:p>
          </table:table-cell>
          <table:table-cell office:value-type="string" table:style-name="ce1">
            <text:p>ROSARIO RODRIGUEZ DE MAGALLA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. AMEGHINO Y SARMIENTO S/N</text:p>
          </table:table-cell>
          <table:table-cell office:value-type="string" table:style-name="ce1">
            <text:p>U9223</text:p>
          </table:table-cell>
          <table:table-cell table:style-name="ce1"/>
          <table:table-cell office:value-type="string" table:style-name="ce1">
            <text:p>GOBERNADOR COSTA</text:p>
          </table:table-cell>
          <table:table-cell office:value-type="string" table:style-name="ce1">
            <text:p>TEHUELCHE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440513336741844" table:style-name="ce2">
            <text:p>-440.513.336.741.844</text:p>
          </table:table-cell>
          <table:table-cell office:value-type="float" office:value="-705957292333781" table:style-name="ce2">
            <text:p>-705.957.292.333.7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800" table:style-name="ce1">
            <text:p>260018800</text:p>
          </table:table-cell>
          <table:table-cell office:value-type="string" table:style-name="ce1">
            <text:p>PROVINCIA DE CORRI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JULIO ARGENTINO ROCA S/N</text:p>
          </table:table-cell>
          <table:table-cell office:value-type="string" table:style-name="ce1">
            <text:p>U9223</text:p>
          </table:table-cell>
          <table:table-cell table:style-name="ce1"/>
          <table:table-cell office:value-type="string" table:style-name="ce1">
            <text:p>GOBERNADOR COSTA</text:p>
          </table:table-cell>
          <table:table-cell office:value-type="string" table:style-name="ce1">
            <text:p>TEHUELCH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404823875" table:style-name="ce2">
            <text:p>-4.404.823.875</text:p>
          </table:table-cell>
          <table:table-cell office:value-type="float" office:value="-7059243688" table:style-name="ce2">
            <text:p>-7.059.243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900" table:style-name="ce1">
            <text:p>260018900</text:p>
          </table:table-cell>
          <table:table-cell office:value-type="string" table:style-name="ce1">
            <text:p>PEÑIH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MANUEL ESTRADA S/N</text:p>
          </table:table-cell>
          <table:table-cell office:value-type="string" table:style-name="ce1">
            <text:p>U9223</text:p>
          </table:table-cell>
          <table:table-cell office:value-type="string" table:style-name="ce1">
            <text:p>02945-491001</text:p>
          </table:table-cell>
          <table:table-cell office:value-type="string" table:style-name="ce1">
            <text:p>GOBERNADOR COSTA</text:p>
          </table:table-cell>
          <table:table-cell office:value-type="string" table:style-name="ce1">
            <text:p>TEHUELCH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4404979821" table:style-name="ce2">
            <text:p>-4.404.979.821</text:p>
          </table:table-cell>
          <table:table-cell office:value-type="float" office:value="-7060042911" table:style-name="ce2">
            <text:p>-7.060.042.9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8901" table:style-name="ce1">
            <text:p>260018901</text:p>
          </table:table-cell>
          <table:table-cell office:value-type="string" table:style-name="ce1">
            <text:p>PEÑIH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MANUEL ESTRADA S/N</text:p>
          </table:table-cell>
          <table:table-cell office:value-type="string" table:style-name="ce1">
            <text:p>U9223</text:p>
          </table:table-cell>
          <table:table-cell office:value-type="string" table:style-name="ce1">
            <text:p>0945-491001</text:p>
          </table:table-cell>
          <table:table-cell office:value-type="string" table:style-name="ce1">
            <text:p>GOBERNADOR COSTA</text:p>
          </table:table-cell>
          <table:table-cell office:value-type="string" table:style-name="ce1">
            <text:p>TEHUELCHES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40529280104397" table:style-name="ce2">
            <text:p>-440.529.280.104.397</text:p>
          </table:table-cell>
          <table:table-cell office:value-type="float" office:value="-706003981942144" table:style-name="ce2">
            <text:p>-706.003.981.942.1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9000" table:style-name="ce1">
            <text:p>260019000</text:p>
          </table:table-cell>
          <table:table-cell office:value-type="string" table:style-name="ce1">
            <text:p>GENDARMERÍ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S/N</text:p>
          </table:table-cell>
          <table:table-cell office:value-type="string" table:style-name="ce1">
            <text:p>U9220</text:p>
          </table:table-cell>
          <table:table-cell table:style-name="ce1"/>
          <table:table-cell office:value-type="string" table:style-name="ce1">
            <text:p>JOSE DE SAN MARTIN</text:p>
          </table:table-cell>
          <table:table-cell office:value-type="string" table:style-name="ce1">
            <text:p>TEHUELCHES</text:p>
          </table:table-cell>
          <table:table-cell office:value-type="string" table:style-name="ce1">
            <text:p>col709jsm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440492765714016" table:style-name="ce2">
            <text:p>-440.492.765.714.016</text:p>
          </table:table-cell>
          <table:table-cell office:value-type="float" office:value="-704682005437498" table:style-name="ce2">
            <text:p>-704.682.005.437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9100" table:style-name="ce1">
            <text:p>260019100</text:p>
          </table:table-cell>
          <table:table-cell office:value-type="string" table:style-name="ce1">
            <text:p>MAESTRA MURIEL INÉS RIVAS DE ACEV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 MARTÍN S/N</text:p>
          </table:table-cell>
          <table:table-cell office:value-type="string" table:style-name="ce1">
            <text:p>U9225</text:p>
          </table:table-cell>
          <table:table-cell table:style-name="ce1"/>
          <table:table-cell office:value-type="string" table:style-name="ce1">
            <text:p>RIO PICO</text:p>
          </table:table-cell>
          <table:table-cell office:value-type="string" table:style-name="ce1">
            <text:p>TEHUELCHE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-4418091297" table:style-name="ce2">
            <text:p>-4.418.091.297</text:p>
          </table:table-cell>
          <table:table-cell office:value-type="float" office:value="-7136494929" table:style-name="ce2">
            <text:p>-7.136.494.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9300" table:style-name="ce1">
            <text:p>260019300</text:p>
          </table:table-cell>
          <table:table-cell office:value-type="string" table:style-name="ce1">
            <text:p>TOMAS ESPO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ECQ GARCÍA 202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.tomasespora@gmail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595818731015" table:style-name="ce2">
            <text:p>-427.595.818.731.015</text:p>
          </table:table-cell>
          <table:table-cell office:value-type="float" office:value="-650387893092475" table:style-name="ce2">
            <text:p>-650.387.893.092.4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9400" table:style-name="ce1">
            <text:p>260019400</text:p>
          </table:table-cell>
          <table:table-cell office:value-type="string" table:style-name="ce1">
            <text:p>COLEGIO AVIADORES DE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ÍN PUJOL 251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1676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olegio736@chubut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602957488563" table:style-name="ce2">
            <text:p>-427.602.957.488.563</text:p>
          </table:table-cell>
          <table:table-cell office:value-type="float" office:value="-650409018170464" table:style-name="ce2">
            <text:p>-650.409.018.170.4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9500" table:style-name="ce1">
            <text:p>260019500</text:p>
          </table:table-cell>
          <table:table-cell office:value-type="string" table:style-name="ce1">
            <text:p>ANTARTI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BERTO GÓMEZ 75 DON BOSCO ENTRE D. GARCÍA Y PJE. DEL MAR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520@hotmail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27599751217461" table:style-name="ce2">
            <text:p>-427.599.751.217.461</text:p>
          </table:table-cell>
          <table:table-cell office:value-type="float" office:value="-650383554140763" table:style-name="ce2">
            <text:p>-650.383.554.140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9800" table:style-name="ce1">
            <text:p>260019800</text:p>
          </table:table-cell>
          <table:table-cell office:value-type="string" table:style-name="ce1">
            <text:p>ESCUELA ESPECIAL Nº 5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JOSÉ PODESTÁ 168 DON BOSCO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453467-457934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516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2761410618558" table:style-name="ce2">
            <text:p>-42.761.410.618.558</text:p>
          </table:table-cell>
          <table:table-cell office:value-type="float" office:value="-650445488724355" table:style-name="ce2">
            <text:p>-650.445.488.724.3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19900" table:style-name="ce1">
            <text:p>260019900</text:p>
          </table:table-cell>
          <table:table-cell office:value-type="string" table:style-name="ce1">
            <text:p>MIGUEL ÑANCUCHE NAHUELQUI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IA PASTORIL CUSHAMEN - C.C. 10 - EL MAITÉN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CUSHAMEN CENTR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liarubi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10958267" table:style-name="ce2">
            <text:p>-4.210.958.267</text:p>
          </table:table-cell>
          <table:table-cell office:value-type="float" office:value="-7088881016" table:style-name="ce2">
            <text:p>-7.088.881.0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000" table:style-name="ce1">
            <text:p>260020000</text:p>
          </table:table-cell>
          <table:table-cell office:value-type="string" table:style-name="ce1">
            <text:p>ESCUELA Nº 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35 ÑORQUINCO SUR - C.C.23 - EL MAITÉN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ÑORQUINCO SUR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dirección67sur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1966718" table:style-name="ce2">
            <text:p>-41.966.718</text:p>
          </table:table-cell>
          <table:table-cell office:value-type="float" office:value="-70873773" table:style-name="ce2">
            <text:p>-70.873.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100" table:style-name="ce1">
            <text:p>260020100</text:p>
          </table:table-cell>
          <table:table-cell office:value-type="string" table:style-name="ce1">
            <text:p>TERRITORIO NAC. TIERRA DEL FUEGO ANT. E ISLAS DEL ATL. S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MUZIO 707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n46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64415221613" table:style-name="ce2">
            <text:p>-42.764.415.221.613</text:p>
          </table:table-cell>
          <table:table-cell office:value-type="float" office:value="-650458939379313" table:style-name="ce2">
            <text:p>-650.458.939.379.3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200" table:style-name="ce1">
            <text:p>260020200</text:p>
          </table:table-cell>
          <table:table-cell office:value-type="string" table:style-name="ce1">
            <text:p>MAESTROS PATAGONIC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CRUZ 1155 GOBERNADOR FONTAN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168maestrospatagonicos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839952984483" table:style-name="ce2">
            <text:p>-427.839.952.984.483</text:p>
          </table:table-cell>
          <table:table-cell office:value-type="float" office:value="-650542374078545" table:style-name="ce2">
            <text:p>-650.542.374.078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300" table:style-name="ce1">
            <text:p>260020300</text:p>
          </table:table-cell>
          <table:table-cell office:value-type="string" table:style-name="ce1">
            <text:p>ESC. HOSPITALARIA Y DOMICILIARIA N° 305 DR. ANDRÉS IS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berto Gómez 383 Don Bosco Hospital Dr. Isol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305@gmail.com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27594942634208" table:style-name="ce2">
            <text:p>-427.594.942.634.208</text:p>
          </table:table-cell>
          <table:table-cell office:value-type="float" office:value="-650421244808565" table:style-name="ce2">
            <text:p>-650.421.244.808.5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400" table:style-name="ce1">
            <text:p>260020400</text:p>
          </table:table-cell>
          <table:table-cell office:value-type="string" table:style-name="ce1">
            <text:p>PARA JOVENES Y ADULTOS Nº 6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ERTE SAN JOSÉ 195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27676452726033" table:style-name="ce2">
            <text:p>-427.676.452.726.033</text:p>
          </table:table-cell>
          <table:table-cell office:value-type="float" office:value="-650428330662502" table:style-name="ce2">
            <text:p>-650.428.330.662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500" table:style-name="ce1">
            <text:p>260020500</text:p>
          </table:table-cell>
          <table:table-cell office:value-type="string" table:style-name="ce1">
            <text:p>ESCUELA Nº 177 FRANCA AUST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MARÍA CAMPOS S/N 299 VIVIENDAS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177@chubut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678608079982" table:style-name="ce2">
            <text:p>-427.678.608.079.982</text:p>
          </table:table-cell>
          <table:table-cell office:value-type="float" office:value="-650484447625763" table:style-name="ce2">
            <text:p>-650.484.447.625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600" table:style-name="ce1">
            <text:p>260020600</text:p>
          </table:table-cell>
          <table:table-cell office:value-type="string" table:style-name="ce1">
            <text:p>CNEL. FELIX DE OLAZAB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M 11 FORTÍN CHACABUC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andy_0772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7705825271698" table:style-name="ce2">
            <text:p>-457.705.825.271.698</text:p>
          </table:table-cell>
          <table:table-cell office:value-type="float" office:value="-6743797665817" table:style-name="ce2">
            <text:p>-6.743.797.665.8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700" table:style-name="ce1">
            <text:p>260020700</text:p>
          </table:table-cell>
          <table:table-cell office:value-type="string" table:style-name="ce1">
            <text:p>FRANCISCO JOSE SEGU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NTA NOVALES 450 CALETA CÓRDOVA</text:p>
          </table:table-cell>
          <table:table-cell office:value-type="string" table:style-name="ce1">
            <text:p>U9003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n104cc@hot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57517212660222" table:style-name="ce2">
            <text:p>-457.517.212.660.222</text:p>
          </table:table-cell>
          <table:table-cell office:value-type="float" office:value="-673760945852848" table:style-name="ce2">
            <text:p>-673.760.945.852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0800" table:style-name="ce1">
            <text:p>260020800</text:p>
          </table:table-cell>
          <table:table-cell office:value-type="string" table:style-name="ce1">
            <text:p>P/ JOVENES Y ADULTOS Nº 6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 DON BOSCO - KM 8</text:p>
          </table:table-cell>
          <table:table-cell office:value-type="string" table:style-name="ce1">
            <text:p>U9003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ja611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7964934119345" table:style-name="ce2">
            <text:p>-457.964.934.119.345</text:p>
          </table:table-cell>
          <table:table-cell office:value-type="float" office:value="-674223223255333" table:style-name="ce2">
            <text:p>-674.223.223.255.3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100" table:style-name="ce1">
            <text:p>260021100</text:p>
          </table:table-cell>
          <table:table-cell office:value-type="string" table:style-name="ce1">
            <text:p>13 DE DICIEM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O ARGENTINO 445 DIADEMA ARGENTINA</text:p>
          </table:table-cell>
          <table:table-cell office:value-type="string" table:style-name="ce1">
            <text:p>U9009</text:p>
          </table:table-cell>
          <table:table-cell office:value-type="string" table:style-name="ce1">
            <text:p>0297-4843098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_115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7769741255878" table:style-name="ce2">
            <text:p>-457.769.741.255.878</text:p>
          </table:table-cell>
          <table:table-cell office:value-type="float" office:value="-676702145413032" table:style-name="ce2">
            <text:p>-676.702.145.413.0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200" table:style-name="ce1">
            <text:p>260021200</text:p>
          </table:table-cell>
          <table:table-cell office:value-type="string" table:style-name="ce1">
            <text:p>ESCUELA DE NIVEL INICIAL Nº 408 RUKA AIFIÑ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É PASO 351 PRÓSPERO PALAZZ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7961949973172" table:style-name="ce2">
            <text:p>-457.961.949.973.172</text:p>
          </table:table-cell>
          <table:table-cell office:value-type="float" office:value="-674866526903441" table:style-name="ce2">
            <text:p>-674.866.526.903.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201" table:style-name="ce1">
            <text:p>260021201</text:p>
          </table:table-cell>
          <table:table-cell office:value-type="string" table:style-name="ce1">
            <text:p>ESCUELA DE NIVEL INICIAL Nº 408 RUKA AIFIÑ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 CIUDADEL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7963236129516" table:style-name="ce2">
            <text:p>-457.963.236.129.516</text:p>
          </table:table-cell>
          <table:table-cell office:value-type="float" office:value="-674963041139702" table:style-name="ce2">
            <text:p>-674.963.041.139.7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400" table:style-name="ce1">
            <text:p>260021400</text:p>
          </table:table-cell>
          <table:table-cell office:value-type="string" table:style-name="ce1">
            <text:p>LEONARDO AGUSTÍN MUÑÓ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BUENA Y CUMILAF 137 ASTRA - KM 20 ASTRA - KM 20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b.astra_esc147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57281825665125" table:style-name="ce2">
            <text:p>-457.281.825.665.125</text:p>
          </table:table-cell>
          <table:table-cell office:value-type="float" office:value="-674839648300638" table:style-name="ce2">
            <text:p>-674.839.648.300.6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500" table:style-name="ce1">
            <text:p>260021500</text:p>
          </table:table-cell>
          <table:table-cell office:value-type="string" table:style-name="ce1">
            <text:p>JOSE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ÓN Y LOS ANDES CIUDADEL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161cr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7957930639627" table:style-name="ce2">
            <text:p>-457.957.930.639.627</text:p>
          </table:table-cell>
          <table:table-cell office:value-type="float" office:value="-674967161157769" table:style-name="ce2">
            <text:p>-674.967.161.157.7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600" table:style-name="ce1">
            <text:p>260021600</text:p>
          </table:table-cell>
          <table:table-cell office:value-type="string" table:style-name="ce1">
            <text:p>ESCUELA ESPECIAL Nº 5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Centro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uelaespecial508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55887558418255" table:style-name="ce2">
            <text:p>-455.887.558.418.255</text:p>
          </table:table-cell>
          <table:table-cell office:value-type="float" office:value="-690653007404704" table:style-name="ce2">
            <text:p>-690.653.007.404.7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700" table:style-name="ce1">
            <text:p>260021700</text:p>
          </table:table-cell>
          <table:table-cell office:value-type="string" table:style-name="ce1">
            <text:p>CAP. CARLOS MARÍA MOY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ENSANCHE 570 FACUNDO</text:p>
          </table:table-cell>
          <table:table-cell office:value-type="string" table:style-name="ce1">
            <text:p>U9031</text:p>
          </table:table-cell>
          <table:table-cell table:style-name="ce1"/>
          <table:table-cell office:value-type="string" table:style-name="ce1">
            <text:p>FACUND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escuela70.facundo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453086975051061" table:style-name="ce2">
            <text:p>-453.086.975.051.061</text:p>
          </table:table-cell>
          <table:table-cell office:value-type="float" office:value="-699735813147279" table:style-name="ce2">
            <text:p>-699.735.813.147.2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800" table:style-name="ce1">
            <text:p>260021800</text:p>
          </table:table-cell>
          <table:table-cell office:value-type="string" table:style-name="ce1">
            <text:p>ESCUELA Nº 1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S/N</text:p>
          </table:table-cell>
          <table:table-cell office:value-type="string" table:style-name="ce1">
            <text:p>U9023</text:p>
          </table:table-cell>
          <table:table-cell office:value-type="string" table:style-name="ce1">
            <text:p>02945-470301</text:p>
          </table:table-cell>
          <table:table-cell office:value-type="string" table:style-name="ce1">
            <text:p>BUEN PAS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uela102.buenpasto@chubut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507654229" table:style-name="ce2">
            <text:p>-4.507.654.229</text:p>
          </table:table-cell>
          <table:table-cell office:value-type="float" office:value="-6945914079" table:style-name="ce2">
            <text:p>-6.945.914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1900" table:style-name="ce1">
            <text:p>260021900</text:p>
          </table:table-cell>
          <table:table-cell office:value-type="string" table:style-name="ce1">
            <text:p>ESCUELA Nº 163 NILDA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ROGA 1152 INTERSECCIÓN DE BARRIOS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dir_esc16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5845339071935" table:style-name="ce2">
            <text:p>-455.845.339.071.935</text:p>
          </table:table-cell>
          <table:table-cell office:value-type="float" office:value="-69069225566823" table:style-name="ce2">
            <text:p>-69.069.225.566.8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000" table:style-name="ce1">
            <text:p>260022000</text:p>
          </table:table-cell>
          <table:table-cell office:value-type="string" table:style-name="ce1">
            <text:p>P/ JOVENES Y ADULTOS Nº 6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ROGA 1152 88 VIVIENDAS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5843482647784" table:style-name="ce2">
            <text:p>-455.843.482.647.784</text:p>
          </table:table-cell>
          <table:table-cell office:value-type="float" office:value="-690711479344161" table:style-name="ce2">
            <text:p>-690.711.479.344.1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100" table:style-name="ce1">
            <text:p>260022100</text:p>
          </table:table-cell>
          <table:table-cell office:value-type="string" table:style-name="ce1">
            <text:p>ESCUELA Nº 739 DRA. BEATRIZ JOSEFA TOR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REG. DE INFANTERIA MECANICA Nº25 32 CENTRO ENTRE 20 DE JUNIO Y PIETROBELLI</text:p>
          </table:table-cell>
          <table:table-cell office:value-type="string" table:style-name="ce1">
            <text:p>U9020</text:p>
          </table:table-cell>
          <table:table-cell office:value-type="string" table:style-name="ce1">
            <text:p>0297-4898360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739@coopsar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5974715736382" table:style-name="ce2">
            <text:p>-455.974.715.736.382</text:p>
          </table:table-cell>
          <table:table-cell office:value-type="float" office:value="-6906908327112" table:style-name="ce2">
            <text:p>-6.906.908.327.1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200" table:style-name="ce1">
            <text:p>260022200</text:p>
          </table:table-cell>
          <table:table-cell office:value-type="string" table:style-name="ce1">
            <text:p>ESCUELA N° 7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REG. DE INFANTERÍA MECÁNICA N° 25 32 CENTRO</text:p>
          </table:table-cell>
          <table:table-cell office:value-type="string" table:style-name="ce1">
            <text:p>U9020</text:p>
          </table:table-cell>
          <table:table-cell office:value-type="string" table:style-name="ce1">
            <text:p>0297-4898356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nm756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5973706378037" table:style-name="ce2">
            <text:p>-455.973.706.378.037</text:p>
          </table:table-cell>
          <table:table-cell office:value-type="float" office:value="-690691886804581" table:style-name="ce2">
            <text:p>-690.691.886.804.5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300" table:style-name="ce1">
            <text:p>260022300</text:p>
          </table:table-cell>
          <table:table-cell office:value-type="string" table:style-name="ce1">
            <text:p>ESCUELA PARA JÓVENES Y ADULTOS Nº 6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849 RUTA 40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456928615369483" table:style-name="ce2">
            <text:p>-456.928.615.369.483</text:p>
          </table:table-cell>
          <table:table-cell office:value-type="float" office:value="-702586318607693" table:style-name="ce2">
            <text:p>-702.586.318.607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400" table:style-name="ce1">
            <text:p>260022400</text:p>
          </table:table-cell>
          <table:table-cell office:value-type="string" table:style-name="ce1">
            <text:p>MAESTRO MANUEL A. REYES AYLLÁ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767 ALTO RÍO MAYO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568628224" table:style-name="ce2">
            <text:p>-4.568.628.224</text:p>
          </table:table-cell>
          <table:table-cell office:value-type="float" office:value="-7026062851" table:style-name="ce2">
            <text:p>-7.026.062.8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500" table:style-name="ce1">
            <text:p>260022500</text:p>
          </table:table-cell>
          <table:table-cell office:value-type="string" table:style-name="ce1">
            <text:p>CONSTANCIO C. VIG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849 CENTRO ALTO RIO MAYO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riomayoescuela72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6928896295474" table:style-name="ce2">
            <text:p>-456.928.896.295.474</text:p>
          </table:table-cell>
          <table:table-cell office:value-type="float" office:value="-702587735358951" table:style-name="ce2">
            <text:p>-702.587.735.35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600" table:style-name="ce1">
            <text:p>260022600</text:p>
          </table:table-cell>
          <table:table-cell office:value-type="string" table:style-name="ce1">
            <text:p>POLICÍ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74 ALDEA BELEIRO</text:p>
          </table:table-cell>
          <table:table-cell office:value-type="string" table:style-name="ce1">
            <text:p>U9037</text:p>
          </table:table-cell>
          <table:table-cell table:style-name="ce1"/>
          <table:table-cell office:value-type="string" table:style-name="ce1">
            <text:p>ALDEA BELEIR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escuela71.aldeabeleiro@chubut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555269692" table:style-name="ce2">
            <text:p>-4.555.269.692</text:p>
          </table:table-cell>
          <table:table-cell office:value-type="float" office:value="-7152350774" table:style-name="ce2">
            <text:p>-7.152.350.7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700" table:style-name="ce1">
            <text:p>260022700</text:p>
          </table:table-cell>
          <table:table-cell office:value-type="string" table:style-name="ce1">
            <text:p>POLICÍA DEL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ALADA S/N DR. RICARDO ROJAS</text:p>
          </table:table-cell>
          <table:table-cell office:value-type="string" table:style-name="ce1">
            <text:p>U9035</text:p>
          </table:table-cell>
          <table:table-cell table:style-name="ce1"/>
          <table:table-cell office:value-type="string" table:style-name="ce1">
            <text:p>DOCTOR RICARDO ROJAS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escuela73.ricardorojas@chubut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55755179" table:style-name="ce2">
            <text:p>-455.755.179</text:p>
          </table:table-cell>
          <table:table-cell office:value-type="float" office:value="-7103620082" table:style-name="ce2">
            <text:p>-7.103.620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800" table:style-name="ce1">
            <text:p>260022800</text:p>
          </table:table-cell>
          <table:table-cell office:value-type="string" table:style-name="ce1">
            <text:p>TTE. BENJAMÍN MATIEN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MANUEL QUILCHAMAL S/N</text:p>
          </table:table-cell>
          <table:table-cell office:value-type="string" table:style-name="ce1">
            <text:p>U9039</text:p>
          </table:table-cell>
          <table:table-cell table:style-name="ce1"/>
          <table:table-cell office:value-type="string" table:style-name="ce1">
            <text:p>LAGO BLANC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escuela9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593873234" table:style-name="ce2">
            <text:p>-4.593.873.234</text:p>
          </table:table-cell>
          <table:table-cell office:value-type="float" office:value="-7126956884" table:style-name="ce2">
            <text:p>-7.126.956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2900" table:style-name="ce1">
            <text:p>260022900</text:p>
          </table:table-cell>
          <table:table-cell office:value-type="string" table:style-name="ce1">
            <text:p>ESCUELA DE NIVEL INICIAL Nº 4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148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soniachungomez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6953377109273" table:style-name="ce2">
            <text:p>-456.953.377.109.273</text:p>
          </table:table-cell>
          <table:table-cell office:value-type="float" office:value="-702536801048512" table:style-name="ce2">
            <text:p>-702.536.801.048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000" table:style-name="ce1">
            <text:p>260023000</text:p>
          </table:table-cell>
          <table:table-cell office:value-type="string" table:style-name="ce1">
            <text:p>GREGORIO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ONTANA 693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lcparedes2003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569120862" table:style-name="ce2">
            <text:p>-4.569.120.862</text:p>
          </table:table-cell>
          <table:table-cell office:value-type="float" office:value="-7025527231" table:style-name="ce2">
            <text:p>-7.025.527.2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001" table:style-name="ce1">
            <text:p>260023001</text:p>
          </table:table-cell>
          <table:table-cell office:value-type="string" table:style-name="ce1">
            <text:p>GREGORIO MAYO - ADUL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ONTANA 693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lcparedes2003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6951502334457" table:style-name="ce2">
            <text:p>-456.951.502.334.457</text:p>
          </table:table-cell>
          <table:table-cell office:value-type="float" office:value="-70254550428529" table:style-name="ce2">
            <text:p>-70.254.550.428.5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100" table:style-name="ce1">
            <text:p>260023100</text:p>
          </table:table-cell>
          <table:table-cell office:value-type="string" table:style-name="ce1">
            <text:p>PAULINO LUIS BARZ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DEA APELEG</text:p>
          </table:table-cell>
          <table:table-cell office:value-type="string" table:style-name="ce1">
            <text:p>U9033</text:p>
          </table:table-cell>
          <table:table-cell table:style-name="ce1"/>
          <table:table-cell office:value-type="string" table:style-name="ce1">
            <text:p>ALDEA APELEG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escuela127.aldeaapeleg@chubut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468593588" table:style-name="ce2">
            <text:p>-4.468.593.588</text:p>
          </table:table-cell>
          <table:table-cell office:value-type="float" office:value="-7084966064" table:style-name="ce2">
            <text:p>-7.084.966.0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200" table:style-name="ce1">
            <text:p>260023200</text:p>
          </table:table-cell>
          <table:table-cell office:value-type="string" table:style-name="ce1">
            <text:p>ESCUELA DE NIVEL INICIAL Nº 4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PTE. PERÓN S/N</text:p>
          </table:table-cell>
          <table:table-cell office:value-type="string" table:style-name="ce1">
            <text:p>U9033</text:p>
          </table:table-cell>
          <table:table-cell table:style-name="ce1"/>
          <table:table-cell office:value-type="string" table:style-name="ce1">
            <text:p>ALTO RIO SENGUER</text:p>
          </table:table-cell>
          <table:table-cell office:value-type="string" table:style-name="ce1">
            <text:p>RIO SENGUE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504268661" table:style-name="ce2">
            <text:p>-4.504.268.661</text:p>
          </table:table-cell>
          <table:table-cell office:value-type="float" office:value="-7081698857" table:style-name="ce2">
            <text:p>-7.081.698.8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300" table:style-name="ce1">
            <text:p>260023300</text:p>
          </table:table-cell>
          <table:table-cell office:value-type="string" table:style-name="ce1">
            <text:p>CASIMIRO SZLAPEL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303</text:p>
          </table:table-cell>
          <table:table-cell office:value-type="string" table:style-name="ce1">
            <text:p>U9033</text:p>
          </table:table-cell>
          <table:table-cell table:style-name="ce1"/>
          <table:table-cell office:value-type="string" table:style-name="ce1">
            <text:p>ALTO RIO SENGUER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escuela_716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450432146062994" table:style-name="ce2">
            <text:p>-450.432.146.062.994</text:p>
          </table:table-cell>
          <table:table-cell office:value-type="float" office:value="-708225585638408" table:style-name="ce2">
            <text:p>-708.225.585.638.4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500" table:style-name="ce1">
            <text:p>260023500</text:p>
          </table:table-cell>
          <table:table-cell office:value-type="string" table:style-name="ce1">
            <text:p>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51</text:p>
          </table:table-cell>
          <table:table-cell office:value-type="string" table:style-name="ce1">
            <text:p>U9107</text:p>
          </table:table-cell>
          <table:table-cell office:value-type="string" table:style-name="ce1">
            <text:p>4492017/4492049</text:p>
          </table:table-cell>
          <table:table-cell office:value-type="string" table:style-name="ce1">
            <text:p>DOLAVO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biesc101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3106995438362" table:style-name="ce2">
            <text:p>-433.106.995.438.362</text:p>
          </table:table-cell>
          <table:table-cell office:value-type="float" office:value="-657011347174452" table:style-name="ce2">
            <text:p>-657.011.347.174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600" table:style-name="ce1">
            <text:p>260023600</text:p>
          </table:table-cell>
          <table:table-cell office:value-type="string" table:style-name="ce1">
            <text:p>SAN JUAN BOS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7 CHACRA Nº 253 - BETHESDA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331135245" table:style-name="ce2">
            <text:p>-4.331.135.245</text:p>
          </table:table-cell>
          <table:table-cell office:value-type="float" office:value="-6561585563" table:style-name="ce2">
            <text:p>-6.561.585.5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700" table:style-name="ce1">
            <text:p>260023700</text:p>
          </table:table-cell>
          <table:table-cell office:value-type="string" table:style-name="ce1">
            <text:p>P/ SORDOS E HIPOACUSIC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AVEDRA 250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517@g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-458682851788035" table:style-name="ce2">
            <text:p>-458.682.851.788.035</text:p>
          </table:table-cell>
          <table:table-cell office:value-type="float" office:value="-674958991230328" table:style-name="ce2">
            <text:p>-674.958.991.230.3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800" table:style-name="ce1">
            <text:p>260023800</text:p>
          </table:table-cell>
          <table:table-cell office:value-type="string" table:style-name="ce1">
            <text:p>CDRO. MARTIN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JE. HERNANDARIAS 159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521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5872758815217" table:style-name="ce2">
            <text:p>-45.872.758.815.217</text:p>
          </table:table-cell>
          <table:table-cell office:value-type="float" office:value="-674982425944179" table:style-name="ce2">
            <text:p>-674.982.425.944.1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3900" table:style-name="ce1">
            <text:p>260023900</text:p>
          </table:table-cell>
          <table:table-cell office:value-type="string" table:style-name="ce1">
            <text:p>JARDIN DE INFANTES CHIQUILAND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924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848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sandrabottin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0488662041" table:style-name="ce2">
            <text:p>-45.860.488.662.041</text:p>
          </table:table-cell>
          <table:table-cell office:value-type="float" office:value="-674922460764283" table:style-name="ce2">
            <text:p>-674.922.460.764.2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000" table:style-name="ce1">
            <text:p>260024000</text:p>
          </table:table-cell>
          <table:table-cell office:value-type="string" table:style-name="ce1">
            <text:p>ESCUELA DE NIVEL INICIAL NARICITA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A 954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ardinnaricitas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0406409953" table:style-name="ce2">
            <text:p>-45.860.406.409.953</text:p>
          </table:table-cell>
          <table:table-cell office:value-type="float" office:value="-674890633885162" table:style-name="ce2">
            <text:p>-674.890.633.885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100" table:style-name="ce1">
            <text:p>260024100</text:p>
          </table:table-cell>
          <table:table-cell office:value-type="string" table:style-name="ce1">
            <text:p>INSTITUTO MARTIN RIVADAV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675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39949019049" table:style-name="ce2">
            <text:p>-458.639.949.019.049</text:p>
          </table:table-cell>
          <table:table-cell office:value-type="float" office:value="-674966532682836" table:style-name="ce2">
            <text:p>-674.966.532.682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200" table:style-name="ce1">
            <text:p>260024200</text:p>
          </table:table-cell>
          <table:table-cell office:value-type="string" table:style-name="ce1">
            <text:p>ESCUELA N° 7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1451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2068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754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8608302852852" table:style-name="ce2">
            <text:p>-458.608.302.852.852</text:p>
          </table:table-cell>
          <table:table-cell office:value-type="float" office:value="-674957949761061" table:style-name="ce2">
            <text:p>-674.957.949.761.0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300" table:style-name="ce1">
            <text:p>260024300</text:p>
          </table:table-cell>
          <table:table-cell office:value-type="string" table:style-name="ce1">
            <text:p>ESCUELA DE NIVEL INICIAL Nº 4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GATA HÉRCULES Y FRAGATA SARMIENTO</text:p>
          </table:table-cell>
          <table:table-cell office:value-type="string" table:style-name="ce1">
            <text:p>U9001</text:p>
          </table:table-cell>
          <table:table-cell table:style-name="ce1"/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9275008690111" table:style-name="ce2">
            <text:p>-459.275.008.690.111</text:p>
          </table:table-cell>
          <table:table-cell office:value-type="float" office:value="-675590697668805" table:style-name="ce2">
            <text:p>-675.590.697.668.8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400" table:style-name="ce1">
            <text:p>260024400</text:p>
          </table:table-cell>
          <table:table-cell office:value-type="string" table:style-name="ce1">
            <text:p>ESC. HOSPITALARIA Y DOMICILIARIA DR. RICARDO GUTIÉR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ólito Yrigoyen 952 Centro Hospital Regional - 4to Pis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hosp301@hotmail.com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58682958205116" table:style-name="ce2">
            <text:p>-458.682.958.205.116</text:p>
          </table:table-cell>
          <table:table-cell office:value-type="float" office:value="-674875695309574" table:style-name="ce2">
            <text:p>-674.875.695.309.5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500" table:style-name="ce1">
            <text:p>260024500</text:p>
          </table:table-cell>
          <table:table-cell office:value-type="string" table:style-name="ce1">
            <text:p>GAUCHOS DE GÜ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71 VILLA LAGO RIVADAVIA</text:p>
          </table:table-cell>
          <table:table-cell office:value-type="string" table:style-name="ce1">
            <text:p>U9217</text:p>
          </table:table-cell>
          <table:table-cell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103rivadavia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256195994" table:style-name="ce2">
            <text:p>-4.256.195.994</text:p>
          </table:table-cell>
          <table:table-cell office:value-type="float" office:value="-7159802269" table:style-name="ce2">
            <text:p>-7.159.802.2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600" table:style-name="ce1">
            <text:p>260024600</text:p>
          </table:table-cell>
          <table:table-cell office:value-type="string" table:style-name="ce1">
            <text:p>PORTAL DE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IGIO NOGUÉS S/N ZONA CENTRO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108portaldelosandes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0607697404271" table:style-name="ce2">
            <text:p>-420.607.697.404.271</text:p>
          </table:table-cell>
          <table:table-cell office:value-type="float" office:value="-715954288457795" table:style-name="ce2">
            <text:p>-715.954.288.457.7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700" table:style-name="ce1">
            <text:p>260024700</text:p>
          </table:table-cell>
          <table:table-cell office:value-type="string" table:style-name="ce1">
            <text:p>ENTRE RÍ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6 PARAJE ENTRE RÍOS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109@elbolson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0097345939186" table:style-name="ce2">
            <text:p>-420.097.345.939.186</text:p>
          </table:table-cell>
          <table:table-cell office:value-type="float" office:value="-715707198009818" table:style-name="ce2">
            <text:p>-715.707.198.009.8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800" table:style-name="ce1">
            <text:p>260024800</text:p>
          </table:table-cell>
          <table:table-cell office:value-type="string" table:style-name="ce1">
            <text:p>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UGENIO TELLO 848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889823000338" table:style-name="ce2">
            <text:p>-432.889.823.000.338</text:p>
          </table:table-cell>
          <table:table-cell office:value-type="float" office:value="-654900044238615" table:style-name="ce2">
            <text:p>-654.900.044.238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4900" table:style-name="ce1">
            <text:p>260024900</text:p>
          </table:table-cell>
          <table:table-cell office:value-type="string" table:style-name="ce1">
            <text:p>ESCUELA N° 7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CHAEL D.JONES 490 CENTRO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colegio761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2880672703874" table:style-name="ce2">
            <text:p>-432.880.672.703.874</text:p>
          </table:table-cell>
          <table:table-cell office:value-type="float" office:value="-654992699952047" table:style-name="ce2">
            <text:p>-654.992.699.952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000" table:style-name="ce1">
            <text:p>260025000</text:p>
          </table:table-cell>
          <table:table-cell office:value-type="string" table:style-name="ce1">
            <text:p>CALETA HOR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STO JOSÉ DE URQUIZA 425</text:p>
          </table:table-cell>
          <table:table-cell office:value-type="string" table:style-name="ce1">
            <text:p>U9111</text:p>
          </table:table-cell>
          <table:table-cell office:value-type="string" table:style-name="ce1">
            <text:p>0297-4963055</text:p>
          </table:table-cell>
          <table:table-cell office:value-type="string" table:style-name="ce1">
            <text:p>CAMARONES</text:p>
          </table:table-cell>
          <table:table-cell office:value-type="string" table:style-name="ce1">
            <text:p>FLORENTINO AMEGHINO</text:p>
          </table:table-cell>
          <table:table-cell office:value-type="string" table:style-name="ce1">
            <text:p>colegio721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4796764" table:style-name="ce2">
            <text:p>-44.796.764</text:p>
          </table:table-cell>
          <table:table-cell office:value-type="float" office:value="-6570969263" table:style-name="ce2">
            <text:p>-6.570.969.2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001" table:style-name="ce1">
            <text:p>260025001</text:p>
          </table:table-cell>
          <table:table-cell office:value-type="string" table:style-name="ce1">
            <text:p>P/ ADULTOS - CALETA HOR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STO JOSÉ DE URQUIZA 425</text:p>
          </table:table-cell>
          <table:table-cell office:value-type="string" table:style-name="ce1">
            <text:p>U9111</text:p>
          </table:table-cell>
          <table:table-cell office:value-type="string" table:style-name="ce1">
            <text:p>0297-4963055</text:p>
          </table:table-cell>
          <table:table-cell office:value-type="string" table:style-name="ce1">
            <text:p>CAMARONES</text:p>
          </table:table-cell>
          <table:table-cell office:value-type="string" table:style-name="ce1">
            <text:p>FLORENTINO AMEGHINO</text:p>
          </table:table-cell>
          <table:table-cell office:value-type="string" table:style-name="ce1">
            <text:p>colegio721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4479679132" table:style-name="ce2">
            <text:p>-4.479.679.132</text:p>
          </table:table-cell>
          <table:table-cell office:value-type="float" office:value="-6570974233" table:style-name="ce2">
            <text:p>-6.570.974.2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100" table:style-name="ce1">
            <text:p>260025100</text:p>
          </table:table-cell>
          <table:table-cell office:value-type="string" table:style-name="ce1">
            <text:p>SIMON DE ALCAZABA Y SOTOMAY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style-name="ce1"/>
          <table:table-cell office:value-type="string" table:style-name="ce1">
            <text:p>U9207</text:p>
          </table:table-cell>
          <table:table-cell table:style-name="ce1"/>
          <table:table-cell office:value-type="string" table:style-name="ce1">
            <text:p>LOS ALTARES</text:p>
          </table:table-cell>
          <table:table-cell office:value-type="string" table:style-name="ce1">
            <text:p>PASO DE INDI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388238369" table:style-name="ce2">
            <text:p>-4.388.238.369</text:p>
          </table:table-cell>
          <table:table-cell office:value-type="float" office:value="-6841157833" table:style-name="ce2">
            <text:p>-6.841.157.8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200" table:style-name="ce1">
            <text:p>260025200</text:p>
          </table:table-cell>
          <table:table-cell office:value-type="string" table:style-name="ce1">
            <text:p>CANAL DE BEAG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TAMARISCOS S/N EL MIRASOL</text:p>
          </table:table-cell>
          <table:table-cell office:value-type="string" table:style-name="ce1">
            <text:p>U9101</text:p>
          </table:table-cell>
          <table:table-cell table:style-name="ce1"/>
          <table:table-cell office:value-type="string" table:style-name="ce1">
            <text:p>EL MIRASOL</text:p>
          </table:table-cell>
          <table:table-cell office:value-type="string" table:style-name="ce1">
            <text:p>MARTIR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3283965" table:style-name="ce2">
            <text:p>-43.283.965</text:p>
          </table:table-cell>
          <table:table-cell office:value-type="float" office:value="-67760334" table:style-name="ce2">
            <text:p>-67.760.3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300" table:style-name="ce1">
            <text:p>260025300</text:p>
          </table:table-cell>
          <table:table-cell office:value-type="string" table:style-name="ce1">
            <text:p>RIFLEROS DEL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RRO CÓNDOR</text:p>
          </table:table-cell>
          <table:table-cell office:value-type="string" table:style-name="ce1">
            <text:p>U9207</text:p>
          </table:table-cell>
          <table:table-cell table:style-name="ce1"/>
          <table:table-cell office:value-type="string" table:style-name="ce1">
            <text:p>CERRO CONDOR</text:p>
          </table:table-cell>
          <table:table-cell office:value-type="string" table:style-name="ce1">
            <text:p>PASO DE INDIOS</text:p>
          </table:table-cell>
          <table:table-cell office:value-type="string" table:style-name="ce1">
            <text:p>escuela31condor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421693" table:style-name="ce2">
            <text:p>-43.421.693</text:p>
          </table:table-cell>
          <table:table-cell office:value-type="float" office:value="-69162315" table:style-name="ce2">
            <text:p>-69.162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400" table:style-name="ce1">
            <text:p>260025400</text:p>
          </table:table-cell>
          <table:table-cell office:value-type="string" table:style-name="ce1">
            <text:p>FRANCISCO NARCISO LAPR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S/N</text:p>
          </table:table-cell>
          <table:table-cell office:value-type="string" table:style-name="ce1">
            <text:p>U9101</text:p>
          </table:table-cell>
          <table:table-cell table:style-name="ce1"/>
          <table:table-cell office:value-type="string" table:style-name="ce1">
            <text:p>LAS PLUMAS</text:p>
          </table:table-cell>
          <table:table-cell office:value-type="string" table:style-name="ce1">
            <text:p>MARTIRES</text:p>
          </table:table-cell>
          <table:table-cell office:value-type="string" table:style-name="ce1">
            <text:p>escuela77lasplumas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3722128" table:style-name="ce2">
            <text:p>-43.722.128</text:p>
          </table:table-cell>
          <table:table-cell office:value-type="float" office:value="-67283821" table:style-name="ce2">
            <text:p>-67.283.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500" table:style-name="ce1">
            <text:p>260025500</text:p>
          </table:table-cell>
          <table:table-cell office:value-type="string" table:style-name="ce1">
            <text:p>ESCUELA ESPECIAL Nº 5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Julián Murga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32914537459424" table:style-name="ce2">
            <text:p>-432.914.537.459.424</text:p>
          </table:table-cell>
          <table:table-cell office:value-type="float" office:value="-650860430278196" table:style-name="ce2">
            <text:p>-650.860.430.278.1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600" table:style-name="ce1">
            <text:p>260025600</text:p>
          </table:table-cell>
          <table:table-cell office:value-type="string" table:style-name="ce1">
            <text:p>PCIA. DE SANTA F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'DONNELL Y 1° DE MAYO S/N AREA 12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47@chubut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3095841777002" table:style-name="ce2">
            <text:p>-433.095.841.777.002</text:p>
          </table:table-cell>
          <table:table-cell office:value-type="float" office:value="-651056429101653" table:style-name="ce2">
            <text:p>-651.056.429.101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800" table:style-name="ce1">
            <text:p>260025800</text:p>
          </table:table-cell>
          <table:table-cell office:value-type="string" table:style-name="ce1">
            <text:p>CRUCERO A.R.A. GRAL. M.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Y CAJAL Y PAYRO S/N CO.VI.RA. I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981341561995" table:style-name="ce2">
            <text:p>-432.981.341.561.995</text:p>
          </table:table-cell>
          <table:table-cell office:value-type="float" office:value="-650904314123307" table:style-name="ce2">
            <text:p>-650.904.314.123.3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900" table:style-name="ce1">
            <text:p>260025900</text:p>
          </table:table-cell>
          <table:table-cell office:value-type="string" table:style-name="ce1">
            <text:p>HUENNIH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TE. CNEL. MURGA Y LAPORTE 490 VIVIENDAS - NORTE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deinfantes40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916735511405" table:style-name="ce2">
            <text:p>-432.916.735.511.405</text:p>
          </table:table-cell>
          <table:table-cell office:value-type="float" office:value="-650862558715677" table:style-name="ce2">
            <text:p>-650.862.558.715.6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901" table:style-name="ce1">
            <text:p>260025901</text:p>
          </table:table-cell>
          <table:table-cell office:value-type="string" table:style-name="ce1">
            <text:p>HUENNIH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ÓN Y CAJAL Y PAYRO COVIRA FUNC. EN ESCUELA N° 167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deinfantes404@hotmai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980232917084" table:style-name="ce2">
            <text:p>-432.980.232.917.084</text:p>
          </table:table-cell>
          <table:table-cell office:value-type="float" office:value="-65090737112394" table:style-name="ce2">
            <text:p>-65.090.737.112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5902" table:style-name="ce1">
            <text:p>260025902</text:p>
          </table:table-cell>
          <table:table-cell office:value-type="string" table:style-name="ce1">
            <text:p>HUENNIH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GARDEL Y CONGRESO NACIONAL ÁREA 16 FUNCIONA EN ESCUELA N° 178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deinfantes40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947833626935" table:style-name="ce2">
            <text:p>-432.947.833.626.935</text:p>
          </table:table-cell>
          <table:table-cell office:value-type="float" office:value="-650965983836774" table:style-name="ce2">
            <text:p>-650.965.983.836.7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000" table:style-name="ce1">
            <text:p>260026000</text:p>
          </table:table-cell>
          <table:table-cell office:value-type="string" table:style-name="ce1">
            <text:p>AYLLU PIUQ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DERICCI 780 SAN PABLO</text:p>
          </table:table-cell>
          <table:table-cell office:value-type="string" table:style-name="ce1">
            <text:p>U9103</text:p>
          </table:table-cell>
          <table:table-cell office:value-type="string" table:style-name="ce1">
            <text:p>4481109/4482859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85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931915947914" table:style-name="ce2">
            <text:p>-432.931.915.947.914</text:p>
          </table:table-cell>
          <table:table-cell office:value-type="float" office:value="-651121431061419" table:style-name="ce2">
            <text:p>-651.121.431.061.4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100" table:style-name="ce1">
            <text:p>260026100</text:p>
          </table:table-cell>
          <table:table-cell office:value-type="string" table:style-name="ce1">
            <text:p>VUELTA DEL 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. J. WILLIAMS S/N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DOLAVON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098145811957" table:style-name="ce2">
            <text:p>-433.098.145.811.957</text:p>
          </table:table-cell>
          <table:table-cell office:value-type="float" office:value="-657032007961606" table:style-name="ce2">
            <text:p>-657.032.007.961.6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101" table:style-name="ce1">
            <text:p>260026101</text:p>
          </table:table-cell>
          <table:table-cell office:value-type="string" table:style-name="ce1">
            <text:p>VUELTA DEL RÍO ANEXO 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10 FUNC. EN ESCUELA Nº 139 - CHACRA 139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28 DE JULIO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338893937" table:style-name="ce2">
            <text:p>-4.338.893.937</text:p>
          </table:table-cell>
          <table:table-cell office:value-type="float" office:value="-6583951498" table:style-name="ce2">
            <text:p>-6.583.951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200" table:style-name="ce1">
            <text:p>260026200</text:p>
          </table:table-cell>
          <table:table-cell office:value-type="string" table:style-name="ce1">
            <text:p>MICHAEL DAVID J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N° 332 - 28 DE JULIO TIERRA SALADA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28 DE JULIO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nalusalacoste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33666698888891" table:style-name="ce2">
            <text:p>-433.666.698.888.891</text:p>
          </table:table-cell>
          <table:table-cell office:value-type="float" office:value="-657849684725923" table:style-name="ce2">
            <text:p>-657.849.684.725.9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300" table:style-name="ce1">
            <text:p>260026300</text:p>
          </table:table-cell>
          <table:table-cell office:value-type="string" table:style-name="ce1">
            <text:p>FLORENTINO AMEGH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QUE FLORENTINO AMEGHINO</text:p>
          </table:table-cell>
          <table:table-cell office:value-type="string" table:style-name="ce1">
            <text:p>U9101</text:p>
          </table:table-cell>
          <table:table-cell table:style-name="ce1"/>
          <table:table-cell office:value-type="string" table:style-name="ce1">
            <text:p>FLORENTINO AMEGHINO</text:p>
          </table:table-cell>
          <table:table-cell office:value-type="string" table:style-name="ce1">
            <text:p>FLORENTINO AMEGHIN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36988392" table:style-name="ce2">
            <text:p>-436.988.392</text:p>
          </table:table-cell>
          <table:table-cell office:value-type="float" office:value="-6647311981" table:style-name="ce2">
            <text:p>-6.647.311.9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400" table:style-name="ce1">
            <text:p>260026400</text:p>
          </table:table-cell>
          <table:table-cell office:value-type="string" table:style-name="ce1">
            <text:p>ESCUELA DE NIVEL PRIMARIO ADULTOS Nº 6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51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DOLAVO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escueladeadultos609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3106036553741" table:style-name="ce2">
            <text:p>-433.106.036.553.741</text:p>
          </table:table-cell>
          <table:table-cell office:value-type="float" office:value="-657009481138442" table:style-name="ce2">
            <text:p>-657.009.481.138.4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500" table:style-name="ce1">
            <text:p>260026500</text:p>
          </table:table-cell>
          <table:table-cell office:value-type="string" table:style-name="ce1">
            <text:p>ISF POLICIAL Nº 811 CRIO. GRAL. JUAN G. BOY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RO MARTÍNEZ 257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decadetes_811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2997655883978" table:style-name="ce2">
            <text:p>-432.997.655.883.978</text:p>
          </table:table-cell>
          <table:table-cell office:value-type="float" office:value="-651102825314971" table:style-name="ce2">
            <text:p>-651.102.825.314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600" table:style-name="ce1">
            <text:p>260026600</text:p>
          </table:table-cell>
          <table:table-cell office:value-type="string" table:style-name="ce1">
            <text:p>MAESTRA ADELAIDA MERCEDES BECER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555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3033505465763" table:style-name="ce2">
            <text:p>-433.033.505.465.763</text:p>
          </table:table-cell>
          <table:table-cell office:value-type="float" office:value="-65095883203965" table:style-name="ce2">
            <text:p>-65.095.883.203.9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601" table:style-name="ce1">
            <text:p>260026601</text:p>
          </table:table-cell>
          <table:table-cell office:value-type="string" table:style-name="ce1">
            <text:p>ANEXO ESCUELA Nº 6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ÓN Y CAJAL Y PAYRO COVIRA 1 FUNC. EN ESCUELA Nº 167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432979715512667" table:style-name="ce2">
            <text:p>-432.979.715.512.667</text:p>
          </table:table-cell>
          <table:table-cell office:value-type="float" office:value="-650906095546633" table:style-name="ce2">
            <text:p>-650.906.095.546.6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603" table:style-name="ce1">
            <text:p>260026603</text:p>
          </table:table-cell>
          <table:table-cell office:value-type="string" table:style-name="ce1">
            <text:p>ANEXO ESCUELA Nº 6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97 FUNC. EN UNIDAD CARCELARIA Nº 6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432965855681979" table:style-name="ce2">
            <text:p>-432.965.855.681.979</text:p>
          </table:table-cell>
          <table:table-cell office:value-type="float" office:value="-651037636612061" table:style-name="ce2">
            <text:p>-651.037.636.612.0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604" table:style-name="ce1">
            <text:p>260026604</text:p>
          </table:table-cell>
          <table:table-cell office:value-type="string" table:style-name="ce1">
            <text:p>ANEXO ESCUELA Nº 6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ORTE S/N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432933950869289" table:style-name="ce2">
            <text:p>-432.933.950.869.289</text:p>
          </table:table-cell>
          <table:table-cell office:value-type="float" office:value="-651120514657285" table:style-name="ce2">
            <text:p>-651.120.514.657.2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700" table:style-name="ce1">
            <text:p>260026700</text:p>
          </table:table-cell>
          <table:table-cell office:value-type="string" table:style-name="ce1">
            <text:p>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68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699135385857" table:style-name="ce2">
            <text:p>-427.699.135.385.857</text:p>
          </table:table-cell>
          <table:table-cell office:value-type="float" office:value="-650352284123469" table:style-name="ce2">
            <text:p>-650.352.284.123.4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800" table:style-name="ce1">
            <text:p>260026800</text:p>
          </table:table-cell>
          <table:table-cell office:value-type="string" table:style-name="ce1">
            <text:p>ESCUELA N° 170 CACIQUE VALENTIN SAYHUEQ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MENÉNDEZ 445 PORVENIR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617550785872" table:style-name="ce2">
            <text:p>-427.617.550.785.872</text:p>
          </table:table-cell>
          <table:table-cell office:value-type="float" office:value="-650430700099338" table:style-name="ce2">
            <text:p>-650.430.700.099.3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6900" table:style-name="ce1">
            <text:p>260026900</text:p>
          </table:table-cell>
          <table:table-cell office:value-type="string" table:style-name="ce1">
            <text:p>ESCUELA MUTUALISTA - AMS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ÁVILA 351 COLONOS Y GALESES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73120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mutualist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648178845649" table:style-name="ce2">
            <text:p>-427.648.178.845.649</text:p>
          </table:table-cell>
          <table:table-cell office:value-type="float" office:value="-650405894664981" table:style-name="ce2">
            <text:p>-650.405.894.664.9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000" table:style-name="ce1">
            <text:p>260027000</text:p>
          </table:table-cell>
          <table:table-cell office:value-type="string" table:style-name="ce1">
            <text:p>PENINSULA VAL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FUERTE SAN JOSÉ 115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150peninsulavaldez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673545724904" table:style-name="ce2">
            <text:p>-427.673.545.724.904</text:p>
          </table:table-cell>
          <table:table-cell office:value-type="float" office:value="-650432635402606" table:style-name="ce2">
            <text:p>-650.432.635.402.6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100" table:style-name="ce1">
            <text:p>260027100</text:p>
          </table:table-cell>
          <table:table-cell office:value-type="string" table:style-name="ce1">
            <text:p>ARMA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AMPA 579 GDOR. FONTAN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_152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767800838929" table:style-name="ce2">
            <text:p>-427.767.800.838.929</text:p>
          </table:table-cell>
          <table:table-cell office:value-type="float" office:value="-650538603317056" table:style-name="ce2">
            <text:p>-650.538.603.317.0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200" table:style-name="ce1">
            <text:p>260027200</text:p>
          </table:table-cell>
          <table:table-cell office:value-type="string" table:style-name="ce1">
            <text:p>A.R.A. PUNTA MED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UCHO RIVERO S/N DON BOSCO KM 8</text:p>
          </table:table-cell>
          <table:table-cell office:value-type="string" table:style-name="ce1">
            <text:p>U9003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126@yahoo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7960194282843" table:style-name="ce2">
            <text:p>-457.960.194.282.843</text:p>
          </table:table-cell>
          <table:table-cell office:value-type="float" office:value="-674213435417315" table:style-name="ce2">
            <text:p>-674.213.435.417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300" table:style-name="ce1">
            <text:p>260027300</text:p>
          </table:table-cell>
          <table:table-cell office:value-type="string" table:style-name="ce1">
            <text:p>CARREROS PATAGONIC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RIQUE HERMITTE 246 GDOR. FONTANA - KM 8</text:p>
          </table:table-cell>
          <table:table-cell office:value-type="string" table:style-name="ce1">
            <text:p>U9003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171carrero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7909296559122" table:style-name="ce2">
            <text:p>-457.909.296.559.122</text:p>
          </table:table-cell>
          <table:table-cell office:value-type="float" office:value="-67434783271065" table:style-name="ce2">
            <text:p>-67.434.783.271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400" table:style-name="ce1">
            <text:p>260027400</text:p>
          </table:table-cell>
          <table:table-cell office:value-type="string" table:style-name="ce1">
            <text:p>COLEGIO TÉCNICO Nº 707 CIUDAD DE YAPEY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OS DISCÉPOLO 400 DON BOSCO KM 8</text:p>
          </table:table-cell>
          <table:table-cell office:value-type="string" table:style-name="ce1">
            <text:p>U9003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_707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58019592391432" table:style-name="ce2">
            <text:p>-458.019.592.391.432</text:p>
          </table:table-cell>
          <table:table-cell office:value-type="float" office:value="-674266089702914" table:style-name="ce2">
            <text:p>-674.266.089.702.9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500" table:style-name="ce1">
            <text:p>260027500</text:p>
          </table:table-cell>
          <table:table-cell office:value-type="string" table:style-name="ce1">
            <text:p>ESCUELA DE NIVEL MEDIO N° 755 MARÍA EVA DUA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ÓN S/N CIUDADEL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537213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7959009283361" table:style-name="ce2">
            <text:p>-457.959.009.283.361</text:p>
          </table:table-cell>
          <table:table-cell office:value-type="float" office:value="-674965587156121" table:style-name="ce2">
            <text:p>-674.965.587.156.1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600" table:style-name="ce1">
            <text:p>260027600</text:p>
          </table:table-cell>
          <table:table-cell office:value-type="string" table:style-name="ce1">
            <text:p>PROSPERO PALAZ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É PASO 2135 PRÓSPERO PALAZZO</text:p>
          </table:table-cell>
          <table:table-cell office:value-type="string" table:style-name="ce1">
            <text:p>U9003</text:p>
          </table:table-cell>
          <table:table-cell office:value-type="string" table:style-name="ce1">
            <text:p>0297-4548070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722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7952630532741" table:style-name="ce2">
            <text:p>-457.952.630.532.741</text:p>
          </table:table-cell>
          <table:table-cell office:value-type="float" office:value="-674635946998386" table:style-name="ce2">
            <text:p>-674.635.946.998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601" table:style-name="ce1">
            <text:p>260027601</text:p>
          </table:table-cell>
          <table:table-cell office:value-type="string" table:style-name="ce1">
            <text:p>PROSPERO PALAZZO - ADUL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É PASO 2135 PRÓSPERO PALAZZ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548070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722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7952349807189" table:style-name="ce2">
            <text:p>-457.952.349.807.189</text:p>
          </table:table-cell>
          <table:table-cell office:value-type="float" office:value="-674638280800064" table:style-name="ce2">
            <text:p>-674.638.280.800.0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700" table:style-name="ce1">
            <text:p>260027700</text:p>
          </table:table-cell>
          <table:table-cell office:value-type="string" table:style-name="ce1">
            <text:p>JUAN MARIA GUTIER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435 CENTRO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uela82@coopsar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5923334387554" table:style-name="ce2">
            <text:p>-455.923.334.387.554</text:p>
          </table:table-cell>
          <table:table-cell office:value-type="float" office:value="-690660459469133" table:style-name="ce2">
            <text:p>-690.660.459.469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800" table:style-name="ce1">
            <text:p>260027800</text:p>
          </table:table-cell>
          <table:table-cell office:value-type="string" table:style-name="ce1">
            <text:p>ESCUELA DE NIVEL INICIAL Nº 4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SAN MARTIN 1096 CENTRO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ini411@coopsar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5857382004489" table:style-name="ce2">
            <text:p>-455.857.382.004.489</text:p>
          </table:table-cell>
          <table:table-cell office:value-type="float" office:value="-690698875274838" table:style-name="ce2">
            <text:p>-690.698.875.274.8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7900" table:style-name="ce1">
            <text:p>260027900</text:p>
          </table:table-cell>
          <table:table-cell office:value-type="string" table:style-name="ce1">
            <text:p>COLEGIO AGROPECUARIO JUAN XXII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26 CHACRA Nº 27 SAN MIGUEL</text:p>
          </table:table-cell>
          <table:table-cell office:value-type="string" table:style-name="ce1">
            <text:p>U9020</text:p>
          </table:table-cell>
          <table:table-cell office:value-type="string" table:style-name="ce1">
            <text:p>0297-4893184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uela725@coopsar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56056758653966" table:style-name="ce2">
            <text:p>-456.056.758.653.966</text:p>
          </table:table-cell>
          <table:table-cell office:value-type="float" office:value="-690689404290247" table:style-name="ce2">
            <text:p>-690.689.404.290.2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000" table:style-name="ce1">
            <text:p>260028000</text:p>
          </table:table-cell>
          <table:table-cell office:value-type="string" table:style-name="ce1">
            <text:p>INDEPENDEN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750 CENTRO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independenciaescuela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5926752595303" table:style-name="ce2">
            <text:p>-455.926.752.595.303</text:p>
          </table:table-cell>
          <table:table-cell office:value-type="float" office:value="-690751067208859" table:style-name="ce2">
            <text:p>-690.751.067.208.8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100" table:style-name="ce1">
            <text:p>260028100</text:p>
          </table:table-cell>
          <table:table-cell office:value-type="string" table:style-name="ce1">
            <text:p>ESCUELA Nº 180 TENT.MARCELO ARC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ICANOR ALVAREZ EX CALLE 13 S/N PROGRESO BARRIO PROGRESO - SARMIENTO -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uela180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5804731775111" table:style-name="ce2">
            <text:p>-455.804.731.775.111</text:p>
          </table:table-cell>
          <table:table-cell office:value-type="float" office:value="-690504913829168" table:style-name="ce2">
            <text:p>-690.504.913.829.1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200" table:style-name="ce1">
            <text:p>260028200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EJERCITO ARGENTINO S/N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escuela_148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6889509943734" table:style-name="ce2">
            <text:p>-456.889.509.943.734</text:p>
          </table:table-cell>
          <table:table-cell office:value-type="float" office:value="-702555965073049" table:style-name="ce2">
            <text:p>-702.555.965.073.0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300" table:style-name="ce1">
            <text:p>260028300</text:p>
          </table:table-cell>
          <table:table-cell office:value-type="string" table:style-name="ce1">
            <text:p>INSTITUTO WILLIAM CASE MORRI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55</text:p>
          </table:table-cell>
          <table:table-cell office:value-type="string" table:style-name="ce1">
            <text:p>U9107ABA</text:p>
          </table:table-cell>
          <table:table-cell table:style-name="ce1"/>
          <table:table-cell office:value-type="string" table:style-name="ce1">
            <text:p>DOLAVO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iwcmorris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3097604874598" table:style-name="ce2">
            <text:p>-433.097.604.874.598</text:p>
          </table:table-cell>
          <table:table-cell office:value-type="float" office:value="-657066016982674" table:style-name="ce2">
            <text:p>-657.066.016.982.6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400" table:style-name="ce1">
            <text:p>260028400</text:p>
          </table:table-cell>
          <table:table-cell office:value-type="string" table:style-name="ce1">
            <text:p>ESCUELA PARA JOVENES Y ADULTOS Nº 6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RREGO 1620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8659378114414" table:style-name="ce2">
            <text:p>-458.659.378.114.414</text:p>
          </table:table-cell>
          <table:table-cell office:value-type="float" office:value="-674997196993443" table:style-name="ce2">
            <text:p>-674.997.196.993.4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500" table:style-name="ce1">
            <text:p>260028500</text:p>
          </table:table-cell>
          <table:table-cell office:value-type="string" table:style-name="ce1">
            <text:p>INSTITUTO LEONARDO DA VINC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ISTÓBULO DEL VALLE 1555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230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grupodavinci@argentina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98353236666" table:style-name="ce2">
            <text:p>-458.698.353.236.666</text:p>
          </table:table-cell>
          <table:table-cell office:value-type="float" office:value="-67497971322588" table:style-name="ce2">
            <text:p>-67.497.971.322.5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600" table:style-name="ce1">
            <text:p>260028600</text:p>
          </table:table-cell>
          <table:table-cell office:value-type="string" table:style-name="ce1">
            <text:p>NICOLA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1451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08058365642" table:style-name="ce2">
            <text:p>-458.608.058.365.642</text:p>
          </table:table-cell>
          <table:table-cell office:value-type="float" office:value="-674961153765949" table:style-name="ce2">
            <text:p>-674.961.153.765.9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700" table:style-name="ce1">
            <text:p>260028700</text:p>
          </table:table-cell>
          <table:table-cell office:value-type="string" table:style-name="ce1">
            <text:p>ESCUELA DE NIVEL INICIAL Nº 4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945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02534647236" table:style-name="ce2">
            <text:p>-458.602.534.647.236</text:p>
          </table:table-cell>
          <table:table-cell office:value-type="float" office:value="-6749730193192" table:style-name="ce2">
            <text:p>-6.749.730.193.1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8900" table:style-name="ce1">
            <text:p>260028900</text:p>
          </table:table-cell>
          <table:table-cell office:value-type="string" table:style-name="ce1">
            <text:p>ESTRELLA DE M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ial Riadigos 785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169estrellademar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817975081746" table:style-name="ce2">
            <text:p>-458.817.975.081.746</text:p>
          </table:table-cell>
          <table:table-cell office:value-type="float" office:value="-675056776345785" table:style-name="ce2">
            <text:p>-675.056.776.345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000" table:style-name="ce1">
            <text:p>260029000</text:p>
          </table:table-cell>
          <table:table-cell office:value-type="string" table:style-name="ce1">
            <text:p>ESCUELA ESPECIAL Nº 5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248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escuela513gaiman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32895095418339" table:style-name="ce2">
            <text:p>-432.895.095.418.339</text:p>
          </table:table-cell>
          <table:table-cell office:value-type="float" office:value="-654941020802293" table:style-name="ce2">
            <text:p>-654.941.020.802.2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001" table:style-name="ce1">
            <text:p>260029001</text:p>
          </table:table-cell>
          <table:table-cell office:value-type="string" table:style-name="ce1">
            <text:p>ESCUELA ESPECIAL Nº 513 - ANEXO DOLAV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OBERANÍA ARGENTINA 6 ALBORADA ANEXO FUNCIONA EN DOLAVON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DOLAVO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escuela513gaiman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33129114061592" table:style-name="ce2">
            <text:p>-433.129.114.061.592</text:p>
          </table:table-cell>
          <table:table-cell office:value-type="float" office:value="-657106381060415" table:style-name="ce2">
            <text:p>-657.106.381.060.4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100" table:style-name="ce1">
            <text:p>260029100</text:p>
          </table:table-cell>
          <table:table-cell office:value-type="string" table:style-name="ce1">
            <text:p>INSTITUTO CAMW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GUEL D.JONES 490 CENTRO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cymcamwy@infovi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88374907577" table:style-name="ce2">
            <text:p>-43.288.374.907.577</text:p>
          </table:table-cell>
          <table:table-cell office:value-type="float" office:value="-654992536716022" table:style-name="ce2">
            <text:p>-654.992.536.716.0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200" table:style-name="ce1">
            <text:p>260029200</text:p>
          </table:table-cell>
          <table:table-cell office:value-type="string" table:style-name="ce1">
            <text:p>ESCUELA AGROTÉCNICA Nº 7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YN GWYN CHACRA Nº175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agrotecnica733@infovi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4333395568" table:style-name="ce2">
            <text:p>-4.333.395.568</text:p>
          </table:table-cell>
          <table:table-cell office:value-type="float" office:value="-6547259113" table:style-name="ce2">
            <text:p>-6.547.259.1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300" table:style-name="ce1">
            <text:p>260029300</text:p>
          </table:table-cell>
          <table:table-cell office:value-type="string" table:style-name="ce1">
            <text:p>ABRAHAM MATTHEW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N° 188 - BRYN GWYN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33275330933755" table:style-name="ce2">
            <text:p>-433.275.330.933.755</text:p>
          </table:table-cell>
          <table:table-cell office:value-type="float" office:value="-65480273290156" table:style-name="ce2">
            <text:p>-65.480.273.290.1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400" table:style-name="ce1">
            <text:p>260029400</text:p>
          </table:table-cell>
          <table:table-cell office:value-type="string" table:style-name="ce1">
            <text:p>MAIR AP IWAN DE ROBERT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ZOPARDO 224 GAIMAN NUEVO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894054942358" table:style-name="ce2">
            <text:p>-432.894.054.942.358</text:p>
          </table:table-cell>
          <table:table-cell office:value-type="float" office:value="-654888534715536" table:style-name="ce2">
            <text:p>-654.888.534.715.5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401" table:style-name="ce1">
            <text:p>260029401</text:p>
          </table:table-cell>
          <table:table-cell office:value-type="string" table:style-name="ce1">
            <text:p>MAIR IWAN DE ROBERT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131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893838448755" table:style-name="ce2">
            <text:p>-432.893.838.448.755</text:p>
          </table:table-cell>
          <table:table-cell office:value-type="float" office:value="-654927886912032" table:style-name="ce2">
            <text:p>-654.927.886.912.0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500" table:style-name="ce1">
            <text:p>260029500</text:p>
          </table:table-cell>
          <table:table-cell office:value-type="string" table:style-name="ce1">
            <text:p>PROVINCIA DE LA PAM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TROBER S/N</text:p>
          </table:table-cell>
          <table:table-cell office:value-type="string" table:style-name="ce1">
            <text:p>U9207</text:p>
          </table:table-cell>
          <table:table-cell table:style-name="ce1"/>
          <table:table-cell office:value-type="string" table:style-name="ce1">
            <text:p>PASO DE INDIOS</text:p>
          </table:table-cell>
          <table:table-cell office:value-type="string" table:style-name="ce1">
            <text:p>PASO DE INDIOS</text:p>
          </table:table-cell>
          <table:table-cell office:value-type="string" table:style-name="ce1">
            <text:p>escuela15pasodeindios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38626987236141" table:style-name="ce2">
            <text:p>-438.626.987.236.141</text:p>
          </table:table-cell>
          <table:table-cell office:value-type="float" office:value="-690454565455609" table:style-name="ce2">
            <text:p>-690.454.565.455.6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600" table:style-name="ce1">
            <text:p>260029600</text:p>
          </table:table-cell>
          <table:table-cell office:value-type="string" table:style-name="ce1">
            <text:p>EDWIN ROBERT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NORTE Y E. ROBERTS UNIO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er182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464524015587" table:style-name="ce2">
            <text:p>-432.464.524.015.587</text:p>
          </table:table-cell>
          <table:table-cell office:value-type="float" office:value="-653059744827839" table:style-name="ce2">
            <text:p>-653.059.744.827.8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700" table:style-name="ce1">
            <text:p>260029700</text:p>
          </table:table-cell>
          <table:table-cell office:value-type="string" table:style-name="ce1">
            <text:p>ESCUELA DE NIVEL INICIAL Nº 429 KIMIL AYE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OBERNADOR TELLO S/N LUZ Y FUERZA ENTRE 13 DE JULIO Y OSCAR SMITH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29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388300644046" table:style-name="ce2">
            <text:p>-432.388.300.644.046</text:p>
          </table:table-cell>
          <table:table-cell office:value-type="float" office:value="-653053720300106" table:style-name="ce2">
            <text:p>-653.053.720.300.1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701" table:style-name="ce1">
            <text:p>260029701</text:p>
          </table:table-cell>
          <table:table-cell office:value-type="string" table:style-name="ce1">
            <text:p>ANEXO ESCUELA Nº 4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ZAMA NORTE Y MONSEÑOR FAGNANO S/N TIRO FEDERAL FUNC. EN ESCUELA Nº 175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38998818005" table:style-name="ce2">
            <text:p>-43.238.998.818.005</text:p>
          </table:table-cell>
          <table:table-cell office:value-type="float" office:value="-653051329757476" table:style-name="ce2">
            <text:p>-653.051.329.757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800" table:style-name="ce1">
            <text:p>260029800</text:p>
          </table:table-cell>
          <table:table-cell office:value-type="string" table:style-name="ce1">
            <text:p>RAUL B. DI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LDMAN JOSIN 8 ARMADA ARGENTIN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156rbd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458278317605" table:style-name="ce2">
            <text:p>-432.458.278.317.605</text:p>
          </table:table-cell>
          <table:table-cell office:value-type="float" office:value="-652982745809597" table:style-name="ce2">
            <text:p>-652.982.745.809.5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900" table:style-name="ce1">
            <text:p>260029900</text:p>
          </table:table-cell>
          <table:table-cell office:value-type="string" table:style-name="ce1">
            <text:p>ESCUELA DE NIVEL INICIAL Nº 4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CIQUE FOYEL 380 PATAGONIA NORTE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433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39424291075" table:style-name="ce2">
            <text:p>-43.239.424.291.075</text:p>
          </table:table-cell>
          <table:table-cell office:value-type="float" office:value="-652938651757224" table:style-name="ce2">
            <text:p>-652.938.651.757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29901" table:style-name="ce1">
            <text:p>260029901</text:p>
          </table:table-cell>
          <table:table-cell office:value-type="string" table:style-name="ce1">
            <text:p>ESCUELA DE NIVEL INICIAL Nº 4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BLO NERUDA S/N PLANTA DE GAS FUNC. EN ESCUELA Nº 173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433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464076504788" table:style-name="ce2">
            <text:p>-432.464.076.504.788</text:p>
          </table:table-cell>
          <table:table-cell office:value-type="float" office:value="-65297725243794" table:style-name="ce2">
            <text:p>-65.297.725.243.7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000" table:style-name="ce1">
            <text:p>260030000</text:p>
          </table:table-cell>
          <table:table-cell office:value-type="string" table:style-name="ce1">
            <text:p>AYELEN RUK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ÓN Y PABLO NERUDA PLANTA DE GA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73tw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475742278123" table:style-name="ce2">
            <text:p>-432.475.742.278.123</text:p>
          </table:table-cell>
          <table:table-cell office:value-type="float" office:value="-652859911246644" table:style-name="ce2">
            <text:p>-652.859.911.246.6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200" table:style-name="ce1">
            <text:p>260030200</text:p>
          </table:table-cell>
          <table:table-cell office:value-type="string" table:style-name="ce1">
            <text:p>ESCUELA DE NIVEL INICIAL Nº 4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Y SOLDADO ORTEGA SAN MARTÍ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0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430225984879" table:style-name="ce2">
            <text:p>-432.430.225.984.879</text:p>
          </table:table-cell>
          <table:table-cell office:value-type="float" office:value="-653188867252959" table:style-name="ce2">
            <text:p>-653.188.867.252.9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202" table:style-name="ce1">
            <text:p>260030202</text:p>
          </table:table-cell>
          <table:table-cell office:value-type="string" table:style-name="ce1">
            <text:p>ESCUELA DE NIVEL INICIAL N° 4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GARDEL 405 SAN MARTÍ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0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417390232444" table:style-name="ce2">
            <text:p>-432.417.390.232.444</text:p>
          </table:table-cell>
          <table:table-cell office:value-type="float" office:value="-653189334630029" table:style-name="ce2">
            <text:p>-653.189.334.630.0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300" table:style-name="ce1">
            <text:p>260030300</text:p>
          </table:table-cell>
          <table:table-cell office:value-type="string" table:style-name="ce1">
            <text:p>SUYAY H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GARDEL 100 J.M. DE ROSAS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.178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949512218911" table:style-name="ce2">
            <text:p>-432.949.512.218.911</text:p>
          </table:table-cell>
          <table:table-cell office:value-type="float" office:value="-650962583950406" table:style-name="ce2">
            <text:p>-650.962.583.950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400" table:style-name="ce1">
            <text:p>260030400</text:p>
          </table:table-cell>
          <table:table-cell office:value-type="string" table:style-name="ce1">
            <text:p>INSTITUTO DON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248 CENTR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secretaria_prim.idb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3034808305167" table:style-name="ce2">
            <text:p>-433.034.808.305.167</text:p>
          </table:table-cell>
          <table:table-cell office:value-type="float" office:value="-651052574515847" table:style-name="ce2">
            <text:p>-651.052.574.515.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500" table:style-name="ce1">
            <text:p>260030500</text:p>
          </table:table-cell>
          <table:table-cell office:value-type="string" table:style-name="ce1">
            <text:p>ESCUELA Nº 1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° 9 CHACRA 204-B - C.C. 17 LA ANGOSTURA - GAIMAN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escuela130angostura@yahoo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332807988" table:style-name="ce2">
            <text:p>-4.332.807.988</text:p>
          </table:table-cell>
          <table:table-cell office:value-type="float" office:value="-655396969" table:style-name="ce2">
            <text:p>-655.396.9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600" table:style-name="ce1">
            <text:p>260030600</text:p>
          </table:table-cell>
          <table:table-cell office:value-type="string" table:style-name="ce1">
            <text:p>VALLE DE INMIGRA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10 CHACRA Nº 339 - 28 DE JULIO -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28 DE JULIO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escuela139valledeinmigrante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3389006645349" table:style-name="ce2">
            <text:p>-43.389.006.645.349</text:p>
          </table:table-cell>
          <table:table-cell office:value-type="float" office:value="-658396189689608" table:style-name="ce2">
            <text:p>-658.396.189.689.6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700" table:style-name="ce1">
            <text:p>260030700</text:p>
          </table:table-cell>
          <table:table-cell office:value-type="string" table:style-name="ce1">
            <text:p>INSTITUTO MARÍ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cchina 76</text:p>
          </table:table-cell>
          <table:table-cell office:value-type="string" table:style-name="ce1">
            <text:p>U9103</text:p>
          </table:table-cell>
          <table:table-cell office:value-type="string" table:style-name="ce1">
            <text:p>4482626-4483746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maauxrw@infovi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3004187992859" table:style-name="ce2">
            <text:p>-433.004.187.992.859</text:p>
          </table:table-cell>
          <table:table-cell office:value-type="float" office:value="-651052833124285" table:style-name="ce2">
            <text:p>-651.052.833.124.2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800" table:style-name="ce1">
            <text:p>260030800</text:p>
          </table:table-cell>
          <table:table-cell office:value-type="string" table:style-name="ce1">
            <text:p>RAQUEL CHATTAH DE BEC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764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0legio752@yahoo.com.ar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9928188268" table:style-name="ce2">
            <text:p>-4.329.928.188.268</text:p>
          </table:table-cell>
          <table:table-cell office:value-type="float" office:value="-651078947363377" table:style-name="ce2">
            <text:p>-651.078.947.363.3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0900" table:style-name="ce1">
            <text:p>260030900</text:p>
          </table:table-cell>
          <table:table-cell office:value-type="string" table:style-name="ce1">
            <text:p>ESCUELA N° 1 - GRAL. JOSE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JANDRO MAIZ 150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cuatro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9915262663" table:style-name="ce2">
            <text:p>-4.329.915.262.663</text:p>
          </table:table-cell>
          <table:table-cell office:value-type="float" office:value="-651075836979287" table:style-name="ce2">
            <text:p>-651.075.836.979.2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000" table:style-name="ce1">
            <text:p>260031000</text:p>
          </table:table-cell>
          <table:table-cell office:value-type="string" table:style-name="ce1">
            <text:p>ESCUELA DE NIVEL INICIAL Nº 406 PEUMA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ORCADAS S/N JOSÉ FUCHS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peumayen_406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727409445059" table:style-name="ce2">
            <text:p>-458.727.409.445.059</text:p>
          </table:table-cell>
          <table:table-cell office:value-type="float" office:value="-675115009269726" table:style-name="ce2">
            <text:p>-675.115.009.269.7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001" table:style-name="ce1">
            <text:p>260031001</text:p>
          </table:table-cell>
          <table:table-cell office:value-type="string" table:style-name="ce1">
            <text:p>ESCUELA DE NIVEL INICIAL N° 406 PEUMA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S/N 9 DE JULIO FUNCIONA EN ESCUELA N° 39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peumayen_406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87310773668" table:style-name="ce2">
            <text:p>-458.687.310.773.668</text:p>
          </table:table-cell>
          <table:table-cell office:value-type="float" office:value="-675037573797475" table:style-name="ce2">
            <text:p>-675.037.573.797.4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200" table:style-name="ce1">
            <text:p>260031200</text:p>
          </table:table-cell>
          <table:table-cell office:value-type="string" table:style-name="ce1">
            <text:p>ESCUELA PARA JÓVENES Y ADULTOS Nº 6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68 CENTR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27748226068123" table:style-name="ce2">
            <text:p>-427.748.226.068.123</text:p>
          </table:table-cell>
          <table:table-cell office:value-type="float" office:value="-650454928148179" table:style-name="ce2">
            <text:p>-650.454.928.148.1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300" table:style-name="ce1">
            <text:p>260031300</text:p>
          </table:table-cell>
          <table:table-cell office:value-type="string" table:style-name="ce1">
            <text:p>ESCUELA Nº 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/N C.C. 6 - EL MAITÉN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RANQUIL HU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60ranquilhuao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25149366" table:style-name="ce2">
            <text:p>-4.225.149.366</text:p>
          </table:table-cell>
          <table:table-cell office:value-type="float" office:value="-7092434734" table:style-name="ce2">
            <text:p>-7.092.434.7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500" table:style-name="ce1">
            <text:p>260031500</text:p>
          </table:table-cell>
          <table:table-cell office:value-type="string" table:style-name="ce1">
            <text:p>DR. CARLOS MADARIA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É PASO 1449 PRÓSPERO PALAZZ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7958643251299" table:style-name="ce2">
            <text:p>-457.958.643.251.299</text:p>
          </table:table-cell>
          <table:table-cell office:value-type="float" office:value="-674740873005753" table:style-name="ce2">
            <text:p>-674.740.873.005.7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600" table:style-name="ce1">
            <text:p>260031600</text:p>
          </table:table-cell>
          <table:table-cell office:value-type="string" table:style-name="ce1">
            <text:p>CIUDAD DE ROS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ÓN MARCUCCI S/N PAF</text:p>
          </table:table-cell>
          <table:table-cell office:value-type="string" table:style-name="ce1">
            <text:p>U9033</text:p>
          </table:table-cell>
          <table:table-cell table:style-name="ce1"/>
          <table:table-cell office:value-type="string" table:style-name="ce1">
            <text:p>ALTO RIO SENGUER</text:p>
          </table:table-cell>
          <table:table-cell office:value-type="string" table:style-name="ce1">
            <text:p>RIO SENGUER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-45043000217638" table:style-name="ce2">
            <text:p>-45.043.000.217.638</text:p>
          </table:table-cell>
          <table:table-cell office:value-type="float" office:value="-708184932062897" table:style-name="ce2">
            <text:p>-708.184.932.062.8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700" table:style-name="ce1">
            <text:p>260031700</text:p>
          </table:table-cell>
          <table:table-cell office:value-type="string" table:style-name="ce1">
            <text:p>ESCUELA ADVENTISTA FCO. RAMOS MEJ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RIVADAVIA 1175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comodoro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18803380942" table:style-name="ce2">
            <text:p>-458.618.803.380.942</text:p>
          </table:table-cell>
          <table:table-cell office:value-type="float" office:value="-674897492787789" table:style-name="ce2">
            <text:p>-674.897.492.787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800" table:style-name="ce1">
            <text:p>260031800</text:p>
          </table:table-cell>
          <table:table-cell office:value-type="string" table:style-name="ce1">
            <text:p>ESCUELA NIVEL INICIAL MONIGOT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Ú 1666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ardinmonigote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69711905894" table:style-name="ce2">
            <text:p>-458.669.711.905.894</text:p>
          </table:table-cell>
          <table:table-cell office:value-type="float" office:value="-674993665606999" table:style-name="ce2">
            <text:p>-674.993.665.606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1900" table:style-name="ce1">
            <text:p>260031900</text:p>
          </table:table-cell>
          <table:table-cell office:value-type="string" table:style-name="ce1">
            <text:p>JUSTO JOSÉ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STO JOSÉ DE URQUIZA 425</text:p>
          </table:table-cell>
          <table:table-cell office:value-type="string" table:style-name="ce1">
            <text:p>U9111</text:p>
          </table:table-cell>
          <table:table-cell table:style-name="ce1"/>
          <table:table-cell office:value-type="string" table:style-name="ce1">
            <text:p>CAMARONES</text:p>
          </table:table-cell>
          <table:table-cell office:value-type="string" table:style-name="ce1">
            <text:p>FLORENTINO AMEGHINO</text:p>
          </table:table-cell>
          <table:table-cell office:value-type="string" table:style-name="ce1">
            <text:p>esc16chubut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4796743" table:style-name="ce2">
            <text:p>-44.796.743</text:p>
          </table:table-cell>
          <table:table-cell office:value-type="float" office:value="-65709814" table:style-name="ce2">
            <text:p>-65.709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000" table:style-name="ce1">
            <text:p>260032000</text:p>
          </table:table-cell>
          <table:table-cell office:value-type="string" table:style-name="ce1">
            <text:p>13 DE JUL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EUGENIO TELLO 985 LUZ Y FUERZ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96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361360853164" table:style-name="ce2">
            <text:p>-432.361.360.853.164</text:p>
          </table:table-cell>
          <table:table-cell office:value-type="float" office:value="-653047397040434" table:style-name="ce2">
            <text:p>-653.047.397.040.4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100" table:style-name="ce1">
            <text:p>260032100</text:p>
          </table:table-cell>
          <table:table-cell office:value-type="string" table:style-name="ce1">
            <text:p>RUCA ANA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FAGNANO Y LEZANA NORTE TIRO FEDERAL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175rucaanai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386539874892" table:style-name="ce2">
            <text:p>-432.386.539.874.892</text:p>
          </table:table-cell>
          <table:table-cell office:value-type="float" office:value="-653048007846818" table:style-name="ce2">
            <text:p>-653.048.007.846.8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200" table:style-name="ce1">
            <text:p>260032200</text:p>
          </table:table-cell>
          <table:table-cell office:value-type="string" table:style-name="ce1">
            <text:p>HEROES DE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AVEDRA 69 SAN MARTÍ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414301783981" table:style-name="ce2">
            <text:p>-432.414.301.783.981</text:p>
          </table:table-cell>
          <table:table-cell office:value-type="float" office:value="-653117508678156" table:style-name="ce2">
            <text:p>-653.117.508.678.1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400" table:style-name="ce1">
            <text:p>260032400</text:p>
          </table:table-cell>
          <table:table-cell office:value-type="string" table:style-name="ce1">
            <text:p>ESCUELA Nº 190 PUERTAS DEL M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CHUCA GONZÁLEZ 251 PLAYA UNIÓN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90playaunion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3116010290478" table:style-name="ce2">
            <text:p>-433.116.010.290.478</text:p>
          </table:table-cell>
          <table:table-cell office:value-type="float" office:value="-650457999644536" table:style-name="ce2">
            <text:p>-650.457.999.644.5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500" table:style-name="ce1">
            <text:p>260032500</text:p>
          </table:table-cell>
          <table:table-cell office:value-type="string" table:style-name="ce1">
            <text:p>JULIAN MUR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RNESTO LAPORTE S/N 490 VIVIENDAS - ÁREA 25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202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918065076064" table:style-name="ce2">
            <text:p>-432.918.065.076.064</text:p>
          </table:table-cell>
          <table:table-cell office:value-type="float" office:value="-65085906938027" table:style-name="ce2">
            <text:p>-65.085.906.938.0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600" table:style-name="ce1">
            <text:p>260032600</text:p>
          </table:table-cell>
          <table:table-cell office:value-type="string" table:style-name="ce1">
            <text:p>FRANCISCO PASCASI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DRO. MARTÍN RIVADAVIA S/N J. A. ROC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biblioteca49@bipmadryn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533385345015" table:style-name="ce2">
            <text:p>-427.533.385.345.015</text:p>
          </table:table-cell>
          <table:table-cell office:value-type="float" office:value="-650487611382469" table:style-name="ce2">
            <text:p>-650.487.611.382.4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700" table:style-name="ce1">
            <text:p>260032700</text:p>
          </table:table-cell>
          <table:table-cell office:value-type="string" table:style-name="ce1">
            <text:p>ESCUELA DE NIVEL INICIAL Nº 4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GARITA GALETTO DE ABAD 385 PTE. ORTIZ KM 5</text:p>
          </table:table-cell>
          <table:table-cell office:value-type="string" table:style-name="ce1">
            <text:p>U9001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ardín_416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137938306555" table:style-name="ce2">
            <text:p>-458.137.938.306.555</text:p>
          </table:table-cell>
          <table:table-cell office:value-type="float" office:value="-674491212824671" table:style-name="ce2">
            <text:p>-674.491.212.824.6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800" table:style-name="ce1">
            <text:p>260032800</text:p>
          </table:table-cell>
          <table:table-cell office:value-type="string" table:style-name="ce1">
            <text:p>ESCUELA DE NIVEL INICIAL Nº 4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GOTÁ 805 LAPRIDA</text:p>
          </table:table-cell>
          <table:table-cell office:value-type="string" table:style-name="ce1">
            <text:p>U9001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283947389328" table:style-name="ce2">
            <text:p>-458.283.947.389.328</text:p>
          </table:table-cell>
          <table:table-cell office:value-type="float" office:value="-675456693689062" table:style-name="ce2">
            <text:p>-675.456.693.689.0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801" table:style-name="ce1">
            <text:p>260032801</text:p>
          </table:table-cell>
          <table:table-cell office:value-type="string" table:style-name="ce1">
            <text:p>ANEXO ESCUELA Nº 4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TAWA Y EL SALVADOR S/N LAPRID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ardin41756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176348876525" table:style-name="ce2">
            <text:p>-458.176.348.876.525</text:p>
          </table:table-cell>
          <table:table-cell office:value-type="float" office:value="-675021252778008" table:style-name="ce2">
            <text:p>-675.021.252.778.0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2900" table:style-name="ce1">
            <text:p>260032900</text:p>
          </table:table-cell>
          <table:table-cell office:value-type="string" table:style-name="ce1">
            <text:p>LOMA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N° 140 LOMA GRANDE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64lomagrand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29007407" table:style-name="ce2">
            <text:p>-4.329.007.407</text:p>
          </table:table-cell>
          <table:table-cell office:value-type="float" office:value="-653557863" table:style-name="ce2">
            <text:p>-653.557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000" table:style-name="ce1">
            <text:p>260033000</text:p>
          </table:table-cell>
          <table:table-cell office:value-type="string" table:style-name="ce1">
            <text:p>JOHN CARROG J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7 DROFA DULOG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33155540246602" table:style-name="ce2">
            <text:p>-433.155.540.246.602</text:p>
          </table:table-cell>
          <table:table-cell office:value-type="float" office:value="-653717720994878" table:style-name="ce2">
            <text:p>-653.717.720.994.8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100" table:style-name="ce1">
            <text:p>260033100</text:p>
          </table:table-cell>
          <table:table-cell office:value-type="string" table:style-name="ce1">
            <text:p>AUKANTÜ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412 ALBER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27aukantu@live.com.m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05213416558" table:style-name="ce2">
            <text:p>-432.505.213.416.558</text:p>
          </table:table-cell>
          <table:table-cell office:value-type="float" office:value="-653003716383106" table:style-name="ce2">
            <text:p>-653.003.716.383.1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300" table:style-name="ce1">
            <text:p>260033300</text:p>
          </table:table-cell>
          <table:table-cell office:value-type="string" table:style-name="ce1">
            <text:p>COMODORO LUIS P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 LAS BALLENAS S/N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PUERTO PIRAMIDE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87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571942" table:style-name="ce2">
            <text:p>-42.571.942</text:p>
          </table:table-cell>
          <table:table-cell office:value-type="float" office:value="-64282786" table:style-name="ce2">
            <text:p>-64.282.7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400" table:style-name="ce1">
            <text:p>260033400</text:p>
          </table:table-cell>
          <table:table-cell office:value-type="string" table:style-name="ce1">
            <text:p>ESCUELA PARA JÓVENES Y ADULTOS Nº 6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751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adultos610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8618434240164" table:style-name="ce2">
            <text:p>-458.618.434.240.164</text:p>
          </table:table-cell>
          <table:table-cell office:value-type="float" office:value="-674848312303992" table:style-name="ce2">
            <text:p>-674.848.312.303.9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500" table:style-name="ce1">
            <text:p>260033500</text:p>
          </table:table-cell>
          <table:table-cell office:value-type="string" table:style-name="ce1">
            <text:p>P/ ALUMNOS CON COMPROMISO VISU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712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515cr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-458611955935595" table:style-name="ce2">
            <text:p>-458.611.955.935.595</text:p>
          </table:table-cell>
          <table:table-cell office:value-type="float" office:value="-674850648652098" table:style-name="ce2">
            <text:p>-674.850.648.652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600" table:style-name="ce1">
            <text:p>260033600</text:p>
          </table:table-cell>
          <table:table-cell office:value-type="string" table:style-name="ce1">
            <text:p>ISFD N° 8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RIGOYEN 748 CENTRO FUNC. EN COLEGIO N° 1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802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8666458662905" table:style-name="ce2">
            <text:p>-458.666.458.662.905</text:p>
          </table:table-cell>
          <table:table-cell office:value-type="float" office:value="-674849799481692" table:style-name="ce2">
            <text:p>-674.849.799.481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601" table:style-name="ce1">
            <text:p>260033601</text:p>
          </table:table-cell>
          <table:table-cell office:value-type="string" table:style-name="ce1">
            <text:p>ISFD Nº 802 (ANEXO SARMIENT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REG. DE INFANTERÍA MECÁNICA Nº 25 32 CENTRO Func. en Escuela Nº 739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escuela802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5944507818821" table:style-name="ce2">
            <text:p>-455.944.507.818.821</text:p>
          </table:table-cell>
          <table:table-cell office:value-type="float" office:value="-690723818280497" table:style-name="ce2">
            <text:p>-690.723.818.280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700" table:style-name="ce1">
            <text:p>260033700</text:p>
          </table:table-cell>
          <table:table-cell office:value-type="string" table:style-name="ce1">
            <text:p>VICENTE CALDE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71</text:p>
          </table:table-cell>
          <table:table-cell office:value-type="string" table:style-name="ce1">
            <text:p>U9217</text:p>
          </table:table-cell>
          <table:table-cell table:style-name="ce1"/>
          <table:table-cell office:value-type="string" table:style-name="ce1">
            <text:p>EL BLANC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suarez.l.c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46413206" table:style-name="ce2">
            <text:p>-4.246.413.206</text:p>
          </table:table-cell>
          <table:table-cell office:value-type="float" office:value="-7144447184" table:style-name="ce2">
            <text:p>-7.144.447.1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800" table:style-name="ce1">
            <text:p>260033800</text:p>
          </table:table-cell>
          <table:table-cell office:value-type="string" table:style-name="ce1">
            <text:p>ESCUELA Nº 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INCÓN RUTA PCIAL. N° 71</text:p>
          </table:table-cell>
          <table:table-cell office:value-type="string" table:style-name="ce1">
            <text:p>U9217</text:p>
          </table:table-cell>
          <table:table-cell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5188277879436" table:style-name="ce2">
            <text:p>-425.188.277.879.436</text:p>
          </table:table-cell>
          <table:table-cell office:value-type="float" office:value="-714384128411442" table:style-name="ce2">
            <text:p>-714.384.128.411.4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3900" table:style-name="ce1">
            <text:p>260033900</text:p>
          </table:table-cell>
          <table:table-cell office:value-type="string" table:style-name="ce1">
            <text:p>ESCUELA Nº 2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IPRESES 878 LOS AROMOS BARRIO LOS AROMO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201losaromo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465646255641" table:style-name="ce2">
            <text:p>-432.465.646.255.641</text:p>
          </table:table-cell>
          <table:table-cell office:value-type="float" office:value="-653239624415904" table:style-name="ce2">
            <text:p>-653.239.624.415.9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4000" table:style-name="ce1">
            <text:p>260034000</text:p>
          </table:table-cell>
          <table:table-cell office:value-type="string" table:style-name="ce1">
            <text:p>ALMIRANTE GUILLERMO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GATA HÉRCULES 297</text:p>
          </table:table-cell>
          <table:table-cell office:value-type="string" table:style-name="ce1">
            <text:p>U9001</text:p>
          </table:table-cell>
          <table:table-cell table:style-name="ce1"/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12rt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9285763986198" table:style-name="ce2">
            <text:p>-459.285.763.986.198</text:p>
          </table:table-cell>
          <table:table-cell office:value-type="float" office:value="-675574840077194" table:style-name="ce2">
            <text:p>-675.574.840.077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4300" table:style-name="ce1">
            <text:p>260034300</text:p>
          </table:table-cell>
          <table:table-cell office:value-type="string" table:style-name="ce1">
            <text:p>JARDIN DE INFANTES ABRACADAB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658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adjur3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4018946923" table:style-name="ce2">
            <text:p>-45.864.018.946.923</text:p>
          </table:table-cell>
          <table:table-cell office:value-type="float" office:value="-674990113173935" table:style-name="ce2">
            <text:p>-674.990.113.173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4500" table:style-name="ce1">
            <text:p>260034500</text:p>
          </table:table-cell>
          <table:table-cell office:value-type="string" table:style-name="ce1">
            <text:p>ANTARTI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RREGO 1620 LOM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13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59335867391" table:style-name="ce2">
            <text:p>-458.659.335.867.391</text:p>
          </table:table-cell>
          <table:table-cell office:value-type="float" office:value="-674993719478124" table:style-name="ce2">
            <text:p>-674.993.719.478.1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4700" table:style-name="ce1">
            <text:p>260034700</text:p>
          </table:table-cell>
          <table:table-cell office:value-type="string" table:style-name="ce1">
            <text:p>JARDÍN MAT. Y DE INF. LAS CASITA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852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jardinlascasitas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42091175663" table:style-name="ce2">
            <text:p>-427.742.091.175.663</text:p>
          </table:table-cell>
          <table:table-cell office:value-type="float" office:value="-650346225782375" table:style-name="ce2">
            <text:p>-650.346.225.782.3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4900" table:style-name="ce1">
            <text:p>260034900</text:p>
          </table:table-cell>
          <table:table-cell office:value-type="string" table:style-name="ce1">
            <text:p>EL JARDÍN DE FRUTILLITA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RREGO 275 SUR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uy_ruiz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83466993051" table:style-name="ce2">
            <text:p>-42.783.466.993.051</text:p>
          </table:table-cell>
          <table:table-cell office:value-type="float" office:value="-650268202807496" table:style-name="ce2">
            <text:p>-650.268.202.807.4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5100" table:style-name="ce1">
            <text:p>260035100</text:p>
          </table:table-cell>
          <table:table-cell office:value-type="string" table:style-name="ce1">
            <text:p>INSTITUTO GOBERNADOR FONTA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IN 788</text:p>
          </table:table-cell>
          <table:table-cell office:value-type="string" table:style-name="ce1">
            <text:p>U9020</text:p>
          </table:table-cell>
          <table:table-cell office:value-type="string" table:style-name="ce1">
            <text:p>0297-4893099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isgfsarmiento@coopsar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5887064162993" table:style-name="ce2">
            <text:p>-455.887.064.162.993</text:p>
          </table:table-cell>
          <table:table-cell office:value-type="float" office:value="-690701565855439" table:style-name="ce2">
            <text:p>-690.701.565.855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5200" table:style-name="ce1">
            <text:p>260035200</text:p>
          </table:table-cell>
          <table:table-cell office:value-type="string" table:style-name="ce1">
            <text:p>ESCUELA PROVINCIAL Nº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PÍO-PÍO</text:p>
          </table:table-cell>
          <table:table-cell office:value-type="string" table:style-name="ce1">
            <text:p>U9020</text:p>
          </table:table-cell>
          <table:table-cell office:value-type="string" table:style-name="ce1">
            <text:p>0297-4898254</text:p>
          </table:table-cell>
          <table:table-cell office:value-type="string" table:style-name="ce1">
            <text:p>PIO PI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567347746" table:style-name="ce2">
            <text:p>-4.567.347.746</text:p>
          </table:table-cell>
          <table:table-cell office:value-type="float" office:value="-6907875209" table:style-name="ce2">
            <text:p>-6.907.875.2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5300" table:style-name="ce1">
            <text:p>260035300</text:p>
          </table:table-cell>
          <table:table-cell office:value-type="string" table:style-name="ce1">
            <text:p>ESCUELA Nº 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U9220</text:p>
          </table:table-cell>
          <table:table-cell table:style-name="ce1"/>
          <table:table-cell office:value-type="string" table:style-name="ce1">
            <text:p>JOSE DE SAN MARTIN</text:p>
          </table:table-cell>
          <table:table-cell office:value-type="string" table:style-name="ce1">
            <text:p>TEHUELCH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405139781" table:style-name="ce2">
            <text:p>-4.405.139.781</text:p>
          </table:table-cell>
          <table:table-cell office:value-type="float" office:value="-7046748793" table:style-name="ce2">
            <text:p>-7.046.748.7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5500" table:style-name="ce1">
            <text:p>260035500</text:p>
          </table:table-cell>
          <table:table-cell office:value-type="string" table:style-name="ce1">
            <text:p>ESCUELA N° 7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'HIGGINS 1522 LENARD ENGLUND</text:p>
          </table:table-cell>
          <table:table-cell office:value-type="string" table:style-name="ce1">
            <text:p>U9200</text:p>
          </table:table-cell>
          <table:table-cell office:value-type="string" table:style-name="ce1">
            <text:p>02945-451919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758@gmail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float" office:value="5" table:style-name="ce1">
            <text:p>5</text:p>
          </table:table-cell>
          <table:table-cell office:value-type="float" office:value="-429138092523123" table:style-name="ce2">
            <text:p>-429.138.092.523.123</text:p>
          </table:table-cell>
          <table:table-cell office:value-type="float" office:value="-713096786194127" table:style-name="ce2">
            <text:p>-713.096.786.194.1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5600" table:style-name="ce1">
            <text:p>260035600</text:p>
          </table:table-cell>
          <table:table-cell office:value-type="string" table:style-name="ce1">
            <text:p>SOFIA KRAISELBUR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ENZ PEÑA 2352 MALVINAS ARGENTINAS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179@live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010033062227" table:style-name="ce2">
            <text:p>-429.010.033.062.227</text:p>
          </table:table-cell>
          <table:table-cell office:value-type="float" office:value="-713099479071716" table:style-name="ce2">
            <text:p>-713.099.479.071.7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5700" table:style-name="ce1">
            <text:p>260035700</text:p>
          </table:table-cell>
          <table:table-cell office:value-type="string" table:style-name="ce1">
            <text:p>MARTIN MIGUEL DE GÜ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RENLEUFU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ARRENLEUFU</text:p>
          </table:table-cell>
          <table:table-cell office:value-type="string" table:style-name="ce1">
            <text:p>LANGUIÑEO</text:p>
          </table:table-cell>
          <table:table-cell office:value-type="string" table:style-name="ce1">
            <text:p>escuela10.carrenleufú@chubut.gov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58291966" table:style-name="ce2">
            <text:p>-4.358.291.966</text:p>
          </table:table-cell>
          <table:table-cell office:value-type="float" office:value="-71703476" table:style-name="ce2">
            <text:p>-71.703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5900" table:style-name="ce1">
            <text:p>260035900</text:p>
          </table:table-cell>
          <table:table-cell office:value-type="string" table:style-name="ce1">
            <text:p>MANUEL MILLAGUA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O ROSARIO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LAGO ROSARIO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lagrorosario11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24522192" table:style-name="ce2">
            <text:p>-4.324.522.192</text:p>
          </table:table-cell>
          <table:table-cell office:value-type="float" office:value="-7134723698" table:style-name="ce2">
            <text:p>-7.134.723.6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6100" table:style-name="ce1">
            <text:p>260036100</text:p>
          </table:table-cell>
          <table:table-cell office:value-type="string" table:style-name="ce1">
            <text:p>ANTONIO ÑANCULEF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RRO CENTINELA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ERRO CENTINELA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113.cerrocentinela@chubut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48395319" table:style-name="ce2">
            <text:p>-4.348.395.319</text:p>
          </table:table-cell>
          <table:table-cell office:value-type="float" office:value="-7159418478" table:style-name="ce2">
            <text:p>-7.159.418.4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6300" table:style-name="ce1">
            <text:p>260036300</text:p>
          </table:table-cell>
          <table:table-cell office:value-type="string" table:style-name="ce1">
            <text:p>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TEUR 1230 BUENOS AIRES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8esquel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155477777434" table:style-name="ce2">
            <text:p>-429.155.477.777.434</text:p>
          </table:table-cell>
          <table:table-cell office:value-type="float" office:value="-713363295543146" table:style-name="ce2">
            <text:p>-713.363.295.543.1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6400" table:style-name="ce1">
            <text:p>260036400</text:p>
          </table:table-cell>
          <table:table-cell office:value-type="string" table:style-name="ce1">
            <text:p>ING. EMILIO FRE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style-name="ce1"/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LOS CIPRESES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loscipreses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318365475" table:style-name="ce2">
            <text:p>-4.318.365.475</text:p>
          </table:table-cell>
          <table:table-cell office:value-type="float" office:value="-7164098087" table:style-name="ce2">
            <text:p>-7.164.098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6500" table:style-name="ce1">
            <text:p>260036500</text:p>
          </table:table-cell>
          <table:table-cell office:value-type="string" table:style-name="ce1">
            <text:p>ESCUELA N° 7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SANDRO DE LA TORRE 3400 JUAN XXIII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82135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jovenesadultos764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8803488027401" table:style-name="ce2">
            <text:p>-458.803.488.027.401</text:p>
          </table:table-cell>
          <table:table-cell office:value-type="float" office:value="-675453628578079" table:style-name="ce2">
            <text:p>-675.453.628.578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6600" table:style-name="ce1">
            <text:p>260036600</text:p>
          </table:table-cell>
          <table:table-cell office:value-type="string" table:style-name="ce1">
            <text:p>INSTITUTO AUSTRAL DE ENSEÑANZ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EE.UU. 75 JOSÉ FUCHS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1684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info@faustralcr.esc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68895254629" table:style-name="ce2">
            <text:p>-458.768.895.254.629</text:p>
          </table:table-cell>
          <table:table-cell office:value-type="float" office:value="-675065677104049" table:style-name="ce2">
            <text:p>-675.065.677.104.0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6700" table:style-name="ce1">
            <text:p>260036700</text:p>
          </table:table-cell>
          <table:table-cell office:value-type="string" table:style-name="ce1">
            <text:p>CONSTITUCION DE LA PCIA. DEL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ON Bº CONSTITUCION SECTOR F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498984058662" table:style-name="ce2">
            <text:p>-432.498.984.058.662</text:p>
          </table:table-cell>
          <table:table-cell office:value-type="float" office:value="-653281275885417" table:style-name="ce2">
            <text:p>-653.281.275.885.4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6800" table:style-name="ce1">
            <text:p>260036800</text:p>
          </table:table-cell>
          <table:table-cell office:value-type="string" table:style-name="ce1">
            <text:p>ABRAHAM LINCOLN SCHO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ALADA 1567 LA LOM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631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direccion@acricana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18756450942" table:style-name="ce2">
            <text:p>-458.718.756.450.942</text:p>
          </table:table-cell>
          <table:table-cell office:value-type="float" office:value="-674980789744386" table:style-name="ce2">
            <text:p>-674.980.789.744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6900" table:style-name="ce1">
            <text:p>260036900</text:p>
          </table:table-cell>
          <table:table-cell office:value-type="string" table:style-name="ce1">
            <text:p>ESCUELA INTEGRAL MARIANO MORE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446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024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-moreno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61537056892" table:style-name="ce2">
            <text:p>-458.661.537.056.892</text:p>
          </table:table-cell>
          <table:table-cell office:value-type="float" office:value="-674974954855101" table:style-name="ce2">
            <text:p>-674.974.954.855.1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000" table:style-name="ce1">
            <text:p>260037000</text:p>
          </table:table-cell>
          <table:table-cell office:value-type="string" table:style-name="ce1">
            <text:p>FRAY LUIS BELTR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GOTÁ 845 LAPRID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27_frayluisbeltran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286740677892" table:style-name="ce2">
            <text:p>-458.286.740.677.892</text:p>
          </table:table-cell>
          <table:table-cell office:value-type="float" office:value="-675449607303191" table:style-name="ce2">
            <text:p>-675.449.607.303.1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100" table:style-name="ce1">
            <text:p>260037100</text:p>
          </table:table-cell>
          <table:table-cell office:value-type="string" table:style-name="ce1">
            <text:p>ESCUELA DE NIVEL INICIAL N° 430 (FUNC. ESC.Nº 49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MODORO MARTÍN RIVADAVIA S/N ROC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mupepu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534262999675" table:style-name="ce2">
            <text:p>-427.534.262.999.675</text:p>
          </table:table-cell>
          <table:table-cell office:value-type="float" office:value="-65048897681921" table:style-name="ce2">
            <text:p>-65.048.897.681.9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101" table:style-name="ce1">
            <text:p>260037101</text:p>
          </table:table-cell>
          <table:table-cell office:value-type="string" table:style-name="ce1">
            <text:p>ANEXO ESCUELA Nº 4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AMERICANA Y MALASPINA Bº ROCA FUNC. EN ESCUELA Nº 192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mupapu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593670996291" table:style-name="ce2">
            <text:p>-427.593.670.996.291</text:p>
          </table:table-cell>
          <table:table-cell office:value-type="float" office:value="-650513925144208" table:style-name="ce2">
            <text:p>-650.513.925.144.2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200" table:style-name="ce1">
            <text:p>260037200</text:p>
          </table:table-cell>
          <table:table-cell office:value-type="string" table:style-name="ce1">
            <text:p>MANUEL DEL VIL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ASPINA Y PASAJE AMÉRICA S/N VEPAM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manueldelvillar192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593228778854" table:style-name="ce2">
            <text:p>-427.593.228.778.854</text:p>
          </table:table-cell>
          <table:table-cell office:value-type="float" office:value="-650514679519569" table:style-name="ce2">
            <text:p>-650.514.679.519.5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300" table:style-name="ce1">
            <text:p>260037300</text:p>
          </table:table-cell>
          <table:table-cell office:value-type="string" table:style-name="ce1">
            <text:p>ESCUELA MUNICIPAL N° 1 - VICTOR A. MO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ITA JONES 44 21 DE ENER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municipal1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56413654984" table:style-name="ce2">
            <text:p>-42.756.413.654.984</text:p>
          </table:table-cell>
          <table:table-cell office:value-type="float" office:value="-650587453761675" table:style-name="ce2">
            <text:p>-650.587.453.761.6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400" table:style-name="ce1">
            <text:p>260037400</text:p>
          </table:table-cell>
          <table:table-cell office:value-type="string" table:style-name="ce1">
            <text:p>COLEGIO E.M.A.L. JUAN DEMO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MUZIO 10 150 VIVIENDAS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direccioncolegiodepesc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27645446519326" table:style-name="ce2">
            <text:p>-427.645.446.519.326</text:p>
          </table:table-cell>
          <table:table-cell office:value-type="float" office:value="-650459694988255" table:style-name="ce2">
            <text:p>-650.459.694.988.2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500" table:style-name="ce1">
            <text:p>260037500</text:p>
          </table:table-cell>
          <table:table-cell office:value-type="string" table:style-name="ce1">
            <text:p>GABINA DEL CARMEN SUAREZ DE MAGALLA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ÍOS 3040 SARMIENTO VALLE C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91_vallec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178003648596" table:style-name="ce2">
            <text:p>-458.178.003.648.596</text:p>
          </table:table-cell>
          <table:table-cell office:value-type="float" office:value="-675019790014593" table:style-name="ce2">
            <text:p>-675.019.790.014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600" table:style-name="ce1">
            <text:p>260037600</text:p>
          </table:table-cell>
          <table:table-cell office:value-type="string" table:style-name="ce1">
            <text:p>ING. LUIS A. HUER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A DEL CASTILLO 250 BELGRANO VIEJO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secretaria.4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345279917053" table:style-name="ce2">
            <text:p>-458.345.279.917.053</text:p>
          </table:table-cell>
          <table:table-cell office:value-type="float" office:value="-67482093571927" table:style-name="ce2">
            <text:p>-67.482.093.571.9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700" table:style-name="ce1">
            <text:p>260037700</text:p>
          </table:table-cell>
          <table:table-cell office:value-type="string" table:style-name="ce1">
            <text:p>ESCUELA Nº 7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RO GRANSON S/N LAS ORQUíDEAS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559386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provincial742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58060535068445" table:style-name="ce2">
            <text:p>-458.060.535.068.445</text:p>
          </table:table-cell>
          <table:table-cell office:value-type="float" office:value="-674618279101382" table:style-name="ce2">
            <text:p>-674.618.279.101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800" table:style-name="ce1">
            <text:p>260037800</text:p>
          </table:table-cell>
          <table:table-cell office:value-type="string" table:style-name="ce1">
            <text:p>PCIA. DE TUCU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2116 12 De Octubre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503tw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32658339402495" table:style-name="ce2">
            <text:p>-432.658.339.402.495</text:p>
          </table:table-cell>
          <table:table-cell office:value-type="float" office:value="-652860029646872" table:style-name="ce2">
            <text:p>-652.860.029.646.8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7900" table:style-name="ce1">
            <text:p>260037900</text:p>
          </table:table-cell>
          <table:table-cell office:value-type="string" table:style-name="ce1">
            <text:p>GOBERNADOR JORGE JOSE GAL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LEZANA 1650 VILLA ITALI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57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97950591713" table:style-name="ce2">
            <text:p>-432.597.950.591.713</text:p>
          </table:table-cell>
          <table:table-cell office:value-type="float" office:value="-652880385777558" table:style-name="ce2">
            <text:p>-652.880.385.777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100" table:style-name="ce1">
            <text:p>260038100</text:p>
          </table:table-cell>
          <table:table-cell office:value-type="string" table:style-name="ce1">
            <text:p>PUENTE HEND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RIS DE ROA S/N DROFA GABETS-TRELEW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78_puentehendr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29235563" table:style-name="ce2">
            <text:p>-4.329.235.563</text:p>
          </table:table-cell>
          <table:table-cell office:value-type="float" office:value="-6530144952" table:style-name="ce2">
            <text:p>-6.530.144.9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200" table:style-name="ce1">
            <text:p>260038200</text:p>
          </table:table-cell>
          <table:table-cell office:value-type="string" table:style-name="ce1">
            <text:p>ESCUELA DE NIVEL INICIAL Nº 4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ONI 1324 SAN JOSE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31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653198282482" table:style-name="ce2">
            <text:p>-432.653.198.282.482</text:p>
          </table:table-cell>
          <table:table-cell office:value-type="float" office:value="-653066187890688" table:style-name="ce2">
            <text:p>-653.066.187.890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201" table:style-name="ce1">
            <text:p>260038201</text:p>
          </table:table-cell>
          <table:table-cell office:value-type="string" table:style-name="ce1">
            <text:p>ANEXO ESCUELA Nº 4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S/N UPCN FUNC. EN ESC. Nº 151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31@g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689558343315" table:style-name="ce2">
            <text:p>-432.689.558.343.315</text:p>
          </table:table-cell>
          <table:table-cell office:value-type="float" office:value="-652906977942127" table:style-name="ce2">
            <text:p>-652.906.977.942.1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300" table:style-name="ce1">
            <text:p>260038300</text:p>
          </table:table-cell>
          <table:table-cell office:value-type="string" table:style-name="ce1">
            <text:p>ESCUELA DE LA COS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ÓN 352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direccionprimaria@escueladelacosta.org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720811442174" table:style-name="ce2">
            <text:p>-427.720.811.442.174</text:p>
          </table:table-cell>
          <table:table-cell office:value-type="float" office:value="-650473087150154" table:style-name="ce2">
            <text:p>-650.473.087.150.1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400" table:style-name="ce1">
            <text:p>260038400</text:p>
          </table:table-cell>
          <table:table-cell office:value-type="string" table:style-name="ce1">
            <text:p>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560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ltrencit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23763758147" table:style-name="ce2">
            <text:p>-458.623.763.758.147</text:p>
          </table:table-cell>
          <table:table-cell office:value-type="float" office:value="-674820245377412" table:style-name="ce2">
            <text:p>-674.820.245.377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500" table:style-name="ce1">
            <text:p>260038500</text:p>
          </table:table-cell>
          <table:table-cell office:value-type="string" table:style-name="ce1">
            <text:p>TTE. GRAL. JULIO A.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751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modoro.escuela8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17943137171" table:style-name="ce2">
            <text:p>-458.617.943.137.171</text:p>
          </table:table-cell>
          <table:table-cell office:value-type="float" office:value="-674851462848485" table:style-name="ce2">
            <text:p>-674.851.462.848.4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600" table:style-name="ce1">
            <text:p>260038600</text:p>
          </table:table-cell>
          <table:table-cell office:value-type="string" table:style-name="ce1">
            <text:p>INSTITUTO MARÍ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849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3577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597222786576" table:style-name="ce2">
            <text:p>-458.597.222.786.576</text:p>
          </table:table-cell>
          <table:table-cell office:value-type="float" office:value="-674865130704368" table:style-name="ce2">
            <text:p>-674.865.130.704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700" table:style-name="ce1">
            <text:p>260038700</text:p>
          </table:table-cell>
          <table:table-cell office:value-type="string" table:style-name="ce1">
            <text:p>ESCUELA Nº 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0 - KM 1898 - EL PEDREGOSO C.C. 63 ESTAFETA Nº 5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EL HOY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81elhoyo@yahoo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0860519752851" table:style-name="ce2">
            <text:p>-420.860.519.752.851</text:p>
          </table:table-cell>
          <table:table-cell office:value-type="float" office:value="-714883315182876" table:style-name="ce2">
            <text:p>-714.883.315.182.8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800" table:style-name="ce1">
            <text:p>260038800</text:p>
          </table:table-cell>
          <table:table-cell office:value-type="string" table:style-name="ce1">
            <text:p>CABO BOMBERO VOLUNTARIO JUAN MANUEL PASSERIN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142 VILLA DEL PARQUE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3500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direccion741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74720335336" table:style-name="ce2">
            <text:p>-42.774.720.335.336</text:p>
          </table:table-cell>
          <table:table-cell office:value-type="float" office:value="-650306536450542" table:style-name="ce2">
            <text:p>-650.306.536.450.5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8900" table:style-name="ce1">
            <text:p>260038900</text:p>
          </table:table-cell>
          <table:table-cell office:value-type="string" table:style-name="ce1">
            <text:p>ALFONSINA STOR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BERTS 61 SUR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4464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direccion@colegio728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27791603751008" table:style-name="ce2">
            <text:p>-427.791.603.751.008</text:p>
          </table:table-cell>
          <table:table-cell office:value-type="float" office:value="-650244560669486" table:style-name="ce2">
            <text:p>-650.244.560.669.4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000" table:style-name="ce1">
            <text:p>260039000</text:p>
          </table:table-cell>
          <table:table-cell office:value-type="string" table:style-name="ce1">
            <text:p>MAESTRO JOSE LORENZO GONZA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360 ALBER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511trelew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32503509066256" table:style-name="ce2">
            <text:p>-432.503.509.066.256</text:p>
          </table:table-cell>
          <table:table-cell office:value-type="float" office:value="-653005346766495" table:style-name="ce2">
            <text:p>-653.005.346.766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100" table:style-name="ce1">
            <text:p>260039100</text:p>
          </table:table-cell>
          <table:table-cell office:value-type="string" table:style-name="ce1">
            <text:p>ESCUELA DE NIVEL INICIAL Nº 4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ICARAGUA S/N PRIMERA JUNT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23tw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06509249452" table:style-name="ce2">
            <text:p>-432.506.509.249.452</text:p>
          </table:table-cell>
          <table:table-cell office:value-type="float" office:value="-653305975478011" table:style-name="ce2">
            <text:p>-653.305.975.478.0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101" table:style-name="ce1">
            <text:p>260039101</text:p>
          </table:table-cell>
          <table:table-cell office:value-type="string" table:style-name="ce1">
            <text:p>JARDIN Nº 4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ACACIAS Bº LOS AROMOS FUNCIONA EN ESCUELA N° 201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23tw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467438244163" table:style-name="ce2">
            <text:p>-432.467.438.244.163</text:p>
          </table:table-cell>
          <table:table-cell office:value-type="float" office:value="-653244713604426" table:style-name="ce2">
            <text:p>-653.244.713.604.4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200" table:style-name="ce1">
            <text:p>260039200</text:p>
          </table:table-cell>
          <table:table-cell office:value-type="string" table:style-name="ce1">
            <text:p>SGTO. JUAN BAUTISTA CAB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CRUZ 370 9 DE JULI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prov@live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86414082956" table:style-name="ce2">
            <text:p>-458.686.414.082.956</text:p>
          </table:table-cell>
          <table:table-cell office:value-type="float" office:value="-675036552656003" table:style-name="ce2">
            <text:p>-675.036.552.656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300" table:style-name="ce1">
            <text:p>260039300</text:p>
          </table:table-cell>
          <table:table-cell office:value-type="string" table:style-name="ce1">
            <text:p>ESCUELA Nº 193 VELERO MIM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904 LUIS PIEDRABUEN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veleromimosa19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847993000984" table:style-name="ce2">
            <text:p>-427.847.993.000.984</text:p>
          </table:table-cell>
          <table:table-cell office:value-type="float" office:value="-650274625986369" table:style-name="ce2">
            <text:p>-650.274.625.986.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400" table:style-name="ce1">
            <text:p>260039400</text:p>
          </table:table-cell>
          <table:table-cell office:value-type="string" table:style-name="ce1">
            <text:p>CENTENARIO DE LA CIUDAD DE TRELEW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ERTE SAN JOSE 1149 LOS AROMO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164tw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474460395159" table:style-name="ce2">
            <text:p>-432.474.460.395.159</text:p>
          </table:table-cell>
          <table:table-cell office:value-type="float" office:value="-653267653442907" table:style-name="ce2">
            <text:p>-653.267.653.442.9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500" table:style-name="ce1">
            <text:p>260039500</text:p>
          </table:table-cell>
          <table:table-cell office:value-type="string" table:style-name="ce1">
            <text:p>COMANDANTE LUIS PIEDRABU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1090 VILLA DEL PARQUE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puertomadryn42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746603865832" table:style-name="ce2">
            <text:p>-427.746.603.865.832</text:p>
          </table:table-cell>
          <table:table-cell office:value-type="float" office:value="-650300397309321" table:style-name="ce2">
            <text:p>-650.300.397.309.3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600" table:style-name="ce1">
            <text:p>260039600</text:p>
          </table:table-cell>
          <table:table-cell office:value-type="string" table:style-name="ce1">
            <text:p>PADRE JUAN MUZ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JULIO A. ROCA 1750 DESEMBARCO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1829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803317270715" table:style-name="ce2">
            <text:p>-427.803.317.270.715</text:p>
          </table:table-cell>
          <table:table-cell office:value-type="float" office:value="-650242888962069" table:style-name="ce2">
            <text:p>-650.242.888.962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700" table:style-name="ce1">
            <text:p>260039700</text:p>
          </table:table-cell>
          <table:table-cell office:value-type="string" table:style-name="ce1">
            <text:p>GRAL. ING. ALONSO BALDRIC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ECIA Y CROACIA CÍVIC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2663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pt749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58670809650998" table:style-name="ce2">
            <text:p>-458.670.809.650.998</text:p>
          </table:table-cell>
          <table:table-cell office:value-type="float" office:value="-674857337133032" table:style-name="ce2">
            <text:p>-674.857.337.133.0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800" table:style-name="ce1">
            <text:p>260039800</text:p>
          </table:table-cell>
          <table:table-cell office:value-type="string" table:style-name="ce1">
            <text:p>PATAGONI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ÓLITO YRIGOYEN 748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patagoniaargentina@webadictos.net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65037664823" table:style-name="ce2">
            <text:p>-458.665.037.664.823</text:p>
          </table:table-cell>
          <table:table-cell office:value-type="float" office:value="-674847629000641" table:style-name="ce2">
            <text:p>-674.847.629.000.6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900" table:style-name="ce1">
            <text:p>260039900</text:p>
          </table:table-cell>
          <table:table-cell office:value-type="string" table:style-name="ce1">
            <text:p>LIBERT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MOYANO 2370</text:p>
          </table:table-cell>
          <table:table-cell office:value-type="string" table:style-name="ce1">
            <text:p>U9001</text:p>
          </table:table-cell>
          <table:table-cell office:value-type="string" table:style-name="ce1">
            <text:p>0297-4452059</text:p>
          </table:table-cell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18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9215004398738" table:style-name="ce2">
            <text:p>-459.215.004.398.738</text:p>
          </table:table-cell>
          <table:table-cell office:value-type="float" office:value="-675533353181729" table:style-name="ce2">
            <text:p>-675.533.353.181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39901" table:style-name="ce1">
            <text:p>260039901</text:p>
          </table:table-cell>
          <table:table-cell office:value-type="string" table:style-name="ce1">
            <text:p>COLEGIO Nº 718 LIBERT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MOYANO 2370</text:p>
          </table:table-cell>
          <table:table-cell office:value-type="string" table:style-name="ce1">
            <text:p>U9001</text:p>
          </table:table-cell>
          <table:table-cell office:value-type="string" table:style-name="ce1">
            <text:p>0297-4452059</text:p>
          </table:table-cell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18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9216285592134" table:style-name="ce2">
            <text:p>-459.216.285.592.134</text:p>
          </table:table-cell>
          <table:table-cell office:value-type="float" office:value="-675533928313748" table:style-name="ce2">
            <text:p>-675.533.928.313.7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000" table:style-name="ce1">
            <text:p>260040000</text:p>
          </table:table-cell>
          <table:table-cell office:value-type="string" table:style-name="ce1">
            <text:p>ESCUELA Nº 7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DOS ARABES 370 CONSTITUCIO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trelewescuel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32500753062892" table:style-name="ce2">
            <text:p>-432.500.753.062.892</text:p>
          </table:table-cell>
          <table:table-cell office:value-type="float" office:value="-653301337682627" table:style-name="ce2">
            <text:p>-653.301.337.682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100" table:style-name="ce1">
            <text:p>260040100</text:p>
          </table:table-cell>
          <table:table-cell office:value-type="string" table:style-name="ce1">
            <text:p>CAPITAN ANTONIO ONE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MÓN DE ALCAZABA 49 CORRA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50_tw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63380342234" table:style-name="ce2">
            <text:p>-432.563.380.342.234</text:p>
          </table:table-cell>
          <table:table-cell office:value-type="float" office:value="-653340465243114" table:style-name="ce2">
            <text:p>-653.340.465.243.1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200" table:style-name="ce1">
            <text:p>260040200</text:p>
          </table:table-cell>
          <table:table-cell office:value-type="string" table:style-name="ce1">
            <text:p>CACIQUE CASIMIRO BIGÜ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CUAL DALEOSO 3670 MARIO ABEL AMAY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636641078494" table:style-name="ce2">
            <text:p>-432.636.641.078.494</text:p>
          </table:table-cell>
          <table:table-cell office:value-type="float" office:value="-653485490506213" table:style-name="ce2">
            <text:p>-653.485.490.506.2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300" table:style-name="ce1">
            <text:p>260040300</text:p>
          </table:table-cell>
          <table:table-cell office:value-type="string" table:style-name="ce1">
            <text:p>ROSA DE CO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XXIII 1000 PERITO MOREN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162_rosadecoc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603820398256" table:style-name="ce2">
            <text:p>-427.603.820.398.256</text:p>
          </table:table-cell>
          <table:table-cell office:value-type="float" office:value="-650492506737977" table:style-name="ce2">
            <text:p>-650.492.506.737.9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500" table:style-name="ce1">
            <text:p>260040500</text:p>
          </table:table-cell>
          <table:table-cell office:value-type="string" table:style-name="ce1">
            <text:p>ESCUELA DE NIVEL INICIAL N° 2401 PIEDRA LI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COCHEA S/N UNIÓN OBRER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615204075605" table:style-name="ce2">
            <text:p>-427.615.204.075.605</text:p>
          </table:table-cell>
          <table:table-cell office:value-type="float" office:value="-650455915401995" table:style-name="ce2">
            <text:p>-650.455.915.401.9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600" table:style-name="ce1">
            <text:p>260040600</text:p>
          </table:table-cell>
          <table:table-cell office:value-type="string" table:style-name="ce1">
            <text:p>MAR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GARITA GALETTO DE ABAD 351 PTE. ORTIZ - KM 5 KM 5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111_marargentino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139223976201" table:style-name="ce2">
            <text:p>-458.139.223.976.201</text:p>
          </table:table-cell>
          <table:table-cell office:value-type="float" office:value="-674486344172972" table:style-name="ce2">
            <text:p>-674.486.344.172.9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700" table:style-name="ce1">
            <text:p>260040700</text:p>
          </table:table-cell>
          <table:table-cell office:value-type="string" table:style-name="ce1">
            <text:p>CENTINELA DE LA PAT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UEL SUEIRO 1166 DIVINA PROVIDENCI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550707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197cr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395474503192" table:style-name="ce2">
            <text:p>-458.395.474.503.192</text:p>
          </table:table-cell>
          <table:table-cell office:value-type="float" office:value="-674954389990385" table:style-name="ce2">
            <text:p>-674.954.389.990.3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800" table:style-name="ce1">
            <text:p>260040800</text:p>
          </table:table-cell>
          <table:table-cell office:value-type="string" table:style-name="ce1">
            <text:p>PBRO. IGNACIO SALOMON KOENING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YSANDÚ 375 LAPRID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560218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32pik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287481858189" table:style-name="ce2">
            <text:p>-458.287.481.858.189</text:p>
          </table:table-cell>
          <table:table-cell office:value-type="float" office:value="-675448732985239" table:style-name="ce2">
            <text:p>-675.448.732.985.2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801" table:style-name="ce1">
            <text:p>260040801</text:p>
          </table:table-cell>
          <table:table-cell office:value-type="string" table:style-name="ce1">
            <text:p>PBRO. IGNACIO SALOMON KOENING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YSANDÚ 375 LAPRID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560218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8287989087476" table:style-name="ce2">
            <text:p>-458.287.989.087.476</text:p>
          </table:table-cell>
          <table:table-cell office:value-type="float" office:value="-675449859918098" table:style-name="ce2">
            <text:p>-675.449.859.918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0900" table:style-name="ce1">
            <text:p>260040900</text:p>
          </table:table-cell>
          <table:table-cell office:value-type="string" table:style-name="ce1">
            <text:p>PENINSULA VALDES PATRIMONIO NATURAL DE LA HUMANID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2200 JUAN MANUEL DE ROSA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_730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688250695998" table:style-name="ce2">
            <text:p>-432.688.250.695.998</text:p>
          </table:table-cell>
          <table:table-cell office:value-type="float" office:value="-652883437287316" table:style-name="ce2">
            <text:p>-652.883.437.287.3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000" table:style-name="ce1">
            <text:p>260041000</text:p>
          </table:table-cell>
          <table:table-cell office:value-type="string" table:style-name="ce1">
            <text:p>ERNESTO SABA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WYN 1785 8 DE DICIEMBRE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44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42008788641" table:style-name="ce2">
            <text:p>-43.242.008.788.641</text:p>
          </table:table-cell>
          <table:table-cell office:value-type="float" office:value="-652861234320232" table:style-name="ce2">
            <text:p>-652.861.234.320.2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100" table:style-name="ce1">
            <text:p>260041100</text:p>
          </table:table-cell>
          <table:table-cell office:value-type="string" table:style-name="ce1">
            <text:p>TTE. DE FRAGATA DANIEL ENRIQUE MIGU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193A - EX RUTA NACIONAL N° 25 TREORCKY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327594419" table:style-name="ce2">
            <text:p>-4.327.594.419</text:p>
          </table:table-cell>
          <table:table-cell office:value-type="float" office:value="-6543495966" table:style-name="ce2">
            <text:p>-6.543.495.9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200" table:style-name="ce1">
            <text:p>260041200</text:p>
          </table:table-cell>
          <table:table-cell office:value-type="string" table:style-name="ce1">
            <text:p>DE LA AMIST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ERTE VIEJO S/N JUAN MANUEL DE ROSA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690511533062" table:style-name="ce2">
            <text:p>-432.690.511.533.062</text:p>
          </table:table-cell>
          <table:table-cell office:value-type="float" office:value="-652905253878172" table:style-name="ce2">
            <text:p>-652.905.253.878.1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300" table:style-name="ce1">
            <text:p>260041300</text:p>
          </table:table-cell>
          <table:table-cell office:value-type="string" table:style-name="ce1">
            <text:p>ALMIRANTE MARCOS A. Z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Nº 86 VECINO AL BARRIO LOS TEROS 7 KM TW - 1 KM RUTA 7 Y 1 1/2 RUTA 3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32700083" table:style-name="ce2">
            <text:p>-432.700.083</text:p>
          </table:table-cell>
          <table:table-cell office:value-type="float" office:value="-6525779196" table:style-name="ce2">
            <text:p>-6.525.779.1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500" table:style-name="ce1">
            <text:p>260041500</text:p>
          </table:table-cell>
          <table:table-cell office:value-type="string" table:style-name="ce1">
            <text:p>ISFD N° 807 PERIT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Y PERITO MORENO - 1º PISO CENTRO CÍVIC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instituto807comodoro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865550240504" table:style-name="ce2">
            <text:p>-45.865.550.240.504</text:p>
          </table:table-cell>
          <table:table-cell office:value-type="float" office:value="-674817780320323" table:style-name="ce2">
            <text:p>-674.817.780.320.3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501" table:style-name="ce1">
            <text:p>260041501</text:p>
          </table:table-cell>
          <table:table-cell office:value-type="string" table:style-name="ce1">
            <text:p>ISFD Nº 807 ANEX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REG. INFANTERÍA MECÁNICA Nº 25 32 FUNC. EN ESC. Nº 739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5974489898186" table:style-name="ce2">
            <text:p>-455.974.489.898.186</text:p>
          </table:table-cell>
          <table:table-cell office:value-type="float" office:value="-690693945154427" table:style-name="ce2">
            <text:p>-690.693.945.154.4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502" table:style-name="ce1">
            <text:p>260041502</text:p>
          </table:table-cell>
          <table:table-cell office:value-type="string" table:style-name="ce1">
            <text:p>ISFD Nº 807 ANEXO GOBERNADOR CO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MANUEL ESTRADA S/N</text:p>
          </table:table-cell>
          <table:table-cell office:value-type="string" table:style-name="ce1">
            <text:p>U9223</text:p>
          </table:table-cell>
          <table:table-cell table:style-name="ce1"/>
          <table:table-cell office:value-type="string" table:style-name="ce1">
            <text:p>GOBERNADOR COSTA</text:p>
          </table:table-cell>
          <table:table-cell office:value-type="string" table:style-name="ce1">
            <text:p>TEHUELCHES</text:p>
          </table:table-cell>
          <table:table-cell office:value-type="string" table:style-name="ce1">
            <text:p>instituto807comodoro@yahoo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40526397936412" table:style-name="ce2">
            <text:p>-440.526.397.936.412</text:p>
          </table:table-cell>
          <table:table-cell office:value-type="float" office:value="-706001159668091" table:style-name="ce2">
            <text:p>-706.001.159.668.0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503" table:style-name="ce1">
            <text:p>260041503</text:p>
          </table:table-cell>
          <table:table-cell office:value-type="string" table:style-name="ce1">
            <text:p>ISFD Nº 807 ANEXO RÍO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ONTANA 693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6952026500812" table:style-name="ce2">
            <text:p>-456.952.026.500.812</text:p>
          </table:table-cell>
          <table:table-cell office:value-type="float" office:value="-70254642771217" table:style-name="ce2">
            <text:p>-70.254.642.771.2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504" table:style-name="ce1">
            <text:p>260041504</text:p>
          </table:table-cell>
          <table:table-cell office:value-type="string" table:style-name="ce1">
            <text:p>ISFD Nº 807 ANEXO ALTO RÍO SENGU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U9033</text:p>
          </table:table-cell>
          <table:table-cell table:style-name="ce1"/>
          <table:table-cell office:value-type="string" table:style-name="ce1">
            <text:p>ALTO RIO SENGUER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instituto807comodoro@yahoo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0465823394875" table:style-name="ce2">
            <text:p>-450.465.823.394.875</text:p>
          </table:table-cell>
          <table:table-cell office:value-type="float" office:value="-708229153053188" table:style-name="ce2">
            <text:p>-708.229.153.053.1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600" table:style-name="ce1">
            <text:p>260041600</text:p>
          </table:table-cell>
          <table:table-cell office:value-type="string" table:style-name="ce1">
            <text:p>ESCUELA ADVENTISTA DR. NICOLÁS AVELLANED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1240 DEMOCRACIA ARGENTIN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trelew-advent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573920660902" table:style-name="ce2">
            <text:p>-432.573.920.660.902</text:p>
          </table:table-cell>
          <table:table-cell office:value-type="float" office:value="-653232798602999" table:style-name="ce2">
            <text:p>-653.232.798.602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700" table:style-name="ce1">
            <text:p>260041700</text:p>
          </table:table-cell>
          <table:table-cell office:value-type="string" table:style-name="ce1">
            <text:p>JUAN ABDALA CHAYEP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SINA 2250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olegio713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9010312951908" table:style-name="ce2">
            <text:p>-429.010.312.951.908</text:p>
          </table:table-cell>
          <table:table-cell office:value-type="float" office:value="-713121816570787" table:style-name="ce2">
            <text:p>-713.121.816.570.7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800" table:style-name="ce1">
            <text:p>260041800</text:p>
          </table:table-cell>
          <table:table-cell office:value-type="string" table:style-name="ce1">
            <text:p>FRANCISCO E. GILARD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WEN JONES 790 GRAL. SAN MARTÍN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olegio701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29193632190035" table:style-name="ce2">
            <text:p>-429.193.632.190.035</text:p>
          </table:table-cell>
          <table:table-cell office:value-type="float" office:value="-71332243250277" table:style-name="ce2">
            <text:p>-71.332.243.250.2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900" table:style-name="ce1">
            <text:p>260041900</text:p>
          </table:table-cell>
          <table:table-cell office:value-type="string" table:style-name="ce1">
            <text:p>ESCUELA Nº 1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BÍN S/N 54 VIVIENDAS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ORCOVADO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sandryta66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-4354120846" table:style-name="ce2">
            <text:p>-4.354.120.846</text:p>
          </table:table-cell>
          <table:table-cell office:value-type="float" office:value="-7147034191" table:style-name="ce2">
            <text:p>-7.147.034.1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1901" table:style-name="ce1">
            <text:p>260041901</text:p>
          </table:table-cell>
          <table:table-cell office:value-type="string" table:style-name="ce1">
            <text:p>ESCUELA Nº 1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BÍN S/N 54 VIVIENDAS FRENTE Bº 54 VIVIENDAS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ORCOVADO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sandryta66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35415287003378" table:style-name="ce2">
            <text:p>-435.415.287.003.378</text:p>
          </table:table-cell>
          <table:table-cell office:value-type="float" office:value="-714654962553392" table:style-name="ce2">
            <text:p>-714.654.962.553.3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000" table:style-name="ce1">
            <text:p>260042000</text:p>
          </table:table-cell>
          <table:table-cell office:value-type="string" table:style-name="ce1">
            <text:p>WOLF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BENITO FERNÁNDEZ S/N MATADERO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GUALJAINA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42719357" table:style-name="ce2">
            <text:p>-42.719.357</text:p>
          </table:table-cell>
          <table:table-cell office:value-type="float" office:value="-70549144" table:style-name="ce2">
            <text:p>-70.549.1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100" table:style-name="ce1">
            <text:p>260042100</text:p>
          </table:table-cell>
          <table:table-cell office:value-type="string" table:style-name="ce1">
            <text:p>WOLF SCH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581 CENTR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02684564104" table:style-name="ce2">
            <text:p>-427.702.684.564.104</text:p>
          </table:table-cell>
          <table:table-cell office:value-type="float" office:value="-650344587868208" table:style-name="ce2">
            <text:p>-650.344.587.868.2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200" table:style-name="ce1">
            <text:p>260042200</text:p>
          </table:table-cell>
          <table:table-cell office:value-type="string" table:style-name="ce1">
            <text:p>ESCUELA DE NIVEL INICIAL Nº 4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DEL ESTERO 1051 ROQUE GONZÁLEZ SEDE AL LADO ESCUELA N° 213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jardin.43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84706048232" table:style-name="ce2">
            <text:p>-42.784.706.048.232</text:p>
          </table:table-cell>
          <table:table-cell office:value-type="float" office:value="-650592514657742" table:style-name="ce2">
            <text:p>-650.592.514.657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300" table:style-name="ce1">
            <text:p>260042300</text:p>
          </table:table-cell>
          <table:table-cell office:value-type="string" table:style-name="ce1">
            <text:p>REPUBLICA DE COSTA R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SINA 1047 DON BOSC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ostarica_205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10954563318" table:style-name="ce2">
            <text:p>-42.910.954.563.318</text:p>
          </table:table-cell>
          <table:table-cell office:value-type="float" office:value="-713246204238154" table:style-name="ce2">
            <text:p>-713.246.204.238.1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400" table:style-name="ce1">
            <text:p>260042400</text:p>
          </table:table-cell>
          <table:table-cell office:value-type="string" table:style-name="ce1">
            <text:p>ESCUELA DE NIVEL INICIAL N° 4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SINA Y 25 DE MAYO DON BOSC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08036364999" table:style-name="ce2">
            <text:p>-429.108.036.364.999</text:p>
          </table:table-cell>
          <table:table-cell office:value-type="float" office:value="-713244375720258" table:style-name="ce2">
            <text:p>-713.244.375.720.2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401" table:style-name="ce1">
            <text:p>260042401</text:p>
          </table:table-cell>
          <table:table-cell office:value-type="string" table:style-name="ce1">
            <text:p>ANEXO ESCUELA N° 4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170 BUENOS AIRES FUNC. EN ESCUELA N° 8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60023611582" table:style-name="ce2">
            <text:p>-429.160.023.611.582</text:p>
          </table:table-cell>
          <table:table-cell office:value-type="float" office:value="-713362894343874" table:style-name="ce2">
            <text:p>-713.362.894.343.8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402" table:style-name="ce1">
            <text:p>260042402</text:p>
          </table:table-cell>
          <table:table-cell office:value-type="string" table:style-name="ce1">
            <text:p>ANEXO ESCUELA Nº 4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Y 25 DE MAYO SECTOR 76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22374037832" table:style-name="ce2">
            <text:p>-429.122.374.037.832</text:p>
          </table:table-cell>
          <table:table-cell office:value-type="float" office:value="-713228274344057" table:style-name="ce2">
            <text:p>-713.228.274.344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500" table:style-name="ce1">
            <text:p>260042500</text:p>
          </table:table-cell>
          <table:table-cell office:value-type="string" table:style-name="ce1">
            <text:p>DR. JULIAN RI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959 DON BOSCO</text:p>
          </table:table-cell>
          <table:table-cell office:value-type="string" table:style-name="ce1">
            <text:p>U9200</text:p>
          </table:table-cell>
          <table:table-cell office:value-type="string" table:style-name="ce1">
            <text:p>02945-451232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ole767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910972305145" table:style-name="ce2">
            <text:p>-42.910.972.305.145</text:p>
          </table:table-cell>
          <table:table-cell office:value-type="float" office:value="-713243934537626" table:style-name="ce2">
            <text:p>-713.243.934.537.6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600" table:style-name="ce1">
            <text:p>260042600</text:p>
          </table:table-cell>
          <table:table-cell office:value-type="string" table:style-name="ce1">
            <text:p>MARIA CURI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39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41161167667" table:style-name="ce2">
            <text:p>-432.541.161.167.667</text:p>
          </table:table-cell>
          <table:table-cell office:value-type="float" office:value="-653113860371178" table:style-name="ce2">
            <text:p>-653.113.860.371.1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700" table:style-name="ce1">
            <text:p>260042700</text:p>
          </table:table-cell>
          <table:table-cell office:value-type="string" table:style-name="ce1">
            <text:p>MARIA CURI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39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nivelinicial437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41866017619" table:style-name="ce2">
            <text:p>-432.541.866.017.619</text:p>
          </table:table-cell>
          <table:table-cell office:value-type="float" office:value="-653113035427729" table:style-name="ce2">
            <text:p>-653.113.035.427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701" table:style-name="ce1">
            <text:p>260042701</text:p>
          </table:table-cell>
          <table:table-cell office:value-type="string" table:style-name="ce1">
            <text:p>ESCUELA DE NIVEL INICIAL Nº 4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8 DE JULIO 19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nivelinicial437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49443526207" table:style-name="ce2">
            <text:p>-432.549.443.526.207</text:p>
          </table:table-cell>
          <table:table-cell office:value-type="float" office:value="-653099386072038" table:style-name="ce2">
            <text:p>-653.099.386.072.0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800" table:style-name="ce1">
            <text:p>260042800</text:p>
          </table:table-cell>
          <table:table-cell office:value-type="string" table:style-name="ce1">
            <text:p>PERIT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Y P. MORENO S/N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peritomoreno204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55406657801" table:style-name="ce2">
            <text:p>-458.655.406.657.801</text:p>
          </table:table-cell>
          <table:table-cell office:value-type="float" office:value="-674823215062427" table:style-name="ce2">
            <text:p>-674.823.215.062.4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900" table:style-name="ce1">
            <text:p>260042900</text:p>
          </table:table-cell>
          <table:table-cell office:value-type="string" table:style-name="ce1">
            <text:p>PERITO FRANCISC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Y MITRE CÍVIC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6138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66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55793930441" table:style-name="ce2">
            <text:p>-458.655.793.930.441</text:p>
          </table:table-cell>
          <table:table-cell office:value-type="float" office:value="-674826104388436" table:style-name="ce2">
            <text:p>-674.826.104.388.4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2901" table:style-name="ce1">
            <text:p>260042901</text:p>
          </table:table-cell>
          <table:table-cell office:value-type="string" table:style-name="ce1">
            <text:p>PERITO FRANCISC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Y MITRE CÍVIC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6138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66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865756266031" table:style-name="ce2">
            <text:p>-45.865.756.266.031</text:p>
          </table:table-cell>
          <table:table-cell office:value-type="float" office:value="-674824677794841" table:style-name="ce2">
            <text:p>-674.824.677.794.8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000" table:style-name="ce1">
            <text:p>260043000</text:p>
          </table:table-cell>
          <table:table-cell office:value-type="string" table:style-name="ce1">
            <text:p>COLEGIO CERVANT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LARÍN 726 ROC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370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cervantes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777566815097" table:style-name="ce2">
            <text:p>-458.777.566.815.097</text:p>
          </table:table-cell>
          <table:table-cell office:value-type="float" office:value="-675196305478534" table:style-name="ce2">
            <text:p>-675.196.305.478.5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001" table:style-name="ce1">
            <text:p>260043001</text:p>
          </table:table-cell>
          <table:table-cell office:value-type="string" table:style-name="ce1">
            <text:p>COLEGIO CERVANT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LARÍN 726 ROC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370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cervantes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8778141455004" table:style-name="ce2">
            <text:p>-458.778.141.455.004</text:p>
          </table:table-cell>
          <table:table-cell office:value-type="float" office:value="-675195501526054" table:style-name="ce2">
            <text:p>-675.195.501.526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100" table:style-name="ce1">
            <text:p>260043100</text:p>
          </table:table-cell>
          <table:table-cell office:value-type="string" table:style-name="ce1">
            <text:p>INSTITUTO PADRE JUAN MUZ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1004 PADRE JUAN MUZI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pjmuzio@infovi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567971285213" table:style-name="ce2">
            <text:p>-432.567.971.285.213</text:p>
          </table:table-cell>
          <table:table-cell office:value-type="float" office:value="-652984718735325" table:style-name="ce2">
            <text:p>-652.984.718.735.3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200" table:style-name="ce1">
            <text:p>260043200</text:p>
          </table:table-cell>
          <table:table-cell office:value-type="string" table:style-name="ce1">
            <text:p>INSTITUTO SANTO DOMINGO SAV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1112 PIETROBELLI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2886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dsaviocomodoro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58104922936" table:style-name="ce2">
            <text:p>-45.858.104.922.936</text:p>
          </table:table-cell>
          <table:table-cell office:value-type="float" office:value="-674987200299777" table:style-name="ce2">
            <text:p>-674.987.200.299.7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300" table:style-name="ce1">
            <text:p>260043300</text:p>
          </table:table-cell>
          <table:table-cell office:value-type="string" table:style-name="ce1">
            <text:p>INSTITUTO SANTO DOMINGO SAV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1112 PIETROBELLI SEC. NOCTURN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2886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savioseccionnocturn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583494185961" table:style-name="ce2">
            <text:p>-458.583.494.185.961</text:p>
          </table:table-cell>
          <table:table-cell office:value-type="float" office:value="-674991013682866" table:style-name="ce2">
            <text:p>-674.991.013.682.8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500" table:style-name="ce1">
            <text:p>260043500</text:p>
          </table:table-cell>
          <table:table-cell office:value-type="string" table:style-name="ce1">
            <text:p>INSTITUTO MARI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26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rlegales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540145767497" table:style-name="ce2">
            <text:p>-432.540.145.767.497</text:p>
          </table:table-cell>
          <table:table-cell office:value-type="float" office:value="-653092471054944" table:style-name="ce2">
            <text:p>-653.092.471.054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600" table:style-name="ce1">
            <text:p>260043600</text:p>
          </table:table-cell>
          <table:table-cell office:value-type="string" table:style-name="ce1">
            <text:p>INSTITUTO SAN LUIS GONZAG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859 JORGE NEWBERY</text:p>
          </table:table-cell>
          <table:table-cell office:value-type="string" table:style-name="ce1">
            <text:p>U9200</text:p>
          </table:table-cell>
          <table:table-cell office:value-type="string" table:style-name="ce1">
            <text:p>02945-452535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quelcolegiosalesiano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9180579449498" table:style-name="ce2">
            <text:p>-429.180.579.449.498</text:p>
          </table:table-cell>
          <table:table-cell office:value-type="float" office:value="-713189033200186" table:style-name="ce2">
            <text:p>-713.189.033.200.1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700" table:style-name="ce1">
            <text:p>260043700</text:p>
          </table:table-cell>
          <table:table-cell office:value-type="string" table:style-name="ce1">
            <text:p>ESC. DE ADULTOS N° 618 -JUANA E. VELAZQUEZ DE ZARA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DOS ÁRABES S/N CONSTITUCIÓ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alyangly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432498301682662" table:style-name="ce2">
            <text:p>-432.498.301.682.662</text:p>
          </table:table-cell>
          <table:table-cell office:value-type="float" office:value="-653278653702152" table:style-name="ce2">
            <text:p>-653.278.653.702.1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3900" table:style-name="ce1">
            <text:p>260043900</text:p>
          </table:table-cell>
          <table:table-cell office:value-type="string" table:style-name="ce1">
            <text:p>COLEGIO SALESIANO DEAN FUN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350 GRAL. MOSCONI</text:p>
          </table:table-cell>
          <table:table-cell office:value-type="string" table:style-name="ce1">
            <text:p>U9005</text:p>
          </table:table-cell>
          <table:table-cell office:value-type="string" table:style-name="ce1">
            <text:p>0297-4550257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deanfunes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58420704340577" table:style-name="ce2">
            <text:p>-458.420.704.340.577</text:p>
          </table:table-cell>
          <table:table-cell office:value-type="float" office:value="-674773140217779" table:style-name="ce2">
            <text:p>-674.773.140.217.7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4000" table:style-name="ce1">
            <text:p>260044000</text:p>
          </table:table-cell>
          <table:table-cell office:value-type="string" table:style-name="ce1">
            <text:p>ESCUELA NUEV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94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nuevatw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823126988121" table:style-name="ce2">
            <text:p>-432.823.126.988.121</text:p>
          </table:table-cell>
          <table:table-cell office:value-type="float" office:value="-652773417529369" table:style-name="ce2">
            <text:p>-652.773.417.529.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4400" table:style-name="ce1">
            <text:p>260044400</text:p>
          </table:table-cell>
          <table:table-cell office:value-type="string" table:style-name="ce1">
            <text:p>INSTITUTO MARTIN RIVADAV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675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115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artinrivadavia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37642723481" table:style-name="ce2">
            <text:p>-458.637.642.723.481</text:p>
          </table:table-cell>
          <table:table-cell office:value-type="float" office:value="-674967025026054" table:style-name="ce2">
            <text:p>-674.967.025.026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4500" table:style-name="ce1">
            <text:p>260044500</text:p>
          </table:table-cell>
          <table:table-cell office:value-type="string" table:style-name="ce1">
            <text:p>INSTITUTO DON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248 CENTR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secdonbosco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3033994043163" table:style-name="ce2">
            <text:p>-433.033.994.043.163</text:p>
          </table:table-cell>
          <table:table-cell office:value-type="float" office:value="-651050953492914" table:style-name="ce2">
            <text:p>-651.050.953.492.9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4600" table:style-name="ce1">
            <text:p>260044600</text:p>
          </table:table-cell>
          <table:table-cell office:value-type="string" table:style-name="ce1">
            <text:p>INSTITUTO AUSTRAL DE ENSEÑANZ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EE.UU. 75 JOSÉ FUCHS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1684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info@faustralcr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767307057049" table:style-name="ce2">
            <text:p>-458.767.307.057.049</text:p>
          </table:table-cell>
          <table:table-cell office:value-type="float" office:value="-67506984613115" table:style-name="ce2">
            <text:p>-67.506.984.613.1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4700" table:style-name="ce1">
            <text:p>260044700</text:p>
          </table:table-cell>
          <table:table-cell office:value-type="string" table:style-name="ce1">
            <text:p>ESCUELA DE LA COS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ÓN 352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1334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direccionsecundaria@escueladelacosta.org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724282829047" table:style-name="ce2">
            <text:p>-427.724.282.829.047</text:p>
          </table:table-cell>
          <table:table-cell office:value-type="float" office:value="-65047040690996" table:style-name="ce2">
            <text:p>-65.047.040.690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4800" table:style-name="ce1">
            <text:p>260044800</text:p>
          </table:table-cell>
          <table:table-cell office:value-type="string" table:style-name="ce1">
            <text:p>RUCA CHILLKATUN - CASA DE ESTUD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1450 H. WINTER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rucachill200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05972626578" table:style-name="ce2">
            <text:p>-42.905.972.626.578</text:p>
          </table:table-cell>
          <table:table-cell office:value-type="float" office:value="-713226664398908" table:style-name="ce2">
            <text:p>-713.226.664.398.9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4900" table:style-name="ce1">
            <text:p>260044900</text:p>
          </table:table-cell>
          <table:table-cell office:value-type="string" table:style-name="ce1">
            <text:p>PROF. JOSE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BÉN DARIO 320 RESTINGA ALÍ</text:p>
          </table:table-cell>
          <table:table-cell office:value-type="string" table:style-name="ce1">
            <text:p>U9003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20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7930955774815" table:style-name="ce2">
            <text:p>-457.930.955.774.815</text:p>
          </table:table-cell>
          <table:table-cell office:value-type="float" office:value="-674091279991152" table:style-name="ce2">
            <text:p>-674.091.279.991.1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5000" table:style-name="ce1">
            <text:p>260045000</text:p>
          </table:table-cell>
          <table:table-cell office:value-type="string" table:style-name="ce1">
            <text:p>ESC. HOSPITALARIA Y DOMICILIARIA Nº 3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Julián Murga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306@chubut.edu.ar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32958759262537" table:style-name="ce2">
            <text:p>-432.958.759.262.537</text:p>
          </table:table-cell>
          <table:table-cell office:value-type="float" office:value="-650937746677254" table:style-name="ce2">
            <text:p>-650.937.746.677.2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5100" table:style-name="ce1">
            <text:p>260045100</text:p>
          </table:table-cell>
          <table:table-cell office:value-type="string" table:style-name="ce1">
            <text:p>P/ IRREGULARES MOT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900 CENTR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523@hotmail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29151058288537" table:style-name="ce2">
            <text:p>-429.151.058.288.537</text:p>
          </table:table-cell>
          <table:table-cell office:value-type="float" office:value="-713213097687914" table:style-name="ce2">
            <text:p>-713.213.097.687.9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5700" table:style-name="ce1">
            <text:p>260045700</text:p>
          </table:table-cell>
          <table:table-cell office:value-type="string" table:style-name="ce1">
            <text:p>C.F.P. Nº 6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LES Y ESPAÑA 695 GOBERNADOR GALIN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fp651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2778033318295" table:style-name="ce2">
            <text:p>-42.778.033.318.295</text:p>
          </table:table-cell>
          <table:table-cell office:value-type="float" office:value="-6504585721424" table:style-name="ce2">
            <text:p>-6.504.585.721.4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5800" table:style-name="ce1">
            <text:p>260045800</text:p>
          </table:table-cell>
          <table:table-cell office:value-type="string" table:style-name="ce1">
            <text:p>C.F.P. Nº 6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LIBERTAD 800 PUEYRREDÓ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fp652@hotmail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5877764363336" table:style-name="ce2">
            <text:p>-45.877.764.363.336</text:p>
          </table:table-cell>
          <table:table-cell office:value-type="float" office:value="-675315647931718" table:style-name="ce2">
            <text:p>-675.315.647.931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5801" table:style-name="ce1">
            <text:p>260045801</text:p>
          </table:table-cell>
          <table:table-cell office:value-type="string" table:style-name="ce1">
            <text:p>C.F.P. Nº 652 - ANEXO GRAL. MOSC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ÁRTIDA ARGENTINA 68 GRAL. MOSCONI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fp652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8420684376971" table:style-name="ce2">
            <text:p>-458.420.684.376.971</text:p>
          </table:table-cell>
          <table:table-cell office:value-type="float" office:value="-674750959783019" table:style-name="ce2">
            <text:p>-674.750.959.783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5802" table:style-name="ce1">
            <text:p>260045802</text:p>
          </table:table-cell>
          <table:table-cell office:value-type="string" table:style-name="ce1">
            <text:p>C.F.P. Nº 652 - ANEX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750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cfpsarmiento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5890235600213" table:style-name="ce2">
            <text:p>-455.890.235.600.213</text:p>
          </table:table-cell>
          <table:table-cell office:value-type="float" office:value="-690684205144699" table:style-name="ce2">
            <text:p>-690.684.205.144.6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5900" table:style-name="ce1">
            <text:p>260045900</text:p>
          </table:table-cell>
          <table:table-cell office:value-type="string" table:style-name="ce1">
            <text:p>C.F.P. Nº 6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NORTE 192 PTE. PERÓ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fp653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32474448390711" table:style-name="ce2">
            <text:p>-432.474.448.390.711</text:p>
          </table:table-cell>
          <table:table-cell office:value-type="float" office:value="-653125585448087" table:style-name="ce2">
            <text:p>-653.125.585.448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000" table:style-name="ce1">
            <text:p>260046000</text:p>
          </table:table-cell>
          <table:table-cell office:value-type="string" table:style-name="ce1">
            <text:p>C.F.P. Nº 6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LIO A. ROCA 284 LA LOMA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centro654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32979891577294" table:style-name="ce2">
            <text:p>-432.979.891.577.294</text:p>
          </table:table-cell>
          <table:table-cell office:value-type="float" office:value="-654927784439227" table:style-name="ce2">
            <text:p>-654.927.784.439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100" table:style-name="ce1">
            <text:p>260046100</text:p>
          </table:table-cell>
          <table:table-cell office:value-type="string" table:style-name="ce1">
            <text:p>C.F.P. Nº 6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ALVEAR 564 BUENOS AIRES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entro655@cfp655esque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29161963104529" table:style-name="ce2">
            <text:p>-429.161.963.104.529</text:p>
          </table:table-cell>
          <table:table-cell office:value-type="float" office:value="-713280614502294" table:style-name="ce2">
            <text:p>-713.280.614.502.2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300" table:style-name="ce1">
            <text:p>260046300</text:p>
          </table:table-cell>
          <table:table-cell office:value-type="string" table:style-name="ce1">
            <text:p>C.F.P. Nº 6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 SUR PARAJE LA ISLA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fp657@elbolson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-4205838441" table:style-name="ce2">
            <text:p>-4.205.838.441</text:p>
          </table:table-cell>
          <table:table-cell office:value-type="float" office:value="-7160317404" table:style-name="ce2">
            <text:p>-7.160.317.4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302" table:style-name="ce1">
            <text:p>260046302</text:p>
          </table:table-cell>
          <table:table-cell office:value-type="string" table:style-name="ce1">
            <text:p>C.F.P. Nº 657 ANEXO CHOL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IONA EN ESCUELA N° 727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fp657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25091316680222" table:style-name="ce2">
            <text:p>-425.091.316.680.222</text:p>
          </table:table-cell>
          <table:table-cell office:value-type="float" office:value="-714314152281911" table:style-name="ce2">
            <text:p>-714.314.152.281.9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304" table:style-name="ce1">
            <text:p>260046304</text:p>
          </table:table-cell>
          <table:table-cell office:value-type="string" table:style-name="ce1">
            <text:p>C.F.P. Nº 657 ANEXO EL HO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IONA EN ESCUELA N° 81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EL HOY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fp657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20648869641672" table:style-name="ce2">
            <text:p>-420.648.869.641.672</text:p>
          </table:table-cell>
          <table:table-cell office:value-type="float" office:value="-715212600672822" table:style-name="ce2">
            <text:p>-715.212.600.672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400" table:style-name="ce1">
            <text:p>260046400</text:p>
          </table:table-cell>
          <table:table-cell office:value-type="string" table:style-name="ce1">
            <text:p>JOSE TOSCHK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EGAS 451 SANTA MARÍA DEL MAR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secretaria703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27723076529732" table:style-name="ce2">
            <text:p>-427.723.076.529.732</text:p>
          </table:table-cell>
          <table:table-cell office:value-type="float" office:value="-650444697937539" table:style-name="ce2">
            <text:p>-650.444.697.937.5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500" table:style-name="ce1">
            <text:p>260046500</text:p>
          </table:table-cell>
          <table:table-cell office:value-type="string" table:style-name="ce1">
            <text:p>NESTOR G. SALVATIER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HON MURRAY THOMAS S/N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olegio705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0900579538245" table:style-name="ce2">
            <text:p>-430.900.579.538.245</text:p>
          </table:table-cell>
          <table:table-cell office:value-type="float" office:value="-714667176663561" table:style-name="ce2">
            <text:p>-714.667.176.663.5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501" table:style-name="ce1">
            <text:p>260046501</text:p>
          </table:table-cell>
          <table:table-cell office:value-type="string" table:style-name="ce1">
            <text:p>NESTOR G. SALVATIERRA - ADUL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HN MURRAY THOMAS S/N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olegio705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0900408085557" table:style-name="ce2">
            <text:p>-430.900.408.085.557</text:p>
          </table:table-cell>
          <table:table-cell office:value-type="float" office:value="-714664592938949" table:style-name="ce2">
            <text:p>-714.664.592.938.9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600" table:style-name="ce1">
            <text:p>260046600</text:p>
          </table:table-cell>
          <table:table-cell office:value-type="string" table:style-name="ce1">
            <text:p>COLEGIO Nº 7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CORARO 441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63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2564080269969" table:style-name="ce2">
            <text:p>-432.564.080.269.969</text:p>
          </table:table-cell>
          <table:table-cell office:value-type="float" office:value="-653154671383517" table:style-name="ce2">
            <text:p>-653.154.671.383.5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700" table:style-name="ce1">
            <text:p>260046700</text:p>
          </table:table-cell>
          <table:table-cell office:value-type="string" table:style-name="ce1">
            <text:p>COLEGIO Nº 7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IGIO NOGUÉS S/N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4-499309</text:p>
          </table:table-cell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olegio765@g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0634281370611" table:style-name="ce2">
            <text:p>-420.634.281.370.611</text:p>
          </table:table-cell>
          <table:table-cell office:value-type="float" office:value="-715970477760016" table:style-name="ce2">
            <text:p>-715.970.477.760.0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800" table:style-name="ce1">
            <text:p>260046800</text:p>
          </table:table-cell>
          <table:table-cell office:value-type="string" table:style-name="ce1">
            <text:p>COLEGIO Nº 7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LINA S/N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71869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7633360789451" table:style-name="ce2">
            <text:p>-427.633.360.789.451</text:p>
          </table:table-cell>
          <table:table-cell office:value-type="float" office:value="-650380047091797" table:style-name="ce2">
            <text:p>-650.380.047.091.7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6900" table:style-name="ce1">
            <text:p>260046900</text:p>
          </table:table-cell>
          <table:table-cell office:value-type="string" table:style-name="ce1">
            <text:p>CIUDAD DEL V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RANCISCO DE ASÍS 834 PUEYRREDÓN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1595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769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58708035905216" table:style-name="ce2">
            <text:p>-458.708.035.905.216</text:p>
          </table:table-cell>
          <table:table-cell office:value-type="float" office:value="-675210583391916" table:style-name="ce2">
            <text:p>-675.210.583.391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7000" table:style-name="ce1">
            <text:p>260047000</text:p>
          </table:table-cell>
          <table:table-cell office:value-type="string" table:style-name="ce1">
            <text:p>COLEGIO Nº 7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L LIBERTADOR (RUTA 3) GRAL. MOSCONI KM 3</text:p>
          </table:table-cell>
          <table:table-cell office:value-type="string" table:style-name="ce1">
            <text:p>U9005</text:p>
          </table:table-cell>
          <table:table-cell office:value-type="string" table:style-name="ce1">
            <text:p>0297-455935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70_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385149389568" table:style-name="ce2">
            <text:p>-458.385.149.389.568</text:p>
          </table:table-cell>
          <table:table-cell office:value-type="float" office:value="-674760602749194" table:style-name="ce2">
            <text:p>-674.760.602.749.1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7100" table:style-name="ce1">
            <text:p>260047100</text:p>
          </table:table-cell>
          <table:table-cell office:value-type="string" table:style-name="ce1">
            <text:p>INSTITUTO MARTIN RIVADAV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675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41773596583" table:style-name="ce2">
            <text:p>-458.641.773.596.583</text:p>
          </table:table-cell>
          <table:table-cell office:value-type="float" office:value="-674966061647485" table:style-name="ce2">
            <text:p>-674.966.061.647.4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7200" table:style-name="ce1">
            <text:p>260047200</text:p>
          </table:table-cell>
          <table:table-cell office:value-type="string" table:style-name="ce1">
            <text:p>P/ DISMINUIDOS VISU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ORA 505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524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-427648855517183" table:style-name="ce2">
            <text:p>-427.648.855.517.183</text:p>
          </table:table-cell>
          <table:table-cell office:value-type="float" office:value="-65045083389781" table:style-name="ce2">
            <text:p>-65.045.083.389.7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7300" table:style-name="ce1">
            <text:p>260047300</text:p>
          </table:table-cell>
          <table:table-cell office:value-type="string" table:style-name="ce1">
            <text:p>JARDÍN GRANJA MISIA PEP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TEHUELCHES 610 KM 3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info@jardinmisiapepa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296463720387" table:style-name="ce2">
            <text:p>-458.296.463.720.387</text:p>
          </table:table-cell>
          <table:table-cell office:value-type="float" office:value="-674736099600381" table:style-name="ce2">
            <text:p>-674.736.099.600.3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7700" table:style-name="ce1">
            <text:p>260047700</text:p>
          </table:table-cell>
          <table:table-cell office:value-type="string" table:style-name="ce1">
            <text:p>ISFD MARÍ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849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ariaauxiliadora@sinectis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8597180295118" table:style-name="ce2">
            <text:p>-458.597.180.295.118</text:p>
          </table:table-cell>
          <table:table-cell office:value-type="float" office:value="-674862022291411" table:style-name="ce2">
            <text:p>-674.862.022.291.4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7900" table:style-name="ce1">
            <text:p>260047900</text:p>
          </table:table-cell>
          <table:table-cell office:value-type="string" table:style-name="ce1">
            <text:p>FRUTILLITA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CA 488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61692725048" table:style-name="ce2">
            <text:p>-429.161.692.725.048</text:p>
          </table:table-cell>
          <table:table-cell office:value-type="float" office:value="-713206651674382" table:style-name="ce2">
            <text:p>-713.206.651.674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100" table:style-name="ce1">
            <text:p>260048100</text:p>
          </table:table-cell>
          <table:table-cell office:value-type="string" table:style-name="ce1">
            <text:p>JARDÍN NIDI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1072 PADRE JUA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laudia_campagnoli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60721695618" table:style-name="ce2">
            <text:p>-432.560.721.695.618</text:p>
          </table:table-cell>
          <table:table-cell office:value-type="float" office:value="-652953035163974" table:style-name="ce2">
            <text:p>-652.953.035.163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200" table:style-name="ce1">
            <text:p>260048200</text:p>
          </table:table-cell>
          <table:table-cell office:value-type="string" table:style-name="ce1">
            <text:p>Comienzos S.R.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RCÍA CAVÍN CHACRA 40 LOS PINOS RUTA 7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mienzos@infovia.comn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32844900515827" table:style-name="ce2">
            <text:p>-432.844.900.515.827</text:p>
          </table:table-cell>
          <table:table-cell office:value-type="float" office:value="-651268233272799" table:style-name="ce2">
            <text:p>-651.268.233.272.7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300" table:style-name="ce1">
            <text:p>260048300</text:p>
          </table:table-cell>
          <table:table-cell office:value-type="string" table:style-name="ce1">
            <text:p>COLEGIO SAN JOSÉ OBRERO Nº 1650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NSAMIENTOS 836 SAN MARTÍ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sanjoseobrero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58616420470002" table:style-name="ce2">
            <text:p>-458.616.420.470.002</text:p>
          </table:table-cell>
          <table:table-cell office:value-type="float" office:value="-675283035693175" table:style-name="ce2">
            <text:p>-675.283.035.693.1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400" table:style-name="ce1">
            <text:p>260048400</text:p>
          </table:table-cell>
          <table:table-cell office:value-type="string" table:style-name="ce1">
            <text:p>INSTITUTO MARI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849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3577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ariaauxiliadora@sinectis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597369629682" table:style-name="ce2">
            <text:p>-458.597.369.629.682</text:p>
          </table:table-cell>
          <table:table-cell office:value-type="float" office:value="-674868017374935" table:style-name="ce2">
            <text:p>-674.868.017.374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600" table:style-name="ce1">
            <text:p>260048600</text:p>
          </table:table-cell>
          <table:table-cell office:value-type="string" table:style-name="ce1">
            <text:p>ISFD COMODORO ENGLISH LANGUAJ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1030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eli@satlink.com/celiacademica@speedy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8637121380859" table:style-name="ce2">
            <text:p>-458.637.121.380.859</text:p>
          </table:table-cell>
          <table:table-cell office:value-type="float" office:value="-674898399156931" table:style-name="ce2">
            <text:p>-674.898.399.156.9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700" table:style-name="ce1">
            <text:p>260048700</text:p>
          </table:table-cell>
          <table:table-cell office:value-type="string" table:style-name="ce1">
            <text:p>ESCUELA DE NIVEL INICIAL Nº 4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TO BLANC Y EUSTAQUIO MOLINA STELLA MARIS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gladys438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887507395248" table:style-name="ce2">
            <text:p>-458.887.507.395.248</text:p>
          </table:table-cell>
          <table:table-cell office:value-type="float" office:value="-675112197403462" table:style-name="ce2">
            <text:p>-675.112.197.403.4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800" table:style-name="ce1">
            <text:p>260048800</text:p>
          </table:table-cell>
          <table:table-cell office:value-type="string" table:style-name="ce1">
            <text:p>ESCUELA DE NIVEL INICIAL Nº 4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°1° MONTAGNO S/N PARQUE KM 8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7960874590238" table:style-name="ce2">
            <text:p>-457.960.874.590.238</text:p>
          </table:table-cell>
          <table:table-cell office:value-type="float" office:value="-674216276472112" table:style-name="ce2">
            <text:p>-674.216.276.472.1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803" table:style-name="ce1">
            <text:p>260048803</text:p>
          </table:table-cell>
          <table:table-cell office:value-type="string" table:style-name="ce1">
            <text:p>ANEXO JARDÍN DE INFANTES N° 4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BÉN DARÍO 320 RESTINGA ALI FUNC. EN ESCUELA N° 203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7931617651304" table:style-name="ce2">
            <text:p>-457.931.617.651.304</text:p>
          </table:table-cell>
          <table:table-cell office:value-type="float" office:value="-674091818726865" table:style-name="ce2">
            <text:p>-674.091.818.726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8900" table:style-name="ce1">
            <text:p>260048900</text:p>
          </table:table-cell>
          <table:table-cell office:value-type="string" table:style-name="ce1">
            <text:p>ESCUELA DE NIVEL INICIAL Nº 4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HOLDICH 770 BADÉN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jardin.444@hotmail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68001297245" table:style-name="ce2">
            <text:p>-429.168.001.297.245</text:p>
          </table:table-cell>
          <table:table-cell office:value-type="float" office:value="-712962139228239" table:style-name="ce2">
            <text:p>-712.962.139.228.2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00" table:style-name="ce1">
            <text:p>260049000</text:p>
          </table:table-cell>
          <table:table-cell office:value-type="string" table:style-name="ce1">
            <text:p>EAS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ELLI 450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as900rawson@g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3025475747814" table:style-name="ce2">
            <text:p>-433.025.475.747.814</text:p>
          </table:table-cell>
          <table:table-cell office:value-type="float" office:value="-650973795196583" table:style-name="ce2">
            <text:p>-650.973.795.196.5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02" table:style-name="ce1">
            <text:p>260049002</text:p>
          </table:table-cell>
          <table:table-cell office:value-type="string" table:style-name="ce1">
            <text:p>EAS Nº 9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ÓNDORES S/N LOS RADALES FUNC. EN ESCUELA Nº 89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EPUY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josma89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2304736" table:style-name="ce2">
            <text:p>-422.304.736</text:p>
          </table:table-cell>
          <table:table-cell office:value-type="float" office:value="-7137005118" table:style-name="ce2">
            <text:p>-7.137.005.1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05" table:style-name="ce1">
            <text:p>260049005</text:p>
          </table:table-cell>
          <table:table-cell office:value-type="string" table:style-name="ce1">
            <text:p>EAS Nº 9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S/N FUNC. EN ESCUELA Nº 33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GAN GAN</text:p>
          </table:table-cell>
          <table:table-cell office:value-type="string" table:style-name="ce1">
            <text:p>TELSEN</text:p>
          </table:table-cell>
          <table:table-cell office:value-type="string" table:style-name="ce1">
            <text:p>escuela33gangan@live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52195345" table:style-name="ce2">
            <text:p>-4.252.195.345</text:p>
          </table:table-cell>
          <table:table-cell office:value-type="float" office:value="-6828499474" table:style-name="ce2">
            <text:p>-6.828.499.4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06" table:style-name="ce1">
            <text:p>260049006</text:p>
          </table:table-cell>
          <table:table-cell office:value-type="string" table:style-name="ce1">
            <text:p>EAS Nº 9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YANQUETRÚ S/N FUNC. EN VIVIENDA CNEA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GASTRE</text:p>
          </table:table-cell>
          <table:table-cell office:value-type="string" table:style-name="ce1">
            <text:p>GASTRE</text:p>
          </table:table-cell>
          <table:table-cell office:value-type="string" table:style-name="ce1">
            <text:p>eas906gastre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263861" table:style-name="ce2">
            <text:p>-42.263.861</text:p>
          </table:table-cell>
          <table:table-cell office:value-type="float" office:value="-69222822" table:style-name="ce2">
            <text:p>-69.222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07" table:style-name="ce1">
            <text:p>260049007</text:p>
          </table:table-cell>
          <table:table-cell office:value-type="string" table:style-name="ce1">
            <text:p>EAS Nº 9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S/N FUNC. EN ESCUELA Nº 77</text:p>
          </table:table-cell>
          <table:table-cell office:value-type="string" table:style-name="ce1">
            <text:p>U9101</text:p>
          </table:table-cell>
          <table:table-cell table:style-name="ce1"/>
          <table:table-cell office:value-type="string" table:style-name="ce1">
            <text:p>LAS PLUMAS</text:p>
          </table:table-cell>
          <table:table-cell office:value-type="string" table:style-name="ce1">
            <text:p>MARTIR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722128" table:style-name="ce2">
            <text:p>-43.722.128</text:p>
          </table:table-cell>
          <table:table-cell office:value-type="float" office:value="-67283821" table:style-name="ce2">
            <text:p>-67.283.8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08" table:style-name="ce1">
            <text:p>260049008</text:p>
          </table:table-cell>
          <table:table-cell office:value-type="string" table:style-name="ce1">
            <text:p>EAS Nº 9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S/N 25 DE MAYO FUNC. EN ESCUELA Nº 95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TELSEN</text:p>
          </table:table-cell>
          <table:table-cell office:value-type="string" table:style-name="ce1">
            <text:p>TELSEN</text:p>
          </table:table-cell>
          <table:table-cell office:value-type="string" table:style-name="ce1">
            <text:p>eas908telsen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43541767" table:style-name="ce2">
            <text:p>-4.243.541.767</text:p>
          </table:table-cell>
          <table:table-cell office:value-type="float" office:value="-6694061584" table:style-name="ce2">
            <text:p>-6.694.061.5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09" table:style-name="ce1">
            <text:p>260049009</text:p>
          </table:table-cell>
          <table:table-cell office:value-type="string" table:style-name="ce1">
            <text:p>EAS Nº 9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1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CHACAY OESTE</text:p>
          </table:table-cell>
          <table:table-cell office:value-type="string" table:style-name="ce1">
            <text:p>TELS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6693990633922" table:style-name="ce2">
            <text:p>-426.693.990.633.922</text:p>
          </table:table-cell>
          <table:table-cell office:value-type="float" office:value="-680650004450629" table:style-name="ce2">
            <text:p>-680.650.004.450.6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0" table:style-name="ce1">
            <text:p>260049010</text:p>
          </table:table-cell>
          <table:table-cell office:value-type="string" table:style-name="ce1">
            <text:p>EAS Nº 9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º 114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LAGO ROSARIO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memnn66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24528998" table:style-name="ce2">
            <text:p>-4.324.528.998</text:p>
          </table:table-cell>
          <table:table-cell office:value-type="float" office:value="-7134727881" table:style-name="ce2">
            <text:p>-7.134.727.8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1" table:style-name="ce1">
            <text:p>260049011</text:p>
          </table:table-cell>
          <table:table-cell office:value-type="string" table:style-name="ce1">
            <text:p>EAS Nº 9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2 FUNC. EN ESCUELA Nº 134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PASO DEL SAPO</text:p>
          </table:table-cell>
          <table:table-cell office:value-type="string" table:style-name="ce1">
            <text:p>LANGUIÑEO</text:p>
          </table:table-cell>
          <table:table-cell office:value-type="string" table:style-name="ce1">
            <text:p>eas911@live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73274566" table:style-name="ce2">
            <text:p>-4.273.274.566</text:p>
          </table:table-cell>
          <table:table-cell office:value-type="float" office:value="-696088643" table:style-name="ce2">
            <text:p>-696.088.6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2" table:style-name="ce1">
            <text:p>260049012</text:p>
          </table:table-cell>
          <table:table-cell office:value-type="string" table:style-name="ce1">
            <text:p>EAS Nº 9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253 CHACRA 253 BETHESDA- FUNC. EN ESCUELA 125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mirianlopez_19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31133309" table:style-name="ce2">
            <text:p>-4.331.133.309</text:p>
          </table:table-cell>
          <table:table-cell office:value-type="float" office:value="-6561570425" table:style-name="ce2">
            <text:p>-6.561.570.4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4" table:style-name="ce1">
            <text:p>260049014</text:p>
          </table:table-cell>
          <table:table-cell office:value-type="string" table:style-name="ce1">
            <text:p>EAS Nº 9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MEROS POBLADORES S/N VILLA FUTALAUFQUEN-FUNC. EN ESCUELA N° 25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LAGO FUTALAUFQUE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sanbo_71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8972105" table:style-name="ce2">
            <text:p>-428.972.105</text:p>
          </table:table-cell>
          <table:table-cell office:value-type="float" office:value="-7161530651" table:style-name="ce2">
            <text:p>-7.161.530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5" table:style-name="ce1">
            <text:p>260049015</text:p>
          </table:table-cell>
          <table:table-cell office:value-type="string" table:style-name="ce1">
            <text:p>EAS Nº 9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° 10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CARRENLEUFU</text:p>
          </table:table-cell>
          <table:table-cell office:value-type="string" table:style-name="ce1">
            <text:p>LANGUIÑEO</text:p>
          </table:table-cell>
          <table:table-cell office:value-type="string" table:style-name="ce1">
            <text:p>escuela10.carrenleufu@chubut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58286099" table:style-name="ce2">
            <text:p>-4.358.286.099</text:p>
          </table:table-cell>
          <table:table-cell office:value-type="float" office:value="-7170351724" table:style-name="ce2">
            <text:p>-7.170.351.7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6" table:style-name="ce1">
            <text:p>260049016</text:p>
          </table:table-cell>
          <table:table-cell office:value-type="string" table:style-name="ce1">
            <text:p>EAS Nº 9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 LAS BALLENAS S/N FUNC. EN ESCUELA N° 87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PUERTO PIRAMIDE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sono760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57176073" table:style-name="ce2">
            <text:p>-4.257.176.073</text:p>
          </table:table-cell>
          <table:table-cell office:value-type="float" office:value="-6428287545" table:style-name="ce2">
            <text:p>-6.428.287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7" table:style-name="ce1">
            <text:p>260049017</text:p>
          </table:table-cell>
          <table:table-cell office:value-type="string" table:style-name="ce1">
            <text:p>EAS Nº 9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° 62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YALA LAUBAT</text:p>
          </table:table-cell>
          <table:table-cell office:value-type="string" table:style-name="ce1">
            <text:p>GASTR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7594053" table:style-name="ce2">
            <text:p>-427.594.053</text:p>
          </table:table-cell>
          <table:table-cell office:value-type="float" office:value="-6886624939" table:style-name="ce2">
            <text:p>-6.886.624.9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8" table:style-name="ce1">
            <text:p>260049018</text:p>
          </table:table-cell>
          <table:table-cell office:value-type="string" table:style-name="ce1">
            <text:p>EAS Nº 9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 QUILCHAMAL S/N FUNC. EN ESCUELA N° 73</text:p>
          </table:table-cell>
          <table:table-cell office:value-type="string" table:style-name="ce1">
            <text:p>U9035</text:p>
          </table:table-cell>
          <table:table-cell table:style-name="ce1"/>
          <table:table-cell office:value-type="string" table:style-name="ce1">
            <text:p>DOCTOR RICARDO ROJAS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nucleozonal.918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557560223" table:style-name="ce2">
            <text:p>-4.557.560.223</text:p>
          </table:table-cell>
          <table:table-cell office:value-type="float" office:value="-7103625765" table:style-name="ce2">
            <text:p>-7.103.625.7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19" table:style-name="ce1">
            <text:p>260049019</text:p>
          </table:table-cell>
          <table:table-cell office:value-type="string" table:style-name="ce1">
            <text:p>EAS Nº 9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° 117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LAGUNITA SALADA</text:p>
          </table:table-cell>
          <table:table-cell office:value-type="string" table:style-name="ce1">
            <text:p>GASTRE</text:p>
          </table:table-cell>
          <table:table-cell office:value-type="string" table:style-name="ce1">
            <text:p>escuela117.lagunitasalada@chubut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74378295" table:style-name="ce2">
            <text:p>-4.274.378.295</text:p>
          </table:table-cell>
          <table:table-cell office:value-type="float" office:value="-6914893368" table:style-name="ce2">
            <text:p>-6.914.893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22" table:style-name="ce1">
            <text:p>260049022</text:p>
          </table:table-cell>
          <table:table-cell office:value-type="string" table:style-name="ce1">
            <text:p>EAS Nº 9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MANUEL QUILCHAMAL S/N FUNC. EN ESCUELA N° 94</text:p>
          </table:table-cell>
          <table:table-cell office:value-type="string" table:style-name="ce1">
            <text:p>U9039</text:p>
          </table:table-cell>
          <table:table-cell table:style-name="ce1"/>
          <table:table-cell office:value-type="string" table:style-name="ce1">
            <text:p>LAGO BLANCO</text:p>
          </table:table-cell>
          <table:table-cell office:value-type="string" table:style-name="ce1">
            <text:p>RIO SENGUE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593873234" table:style-name="ce2">
            <text:p>-4.593.873.234</text:p>
          </table:table-cell>
          <table:table-cell office:value-type="float" office:value="-7126956884" table:style-name="ce2">
            <text:p>-7.126.956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23" table:style-name="ce1">
            <text:p>260049023</text:p>
          </table:table-cell>
          <table:table-cell office:value-type="string" table:style-name="ce1">
            <text:p>EAS Nº 9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° 188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RIO PERCEY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as923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85487032" table:style-name="ce2">
            <text:p>-4.285.487.032</text:p>
          </table:table-cell>
          <table:table-cell office:value-type="float" office:value="-714319046" table:style-name="ce2">
            <text:p>-714.319.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24" table:style-name="ce1">
            <text:p>260049024</text:p>
          </table:table-cell>
          <table:table-cell office:value-type="string" table:style-name="ce1">
            <text:p>EAS Nº 9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19 SEC J - COL. 16 DE OCTUBRE FUNC. EN ESCUELA N° 208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LOS RAPIDOS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paralavid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1908957" table:style-name="ce2">
            <text:p>-431.908.957</text:p>
          </table:table-cell>
          <table:table-cell office:value-type="float" office:value="-7134658965" table:style-name="ce2">
            <text:p>-7.134.658.9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25" table:style-name="ce1">
            <text:p>260049025</text:p>
          </table:table-cell>
          <table:table-cell office:value-type="string" table:style-name="ce1">
            <text:p>EAS Nº 9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COLONIA ENSANCHE 570 FUNC. EN ESCUELA N° 70</text:p>
          </table:table-cell>
          <table:table-cell office:value-type="string" table:style-name="ce1">
            <text:p>U9031</text:p>
          </table:table-cell>
          <table:table-cell table:style-name="ce1"/>
          <table:table-cell office:value-type="string" table:style-name="ce1">
            <text:p>FACUNDO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eas925.facundo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53090173" table:style-name="ce2">
            <text:p>-453.090.173</text:p>
          </table:table-cell>
          <table:table-cell office:value-type="float" office:value="-699736899" table:style-name="ce2">
            <text:p>-699.736.8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26" table:style-name="ce1">
            <text:p>260049026</text:p>
          </table:table-cell>
          <table:table-cell office:value-type="string" table:style-name="ce1">
            <text:p>EAS Nº 9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° 127</text:p>
          </table:table-cell>
          <table:table-cell office:value-type="string" table:style-name="ce1">
            <text:p>U9033</text:p>
          </table:table-cell>
          <table:table-cell office:value-type="string" table:style-name="ce1">
            <text:p>02945-497176</text:p>
          </table:table-cell>
          <table:table-cell office:value-type="string" table:style-name="ce1">
            <text:p>ALDEA APELEG</text:p>
          </table:table-cell>
          <table:table-cell office:value-type="string" table:style-name="ce1">
            <text:p>RIO SENGUER</text:p>
          </table:table-cell>
          <table:table-cell office:value-type="string" table:style-name="ce1">
            <text:p>normaapeleg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468588114" table:style-name="ce2">
            <text:p>-4.468.588.114</text:p>
          </table:table-cell>
          <table:table-cell office:value-type="float" office:value="-7084979836" table:style-name="ce2">
            <text:p>-7.084.979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27" table:style-name="ce1">
            <text:p>260049027</text:p>
          </table:table-cell>
          <table:table-cell office:value-type="string" table:style-name="ce1">
            <text:p>EAS Nº 9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º 56</text:p>
          </table:table-cell>
          <table:table-cell office:value-type="string" table:style-name="ce1">
            <text:p>U9101</text:p>
          </table:table-cell>
          <table:table-cell table:style-name="ce1"/>
          <table:table-cell office:value-type="string" table:style-name="ce1">
            <text:p>FLORENTINO AMEGHINO</text:p>
          </table:table-cell>
          <table:table-cell office:value-type="string" table:style-name="ce1">
            <text:p>FLORENTINO AMEGHINO</text:p>
          </table:table-cell>
          <table:table-cell office:value-type="string" table:style-name="ce1">
            <text:p>eas900rawson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698741" table:style-name="ce2">
            <text:p>-43.698.741</text:p>
          </table:table-cell>
          <table:table-cell office:value-type="float" office:value="-66472951" table:style-name="ce2">
            <text:p>-66.472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28" table:style-name="ce1">
            <text:p>260049028</text:p>
          </table:table-cell>
          <table:table-cell office:value-type="string" table:style-name="ce1">
            <text:p>EAS Nº 9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style-name="ce1"/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CERRO CENTINELA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34815012859989" table:style-name="ce2">
            <text:p>-434.815.012.859.989</text:p>
          </table:table-cell>
          <table:table-cell office:value-type="float" office:value="-715968770305593" table:style-name="ce2">
            <text:p>-715.968.770.305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29" table:style-name="ce1">
            <text:p>260049029</text:p>
          </table:table-cell>
          <table:table-cell office:value-type="string" table:style-name="ce1">
            <text:p>PROSEPA RAW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ANTÁRTIDA ARGENTINA 451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liliana_nu3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32990586944012" table:style-name="ce2">
            <text:p>-432.990.586.944.012</text:p>
          </table:table-cell>
          <table:table-cell office:value-type="float" office:value="-650926885088894" table:style-name="ce2">
            <text:p>-650.926.885.088.8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30" table:style-name="ce1">
            <text:p>260049030</text:p>
          </table:table-cell>
          <table:table-cell office:value-type="string" table:style-name="ce1">
            <text:p>PROSEPA TRELEW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NORTE S/N SAN MARTÍN EX ESCUELA 145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marave30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31" table:style-name="ce1">
            <text:p>260049031</text:p>
          </table:table-cell>
          <table:table-cell office:value-type="string" table:style-name="ce1">
            <text:p>PROSEPA LAGO PU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IGIO NOGUÉS S/N CENTRO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4-499309</text:p>
          </table:table-cell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rovercelli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2065924513892" table:style-name="ce2">
            <text:p>-42.065.924.513.892</text:p>
          </table:table-cell>
          <table:table-cell office:value-type="float" office:value="-715940874022335" table:style-name="ce2">
            <text:p>-715.940.874.022.3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32" table:style-name="ce1">
            <text:p>260049032</text:p>
          </table:table-cell>
          <table:table-cell office:value-type="string" table:style-name="ce1">
            <text:p>PROSEPA ESQU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PTE. PERÓN 1251 ESCUELA Nº 24</text:p>
          </table:table-cell>
          <table:table-cell office:value-type="string" table:style-name="ce1">
            <text:p>U9200</text:p>
          </table:table-cell>
          <table:table-cell office:value-type="string" table:style-name="ce1">
            <text:p>02945-457066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betty_esquel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29039161518772" table:style-name="ce2">
            <text:p>-429.039.161.518.772</text:p>
          </table:table-cell>
          <table:table-cell office:value-type="float" office:value="-713176029508057" table:style-name="ce2">
            <text:p>-713.176.029.508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33" table:style-name="ce1">
            <text:p>260049033</text:p>
          </table:table-cell>
          <table:table-cell office:value-type="string" table:style-name="ce1">
            <text:p>PROSEPA COMOD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S/N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102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034" table:style-name="ce1">
            <text:p>260049034</text:p>
          </table:table-cell>
          <table:table-cell office:value-type="string" table:style-name="ce1">
            <text:p>PROSEPA PUERTO MADRY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631 CENTR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prosepa.puertomadryn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27694105275522" table:style-name="ce2">
            <text:p>-427.694.105.275.522</text:p>
          </table:table-cell>
          <table:table-cell office:value-type="float" office:value="-650429077017699" table:style-name="ce2">
            <text:p>-650.429.077.017.6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200" table:style-name="ce1">
            <text:p>260049200</text:p>
          </table:table-cell>
          <table:table-cell office:value-type="string" table:style-name="ce1">
            <text:p>PUERTA DEL SO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190 JORGE NEWBERY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mi440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26473555085" table:style-name="ce2">
            <text:p>-458.626.473.555.085</text:p>
          </table:table-cell>
          <table:table-cell office:value-type="float" office:value="-675063060901293" table:style-name="ce2">
            <text:p>-675.063.060.901.2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201" table:style-name="ce1">
            <text:p>260049201</text:p>
          </table:table-cell>
          <table:table-cell office:value-type="string" table:style-name="ce1">
            <text:p>ANEXO ESCUELA Nº 4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NOGALES Y GRANADEROS LA FLORESTA FUNC. EN ESCUELA Nº 34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mi440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11223667216" table:style-name="ce2">
            <text:p>-458.611.223.667.216</text:p>
          </table:table-cell>
          <table:table-cell office:value-type="float" office:value="-675197412809334" table:style-name="ce2">
            <text:p>-675.197.412.809.3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202" table:style-name="ce1">
            <text:p>260049202</text:p>
          </table:table-cell>
          <table:table-cell office:value-type="string" table:style-name="ce1">
            <text:p>ANEXO ESCUELA Nº 4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KENNEDY Y MARTÍN FIERRO CEFERINO NAMUNCURÁ FUNC. EN ESCUELA Nº 52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ni440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72507620262" table:style-name="ce2">
            <text:p>-458.672.507.620.262</text:p>
          </table:table-cell>
          <table:table-cell office:value-type="float" office:value="-675211463424394" table:style-name="ce2">
            <text:p>-675.211.463.424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300" table:style-name="ce1">
            <text:p>260049300</text:p>
          </table:table-cell>
          <table:table-cell office:value-type="string" table:style-name="ce1">
            <text:p>ESCUELA DE NIVEL INICIAL Nº 4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O PUELO Y PASCUAL DALEOSO MARIO ABEL AMAY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nivelinicial443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32638614444383" table:style-name="ce2">
            <text:p>-432.638.614.444.383</text:p>
          </table:table-cell>
          <table:table-cell office:value-type="float" office:value="-653486101660784" table:style-name="ce2">
            <text:p>-653.486.101.660.7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301" table:style-name="ce1">
            <text:p>260049301</text:p>
          </table:table-cell>
          <table:table-cell office:value-type="string" table:style-name="ce1">
            <text:p>ESCUELA DE NIVEL INICIAL Nº 4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CUAL DALEOSO 3670 ABEL AMAYA FUNC. EN ESCUELA Nº 174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400" table:style-name="ce1">
            <text:p>260049400</text:p>
          </table:table-cell>
          <table:table-cell office:value-type="string" table:style-name="ce1">
            <text:p>ESCUELA Nº 2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MEL 4266 I.N.T.A.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.207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637064103853" table:style-name="ce2">
            <text:p>-432.637.064.103.853</text:p>
          </table:table-cell>
          <table:table-cell office:value-type="float" office:value="-653557037107879" table:style-name="ce2">
            <text:p>-653.557.037.107.8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500" table:style-name="ce1">
            <text:p>260049500</text:p>
          </table:table-cell>
          <table:table-cell office:value-type="string" table:style-name="ce1">
            <text:p>ESCUELA PARA LA V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19-SEC. J SIERRA COLORADA - COLONIA 16 DE OCTUBRE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paralavid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19092538" table:style-name="ce2">
            <text:p>-4.319.092.538</text:p>
          </table:table-cell>
          <table:table-cell office:value-type="float" office:value="-7134659644" table:style-name="ce2">
            <text:p>-7.134.659.6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501" table:style-name="ce1">
            <text:p>260049501</text:p>
          </table:table-cell>
          <table:table-cell office:value-type="string" table:style-name="ce1">
            <text:p>ESCUELA PARA LA V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19 SEC.J SIERRA COLORADA - COLONIA 16 DE OCTUBRE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paralavida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431524145331729" table:style-name="ce2">
            <text:p>-431.524.145.331.729</text:p>
          </table:table-cell>
          <table:table-cell office:value-type="float" office:value="-71557310316587" table:style-name="ce2">
            <text:p>-71.557.310.316.5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600" table:style-name="ce1">
            <text:p>260049600</text:p>
          </table:table-cell>
          <table:table-cell office:value-type="string" table:style-name="ce1">
            <text:p>ESC. HOSPITALARIA Y DOMICILIARIA Nº 3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ontana 555 Centro Escuela Nº 163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-455847212978593" table:style-name="ce2">
            <text:p>-455.847.212.978.593</text:p>
          </table:table-cell>
          <table:table-cell office:value-type="float" office:value="-690691968693524" table:style-name="ce2">
            <text:p>-690.691.968.693.5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700" table:style-name="ce1">
            <text:p>260049700</text:p>
          </table:table-cell>
          <table:table-cell office:value-type="string" table:style-name="ce1">
            <text:p>ESCUELA DE NIVEL INICIAL Nº 4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DERICCI 780 SAN PABL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934056723161" table:style-name="ce2">
            <text:p>-432.934.056.723.161</text:p>
          </table:table-cell>
          <table:table-cell office:value-type="float" office:value="-651116466974826" table:style-name="ce2">
            <text:p>-651.116.466.974.8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800" table:style-name="ce1">
            <text:p>260049800</text:p>
          </table:table-cell>
          <table:table-cell office:value-type="string" table:style-name="ce1">
            <text:p>ESCUELA DE NIVEL INICIAL Nº 4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CUADOR Y JUAN DE LA PIEDRA CORRA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4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560121657853" table:style-name="ce2">
            <text:p>-432.560.121.657.853</text:p>
          </table:table-cell>
          <table:table-cell office:value-type="float" office:value="-65334287783643" table:style-name="ce2">
            <text:p>-65.334.287.783.6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49900" table:style-name="ce1">
            <text:p>260049900</text:p>
          </table:table-cell>
          <table:table-cell office:value-type="string" table:style-name="ce1">
            <text:p>ESCUELA DE NIVEL INICIAL Nº 4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AITENES EL RINCÓN - MZA. 55 - CHOLILA</text:p>
          </table:table-cell>
          <table:table-cell office:value-type="string" table:style-name="ce1">
            <text:p>U9217</text:p>
          </table:table-cell>
          <table:table-cell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jardincholil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251075548" table:style-name="ce2">
            <text:p>-4.251.075.548</text:p>
          </table:table-cell>
          <table:table-cell office:value-type="float" office:value="-7142878544" table:style-name="ce2">
            <text:p>-7.142.878.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000" table:style-name="ce1">
            <text:p>260050000</text:p>
          </table:table-cell>
          <table:table-cell office:value-type="string" table:style-name="ce1">
            <text:p>ESCUELA DE NIVEL INICIAL Nº 4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IGIO NOGUES S/N CENTRO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20605325018866" table:style-name="ce2">
            <text:p>-420.605.325.018.866</text:p>
          </table:table-cell>
          <table:table-cell office:value-type="float" office:value="-715951787129717" table:style-name="ce2">
            <text:p>-715.951.787.129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001" table:style-name="ce1">
            <text:p>260050001</text:p>
          </table:table-cell>
          <table:table-cell office:value-type="string" table:style-name="ce1">
            <text:p>ANEXO ESCUELA Nº 4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16 - PARAJE ENTRE RÍOS FUNC. EN ESCUELA Nº 109</text:p>
          </table:table-cell>
          <table:table-cell office:value-type="string" table:style-name="ce1">
            <text:p>U843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200974632" table:style-name="ce2">
            <text:p>-4.200.974.632</text:p>
          </table:table-cell>
          <table:table-cell office:value-type="float" office:value="-7157108275" table:style-name="ce2">
            <text:p>-7.157.108.2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002" table:style-name="ce1">
            <text:p>260050002</text:p>
          </table:table-cell>
          <table:table-cell office:value-type="string" table:style-name="ce1">
            <text:p>ANEXO ESCUELA Nº 4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ISLA FUNC. EN ESCUELA Nº 194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205742368" table:style-name="ce2">
            <text:p>-4.205.742.368</text:p>
          </table:table-cell>
          <table:table-cell office:value-type="float" office:value="-7160294815" table:style-name="ce2">
            <text:p>-7.160.294.8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100" table:style-name="ce1">
            <text:p>260050100</text:p>
          </table:table-cell>
          <table:table-cell office:value-type="string" table:style-name="ce1">
            <text:p>P/ DISCAPACITADOS MULTIP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GOICOCHEA 308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3296392715383" table:style-name="ce2">
            <text:p>-43.296.392.715.383</text:p>
          </table:table-cell>
          <table:table-cell office:value-type="float" office:value="-650942757347806" table:style-name="ce2">
            <text:p>-650.942.757.347.8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300" table:style-name="ce1">
            <text:p>260050300</text:p>
          </table:table-cell>
          <table:table-cell office:value-type="string" table:style-name="ce1">
            <text:p>ESCUELA PROVINCIAL Nº 7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MBIA 152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2481938565432" table:style-name="ce2">
            <text:p>-432.481.938.565.432</text:p>
          </table:table-cell>
          <table:table-cell office:value-type="float" office:value="-653111569712445" table:style-name="ce2">
            <text:p>-653.111.569.712.4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400" table:style-name="ce1">
            <text:p>260050400</text:p>
          </table:table-cell>
          <table:table-cell office:value-type="string" table:style-name="ce1">
            <text:p>DIBUJUEG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340 9 DE JULI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archufunes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71076979474" table:style-name="ce2">
            <text:p>-458.671.076.979.474</text:p>
          </table:table-cell>
          <table:table-cell office:value-type="float" office:value="-675067717393849" table:style-name="ce2">
            <text:p>-675.067.717.393.8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800" table:style-name="ce1">
            <text:p>260050800</text:p>
          </table:table-cell>
          <table:table-cell office:value-type="string" table:style-name="ce1">
            <text:p>JARDÍN DE INFANTES MUNICIPAL N° 24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ESA 68 SECTOR CENTR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municipal_2404_241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998338268949" table:style-name="ce2">
            <text:p>-432.998.338.268.949</text:p>
          </table:table-cell>
          <table:table-cell office:value-type="float" office:value="-651039950096741" table:style-name="ce2">
            <text:p>-651.039.950.096.7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802" table:style-name="ce1">
            <text:p>260050802</text:p>
          </table:table-cell>
          <table:table-cell office:value-type="string" table:style-name="ce1">
            <text:p>ANEXO JARDÍN DE INFANTES MUNICIPAL N° 24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ESA 674 RÍO CHUBUT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munucipal_2404_241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046937461801" table:style-name="ce2">
            <text:p>-433.046.937.461.801</text:p>
          </table:table-cell>
          <table:table-cell office:value-type="float" office:value="-65097340640935" table:style-name="ce2">
            <text:p>-65.097.340.640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803" table:style-name="ce1">
            <text:p>260050803</text:p>
          </table:table-cell>
          <table:table-cell office:value-type="string" table:style-name="ce1">
            <text:p>ANEXO JARDÍN DE INFANTES MUNICIPAL N° 24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EDIOS DE ESCALADA DE SAN MARTÍN 925 LUIS VERNET FUNC. EN CTRO. COM. B° LUIS VERNET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municipal_2404_241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032787432609" table:style-name="ce2">
            <text:p>-433.032.787.432.609</text:p>
          </table:table-cell>
          <table:table-cell office:value-type="float" office:value="-65088941239794" table:style-name="ce2">
            <text:p>-65.088.941.239.7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804" table:style-name="ce1">
            <text:p>260050804</text:p>
          </table:table-cell>
          <table:table-cell office:value-type="string" table:style-name="ce1">
            <text:p>ANEXO JARDÍN DE INFANTES MUNICIPAL Nº 24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ÓN NECULQUEO 1241 SAN RAMÓN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municipal_2404_241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052434800528" table:style-name="ce2">
            <text:p>-433.052.434.800.528</text:p>
          </table:table-cell>
          <table:table-cell office:value-type="float" office:value="-651100427687828" table:style-name="ce2">
            <text:p>-651.100.427.687.8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805" table:style-name="ce1">
            <text:p>260050805</text:p>
          </table:table-cell>
          <table:table-cell office:value-type="string" table:style-name="ce1">
            <text:p>ANEXO JARDÍN DE INFANTES MUNICIPAL Nº24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FERINO NAMUNCURÁ 354 ÁREA 12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municipal_2404_241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106780291734" table:style-name="ce2">
            <text:p>-433.106.780.291.734</text:p>
          </table:table-cell>
          <table:table-cell office:value-type="float" office:value="-651051369756887" table:style-name="ce2">
            <text:p>-651.051.369.756.8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806" table:style-name="ce1">
            <text:p>260050806</text:p>
          </table:table-cell>
          <table:table-cell office:value-type="string" table:style-name="ce1">
            <text:p>ANEXO JARDÍN DE INFANTES MUNICIP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BERTO JONES 765 SAN PABL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municipal_2404_241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990586944012" table:style-name="ce2">
            <text:p>-432.990.586.944.012</text:p>
          </table:table-cell>
          <table:table-cell office:value-type="float" office:value="-650926885088894" table:style-name="ce2">
            <text:p>-650.926.885.088.8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0807" table:style-name="ce1">
            <text:p>260050807</text:p>
          </table:table-cell>
          <table:table-cell office:value-type="string" table:style-name="ce1">
            <text:p>ANEXO JARDÍN DE INFANTES MUNICIPAL AREA 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HO PEÑALOZA 65 ÁREA 16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municipal_2404_241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990586944012" table:style-name="ce2">
            <text:p>-432.990.586.944.012</text:p>
          </table:table-cell>
          <table:table-cell office:value-type="float" office:value="-650926885088894" table:style-name="ce2">
            <text:p>-650.926.885.088.8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000" table:style-name="ce1">
            <text:p>260051000</text:p>
          </table:table-cell>
          <table:table-cell office:value-type="string" table:style-name="ce1">
            <text:p>INSTITUTO DE ESTUDIOS SUPERIORES I.D.E.S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356 ALBER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fo@idestrelew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2508611095184" table:style-name="ce2">
            <text:p>-432.508.611.095.184</text:p>
          </table:table-cell>
          <table:table-cell office:value-type="float" office:value="-653019657709814" table:style-name="ce2">
            <text:p>-653.019.657.709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200" table:style-name="ce1">
            <text:p>260051200</text:p>
          </table:table-cell>
          <table:table-cell office:value-type="string" table:style-name="ce1">
            <text:p>ESCUELA Nº 209 SAN CAYET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° 552 SAN CAYETAN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625040521027" table:style-name="ce2">
            <text:p>-458.625.040.521.027</text:p>
          </table:table-cell>
          <table:table-cell office:value-type="float" office:value="-675448570169599" table:style-name="ce2">
            <text:p>-675.448.570.169.5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300" table:style-name="ce1">
            <text:p>260051300</text:p>
          </table:table-cell>
          <table:table-cell office:value-type="string" table:style-name="ce1">
            <text:p>ESCUELA DE NIVEL INICIAL Nº 4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LONIA 2100 SAN CAYETAN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silpat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21073644591" table:style-name="ce2">
            <text:p>-458.621.073.644.591</text:p>
          </table:table-cell>
          <table:table-cell office:value-type="float" office:value="-675445548402716" table:style-name="ce2">
            <text:p>-675.445.548.402.7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301" table:style-name="ce1">
            <text:p>260051301</text:p>
          </table:table-cell>
          <table:table-cell office:value-type="string" table:style-name="ce1">
            <text:p>ANEXO ESCUELA Nº 4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GNACIO RUCCI 1581 MÁXIMO ABÁSOLO FUNC. EN ESCUELA Nº 160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silpat2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2378712506" table:style-name="ce2">
            <text:p>-45.862.378.712.506</text:p>
          </table:table-cell>
          <table:table-cell office:value-type="float" office:value="-675379038402167" table:style-name="ce2">
            <text:p>-675.379.038.402.1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400" table:style-name="ce1">
            <text:p>260051400</text:p>
          </table:table-cell>
          <table:table-cell office:value-type="string" table:style-name="ce1">
            <text:p>ESCUELA ESPECIAL Nº 5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ORTE S/N 490 NORTE, POLICIAL, COVIRA II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509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32922806465784" table:style-name="ce2">
            <text:p>-432.922.806.465.784</text:p>
          </table:table-cell>
          <table:table-cell office:value-type="float" office:value="-650864506236647" table:style-name="ce2">
            <text:p>-650.864.506.236.6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500" table:style-name="ce1">
            <text:p>260051500</text:p>
          </table:table-cell>
          <table:table-cell office:value-type="string" table:style-name="ce1">
            <text:p>P/ IRREGULARES MOT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MUZZIO 255 DON BOSC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_526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27680754531574" table:style-name="ce2">
            <text:p>-427.680.754.531.574</text:p>
          </table:table-cell>
          <table:table-cell office:value-type="float" office:value="-650429818109668" table:style-name="ce2">
            <text:p>-650.429.818.109.6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600" table:style-name="ce1">
            <text:p>260051600</text:p>
          </table:table-cell>
          <table:table-cell office:value-type="string" table:style-name="ce1">
            <text:p>C.F.P. Nº 6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RMEISTER Y GREGORIO MAYO VIALIDAD PROVINCIAL RAWSON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fp650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33021358103497" table:style-name="ce2">
            <text:p>-433.021.358.103.497</text:p>
          </table:table-cell>
          <table:table-cell office:value-type="float" office:value="-650986771714895" table:style-name="ce2">
            <text:p>-650.986.771.714.8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700" table:style-name="ce1">
            <text:p>260051700</text:p>
          </table:table-cell>
          <table:table-cell office:value-type="string" table:style-name="ce1">
            <text:p>JARDÍN MATERNAL BAMB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BÚLGAROS 95 GRAL. MOSCONI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ardinmaternal@dasu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386841171006" table:style-name="ce2">
            <text:p>-458.386.841.171.006</text:p>
          </table:table-cell>
          <table:table-cell office:value-type="float" office:value="-674755403584726" table:style-name="ce2">
            <text:p>-674.755.403.584.7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800" table:style-name="ce1">
            <text:p>260051800</text:p>
          </table:table-cell>
          <table:table-cell office:value-type="string" table:style-name="ce1">
            <text:p>ESCUELA Nº 2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HOLDICH S/N BADÉN INTERSECCIÓN CON ARROYO ESQUEL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210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191564002188" table:style-name="ce2">
            <text:p>-429.191.564.002.188</text:p>
          </table:table-cell>
          <table:table-cell office:value-type="float" office:value="-712927234827721" table:style-name="ce2">
            <text:p>-712.927.234.827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1900" table:style-name="ce1">
            <text:p>260051900</text:p>
          </table:table-cell>
          <table:table-cell office:value-type="string" table:style-name="ce1">
            <text:p>ESCUELA Nº 2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ENTERIA 2810 ISIDRO QUIROGA ENTRE AVDA. ROCA Y AVDA. LISANDRO DE LA TORRE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.211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72897338831" table:style-name="ce2">
            <text:p>-45.872.897.338.831</text:p>
          </table:table-cell>
          <table:table-cell office:value-type="float" office:value="-675369814510108" table:style-name="ce2">
            <text:p>-675.369.814.510.1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000" table:style-name="ce1">
            <text:p>260052000</text:p>
          </table:table-cell>
          <table:table-cell office:value-type="string" table:style-name="ce1">
            <text:p>ESCUELA Nº 2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14-FRAC. B-SECC. I-I - PARAJE EL ESCORIAL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EL ESCORIAL</text:p>
          </table:table-cell>
          <table:table-cell office:value-type="string" table:style-name="ce1">
            <text:p>GASTR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092286" table:style-name="ce2">
            <text:p>-43.092.286</text:p>
          </table:table-cell>
          <table:table-cell office:value-type="float" office:value="-68538898" table:style-name="ce2">
            <text:p>-68.538.8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100" table:style-name="ce1">
            <text:p>260052100</text:p>
          </table:table-cell>
          <table:table-cell office:value-type="string" table:style-name="ce1">
            <text:p>ESCUELA Nº 2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DEL ESTERO 1051 JARDÍN GOBERNADOR FONTAN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_21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849116716092" table:style-name="ce2">
            <text:p>-427.849.116.716.092</text:p>
          </table:table-cell>
          <table:table-cell office:value-type="float" office:value="-650591417818006" table:style-name="ce2">
            <text:p>-650.591.417.818.0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200" table:style-name="ce1">
            <text:p>260052200</text:p>
          </table:table-cell>
          <table:table-cell office:value-type="string" table:style-name="ce1">
            <text:p>PICHI PIUQ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EQ GARCÍA 645 INMIGRANTES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673835439493" table:style-name="ce2">
            <text:p>-427.673.835.439.493</text:p>
          </table:table-cell>
          <table:table-cell office:value-type="float" office:value="-650438485091283" table:style-name="ce2">
            <text:p>-650.438.485.091.2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201" table:style-name="ce1">
            <text:p>260052201</text:p>
          </table:table-cell>
          <table:table-cell office:value-type="string" table:style-name="ce1">
            <text:p>ESC. NIVEL INICIAL Nº 448 PICHIPIUQ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RICIAS ARGENTINAS S/N RUCA HUE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27694105275522" table:style-name="ce2">
            <text:p>-427.694.105.275.522</text:p>
          </table:table-cell>
          <table:table-cell office:value-type="float" office:value="-650429077017699" table:style-name="ce2">
            <text:p>-650.429.077.017.6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300" table:style-name="ce1">
            <text:p>260052300</text:p>
          </table:table-cell>
          <table:table-cell office:value-type="string" table:style-name="ce1">
            <text:p>ESCUELA DE NIVEL INICIAL Nº 449 WEÑIH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COCHEA Y JUAN XXIII VEPAM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449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601397666007" table:style-name="ce2">
            <text:p>-427.601.397.666.007</text:p>
          </table:table-cell>
          <table:table-cell office:value-type="float" office:value="-650488139949589" table:style-name="ce2">
            <text:p>-650.488.139.949.5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400" table:style-name="ce1">
            <text:p>260052400</text:p>
          </table:table-cell>
          <table:table-cell office:value-type="string" table:style-name="ce1">
            <text:p>ESCUELA DE NIVEL INICIAL Nº 4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ÁNGELES S/N BADÉN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94866128108" table:style-name="ce2">
            <text:p>-429.194.866.128.108</text:p>
          </table:table-cell>
          <table:table-cell office:value-type="float" office:value="-712925041907959" table:style-name="ce2">
            <text:p>-712.925.041.907.9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500" table:style-name="ce1">
            <text:p>260052500</text:p>
          </table:table-cell>
          <table:table-cell office:value-type="string" table:style-name="ce1">
            <text:p>ESCUELA DE NIVEL INICIAL Nº 4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VELIN NORTE 736 INT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aldeabeal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639492283725" table:style-name="ce2">
            <text:p>-432.639.492.283.725</text:p>
          </table:table-cell>
          <table:table-cell office:value-type="float" office:value="-65355199677558" table:style-name="ce2">
            <text:p>-65.355.199.677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501" table:style-name="ce1">
            <text:p>260052501</text:p>
          </table:table-cell>
          <table:table-cell office:value-type="string" table:style-name="ce1">
            <text:p>Escuela de Nivel Inicial Nº 451 (anex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velin 736</text:p>
          </table:table-cell>
          <table:table-cell office:value-type="float" office:value="9100" table:style-name="ce1">
            <text:p>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600" table:style-name="ce1">
            <text:p>260052600</text:p>
          </table:table-cell>
          <table:table-cell office:value-type="string" table:style-name="ce1">
            <text:p>ESCUELA DE NIVEL INICIAL Nº 452 LIW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NIENTE GARCÍA 1419 ETCHEPARE TRELEW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nero_963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728416787931" table:style-name="ce2">
            <text:p>-432.728.416.787.931</text:p>
          </table:table-cell>
          <table:table-cell office:value-type="float" office:value="-653053195293565" table:style-name="ce2">
            <text:p>-653.053.195.293.5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700" table:style-name="ce1">
            <text:p>260052700</text:p>
          </table:table-cell>
          <table:table-cell office:value-type="string" table:style-name="ce1">
            <text:p>SAN IGNACIO DE LOY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26 CHACRAS DE SARMIENTO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55972015762652" table:style-name="ce2">
            <text:p>-455.972.015.762.652</text:p>
          </table:table-cell>
          <table:table-cell office:value-type="float" office:value="-691444349903085" table:style-name="ce2">
            <text:p>-691.444.349.903.0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800" table:style-name="ce1">
            <text:p>260052800</text:p>
          </table:table-cell>
          <table:table-cell office:value-type="string" table:style-name="ce1">
            <text:p>PARAÍSO DE CO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ITA JONES 20 21 DE ENERO (PUJOL I)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decolores_2405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560706907576" table:style-name="ce2">
            <text:p>-427.560.706.907.576</text:p>
          </table:table-cell>
          <table:table-cell office:value-type="float" office:value="-650587760755327" table:style-name="ce2">
            <text:p>-650.587.760.755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2900" table:style-name="ce1">
            <text:p>260052900</text:p>
          </table:table-cell>
          <table:table-cell office:value-type="string" table:style-name="ce1">
            <text:p>ESCUELA DE NIVEL INICIAL MUNICIPAL N° 24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ALJAINA S/N PUJOL II PUERTO MADRYN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71005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595149999503" table:style-name="ce2">
            <text:p>-427.595.149.999.503</text:p>
          </table:table-cell>
          <table:table-cell office:value-type="float" office:value="-650607564296003" table:style-name="ce2">
            <text:p>-650.607.564.296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000" table:style-name="ce1">
            <text:p>260053000</text:p>
          </table:table-cell>
          <table:table-cell office:value-type="string" table:style-name="ce1">
            <text:p>ESCUELA DE NIVEL INICIAL MUNICIPAL PICHI ÑEKUM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ARRACÍN 2980 SAN MIGUEL PUERTO MADRYN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di_4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852081954792" table:style-name="ce2">
            <text:p>-427.852.081.954.792</text:p>
          </table:table-cell>
          <table:table-cell office:value-type="float" office:value="-65067005839076" table:style-name="ce2">
            <text:p>-65.067.005.839.0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100" table:style-name="ce1">
            <text:p>260053100</text:p>
          </table:table-cell>
          <table:table-cell office:value-type="string" table:style-name="ce1">
            <text:p>ESCUELA DE NIVEL INICIAL MUNICIPAL ACU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IOJA 725 GOBERNADOR FONTANA PUERTO MADRYN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96666451232" table:style-name="ce2">
            <text:p>-427.796.666.451.232</text:p>
          </table:table-cell>
          <table:table-cell office:value-type="float" office:value="-650542954869038" table:style-name="ce2">
            <text:p>-650.542.954.869.0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0" table:style-name="ce1">
            <text:p>260053300</text:p>
          </table:table-cell>
          <table:table-cell office:value-type="string" table:style-name="ce1">
            <text:p>JARDINES MATERNALES MUNICIPALES LOS GRILLI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ORMOSA 1661 PIETROBELLI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54714033587" table:style-name="ce2">
            <text:p>-45.854.714.033.587</text:p>
          </table:table-cell>
          <table:table-cell office:value-type="float" office:value="-674994370466373" table:style-name="ce2">
            <text:p>-674.994.370.466.3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1" table:style-name="ce1">
            <text:p>260053301</text:p>
          </table:table-cell>
          <table:table-cell office:value-type="string" table:style-name="ce1">
            <text:p>ANEXO JARDINES MATERNALES MUNICIPALES Nº 24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VIOLETAS S/N SAN MARTÍN C.P.B. SAN MARTÍN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597671034176" table:style-name="ce2">
            <text:p>-458.597.671.034.176</text:p>
          </table:table-cell>
          <table:table-cell office:value-type="float" office:value="-675307857134498" table:style-name="ce2">
            <text:p>-675.307.857.134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2" table:style-name="ce1">
            <text:p>260053302</text:p>
          </table:table-cell>
          <table:table-cell office:value-type="string" table:style-name="ce1">
            <text:p>ANEXO JARDINES MATERNALES MUNICIP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Y LOS PINOS LAS FLORES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35124412286" table:style-name="ce2">
            <text:p>-458.635.124.412.286</text:p>
          </table:table-cell>
          <table:table-cell office:value-type="float" office:value="-675139626529443" table:style-name="ce2">
            <text:p>-675.139.626.529.4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3" table:style-name="ce1">
            <text:p>260053303</text:p>
          </table:table-cell>
          <table:table-cell office:value-type="string" table:style-name="ce1">
            <text:p>ANEXO JARDINES MATERNALES MUNICIPALES EV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1764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26397687788" table:style-name="ce2">
            <text:p>-458.626.397.687.788</text:p>
          </table:table-cell>
          <table:table-cell office:value-type="float" office:value="-675007198780164" table:style-name="ce2">
            <text:p>-675.007.198.780.1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4" table:style-name="ce1">
            <text:p>260053304</text:p>
          </table:table-cell>
          <table:table-cell office:value-type="string" table:style-name="ce1">
            <text:p>ANEXO JARDINES MATERNALES MUNICIP. - PROSPERO PALAZ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JOSÉ PASO 1525 PRÓSPERO PALAZZ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795612219031" table:style-name="ce2">
            <text:p>-45.795.612.219.031</text:p>
          </table:table-cell>
          <table:table-cell office:value-type="float" office:value="-674753957221227" table:style-name="ce2">
            <text:p>-674.753.957.221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5" table:style-name="ce1">
            <text:p>260053305</text:p>
          </table:table-cell>
          <table:table-cell office:value-type="string" table:style-name="ce1">
            <text:p>ANEXO JARDINES MATERNALES MUNICIP. - DON BOS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TIENZO Y BASE IRIZAR 875 DON BOSCO KM 8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536290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7915775769914" table:style-name="ce2">
            <text:p>-457.915.775.769.914</text:p>
          </table:table-cell>
          <table:table-cell office:value-type="float" office:value="-67422532515848" table:style-name="ce2">
            <text:p>-67.422.532.515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6" table:style-name="ce1">
            <text:p>260053306</text:p>
          </table:table-cell>
          <table:table-cell office:value-type="string" table:style-name="ce1">
            <text:p>ANEXO JARDINES MATERNALES MUNICIP. - PTE. ORT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INGENIEROS 1064 KM 5 C.P.B. PTE.ORTIZ, KM. 5</text:p>
          </table:table-cell>
          <table:table-cell office:value-type="string" table:style-name="ce1">
            <text:p>U9001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pbpteortizkm5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154449314093" table:style-name="ce2">
            <text:p>-458.154.449.314.093</text:p>
          </table:table-cell>
          <table:table-cell office:value-type="float" office:value="-67456067436224" table:style-name="ce2">
            <text:p>-67.456.067.436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7" table:style-name="ce1">
            <text:p>260053307</text:p>
          </table:table-cell>
          <table:table-cell office:value-type="string" table:style-name="ce1">
            <text:p>ANEXO JARDINES MATERNALES MUNICIP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HUE HUAPI 1 SECTOR CENTRAL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DIADEMA ARGENTIN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457666899999952" table:style-name="ce2">
            <text:p>-457.666.899.999.952</text:p>
          </table:table-cell>
          <table:table-cell office:value-type="float" office:value="-676666399999997" table:style-name="ce2">
            <text:p>-676.666.399.999.9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8" table:style-name="ce1">
            <text:p>260053308</text:p>
          </table:table-cell>
          <table:table-cell office:value-type="string" table:style-name="ce1">
            <text:p>ANEXO JARDINES MATERNALES MUNICIP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ERGO 1995 JORGE NEWBERY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8227093194738" table:style-name="ce2">
            <text:p>-458.227.093.194.738</text:p>
          </table:table-cell>
          <table:table-cell office:value-type="float" office:value="-675751161041025" table:style-name="ce2">
            <text:p>-675.751.161.041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09" table:style-name="ce1">
            <text:p>260053309</text:p>
          </table:table-cell>
          <table:table-cell office:value-type="string" table:style-name="ce1">
            <text:p>ANEXO JARDINES MATERNALES MUNICIP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SANDRO DE LA TORRE 3300 ISIDRO QUIROG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8227093194738" table:style-name="ce2">
            <text:p>-458.227.093.194.738</text:p>
          </table:table-cell>
          <table:table-cell office:value-type="float" office:value="-675751161041025" table:style-name="ce2">
            <text:p>-675.751.161.041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10" table:style-name="ce1">
            <text:p>260053310</text:p>
          </table:table-cell>
          <table:table-cell office:value-type="string" table:style-name="ce1">
            <text:p>ANEXO JARDINES MATERNALES MUNICIP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DMIGIO RAMOS Y VEGA 30 DE OCTUBRE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8227093194738" table:style-name="ce2">
            <text:p>-458.227.093.194.738</text:p>
          </table:table-cell>
          <table:table-cell office:value-type="float" office:value="-675751161041025" table:style-name="ce2">
            <text:p>-675.751.161.041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311" table:style-name="ce1">
            <text:p>260053311</text:p>
          </table:table-cell>
          <table:table-cell office:value-type="string" table:style-name="ce1">
            <text:p>ANEXO JARDINES MATERNALES MUNICIP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ÑEiROS 3025 STELLA MARIS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8019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8227093194738" table:style-name="ce2">
            <text:p>-458.227.093.194.738</text:p>
          </table:table-cell>
          <table:table-cell office:value-type="float" office:value="-675751161041025" table:style-name="ce2">
            <text:p>-675.751.161.041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400" table:style-name="ce1">
            <text:p>260053400</text:p>
          </table:table-cell>
          <table:table-cell office:value-type="string" table:style-name="ce1">
            <text:p>COLEGIO BILINGÜE ABRAHAM LINCOL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ALADA 1567 LA LOM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direccion@acricana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718707653714" table:style-name="ce2">
            <text:p>-458.718.707.653.714</text:p>
          </table:table-cell>
          <table:table-cell office:value-type="float" office:value="-674983677635073" table:style-name="ce2">
            <text:p>-674.983.677.635.0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500" table:style-name="ce1">
            <text:p>260053500</text:p>
          </table:table-cell>
          <table:table-cell office:value-type="string" table:style-name="ce1">
            <text:p>ESCUELA DE PETRÓLEO DE LA PATAGON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350 GRAL. MOSCONI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pepat@sendateam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458417094691052" table:style-name="ce2">
            <text:p>-458.417.094.691.052</text:p>
          </table:table-cell>
          <table:table-cell office:value-type="float" office:value="-674769423674009" table:style-name="ce2">
            <text:p>-674.769.423.674.0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600" table:style-name="ce1">
            <text:p>260053600</text:p>
          </table:table-cell>
          <table:table-cell office:value-type="string" table:style-name="ce1">
            <text:p>ESCUELA DE NIVEL INICIAL Nº 4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EO FRUTILLAS S/N MANZANA 7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EL HOY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lani453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206436825" table:style-name="ce2">
            <text:p>-4.206.436.825</text:p>
          </table:table-cell>
          <table:table-cell office:value-type="float" office:value="-7151978953" table:style-name="ce2">
            <text:p>-7.151.978.9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601" table:style-name="ce1">
            <text:p>260053601</text:p>
          </table:table-cell>
          <table:table-cell office:value-type="string" table:style-name="ce1">
            <text:p>ANEXO ESCUELA DE NIVEL INICIAL Nº 4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40 (EX 258) FUNC. EN ESCUELA Nº 81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EL HOY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ni453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208598711" table:style-name="ce2">
            <text:p>-4.208.598.711</text:p>
          </table:table-cell>
          <table:table-cell office:value-type="float" office:value="-7148832327" table:style-name="ce2">
            <text:p>-7.148.832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602" table:style-name="ce1">
            <text:p>260053602</text:p>
          </table:table-cell>
          <table:table-cell office:value-type="string" table:style-name="ce1">
            <text:p>ANEXO ESCUELA DE NIVEL INICIAL Nº 4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NC. EN ESCUELA Nº 41 - PARAJE LAS GOLONDRINAS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S GOLONDRINAS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escuelani453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201509524" table:style-name="ce2">
            <text:p>-4.201.509.524</text:p>
          </table:table-cell>
          <table:table-cell office:value-type="float" office:value="-7153319546" table:style-name="ce2">
            <text:p>-7.153.319.5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3900" table:style-name="ce1">
            <text:p>260053900</text:p>
          </table:table-cell>
          <table:table-cell office:value-type="string" table:style-name="ce1">
            <text:p>JARDÍN DE INFANTES Y MATERNAL DE JEFATURA DE POLICIA Nº1448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RNESTO ECHAVE 494 60 VIVIENDAS POLICIAL CASA N° 30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schley@argentina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920669690666" table:style-name="ce2">
            <text:p>-432.920.669.690.666</text:p>
          </table:table-cell>
          <table:table-cell office:value-type="float" office:value="-650844493217307" table:style-name="ce2">
            <text:p>-650.844.493.217.3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4000" table:style-name="ce1">
            <text:p>260054000</text:p>
          </table:table-cell>
          <table:table-cell office:value-type="string" table:style-name="ce1">
            <text:p>LA ESTANCIA DEL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832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005966188601" table:style-name="ce2">
            <text:p>-433.005.966.188.601</text:p>
          </table:table-cell>
          <table:table-cell office:value-type="float" office:value="-651085446447298" table:style-name="ce2">
            <text:p>-651.085.446.447.2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4100" table:style-name="ce1">
            <text:p>260054100</text:p>
          </table:table-cell>
          <table:table-cell office:value-type="string" table:style-name="ce1">
            <text:p>ESCUELA Nº 2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EL RIACHO SAN JOSÉ PENÍNSULA VALDÉS</text:p>
          </table:table-cell>
          <table:table-cell office:value-type="string" table:style-name="ce1">
            <text:p>U9121</text:p>
          </table:table-cell>
          <table:table-cell office:value-type="string" table:style-name="ce1">
            <text:p>458374-495091</text:p>
          </table:table-cell>
          <table:table-cell office:value-type="string" table:style-name="ce1">
            <text:p>EL RIACHO SAN JOSE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delriacho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424233400203993" table:style-name="ce2">
            <text:p>-424.233.400.203.993</text:p>
          </table:table-cell>
          <table:table-cell office:value-type="float" office:value="-646179829244535" table:style-name="ce2">
            <text:p>-646.179.829.244.5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4300" table:style-name="ce1">
            <text:p>260054300</text:p>
          </table:table-cell>
          <table:table-cell office:value-type="string" table:style-name="ce1">
            <text:p>ESCUELA DE NIVEL INICIAL N° 4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TRÁS DEL Bº 6 VIVIENDAS</text:p>
          </table:table-cell>
          <table:table-cell office:value-type="string" table:style-name="ce1">
            <text:p>U9204</text:p>
          </table:table-cell>
          <table:table-cell table:style-name="ce1"/>
          <table:table-cell office:value-type="string" table:style-name="ce1">
            <text:p>CORCOVADO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tabomarí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4354072491" table:style-name="ce2">
            <text:p>-4.354.072.491</text:p>
          </table:table-cell>
          <table:table-cell office:value-type="float" office:value="-7146956701" table:style-name="ce2">
            <text:p>-7.146.956.7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4400" table:style-name="ce1">
            <text:p>260054400</text:p>
          </table:table-cell>
          <table:table-cell office:value-type="string" table:style-name="ce1">
            <text:p>ESCUELA DE NIVEL INICIAL N° 4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LES Y GALES 615 FUNCIONA EN ESCUELA Nº 110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pm_jardin457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68720843932" table:style-name="ce2">
            <text:p>-427.768.720.843.932</text:p>
          </table:table-cell>
          <table:table-cell office:value-type="float" office:value="-650538423677441" table:style-name="ce2">
            <text:p>-650.538.423.677.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4401" table:style-name="ce1">
            <text:p>260054401</text:p>
          </table:table-cell>
          <table:table-cell office:value-type="string" table:style-name="ce1">
            <text:p>ANEXO ESCUELA Nº 4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AMPA Y GALES 579 FONTANA SEC. E Y SECTOR 152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pm_jardin457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47041967579" table:style-name="ce2">
            <text:p>-427.747.041.967.579</text:p>
          </table:table-cell>
          <table:table-cell office:value-type="float" office:value="-650452903622513" table:style-name="ce2">
            <text:p>-650.452.903.622.5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4500" table:style-name="ce1">
            <text:p>260054500</text:p>
          </table:table-cell>
          <table:table-cell office:value-type="string" table:style-name="ce1">
            <text:p>IPADE - INSTITUTO PATAGÓNICO DE DESARROLLO EMPRESA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650 CENTR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direccion@ipade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27708340937203" table:style-name="ce2">
            <text:p>-427.708.340.937.203</text:p>
          </table:table-cell>
          <table:table-cell office:value-type="float" office:value="-650408912082763" table:style-name="ce2">
            <text:p>-650.408.912.082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4700" table:style-name="ce1">
            <text:p>260054700</text:p>
          </table:table-cell>
          <table:table-cell office:value-type="string" table:style-name="ce1">
            <text:p>ESCUELA DE NIVEL INICIAL N° 4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SANTA CRUZ S/N CEFERINO NAMUNCURÁ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201203965133" table:style-name="ce2">
            <text:p>-429.201.203.965.133</text:p>
          </table:table-cell>
          <table:table-cell office:value-type="float" office:value="-713121410440952" table:style-name="ce2">
            <text:p>-713.121.410.440.9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4800" table:style-name="ce1">
            <text:p>260054800</text:p>
          </table:table-cell>
          <table:table-cell office:value-type="string" table:style-name="ce1">
            <text:p>ESCUELA DE NIVEL INICIAL N° 456 VALLE DEL GENO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U9223</text:p>
          </table:table-cell>
          <table:table-cell table:style-name="ce1"/>
          <table:table-cell office:value-type="string" table:style-name="ce1">
            <text:p>GOBERNADOR COSTA</text:p>
          </table:table-cell>
          <table:table-cell office:value-type="string" table:style-name="ce1">
            <text:p>TEHUELCH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40496917812724" table:style-name="ce2">
            <text:p>-440.496.917.812.724</text:p>
          </table:table-cell>
          <table:table-cell office:value-type="float" office:value="-705956611195459" table:style-name="ce2">
            <text:p>-705.956.611.195.4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100" table:style-name="ce1">
            <text:p>2600551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AYA 2044 BELLA VISTA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29006860518699" table:style-name="ce2">
            <text:p>-429.006.860.518.699</text:p>
          </table:table-cell>
          <table:table-cell office:value-type="float" office:value="-713168740701652" table:style-name="ce2">
            <text:p>-713.168.740.701.6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200" table:style-name="ce1">
            <text:p>2600552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41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32906313780714" table:style-name="ce2">
            <text:p>-432.906.313.780.714</text:p>
          </table:table-cell>
          <table:table-cell office:value-type="float" office:value="-654945778246847" table:style-name="ce2">
            <text:p>-654.945.778.246.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300" table:style-name="ce1">
            <text:p>2600553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ARRACÍN 25 ROC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entro556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27717496316258" table:style-name="ce2">
            <text:p>-427.717.496.316.258</text:p>
          </table:table-cell>
          <table:table-cell office:value-type="float" office:value="-650303943137441" table:style-name="ce2">
            <text:p>-650.303.943.137.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400" table:style-name="ce1">
            <text:p>2600554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MOLINO VIEJO 362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3101833645987" table:style-name="ce2">
            <text:p>-43.101.833.645.987</text:p>
          </table:table-cell>
          <table:table-cell office:value-type="float" office:value="-714645418512747" table:style-name="ce2">
            <text:p>-714.645.418.512.7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500" table:style-name="ce1">
            <text:p>260055500</text:p>
          </table:table-cell>
          <table:table-cell office:value-type="string" table:style-name="ce1">
            <text:p>P/ CIEGOS Y DISMINUIDOS VISU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GGERO 2273 MALVINAS ARGENTINAS</text:p>
          </table:table-cell>
          <table:table-cell office:value-type="string" table:style-name="ce1">
            <text:p>U9200</text:p>
          </table:table-cell>
          <table:table-cell office:value-type="string" table:style-name="ce1">
            <text:p>455615/456982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527_esquel@yahoo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28996896621278" table:style-name="ce2">
            <text:p>-428.996.896.621.278</text:p>
          </table:table-cell>
          <table:table-cell office:value-type="float" office:value="-713117515807926" table:style-name="ce2">
            <text:p>-713.117.515.807.9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600" table:style-name="ce1">
            <text:p>2600556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ORTE 389 490 VIVIENDAS NORTE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32921399676263" table:style-name="ce2">
            <text:p>-432.921.399.676.263</text:p>
          </table:table-cell>
          <table:table-cell office:value-type="float" office:value="-650866223975993" table:style-name="ce2">
            <text:p>-650.866.223.975.9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700" table:style-name="ce1">
            <text:p>2600557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UGUAY Y 28 DE JULIO DEMOCRACIA ARGENTIN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32587642627897" table:style-name="ce2">
            <text:p>-432.587.642.627.897</text:p>
          </table:table-cell>
          <table:table-cell office:value-type="float" office:value="-653221350770036" table:style-name="ce2">
            <text:p>-653.221.350.770.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800" table:style-name="ce1">
            <text:p>2600558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381 CENTRO 1ER PIS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sayc554@ciudad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58645355999896" table:style-name="ce2">
            <text:p>-458.645.355.999.896</text:p>
          </table:table-cell>
          <table:table-cell office:value-type="float" office:value="-674800059524227" table:style-name="ce2">
            <text:p>-674.800.059.524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900" table:style-name="ce1">
            <text:p>260055900</text:p>
          </table:table-cell>
          <table:table-cell office:value-type="string" table:style-name="ce1">
            <text:p>MINISTERIO DE EDCUCACION DE LA PROVINCIA DEL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9 DE JULIO 24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32996215806668" table:style-name="ce2">
            <text:p>-432.996.215.806.668</text:p>
          </table:table-cell>
          <table:table-cell office:value-type="float" office:value="-651083210920653" table:style-name="ce2">
            <text:p>-651.083.210.920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901" table:style-name="ce1">
            <text:p>260055901</text:p>
          </table:table-cell>
          <table:table-cell office:value-type="string" table:style-name="ce1">
            <text:p>SUPERVISION SECCIONAL REGION 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style-name="ce1"/>
          <table:table-cell office:value-type="string" table:style-name="ce1">
            <text:p>U8431</text:p>
          </table:table-cell>
          <table:table-cell office:value-type="string" table:style-name="ce1">
            <text:p>02944-471812</text:p>
          </table:table-cell>
          <table:table-cell office:value-type="string" table:style-name="ce1">
            <text:p>LAS GOLONDRINAS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201508878" table:style-name="ce2">
            <text:p>-4.201.508.878</text:p>
          </table:table-cell>
          <table:table-cell office:value-type="float" office:value="-7153317819" table:style-name="ce2">
            <text:p>-7.153.317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902" table:style-name="ce1">
            <text:p>260055902</text:p>
          </table:table-cell>
          <table:table-cell office:value-type="string" table:style-name="ce1">
            <text:p>SUPERVISION SECCIONAL REGION I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MITRE Y PERITO MORENO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1428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27704596723197" table:style-name="ce2">
            <text:p>-427.704.596.723.197</text:p>
          </table:table-cell>
          <table:table-cell office:value-type="float" office:value="-650434198495772" table:style-name="ce2">
            <text:p>-650.434.198.495.7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903" table:style-name="ce1">
            <text:p>260055903</text:p>
          </table:table-cell>
          <table:table-cell office:value-type="string" table:style-name="ce1">
            <text:p>SUPERVISION SECCIONAL REGION II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25 DE MAYO Y ALVEAR</text:p>
          </table:table-cell>
          <table:table-cell office:value-type="string" table:style-name="ce1">
            <text:p>U8200</text:p>
          </table:table-cell>
          <table:table-cell office:value-type="string" table:style-name="ce1">
            <text:p>02945-450833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29039200001071" table:style-name="ce2">
            <text:p>-429.039.200.001.071</text:p>
          </table:table-cell>
          <table:table-cell office:value-type="float" office:value="-713175999973909" table:style-name="ce2">
            <text:p>-713.175.999.973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904" table:style-name="ce1">
            <text:p>260055904</text:p>
          </table:table-cell>
          <table:table-cell office:value-type="string" table:style-name="ce1">
            <text:p>SUPERVISION SECCIONAL REGION IV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H. IRIGOYEN 953</text:p>
          </table:table-cell>
          <table:table-cell office:value-type="string" table:style-name="ce1">
            <text:p>U9100</text:p>
          </table:table-cell>
          <table:table-cell office:value-type="string" table:style-name="ce1">
            <text:p>02965-427592</text:p>
          </table:table-cell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32733996255519" table:style-name="ce2">
            <text:p>-432.733.996.255.519</text:p>
          </table:table-cell>
          <table:table-cell office:value-type="float" office:value="-652600323586967" table:style-name="ce2">
            <text:p>-652.600.323.586.9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905" table:style-name="ce1">
            <text:p>260055905</text:p>
          </table:table-cell>
          <table:table-cell office:value-type="string" table:style-name="ce1">
            <text:p>SUPERVISION SECCIONAL REGION V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LBERDI 750</text:p>
          </table:table-cell>
          <table:table-cell office:value-type="string" table:style-name="ce1">
            <text:p>U9020</text:p>
          </table:table-cell>
          <table:table-cell office:value-type="string" table:style-name="ce1">
            <text:p>0297-493633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55993599999915" table:style-name="ce2">
            <text:p>-455.993.599.999.915</text:p>
          </table:table-cell>
          <table:table-cell office:value-type="float" office:value="-690686899999641" table:style-name="ce2">
            <text:p>-690.686.899.999.6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5906" table:style-name="ce1">
            <text:p>260055906</text:p>
          </table:table-cell>
          <table:table-cell office:value-type="string" table:style-name="ce1">
            <text:p>SUPERVISION SECCIONAL REGION V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H. YRIGOYEN 750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225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58652999999904" table:style-name="ce2">
            <text:p>-458.652.999.999.904</text:p>
          </table:table-cell>
          <table:table-cell office:value-type="float" office:value="-674895999999996" table:style-name="ce2">
            <text:p>-674.895.999.999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000" table:style-name="ce1">
            <text:p>260056000</text:p>
          </table:table-cell>
          <table:table-cell office:value-type="string" table:style-name="ce1">
            <text:p>FUNDACION ESCUELA BILINGUE PUERTA DEL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73</text:p>
          </table:table-cell>
          <table:table-cell office:value-type="string" table:style-name="ce1">
            <text:p>U9203</text:p>
          </table:table-cell>
          <table:table-cell office:value-type="string" table:style-name="ce1">
            <text:p>02945-480769</text:p>
          </table:table-cell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puertadelsoltrevelin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0823875663974" table:style-name="ce2">
            <text:p>-430.823.875.663.974</text:p>
          </table:table-cell>
          <table:table-cell office:value-type="float" office:value="-714630855956285" table:style-name="ce2">
            <text:p>-714.630.855.956.2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200" table:style-name="ce1">
            <text:p>260056200</text:p>
          </table:table-cell>
          <table:table-cell office:value-type="string" table:style-name="ce1">
            <text:p>INST. SUP. DE MECÁNICA DENT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LE 357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marcelainstmecanicadental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432566948312481" table:style-name="ce2">
            <text:p>-432.566.948.312.481</text:p>
          </table:table-cell>
          <table:table-cell office:value-type="float" office:value="-653092220823124" table:style-name="ce2">
            <text:p>-653.092.220.823.1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201" table:style-name="ce1">
            <text:p>260056201</text:p>
          </table:table-cell>
          <table:table-cell office:value-type="string" table:style-name="ce1">
            <text:p>INST. SUP. DE MECÁNICA DENT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EUU 1041 KM3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arcelainstmecanicadental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8379799463951" table:style-name="ce2">
            <text:p>-458.379.799.463.951</text:p>
          </table:table-cell>
          <table:table-cell office:value-type="float" office:value="-674821329726002" table:style-name="ce2">
            <text:p>-674.821.329.726.0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300" table:style-name="ce1">
            <text:p>260056300</text:p>
          </table:table-cell>
          <table:table-cell office:value-type="string" table:style-name="ce1">
            <text:p>COLEGIO Nº 7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HALCONES S/N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5-499238</text:p>
          </table:table-cell>
          <table:table-cell office:value-type="string" table:style-name="ce1">
            <text:p>EPUY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olegio774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422291019" table:style-name="ce2">
            <text:p>-422.291.019</text:p>
          </table:table-cell>
          <table:table-cell office:value-type="float" office:value="-713697667" table:style-name="ce2">
            <text:p>-713.697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400" table:style-name="ce1">
            <text:p>260056400</text:p>
          </table:table-cell>
          <table:table-cell office:value-type="string" table:style-name="ce1">
            <text:p>COLEGIO TIR HA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339 RUTA Nº 10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28 DE JULIO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colegio773chubut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38887307" table:style-name="ce2">
            <text:p>-4.338.887.307</text:p>
          </table:table-cell>
          <table:table-cell office:value-type="float" office:value="-6583955681" table:style-name="ce2">
            <text:p>-6.583.955.6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500" table:style-name="ce1">
            <text:p>260056500</text:p>
          </table:table-cell>
          <table:table-cell office:value-type="string" table:style-name="ce1">
            <text:p>ESCUELA Nº 2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MEL S/N INTA LOMA GRANDE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216tw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638830919348" table:style-name="ce2">
            <text:p>-432.638.830.919.348</text:p>
          </table:table-cell>
          <table:table-cell office:value-type="float" office:value="-653569696621595" table:style-name="ce2">
            <text:p>-653.569.696.621.5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600" table:style-name="ce1">
            <text:p>260056600</text:p>
          </table:table-cell>
          <table:table-cell office:value-type="string" table:style-name="ce1">
            <text:p>COLEGIO Nº 7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2710 ROQUE GONZÁLEZ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15412508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olegio775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7850475441872" table:style-name="ce2">
            <text:p>-427.850.475.441.872</text:p>
          </table:table-cell>
          <table:table-cell office:value-type="float" office:value="-650589892786329" table:style-name="ce2">
            <text:p>-650.589.892.786.3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700" table:style-name="ce1">
            <text:p>260056700</text:p>
          </table:table-cell>
          <table:table-cell office:value-type="string" table:style-name="ce1">
            <text:p>COLEGIO Nº 7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STAMANTE Y GUERRA PLAYA UNIÓN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76_pu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3181297351873" table:style-name="ce2">
            <text:p>-433.181.297.351.873</text:p>
          </table:table-cell>
          <table:table-cell office:value-type="float" office:value="-650467119215287" table:style-name="ce2">
            <text:p>-650.467.119.215.2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800" table:style-name="ce1">
            <text:p>260056800</text:p>
          </table:table-cell>
          <table:table-cell office:value-type="string" table:style-name="ce1">
            <text:p>JARDÍN TRENCITO DE COLOR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570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betriche005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1747796178" table:style-name="ce2">
            <text:p>-42.771.747.796.178</text:p>
          </table:table-cell>
          <table:table-cell office:value-type="float" office:value="-650393086480639" table:style-name="ce2">
            <text:p>-650.393.086.480.6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6900" table:style-name="ce1">
            <text:p>260056900</text:p>
          </table:table-cell>
          <table:table-cell office:value-type="string" table:style-name="ce1">
            <text:p>DE FORM. Y CAP. LAB. Nº 5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051 ROC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528@speedy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27555120136477" table:style-name="ce2">
            <text:p>-427.555.120.136.477</text:p>
          </table:table-cell>
          <table:table-cell office:value-type="float" office:value="-650516169441543" table:style-name="ce2">
            <text:p>-650.516.169.441.5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000" table:style-name="ce1">
            <text:p>260057000</text:p>
          </table:table-cell>
          <table:table-cell office:value-type="string" table:style-name="ce1">
            <text:p>JARDIN MATERNAL MUNIC.VICTORINA E. BRITAPA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790 CENTRO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5887074695137" table:style-name="ce2">
            <text:p>-455.887.074.695.137</text:p>
          </table:table-cell>
          <table:table-cell office:value-type="float" office:value="-690684201304403" table:style-name="ce2">
            <text:p>-690.684.201.304.4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100" table:style-name="ce1">
            <text:p>260057100</text:p>
          </table:table-cell>
          <table:table-cell office:value-type="string" table:style-name="ce1">
            <text:p>INST. SUP. DE GASTRONOMÍA Y HOTELERÍA DE LA PATAGON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ÜEMES 740 CENTRO 1º PISO CIRSE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info@isghpatagonia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8624639245762" table:style-name="ce2">
            <text:p>-458.624.639.245.762</text:p>
          </table:table-cell>
          <table:table-cell office:value-type="float" office:value="-674753941983796" table:style-name="ce2">
            <text:p>-674.753.941.983.7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200" table:style-name="ce1">
            <text:p>260057200</text:p>
          </table:table-cell>
          <table:table-cell office:value-type="string" table:style-name="ce1">
            <text:p>COLEGIO ENRIQUE ANDRES CAL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U9207</text:p>
          </table:table-cell>
          <table:table-cell table:style-name="ce1"/>
          <table:table-cell office:value-type="string" table:style-name="ce1">
            <text:p>PASO DE INDIOS</text:p>
          </table:table-cell>
          <table:table-cell office:value-type="string" table:style-name="ce1">
            <text:p>PASO DE INDIOS</text:p>
          </table:table-cell>
          <table:table-cell office:value-type="string" table:style-name="ce1">
            <text:p>colegio_777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8669314110335" table:style-name="ce2">
            <text:p>-438.669.314.110.335</text:p>
          </table:table-cell>
          <table:table-cell office:value-type="float" office:value="-690414301414785" table:style-name="ce2">
            <text:p>-690.414.301.414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201" table:style-name="ce1">
            <text:p>260057201</text:p>
          </table:table-cell>
          <table:table-cell office:value-type="string" table:style-name="ce1">
            <text:p>COLEGIO ENRIQUE ANDRES CAL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U9207</text:p>
          </table:table-cell>
          <table:table-cell table:style-name="ce1"/>
          <table:table-cell office:value-type="string" table:style-name="ce1">
            <text:p>PASO DE INDIOS</text:p>
          </table:table-cell>
          <table:table-cell office:value-type="string" table:style-name="ce1">
            <text:p>PASO DE INDIOS</text:p>
          </table:table-cell>
          <table:table-cell office:value-type="string" table:style-name="ce1">
            <text:p>colegio_777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8669557846908" table:style-name="ce2">
            <text:p>-438.669.557.846.908</text:p>
          </table:table-cell>
          <table:table-cell office:value-type="float" office:value="-690412621327593" table:style-name="ce2">
            <text:p>-690.412.621.327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300" table:style-name="ce1">
            <text:p>260057300</text:p>
          </table:table-cell>
          <table:table-cell office:value-type="string" table:style-name="ce1">
            <text:p>COLEGIO Nº 7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390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78tw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2536581100845" table:style-name="ce2">
            <text:p>-432.536.581.100.845</text:p>
          </table:table-cell>
          <table:table-cell office:value-type="float" office:value="-653115309578688" table:style-name="ce2">
            <text:p>-653.115.309.578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600" table:style-name="ce1">
            <text:p>260057600</text:p>
          </table:table-cell>
          <table:table-cell office:value-type="string" table:style-name="ce1">
            <text:p>CENTRO DE EDUCACIÓN FÍSICA Nº 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ENARIO 540 LOS OLMO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ef26trelew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32603382964143" table:style-name="ce2">
            <text:p>-432.603.382.964.143</text:p>
          </table:table-cell>
          <table:table-cell office:value-type="float" office:value="-653057925964224" table:style-name="ce2">
            <text:p>-653.057.925.964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700" table:style-name="ce1">
            <text:p>260057700</text:p>
          </table:table-cell>
          <table:table-cell office:value-type="string" table:style-name="ce1">
            <text:p>JARDIN MATERNAL MUNICIPAL - CRECIENDO JUN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CCHINA 384 CENTR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03092897756" table:style-name="ce2">
            <text:p>-43.303.092.897.756</text:p>
          </table:table-cell>
          <table:table-cell office:value-type="float" office:value="-651016472134112" table:style-name="ce2">
            <text:p>-651.016.472.134.1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800" table:style-name="ce1">
            <text:p>260057800</text:p>
          </table:table-cell>
          <table:table-cell office:value-type="string" table:style-name="ce1">
            <text:p>ISET Nº 812 - ING. ESTELA MARÍA MIGU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L LIBERTADOR 560 GENERAL MOSCONI KM 3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ntacto@ceretchubut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458381894832383" table:style-name="ce2">
            <text:p>-458.381.894.832.383</text:p>
          </table:table-cell>
          <table:table-cell office:value-type="float" office:value="-674770429848857" table:style-name="ce2">
            <text:p>-674.770.429.848.8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801" table:style-name="ce1">
            <text:p>260057801</text:p>
          </table:table-cell>
          <table:table-cell office:value-type="string" table:style-name="ce1">
            <text:p>ISET N° 812 - CERET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vid Lloyd Jones Padre Juan Funciona en Colegio 724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erettrelew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432533866110591" table:style-name="ce2">
            <text:p>-432.533.866.110.591</text:p>
          </table:table-cell>
          <table:table-cell office:value-type="float" office:value="-652947568348628" table:style-name="ce2">
            <text:p>-652.947.568.348.6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802" table:style-name="ce1">
            <text:p>260057802</text:p>
          </table:table-cell>
          <table:table-cell office:value-type="string" table:style-name="ce1">
            <text:p>ISET Nº 812 - CERET CHUBU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SINA 2252 MALVINAS FUNC. EN ESCUELA Nº 713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429011312246087" table:style-name="ce2">
            <text:p>-429.011.312.246.087</text:p>
          </table:table-cell>
          <table:table-cell office:value-type="float" office:value="-713122203353089" table:style-name="ce2">
            <text:p>-713.122.203.353.0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803" table:style-name="ce1">
            <text:p>260057803</text:p>
          </table:table-cell>
          <table:table-cell office:value-type="string" table:style-name="ce1">
            <text:p>ISET Nº 812 CERET - ANEXO CHOL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incón Mza. 56 Lote D</text:p>
          </table:table-cell>
          <table:table-cell office:value-type="float" office:value="9217" table:style-name="ce1">
            <text:p>9217</text:p>
          </table:table-cell>
          <table:table-cell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25106405057907" table:style-name="ce2">
            <text:p>-425.106.405.057.907</text:p>
          </table:table-cell>
          <table:table-cell office:value-type="float" office:value="-714319562028724" table:style-name="ce2">
            <text:p>-714.319.562.028.7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7900" table:style-name="ce1">
            <text:p>260057900</text:p>
          </table:table-cell>
          <table:table-cell office:value-type="string" table:style-name="ce1">
            <text:p>PEUMA POU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DOS ARABES S/N CONSTITUCIÓ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529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432529509170598" table:style-name="ce2">
            <text:p>-432.529.509.170.598</text:p>
          </table:table-cell>
          <table:table-cell office:value-type="float" office:value="-653303312653058" table:style-name="ce2">
            <text:p>-653.303.312.653.0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000" table:style-name="ce1">
            <text:p>260058000</text:p>
          </table:table-cell>
          <table:table-cell office:value-type="string" table:style-name="ce1">
            <text:p>COLEGIO ALIW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RA 200-HOGAR GRANJA ARTURO ROBERTS CHACRA 200 - HOGAR GRANJA ARTURO ROBERTS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3004815877645" table:style-name="ce2">
            <text:p>-433.004.815.877.645</text:p>
          </table:table-cell>
          <table:table-cell office:value-type="float" office:value="-654702057478882" table:style-name="ce2">
            <text:p>-654.702.057.478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100" table:style-name="ce1">
            <text:p>260058100</text:p>
          </table:table-cell>
          <table:table-cell office:value-type="string" table:style-name="ce1">
            <text:p>COLEGIO Nº 7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° 17 ACCESO AL PUEBLO</text:p>
          </table:table-cell>
          <table:table-cell office:value-type="string" table:style-name="ce1">
            <text:p>U9201</text:p>
          </table:table-cell>
          <table:table-cell office:value-type="string" table:style-name="ce1">
            <text:p>02945-494058</text:p>
          </table:table-cell>
          <table:table-cell office:value-type="string" table:style-name="ce1">
            <text:p>CORCOVADO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migratifiguero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353426179" table:style-name="ce2">
            <text:p>-4.353.426.179</text:p>
          </table:table-cell>
          <table:table-cell office:value-type="float" office:value="-7147354933" table:style-name="ce2">
            <text:p>-7.147.354.9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101" table:style-name="ce1">
            <text:p>260058101</text:p>
          </table:table-cell>
          <table:table-cell office:value-type="string" table:style-name="ce1">
            <text:p>COLEGIO N° 7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° 17</text:p>
          </table:table-cell>
          <table:table-cell office:value-type="string" table:style-name="ce1">
            <text:p>U9201</text:p>
          </table:table-cell>
          <table:table-cell office:value-type="string" table:style-name="ce1">
            <text:p>02945-494058</text:p>
          </table:table-cell>
          <table:table-cell office:value-type="string" table:style-name="ce1">
            <text:p>CORCOVADO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migratifigueroa@yahoo.com.ar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5384551358798" table:style-name="ce2">
            <text:p>-435.384.551.358.798</text:p>
          </table:table-cell>
          <table:table-cell office:value-type="float" office:value="-714700222464629" table:style-name="ce2">
            <text:p>-714.700.222.464.6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200" table:style-name="ce1">
            <text:p>260058200</text:p>
          </table:table-cell>
          <table:table-cell office:value-type="string" table:style-name="ce1">
            <text:p>COLEGIO Nº 7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BENITO FERNÁNDEZ S/N</text:p>
          </table:table-cell>
          <table:table-cell office:value-type="string" table:style-name="ce1">
            <text:p>U9201</text:p>
          </table:table-cell>
          <table:table-cell office:value-type="string" table:style-name="ce1">
            <text:p>02945-479139</text:p>
          </table:table-cell>
          <table:table-cell office:value-type="string" table:style-name="ce1">
            <text:p>GUALJAINA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4271929723" table:style-name="ce2">
            <text:p>-4.271.929.723</text:p>
          </table:table-cell>
          <table:table-cell office:value-type="float" office:value="-7055031136" table:style-name="ce2">
            <text:p>-7.055.031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300" table:style-name="ce1">
            <text:p>260058300</text:p>
          </table:table-cell>
          <table:table-cell office:value-type="string" table:style-name="ce1">
            <text:p>JARD. MAT. E INFANTES MUNICIPAL - ESTRELLITAS DE M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ble Trocha S/N Sector Area 23 PLAYA UNIÓN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municipal_2404_2412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float" office:value="2" table:style-name="ce1">
            <text:p>2</text:p>
          </table:table-cell>
          <table:table-cell office:value-type="float" office:value="-433064451686534" table:style-name="ce2">
            <text:p>-433.064.451.686.534</text:p>
          </table:table-cell>
          <table:table-cell office:value-type="float" office:value="-650579325587993" table:style-name="ce2">
            <text:p>-650.579.325.587.9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400" table:style-name="ce1">
            <text:p>260058400</text:p>
          </table:table-cell>
          <table:table-cell office:value-type="string" table:style-name="ce1">
            <text:p>ESCUELA Nº 217 CIUDAD DE RADA TILL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NAS Y BERGANTÍN BELGRANO 1750</text:p>
          </table:table-cell>
          <table:table-cell office:value-type="string" table:style-name="ce1">
            <text:p>U9001</text:p>
          </table:table-cell>
          <table:table-cell table:style-name="ce1"/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radatilly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9265517268289" table:style-name="ce2">
            <text:p>-459.265.517.268.289</text:p>
          </table:table-cell>
          <table:table-cell office:value-type="float" office:value="-675666522341763" table:style-name="ce2">
            <text:p>-675.666.522.341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500" table:style-name="ce1">
            <text:p>260058500</text:p>
          </table:table-cell>
          <table:table-cell office:value-type="string" table:style-name="ce1">
            <text:p>AYUTUN-H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DENTRO DEL EJIDO URBANO</text:p>
          </table:table-cell>
          <table:table-cell office:value-type="string" table:style-name="ce1">
            <text:p>U9210</text:p>
          </table:table-cell>
          <table:table-cell table:style-name="ce1"/>
          <table:table-cell office:value-type="string" table:style-name="ce1">
            <text:p>EL MAITEN</text:p>
          </table:table-cell>
          <table:table-cell office:value-type="string" table:style-name="ce1">
            <text:p>CUSHAM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20555359098779" table:style-name="ce2">
            <text:p>-420.555.359.098.779</text:p>
          </table:table-cell>
          <table:table-cell office:value-type="float" office:value="-711659489641973" table:style-name="ce2">
            <text:p>-711.659.489.641.9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700" table:style-name="ce1">
            <text:p>260058700</text:p>
          </table:table-cell>
          <table:table-cell office:value-type="string" table:style-name="ce1">
            <text:p>ESCUELA DE NIVEL INICIAL Nº 4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U9220</text:p>
          </table:table-cell>
          <table:table-cell table:style-name="ce1"/>
          <table:table-cell office:value-type="string" table:style-name="ce1">
            <text:p>JOSE DE SAN MARTIN</text:p>
          </table:table-cell>
          <table:table-cell office:value-type="string" table:style-name="ce1">
            <text:p>TEHUELCH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40538508113941" table:style-name="ce2">
            <text:p>-440.538.508.113.941</text:p>
          </table:table-cell>
          <table:table-cell office:value-type="float" office:value="-704682291778389" table:style-name="ce2">
            <text:p>-704.682.291.778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800" table:style-name="ce1">
            <text:p>260058800</text:p>
          </table:table-cell>
          <table:table-cell office:value-type="string" table:style-name="ce1">
            <text:p>JARDÍN MAT. E INFANTES - HUELLITA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575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huellitas2007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10493016383" table:style-name="ce2">
            <text:p>-427.710.493.016.383</text:p>
          </table:table-cell>
          <table:table-cell office:value-type="float" office:value="-650345171584212" table:style-name="ce2">
            <text:p>-650.345.171.584.2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8900" table:style-name="ce1">
            <text:p>260058900</text:p>
          </table:table-cell>
          <table:table-cell office:value-type="string" table:style-name="ce1">
            <text:p>JARDIN DE INFANTES MUNICIPAL RAYITO DE SO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KENNEDY S/N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6912431340763" table:style-name="ce2">
            <text:p>-456.912.431.340.763</text:p>
          </table:table-cell>
          <table:table-cell office:value-type="float" office:value="-702592866536493" table:style-name="ce2">
            <text:p>-702.592.866.536.4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000" table:style-name="ce1">
            <text:p>260059000</text:p>
          </table:table-cell>
          <table:table-cell office:value-type="string" table:style-name="ce1">
            <text:p>COLEGIO Nº 7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8 DE JULIO 699 ZONA RURAL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DOLAVO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colegio781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3136973079419" table:style-name="ce2">
            <text:p>-433.136.973.079.419</text:p>
          </table:table-cell>
          <table:table-cell office:value-type="float" office:value="-657021867410062" table:style-name="ce2">
            <text:p>-657.021.867.410.0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001" table:style-name="ce1">
            <text:p>260059001</text:p>
          </table:table-cell>
          <table:table-cell office:value-type="string" table:style-name="ce1">
            <text:p>COLEGIO 7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8 DE JULIO 699 ZONA RURAL</text:p>
          </table:table-cell>
          <table:table-cell office:value-type="string" table:style-name="ce1">
            <text:p>U9107</text:p>
          </table:table-cell>
          <table:table-cell table:style-name="ce1"/>
          <table:table-cell office:value-type="string" table:style-name="ce1">
            <text:p>DOLAVO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colegio781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33077945216101" table:style-name="ce2">
            <text:p>-433.077.945.216.101</text:p>
          </table:table-cell>
          <table:table-cell office:value-type="float" office:value="-657042058453252" table:style-name="ce2">
            <text:p>-657.042.058.453.2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100" table:style-name="ce1">
            <text:p>260059100</text:p>
          </table:table-cell>
          <table:table-cell office:value-type="string" table:style-name="ce1">
            <text:p>ESCUELA DEL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973 LOS OLMO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laescueladelsol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93012688631" table:style-name="ce2">
            <text:p>-432.593.012.688.631</text:p>
          </table:table-cell>
          <table:table-cell office:value-type="float" office:value="-653023552433355" table:style-name="ce2">
            <text:p>-653.023.552.433.3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200" table:style-name="ce1">
            <text:p>260059200</text:p>
          </table:table-cell>
          <table:table-cell office:value-type="string" table:style-name="ce1">
            <text:p>EL JARDIN DE GWENEI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ÁLAMOS 171 3 DE ABRIL PLAYA UNIÓN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laudiadavies1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3115437734375" table:style-name="ce2">
            <text:p>-433.115.437.734.375</text:p>
          </table:table-cell>
          <table:table-cell office:value-type="float" office:value="-65046261439253" table:style-name="ce2">
            <text:p>-65.046.261.439.2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300" table:style-name="ce1">
            <text:p>260059300</text:p>
          </table:table-cell>
          <table:table-cell office:value-type="string" table:style-name="ce1">
            <text:p>COMPLEJO EDUCATIVO EVERARDO DE CASA TILLY E.G.B. 1 Y 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O DE LOS CISNES 2410</text:p>
          </table:table-cell>
          <table:table-cell office:value-type="string" table:style-name="ce1">
            <text:p>U9001</text:p>
          </table:table-cell>
          <table:table-cell office:value-type="string" table:style-name="ce1">
            <text:p>0297-4452944</text:p>
          </table:table-cell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fundaciondakot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9212602290368" table:style-name="ce2">
            <text:p>-459.212.602.290.368</text:p>
          </table:table-cell>
          <table:table-cell office:value-type="float" office:value="-675544854842885" table:style-name="ce2">
            <text:p>-675.544.854.842.8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400" table:style-name="ce1">
            <text:p>260059400</text:p>
          </table:table-cell>
          <table:table-cell office:value-type="string" table:style-name="ce1">
            <text:p>JARDÍN DE INFANTES TILLYSUEÑ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O DE LOS CISNES 2410</text:p>
          </table:table-cell>
          <table:table-cell office:value-type="string" table:style-name="ce1">
            <text:p>U9001</text:p>
          </table:table-cell>
          <table:table-cell table:style-name="ce1"/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fundaciondakota@g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9214138175456" table:style-name="ce2">
            <text:p>-459.214.138.175.456</text:p>
          </table:table-cell>
          <table:table-cell office:value-type="float" office:value="-675545423377308" table:style-name="ce2">
            <text:p>-675.545.423.377.3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500" table:style-name="ce1">
            <text:p>260059500</text:p>
          </table:table-cell>
          <table:table-cell office:value-type="string" table:style-name="ce1">
            <text:p>COLEGIO Nº 7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</text:p>
          </table:table-cell>
          <table:table-cell office:value-type="string" table:style-name="ce1">
            <text:p>U9201</text:p>
          </table:table-cell>
          <table:table-cell office:value-type="string" table:style-name="ce1">
            <text:p>02945-493082</text:p>
          </table:table-cell>
          <table:table-cell office:value-type="string" table:style-name="ce1">
            <text:p>TECKA</text:p>
          </table:table-cell>
          <table:table-cell office:value-type="string" table:style-name="ce1">
            <text:p>LANGUIÑEO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434974385" table:style-name="ce2">
            <text:p>-434.974.385</text:p>
          </table:table-cell>
          <table:table-cell office:value-type="float" office:value="-7081011357" table:style-name="ce2">
            <text:p>-7.081.011.3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600" table:style-name="ce1">
            <text:p>260059600</text:p>
          </table:table-cell>
          <table:table-cell office:value-type="string" table:style-name="ce1">
            <text:p>COLEGIO Nº 7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INAS S/N</text:p>
          </table:table-cell>
          <table:table-cell office:value-type="string" table:style-name="ce1">
            <text:p>U9225</text:p>
          </table:table-cell>
          <table:table-cell office:value-type="string" table:style-name="ce1">
            <text:p>02945-492008</text:p>
          </table:table-cell>
          <table:table-cell office:value-type="string" table:style-name="ce1">
            <text:p>RIO PICO</text:p>
          </table:table-cell>
          <table:table-cell office:value-type="string" table:style-name="ce1">
            <text:p>TEHUELCHES</text:p>
          </table:table-cell>
          <table:table-cell office:value-type="string" table:style-name="ce1">
            <text:p>adrigianina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4418238399" table:style-name="ce2">
            <text:p>-4.418.238.399</text:p>
          </table:table-cell>
          <table:table-cell office:value-type="float" office:value="-7136550878" table:style-name="ce2">
            <text:p>-7.136.550.8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700" table:style-name="ce1">
            <text:p>260059700</text:p>
          </table:table-cell>
          <table:table-cell office:value-type="string" table:style-name="ce1">
            <text:p>COLEGIO MARIO ABEL AMAY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ON Y CAJAL 350 DEMOCRACIA ARGENTIN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32566762312411" table:style-name="ce2">
            <text:p>-432.566.762.312.411</text:p>
          </table:table-cell>
          <table:table-cell office:value-type="float" office:value="-653195483624368" table:style-name="ce2">
            <text:p>-653.195.483.624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800" table:style-name="ce1">
            <text:p>260059800</text:p>
          </table:table-cell>
          <table:table-cell office:value-type="string" table:style-name="ce1">
            <text:p>JARDIN MATERNAL MUNICIPAL CHISPIT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SINA ESQUINA PASTEUR BUENOS AIRES LOTE 7 - MZANA B - QUINTA 44 - Bº BS. AS.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shaluc16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73319228246" table:style-name="ce2">
            <text:p>-429.173.319.228.246</text:p>
          </table:table-cell>
          <table:table-cell office:value-type="float" office:value="-713338649277625" table:style-name="ce2">
            <text:p>-713.338.649.277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801" table:style-name="ce1">
            <text:p>260059801</text:p>
          </table:table-cell>
          <table:table-cell office:value-type="string" table:style-name="ce1">
            <text:p>JARDIN MATERNAL MUNICIPAL SECTOR TREMÚN NEHUÉ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16 DE NOVIEMBRE 2664 28 DE JUNIO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9139680073641" table:style-name="ce2">
            <text:p>-429.139.680.073.641</text:p>
          </table:table-cell>
          <table:table-cell office:value-type="float" office:value="-713004795268302" table:style-name="ce2">
            <text:p>-713.004.795.268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59900" table:style-name="ce1">
            <text:p>260059900</text:p>
          </table:table-cell>
          <table:table-cell office:value-type="string" table:style-name="ce1">
            <text:p>INST. SUP. DE GASTRONOMÍ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IRIGOYEN 1519 SAN DAVID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ntacto@isgsaborpatagonic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432625442578533" table:style-name="ce2">
            <text:p>-432.625.442.578.533</text:p>
          </table:table-cell>
          <table:table-cell office:value-type="float" office:value="-65293996340674" table:style-name="ce2">
            <text:p>-65.293.996.340.6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0000" table:style-name="ce1">
            <text:p>260060000</text:p>
          </table:table-cell>
          <table:table-cell office:value-type="string" table:style-name="ce1">
            <text:p>FUNDACIÓN EDUCATIVA ESQUE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83 JOHN KENNEDY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funeducesquel@speedy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9164492002199" table:style-name="ce2">
            <text:p>-429.164.492.002.199</text:p>
          </table:table-cell>
          <table:table-cell office:value-type="float" office:value="-71316696301028" table:style-name="ce2">
            <text:p>-71.316.696.301.0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0200" table:style-name="ce1">
            <text:p>2600602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341 JOHN KENNEDY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sac560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29002211247803" table:style-name="ce2">
            <text:p>-429.002.211.247.803</text:p>
          </table:table-cell>
          <table:table-cell office:value-type="float" office:value="-713170353386579" table:style-name="ce2">
            <text:p>-713.170.353.386.5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0300" table:style-name="ce1">
            <text:p>2600603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Y 28 DE FEBRERO S/N CENTRO</text:p>
          </table:table-cell>
          <table:table-cell office:value-type="string" table:style-name="ce1">
            <text:p>U9223</text:p>
          </table:table-cell>
          <table:table-cell table:style-name="ce1"/>
          <table:table-cell office:value-type="string" table:style-name="ce1">
            <text:p>GOBERNADOR COSTA</text:p>
          </table:table-cell>
          <table:table-cell office:value-type="string" table:style-name="ce1">
            <text:p>TEHUELCHES</text:p>
          </table:table-cell>
          <table:table-cell office:value-type="string" table:style-name="ce1">
            <text:p>anibalhot3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40543306087826" table:style-name="ce2">
            <text:p>-440.543.306.087.826</text:p>
          </table:table-cell>
          <table:table-cell office:value-type="float" office:value="-705946772680666" table:style-name="ce2">
            <text:p>-705.946.772.680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0400" table:style-name="ce1">
            <text:p>260060400</text:p>
          </table:table-cell>
          <table:table-cell office:value-type="string" table:style-name="ce1">
            <text:p>CTRO. DE SERV. ALTER. Y COMPL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Y URUGUAY CENTRO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5597625246165" table:style-name="ce2">
            <text:p>-45.597.625.246.165</text:p>
          </table:table-cell>
          <table:table-cell office:value-type="float" office:value="-690692350097635" table:style-name="ce2">
            <text:p>-690.692.350.097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0600" table:style-name="ce1">
            <text:p>260060600</text:p>
          </table:table-cell>
          <table:table-cell office:value-type="string" table:style-name="ce1">
            <text:p>DE FORM. Y CAP. LAB. Nº 5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P-IWAN 1697 ALBORADA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430905018385062" table:style-name="ce2">
            <text:p>-430.905.018.385.062</text:p>
          </table:table-cell>
          <table:table-cell office:value-type="float" office:value="-71465958782716" table:style-name="ce2">
            <text:p>-71.465.958.782.7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000" table:style-name="ce1">
            <text:p>260061000</text:p>
          </table:table-cell>
          <table:table-cell office:value-type="string" table:style-name="ce1">
            <text:p>CENTRO DE CAP. PROF. CYBER SAT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130 CENTRO 1ER. PIS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2508681674795" table:style-name="ce2">
            <text:p>-432.508.681.674.795</text:p>
          </table:table-cell>
          <table:table-cell office:value-type="float" office:value="-653075801577232" table:style-name="ce2">
            <text:p>-653.075.801.577.2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100" table:style-name="ce1">
            <text:p>260061100</text:p>
          </table:table-cell>
          <table:table-cell office:value-type="string" table:style-name="ce1">
            <text:p>INST. DE DOCENCIA, INV. Y CAP. LAB. DE LA SANIDAD ARG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ONI 171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32547123558106" table:style-name="ce2">
            <text:p>-432.547.123.558.106</text:p>
          </table:table-cell>
          <table:table-cell office:value-type="float" office:value="-653174858541041" table:style-name="ce2">
            <text:p>-653.174.858.541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101" table:style-name="ce1">
            <text:p>260061101</text:p>
          </table:table-cell>
          <table:table-cell office:value-type="string" table:style-name="ce1">
            <text:p>INST. DE DOCENCIA, INV. Y CAP. LAB. DE LA SANIDAD ARG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920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58605978991431" table:style-name="ce2">
            <text:p>-458.605.978.991.431</text:p>
          </table:table-cell>
          <table:table-cell office:value-type="float" office:value="-674846506653935" table:style-name="ce2">
            <text:p>-674.846.506.653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200" table:style-name="ce1">
            <text:p>260061200</text:p>
          </table:table-cell>
          <table:table-cell office:value-type="string" table:style-name="ce1">
            <text:p>CEMIM VESP. BICHITO DE L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WIN 145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478230885001" table:style-name="ce2">
            <text:p>-432.478.230.885.001</text:p>
          </table:table-cell>
          <table:table-cell office:value-type="float" office:value="-653060794465115" table:style-name="ce2">
            <text:p>-653.060.794.465.1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201" table:style-name="ce1">
            <text:p>260061201</text:p>
          </table:table-cell>
          <table:table-cell office:value-type="string" table:style-name="ce1">
            <text:p>CEMIN ANEXO PICHI AYE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NITO FERNÁNDEZ S/N PLANTA DE GAS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480986053693" table:style-name="ce2">
            <text:p>-432.480.986.053.693</text:p>
          </table:table-cell>
          <table:table-cell office:value-type="float" office:value="-652820960324662" table:style-name="ce2">
            <text:p>-652.820.960.324.6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202" table:style-name="ce1">
            <text:p>260061202</text:p>
          </table:table-cell>
          <table:table-cell office:value-type="string" table:style-name="ce1">
            <text:p>CEMIN ANEXO BALLENITA AZU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ÍOS 139 PROGRES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float" office:value="2" table:style-name="ce1">
            <text:p>2</text:p>
          </table:table-cell>
          <table:table-cell office:value-type="float" office:value="-432554117986256" table:style-name="ce2">
            <text:p>-432.554.117.986.256</text:p>
          </table:table-cell>
          <table:table-cell office:value-type="float" office:value="-653257547408305" table:style-name="ce2">
            <text:p>-653.257.547.408.3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203" table:style-name="ce1">
            <text:p>260061203</text:p>
          </table:table-cell>
          <table:table-cell office:value-type="string" table:style-name="ce1">
            <text:p>CEMIN ANEXO EV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GWYN 145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479108352626" table:style-name="ce2">
            <text:p>-432.479.108.352.626</text:p>
          </table:table-cell>
          <table:table-cell office:value-type="float" office:value="-653062771483398" table:style-name="ce2">
            <text:p>-653.062.771.483.3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204" table:style-name="ce1">
            <text:p>260061204</text:p>
          </table:table-cell>
          <table:table-cell office:value-type="string" table:style-name="ce1">
            <text:p>CEMIN ANEXO LOS AROMI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RAYANES S/N LOS AROMOS</text:p>
          </table:table-cell>
          <table:table-cell office:value-type="string" table:style-name="ce1">
            <text:p>U9100</text:p>
          </table:table-cell>
          <table:table-cell office:value-type="string" table:style-name="ce1">
            <text:p>02965-437419</text:p>
          </table:table-cell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float" office:value="2" table:style-name="ce1">
            <text:p>2</text:p>
          </table:table-cell>
          <table:table-cell office:value-type="float" office:value="-432468790358059" table:style-name="ce2">
            <text:p>-432.468.790.358.059</text:p>
          </table:table-cell>
          <table:table-cell office:value-type="float" office:value="-653254746420139" table:style-name="ce2">
            <text:p>-653.254.746.420.1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205" table:style-name="ce1">
            <text:p>260061205</text:p>
          </table:table-cell>
          <table:table-cell office:value-type="string" table:style-name="ce1">
            <text:p>CEMIN ANEXO ARCO IR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MILIO FREY S/N SUR COMPLEJO POLIDEPORTIVO SUR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680898950152" table:style-name="ce2">
            <text:p>-432.680.898.950.152</text:p>
          </table:table-cell>
          <table:table-cell office:value-type="float" office:value="-653078414165182" table:style-name="ce2">
            <text:p>-653.078.414.165.1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300" table:style-name="ce1">
            <text:p>260061300</text:p>
          </table:table-cell>
          <table:table-cell office:value-type="string" table:style-name="ce1">
            <text:p>JARDIN MATERNAL MUNICIP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15 DE DICIEMBRE</text:p>
          </table:table-cell>
          <table:table-cell office:value-type="string" table:style-name="ce1">
            <text:p>U9217</text:p>
          </table:table-cell>
          <table:table-cell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municholila@infovia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float" office:value="5" table:style-name="ce1">
            <text:p>5</text:p>
          </table:table-cell>
          <table:table-cell office:value-type="float" office:value="-425112533999698" table:style-name="ce2">
            <text:p>-425.112.533.999.698</text:p>
          </table:table-cell>
          <table:table-cell office:value-type="float" office:value="-714324376992263" table:style-name="ce2">
            <text:p>-714.324.376.992.2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400" table:style-name="ce1">
            <text:p>260061400</text:p>
          </table:table-cell>
          <table:table-cell office:value-type="string" table:style-name="ce1">
            <text:p>SAN JOSE OBRER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NSAMIENTO 836 SAN MARTÍN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2314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sanjoseobrero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58618390702009" table:style-name="ce2">
            <text:p>-458.618.390.702.009</text:p>
          </table:table-cell>
          <table:table-cell office:value-type="float" office:value="-675282608806538" table:style-name="ce2">
            <text:p>-675.282.608.806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500" table:style-name="ce1">
            <text:p>260061500</text:p>
          </table:table-cell>
          <table:table-cell office:value-type="string" table:style-name="ce1">
            <text:p>INSTITUTO PATAGÓNICO DE CIENCIAS SOCIAL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ÍN PUJOL 251 FUNC. EN ESCUELA 736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ipcs1819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27604318209446" table:style-name="ce2">
            <text:p>-427.604.318.209.446</text:p>
          </table:table-cell>
          <table:table-cell office:value-type="float" office:value="-6504089602897" table:style-name="ce2">
            <text:p>-6.504.089.602.8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600" table:style-name="ce1">
            <text:p>260061600</text:p>
          </table:table-cell>
          <table:table-cell office:value-type="string" table:style-name="ce1">
            <text:p>COLEGIO PUERTO MADRYN - FAP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650 VILLA DEL PARQUE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8341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fape_direccion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709233576114" table:style-name="ce2">
            <text:p>-427.709.233.576.114</text:p>
          </table:table-cell>
          <table:table-cell office:value-type="float" office:value="-650410573978122" table:style-name="ce2">
            <text:p>-650.410.573.978.1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700" table:style-name="ce1">
            <text:p>260061700</text:p>
          </table:table-cell>
          <table:table-cell office:value-type="string" table:style-name="ce1">
            <text:p>COLEGIO Nº 7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URETCHE 1040 COMERCIO I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hubutesc785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516654514873" table:style-name="ce2">
            <text:p>-427.516.654.514.873</text:p>
          </table:table-cell>
          <table:table-cell office:value-type="float" office:value="-650471954188331" table:style-name="ce2">
            <text:p>-650.471.954.188.3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701" table:style-name="ce1">
            <text:p>260061701</text:p>
          </table:table-cell>
          <table:table-cell office:value-type="string" table:style-name="ce1">
            <text:p>COLEGIO PROVINCIAL Nª 7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ÁVILA 351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anexo785madryn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27694105275522" table:style-name="ce2">
            <text:p>-427.694.105.275.522</text:p>
          </table:table-cell>
          <table:table-cell office:value-type="float" office:value="-650429077017699" table:style-name="ce2">
            <text:p>-650.429.077.017.6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800" table:style-name="ce1">
            <text:p>260061800</text:p>
          </table:table-cell>
          <table:table-cell office:value-type="string" table:style-name="ce1">
            <text:p>COLEGIO Nº 7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. MENÉNDEZ 445 DON BOSC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olegio786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618514202289" table:style-name="ce2">
            <text:p>-427.618.514.202.289</text:p>
          </table:table-cell>
          <table:table-cell office:value-type="float" office:value="-650431807931484" table:style-name="ce2">
            <text:p>-650.431.807.931.4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900" table:style-name="ce1">
            <text:p>260061900</text:p>
          </table:table-cell>
          <table:table-cell office:value-type="string" table:style-name="ce1">
            <text:p>ESC. DE NIVEL INICIAL Nº 4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TAGONIA 245 BUZZO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5805058191065" table:style-name="ce2">
            <text:p>-455.805.058.191.065</text:p>
          </table:table-cell>
          <table:table-cell office:value-type="float" office:value="-690500769853353" table:style-name="ce2">
            <text:p>-690.500.769.853.3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1903" table:style-name="ce1">
            <text:p>260061903</text:p>
          </table:table-cell>
          <table:table-cell office:value-type="string" table:style-name="ce1">
            <text:p>ESCUELA DE NIVEL INICIAL Nº 4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1 FUNCIONA EN ESCUELA Nº 180</text:p>
          </table:table-cell>
          <table:table-cell office:value-type="string" table:style-name="ce1">
            <text:p>U9020</text:p>
          </table:table-cell>
          <table:table-cell table:style-name="ce1"/>
          <table:table-cell office:value-type="string" table:style-name="ce1">
            <text:p>SARMIENTO</text:p>
          </table:table-cell>
          <table:table-cell office:value-type="string" table:style-name="ce1">
            <text:p>SARMIEN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5908053990425" table:style-name="ce2">
            <text:p>-455.908.053.990.425</text:p>
          </table:table-cell>
          <table:table-cell office:value-type="float" office:value="-690615169256441" table:style-name="ce2">
            <text:p>-690.615.169.256.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2000" table:style-name="ce1">
            <text:p>260062000</text:p>
          </table:table-cell>
          <table:table-cell office:value-type="string" table:style-name="ce1">
            <text:p>CENTRO DE CAP. PROF. DE COSMETOLOGIA Y ESTETIC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551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sabellasanacore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2528452595682" table:style-name="ce2">
            <text:p>-432.528.452.595.682</text:p>
          </table:table-cell>
          <table:table-cell office:value-type="float" office:value="-653147827004258" table:style-name="ce2">
            <text:p>-653.147.827.004.2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2100" table:style-name="ce1">
            <text:p>260062100</text:p>
          </table:table-cell>
          <table:table-cell office:value-type="string" table:style-name="ce1">
            <text:p>INSTITUTO SUPERIOR DE PELUQUERIA Y ESTÉTICA - INSUPE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FONTANA 485 CENTRO GALERÍA FÉNIX LOCAL 16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supel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2533891536987" table:style-name="ce2">
            <text:p>-432.533.891.536.987</text:p>
          </table:table-cell>
          <table:table-cell office:value-type="float" office:value="-653059440557958" table:style-name="ce2">
            <text:p>-653.059.440.557.9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2200" table:style-name="ce1">
            <text:p>260062200</text:p>
          </table:table-cell>
          <table:table-cell office:value-type="string" table:style-name="ce1">
            <text:p>COLEGIO PADRE LUCIO SABA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CUADOR S/N CORRADI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87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561488638516" table:style-name="ce2">
            <text:p>-432.561.488.638.516</text:p>
          </table:table-cell>
          <table:table-cell office:value-type="float" office:value="-653349130641454" table:style-name="ce2">
            <text:p>-653.349.130.641.4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2300" table:style-name="ce1">
            <text:p>260062300</text:p>
          </table:table-cell>
          <table:table-cell office:value-type="string" table:style-name="ce1">
            <text:p>JUANITO BOS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LÁCIDO GLATIGNI S/N MÁXIMO ABÁSOL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uanitobosco145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580232336756" table:style-name="ce2">
            <text:p>-458.580.232.336.756</text:p>
          </table:table-cell>
          <table:table-cell office:value-type="float" office:value="-675393336796384" table:style-name="ce2">
            <text:p>-675.393.336.796.3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2500" table:style-name="ce1">
            <text:p>260062500</text:p>
          </table:table-cell>
          <table:table-cell office:value-type="string" table:style-name="ce1">
            <text:p>ESCUELA Nº 4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RREGO 1152 GOB. GALINA (COVITRE) FUNC. EN ESCUELA N° 181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882913135789" table:style-name="ce2">
            <text:p>-427.882.913.135.789</text:p>
          </table:table-cell>
          <table:table-cell office:value-type="float" office:value="-650396636988968" table:style-name="ce2">
            <text:p>-650.396.636.988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2800" table:style-name="ce1">
            <text:p>260062800</text:p>
          </table:table-cell>
          <table:table-cell office:value-type="string" table:style-name="ce1">
            <text:p>EVA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DRÉS CHAZARRETA 1340 MÁXIMO ABÁSOL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218@g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8555103677136" table:style-name="ce2">
            <text:p>-458.555.103.677.136</text:p>
          </table:table-cell>
          <table:table-cell office:value-type="float" office:value="-67546534955944" table:style-name="ce2">
            <text:p>-67.546.534.955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2900" table:style-name="ce1">
            <text:p>260062900</text:p>
          </table:table-cell>
          <table:table-cell office:value-type="string" table:style-name="ce1">
            <text:p>JARDIN MATERNAL EL PINGÜINI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ÁRTIDA ARGENTINA PATAGONI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maternalelpinguinito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547586684099" table:style-name="ce2">
            <text:p>-427.547.586.684.099</text:p>
          </table:table-cell>
          <table:table-cell office:value-type="float" office:value="-650412377000516" table:style-name="ce2">
            <text:p>-650.412.377.000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000" table:style-name="ce1">
            <text:p>260063000</text:p>
          </table:table-cell>
          <table:table-cell office:value-type="string" table:style-name="ce1">
            <text:p>JARDÍN DE INFANTES FILOME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CONQUISTA 495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jardinfilomena@live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719338410214" table:style-name="ce2">
            <text:p>-427.719.338.410.214</text:p>
          </table:table-cell>
          <table:table-cell office:value-type="float" office:value="-650431984687074" table:style-name="ce2">
            <text:p>-650.431.984.687.0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200" table:style-name="ce1">
            <text:p>260063200</text:p>
          </table:table-cell>
          <table:table-cell office:value-type="string" table:style-name="ce1">
            <text:p>ESCUELA DE NIVEL INICIAL Nº 462 ESTRELLITAS DEL S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1904 LUIS PIEDRABUEN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betina_madryn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85265608958" table:style-name="ce2">
            <text:p>-42.785.265.608.958</text:p>
          </table:table-cell>
          <table:table-cell office:value-type="float" office:value="-650083805351722" table:style-name="ce2">
            <text:p>-650.083.805.351.7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300" table:style-name="ce1">
            <text:p>260063300</text:p>
          </table:table-cell>
          <table:table-cell office:value-type="string" table:style-name="ce1">
            <text:p>ESCUELA DE NIVEL INICIAL Nº 4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NTA BORJAS 300 STANDART CENTRO KM 8 ENTRE ESCALANTE, HERMITE Y PIGAFFETA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ardin463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7917713721501" table:style-name="ce2">
            <text:p>-457.917.713.721.501</text:p>
          </table:table-cell>
          <table:table-cell office:value-type="float" office:value="-674350304955673" table:style-name="ce2">
            <text:p>-674.350.304.955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400" table:style-name="ce1">
            <text:p>260063400</text:p>
          </table:table-cell>
          <table:table-cell office:value-type="string" table:style-name="ce1">
            <text:p>ESCUELA DE NIVEL INICIAL Nº 4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VELIN 1285 PUJOL II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samelia_17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27618989386605" table:style-name="ce2">
            <text:p>-427.618.989.386.605</text:p>
          </table:table-cell>
          <table:table-cell office:value-type="float" office:value="-65059893668536" table:style-name="ce2">
            <text:p>-65.059.893.668.5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500" table:style-name="ce1">
            <text:p>260063500</text:p>
          </table:table-cell>
          <table:table-cell office:value-type="string" table:style-name="ce1">
            <text:p>ESCUELADE NIVEL INICIAL Nº 4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ERAGNOLI 1450 MÁXIMO ABÁSOL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ardin465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544770175573" table:style-name="ce2">
            <text:p>-458.544.770.175.573</text:p>
          </table:table-cell>
          <table:table-cell office:value-type="float" office:value="-675390161585151" table:style-name="ce2">
            <text:p>-675.390.161.585.1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600" table:style-name="ce1">
            <text:p>260063600</text:p>
          </table:table-cell>
          <table:table-cell office:value-type="string" table:style-name="ce1">
            <text:p>ISFD Nº 8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MIGIO NOGUÉS S/N FUNC. EN ESCUELA Nº 108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isfd813@isfd813lagopuelo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420644337732929" table:style-name="ce2">
            <text:p>-420.644.337.732.929</text:p>
          </table:table-cell>
          <table:table-cell office:value-type="float" office:value="-71595321006483" table:style-name="ce2">
            <text:p>-71.595.321.006.4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601" table:style-name="ce1">
            <text:p>260063601</text:p>
          </table:table-cell>
          <table:table-cell office:value-type="string" table:style-name="ce1">
            <text:p>ISFD Nº 813 - ANEXO CHOL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INDEPENDENCIA FUNC. EN ESCUELA 727</text:p>
          </table:table-cell>
          <table:table-cell office:value-type="string" table:style-name="ce1">
            <text:p>U9217</text:p>
          </table:table-cell>
          <table:table-cell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isfd813@isfd813lagopuelo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25106405057907" table:style-name="ce2">
            <text:p>-425.106.405.057.907</text:p>
          </table:table-cell>
          <table:table-cell office:value-type="float" office:value="-714319562028724" table:style-name="ce2">
            <text:p>-714.319.562.028.7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602" table:style-name="ce1">
            <text:p>260063602</text:p>
          </table:table-cell>
          <table:table-cell office:value-type="string" table:style-name="ce1">
            <text:p>ISFD Nº 813 -ANEXO EPU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LOS PICAFLORES</text:p>
          </table:table-cell>
          <table:table-cell office:value-type="float" office:value="9211" table:style-name="ce1">
            <text:p>9211</text:p>
          </table:table-cell>
          <table:table-cell table:style-name="ce1"/>
          <table:table-cell office:value-type="string" table:style-name="ce1">
            <text:p>EPUY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isfd813@g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800" table:style-name="ce1">
            <text:p>260063800</text:p>
          </table:table-cell>
          <table:table-cell office:value-type="string" table:style-name="ce1">
            <text:p>UNIDAD DE CULTURA TECNOLÓGICA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ANTÁRTIDA ARGENTINA 451 FUNC. EN COLEGIO 702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uctrawson@gmail.com, uctuno@g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33036182145731" table:style-name="ce2">
            <text:p>-433.036.182.145.731</text:p>
          </table:table-cell>
          <table:table-cell office:value-type="float" office:value="-650962616655987" table:style-name="ce2">
            <text:p>-650.962.616.655.9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3900" table:style-name="ce1">
            <text:p>260063900</text:p>
          </table:table-cell>
          <table:table-cell office:value-type="string" table:style-name="ce1">
            <text:p>UNIDAD DE CULTURA TECNOLÓGICA Nº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LSINA 2250 MALVINAS FUNC. EN COLEGIO 713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uctesquel@g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429010011323516" table:style-name="ce2">
            <text:p>-429.010.011.323.516</text:p>
          </table:table-cell>
          <table:table-cell office:value-type="float" office:value="-713119563496723" table:style-name="ce2">
            <text:p>-713.119.563.496.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100" table:style-name="ce1">
            <text:p>260064100</text:p>
          </table:table-cell>
          <table:table-cell office:value-type="string" table:style-name="ce1">
            <text:p>JARDÍN MATERNO-INFANTIL KOPOS CTECTRO. CONM. CRISTIANA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ZOPARDO 189 GAIMAN NUEVO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sandra16365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845906010826" table:style-name="ce2">
            <text:p>-432.845.906.010.826</text:p>
          </table:table-cell>
          <table:table-cell office:value-type="float" office:value="-65510166159517" table:style-name="ce2">
            <text:p>-65.510.166.159.5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200" table:style-name="ce1">
            <text:p>260064200</text:p>
          </table:table-cell>
          <table:table-cell office:value-type="string" table:style-name="ce1">
            <text:p>ESCUELA TÉCNICA DE VIALIDAD NACIONAL N°2 ING. JUAN D. PÍ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UZIO 225 PADRE JUA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vial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432557451413839" table:style-name="ce2">
            <text:p>-432.557.451.413.839</text:p>
          </table:table-cell>
          <table:table-cell office:value-type="float" office:value="-652973867258887" table:style-name="ce2">
            <text:p>-652.973.867.258.8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300" table:style-name="ce1">
            <text:p>260064300</text:p>
          </table:table-cell>
          <table:table-cell office:value-type="string" table:style-name="ce1">
            <text:p>ESCUELA Nº 7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6 PARAJE ENTRE RÍOS FUNC. EN ESCUELA Nº 109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4-499728</text:p>
          </table:table-cell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0086999588648" table:style-name="ce2">
            <text:p>-420.086.999.588.648</text:p>
          </table:table-cell>
          <table:table-cell office:value-type="float" office:value="-715707732903682" table:style-name="ce2">
            <text:p>-715.707.732.903.6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400" table:style-name="ce1">
            <text:p>260064400</text:p>
          </table:table-cell>
          <table:table-cell office:value-type="string" table:style-name="ce1">
            <text:p>COLEGIO PROVINCIAL Nº 7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RINO Y JUJUY 900 JUAN B. JUSTO FUNC. EN ESCUELA Nº 181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72047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882817660587" table:style-name="ce2">
            <text:p>-427.882.817.660.587</text:p>
          </table:table-cell>
          <table:table-cell office:value-type="float" office:value="-650395277210058" table:style-name="ce2">
            <text:p>-650.395.277.210.0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500" table:style-name="ce1">
            <text:p>260064500</text:p>
          </table:table-cell>
          <table:table-cell office:value-type="string" table:style-name="ce1">
            <text:p>21 DE EN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RREGO 380 LUIS PIEDRABUENA EN ESCUELA 193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52172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olegio790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848228359669" table:style-name="ce2">
            <text:p>-427.848.228.359.669</text:p>
          </table:table-cell>
          <table:table-cell office:value-type="float" office:value="-650274705154767" table:style-name="ce2">
            <text:p>-650.274.705.154.7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600" table:style-name="ce1">
            <text:p>260064600</text:p>
          </table:table-cell>
          <table:table-cell office:value-type="string" table:style-name="ce1">
            <text:p>COLEGIO Nº 7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ISAÍAS VERA S/N 28 DE JUNIO FUNC. EN ESCUELA Nº 210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pablomodu@hotmail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9191752721086" table:style-name="ce2">
            <text:p>-429.191.752.721.086</text:p>
          </table:table-cell>
          <table:table-cell office:value-type="float" office:value="-712927650113736" table:style-name="ce2">
            <text:p>-712.927.650.113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700" table:style-name="ce1">
            <text:p>260064700</text:p>
          </table:table-cell>
          <table:table-cell office:value-type="string" table:style-name="ce1">
            <text:p>COLEGIO Nº 792 LIBERTADOR GENERAL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LLEGRINI NORTE 802 SAN MARTIN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92tw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417847738825" table:style-name="ce2">
            <text:p>-432.417.847.738.825</text:p>
          </table:table-cell>
          <table:table-cell office:value-type="float" office:value="-653187552381781" table:style-name="ce2">
            <text:p>-653.187.552.381.7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800" table:style-name="ce1">
            <text:p>260064800</text:p>
          </table:table-cell>
          <table:table-cell office:value-type="string" table:style-name="ce1">
            <text:p>COLEGIO Nº 79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SENGUER S/N AMAY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93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641146373756" table:style-name="ce2">
            <text:p>-432.641.146.373.756</text:p>
          </table:table-cell>
          <table:table-cell office:value-type="float" office:value="-653493538814209" table:style-name="ce2">
            <text:p>-653.493.538.814.2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4900" table:style-name="ce1">
            <text:p>260064900</text:p>
          </table:table-cell>
          <table:table-cell office:value-type="string" table:style-name="ce1">
            <text:p>ESCUELA Nº 794 HORACIO MARR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UGENIO TELLO 848 28 DE JULIO FUNC. EN ESCUELA Nº 100</text:p>
          </table:table-cell>
          <table:table-cell office:value-type="string" table:style-name="ce1">
            <text:p>U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office:value-type="string" table:style-name="ce1">
            <text:p>colegio794gaiman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889496595539" table:style-name="ce2">
            <text:p>-432.889.496.595.539</text:p>
          </table:table-cell>
          <table:table-cell office:value-type="float" office:value="-654902772758477" table:style-name="ce2">
            <text:p>-654.902.772.758.4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000" table:style-name="ce1">
            <text:p>260065000</text:p>
          </table:table-cell>
          <table:table-cell office:value-type="string" table:style-name="ce1">
            <text:p>COLEGIO PROVINCIAL Nº 7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RNESTO LAPORTE S/N ÁREA 16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colegio795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2918515257961" table:style-name="ce2">
            <text:p>-432.918.515.257.961</text:p>
          </table:table-cell>
          <table:table-cell office:value-type="float" office:value="-650859367425969" table:style-name="ce2">
            <text:p>-650.859.367.425.9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100" table:style-name="ce1">
            <text:p>260065100</text:p>
          </table:table-cell>
          <table:table-cell office:value-type="string" table:style-name="ce1">
            <text:p>COLEGIO PROVINCIAL Nº 79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190 JORGE NEWBERY FUNC. EN ESCUELA Nº 26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3084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96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27414465101" table:style-name="ce2">
            <text:p>-458.627.414.465.101</text:p>
          </table:table-cell>
          <table:table-cell office:value-type="float" office:value="-675068673449381" table:style-name="ce2">
            <text:p>-675.068.673.449.3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200" table:style-name="ce1">
            <text:p>260065200</text:p>
          </table:table-cell>
          <table:table-cell table:style-name="ce1"/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JAZMINES 1132 SAN MARTIN FUNC. EN ESCUELA Nº 184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60559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97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587577079191" table:style-name="ce2">
            <text:p>-458.587.577.079.191</text:p>
          </table:table-cell>
          <table:table-cell office:value-type="float" office:value="-675290488690657" table:style-name="ce2">
            <text:p>-675.290.488.690.6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300" table:style-name="ce1">
            <text:p>260065300</text:p>
          </table:table-cell>
          <table:table-cell table:style-name="ce1"/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CANADÁ 2650 ROC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83113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98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66917491749" table:style-name="ce2">
            <text:p>-458.666.917.491.749</text:p>
          </table:table-cell>
          <table:table-cell office:value-type="float" office:value="-67521243430642" table:style-name="ce2">
            <text:p>-67.521.243.430.6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400" table:style-name="ce1">
            <text:p>260065400</text:p>
          </table:table-cell>
          <table:table-cell office:value-type="string" table:style-name="ce1">
            <text:p>CENTRO EDUCATIVO AGROTÉCNICO VALLE DE CHOLIL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71 S/N</text:p>
          </table:table-cell>
          <table:table-cell office:value-type="string" table:style-name="ce1">
            <text:p>U9217</text:p>
          </table:table-cell>
          <table:table-cell office:value-type="string" table:style-name="ce1">
            <text:p>02945-15403368</text:p>
          </table:table-cell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eavalledecholila@cruzadapatagonica.org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424849216122791" table:style-name="ce2">
            <text:p>-424.849.216.122.791</text:p>
          </table:table-cell>
          <table:table-cell office:value-type="float" office:value="-714628178654435" table:style-name="ce2">
            <text:p>-714.628.178.654.4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500" table:style-name="ce1">
            <text:p>260065500</text:p>
          </table:table-cell>
          <table:table-cell office:value-type="string" table:style-name="ce1">
            <text:p>PLANTA PERMANENTE DE CAMPAMENTOS EDUCATIVOS LAGO PU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ARQUE NACIONAL LAGO PUELO</text:p>
          </table:table-cell>
          <table:table-cell office:value-type="string" table:style-name="ce1">
            <text:p>U843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plantapuelo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5" table:style-name="ce1">
            <text:p>5</text:p>
          </table:table-cell>
          <table:table-cell office:value-type="float" office:value="-420925194444444" table:style-name="ce2">
            <text:p>-420.925.194.444.444</text:p>
          </table:table-cell>
          <table:table-cell office:value-type="float" office:value="-716344277777778" table:style-name="ce2">
            <text:p>-716.344.277.777.7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600" table:style-name="ce1">
            <text:p>260065600</text:p>
          </table:table-cell>
          <table:table-cell office:value-type="string" table:style-name="ce1">
            <text:p>ESCUELA MUTUALISTA- AMS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ÁVILA 351 COLONOS Y GALESES</text:p>
          </table:table-cell>
          <table:table-cell office:value-type="string" table:style-name="ce1">
            <text:p>U9120</text:p>
          </table:table-cell>
          <table:table-cell office:value-type="string" table:style-name="ce1">
            <text:p>02965-473120</text:p>
          </table:table-cell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escuelamutualista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7647696598697" table:style-name="ce2">
            <text:p>-427.647.696.598.697</text:p>
          </table:table-cell>
          <table:table-cell office:value-type="float" office:value="-650404467406942" table:style-name="ce2">
            <text:p>-650.404.467.406.9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700" table:style-name="ce1">
            <text:p>260065700</text:p>
          </table:table-cell>
          <table:table-cell office:value-type="string" table:style-name="ce1">
            <text:p>INSTITUTO MARÍA AUXILIADO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NARDO VACCHINA 76 CENTR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dirimarw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33006454708277" table:style-name="ce2">
            <text:p>-433.006.454.708.277</text:p>
          </table:table-cell>
          <table:table-cell office:value-type="float" office:value="-651050510862213" table:style-name="ce2">
            <text:p>-651.050.510.862.2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800" table:style-name="ce1">
            <text:p>260065800</text:p>
          </table:table-cell>
          <table:table-cell office:value-type="string" table:style-name="ce1">
            <text:p>COMPLEJO EDUCATIVO EVERARDO DE CASA TILL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O DE LOS CISNES 2410</text:p>
          </table:table-cell>
          <table:table-cell office:value-type="string" table:style-name="ce1">
            <text:p>U9001</text:p>
          </table:table-cell>
          <table:table-cell office:value-type="string" table:style-name="ce1">
            <text:p>0297-4452944</text:p>
          </table:table-cell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fundaciondakota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9210988263763" table:style-name="ce2">
            <text:p>-459.210.988.263.763</text:p>
          </table:table-cell>
          <table:table-cell office:value-type="float" office:value="-675544702913355" table:style-name="ce2">
            <text:p>-675.544.702.913.3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5900" table:style-name="ce1">
            <text:p>260065900</text:p>
          </table:table-cell>
          <table:table-cell office:value-type="string" table:style-name="ce1">
            <text:p>ESCUELA MARIANO MORE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446 CENTRO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47024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m_moreno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63946807352" table:style-name="ce2">
            <text:p>-458.663.946.807.352</text:p>
          </table:table-cell>
          <table:table-cell office:value-type="float" office:value="-674975341841231" table:style-name="ce2">
            <text:p>-674.975.341.841.2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000" table:style-name="ce1">
            <text:p>260066000</text:p>
          </table:table-cell>
          <table:table-cell office:value-type="string" table:style-name="ce1">
            <text:p>ESCUELA HENDRE YSGOL YR HENDR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253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cuelahendre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32503458970916" table:style-name="ce2">
            <text:p>-432.503.458.970.916</text:p>
          </table:table-cell>
          <table:table-cell office:value-type="float" office:value="-653041921248123" table:style-name="ce2">
            <text:p>-653.041.921.248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001" table:style-name="ce1">
            <text:p>260066001</text:p>
          </table:table-cell>
          <table:table-cell office:value-type="string" table:style-name="ce1">
            <text:p>ESCUELA HENDRE YSGOL YR HENDR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3209</text:p>
          </table:table-cell>
          <table:table-cell office:value-type="float" office:value="9103" table:style-name="ce1">
            <text:p>9103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100" table:style-name="ce1">
            <text:p>260066100</text:p>
          </table:table-cell>
          <table:table-cell office:value-type="string" table:style-name="ce1">
            <text:p>COLEGIO Nº 7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ÓN S/N CIUDADELA FUNC. EN ESCUELA Nº 161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54987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7957956867162" table:style-name="ce2">
            <text:p>-457.957.956.867.162</text:p>
          </table:table-cell>
          <table:table-cell office:value-type="float" office:value="-674969936004601" table:style-name="ce2">
            <text:p>-674.969.936.004.6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200" table:style-name="ce1">
            <text:p>260066200</text:p>
          </table:table-cell>
          <table:table-cell office:value-type="string" table:style-name="ce1">
            <text:p>ESCUELA DE NIVEL INICIAL Nº 4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 MARTIN S/N FUNC. EN ESCUELA Nº 176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TECKA</text:p>
          </table:table-cell>
          <table:table-cell office:value-type="string" table:style-name="ce1">
            <text:p>LANGUIÑE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5000077881516" table:style-name="ce2">
            <text:p>-435.000.077.881.516</text:p>
          </table:table-cell>
          <table:table-cell office:value-type="float" office:value="-708108528882609" table:style-name="ce2">
            <text:p>-708.108.528.882.6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300" table:style-name="ce1">
            <text:p>260066300</text:p>
          </table:table-cell>
          <table:table-cell office:value-type="string" table:style-name="ce1">
            <text:p>ESCUELA PROVINCIAL Nº 2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ÍO MAYO 1325 PUJOL ENTRE TECKA Y EL MAITÉN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norma_beraz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27586881659811" table:style-name="ce2">
            <text:p>-427.586.881.659.811</text:p>
          </table:table-cell>
          <table:table-cell office:value-type="float" office:value="-650635259959477" table:style-name="ce2">
            <text:p>-650.635.259.959.4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400" table:style-name="ce1">
            <text:p>260066400</text:p>
          </table:table-cell>
          <table:table-cell office:value-type="string" table:style-name="ce1">
            <text:p>ESCUELA DE NIVEL INICIAL Nº 4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Y P. MORENO FUNC. EN ESCUELA Nº 204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58655929080473" table:style-name="ce2">
            <text:p>-458.655.929.080.473</text:p>
          </table:table-cell>
          <table:table-cell office:value-type="float" office:value="-674823089125737" table:style-name="ce2">
            <text:p>-674.823.089.125.7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500" table:style-name="ce1">
            <text:p>260066500</text:p>
          </table:table-cell>
          <table:table-cell office:value-type="string" table:style-name="ce1">
            <text:p>ESCUELA DE NIVEL INICIAL Nº 4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MBIA Y RIVADAVIA N CENTRO FUNC. EN ESCUELA Nº 21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32486691810999" table:style-name="ce2">
            <text:p>-432.486.691.810.999</text:p>
          </table:table-cell>
          <table:table-cell office:value-type="float" office:value="-65312394793708" table:style-name="ce2">
            <text:p>-65.312.394.793.7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501" table:style-name="ce1">
            <text:p>260066501</text:p>
          </table:table-cell>
          <table:table-cell office:value-type="string" table:style-name="ce1">
            <text:p>ESCUELA DE NIVEL INICIAL Nº 4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NORTE Y E. ROBERTS UNIÓN FUNCIONA EN ESC Nº 182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600" table:style-name="ce1">
            <text:p>260066600</text:p>
          </table:table-cell>
          <table:table-cell office:value-type="string" table:style-name="ce1">
            <text:p>CENTRO DE ESTUDIOS INTEGRALES DE ESTÉTIC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ÓN Y CAJAL 7 CENTRO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esteticachubut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3013491009945" table:style-name="ce2">
            <text:p>-433.013.491.009.945</text:p>
          </table:table-cell>
          <table:table-cell office:value-type="float" office:value="-651017908771753" table:style-name="ce2">
            <text:p>-651.017.908.771.7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700" table:style-name="ce1">
            <text:p>260066700</text:p>
          </table:table-cell>
          <table:table-cell office:value-type="string" table:style-name="ce1">
            <text:p>INSTITUTO BM INGL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1096 LOM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ntacto@bmingles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8626057732977" table:style-name="ce2">
            <text:p>-458.626.057.732.977</text:p>
          </table:table-cell>
          <table:table-cell office:value-type="float" office:value="-674896254706163" table:style-name="ce2">
            <text:p>-674.896.254.706.1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800" table:style-name="ce1">
            <text:p>260066800</text:p>
          </table:table-cell>
          <table:table-cell office:value-type="string" table:style-name="ce1">
            <text:p>INSTITUTO DE CAPACITACIÓN EN SEGURIDAD CIUDADA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ONI 111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2542372126348" table:style-name="ce2">
            <text:p>-432.542.372.126.348</text:p>
          </table:table-cell>
          <table:table-cell office:value-type="float" office:value="-653177560583408" table:style-name="ce2">
            <text:p>-653.177.560.583.4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6900" table:style-name="ce1">
            <text:p>260066900</text:p>
          </table:table-cell>
          <table:table-cell office:value-type="string" table:style-name="ce1">
            <text:p>JARDÍN MATERNAL Y DE INFANTES MARÍA CALDERÓN DE LA BARC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3 BASE AERONAVAL ALMIRANTE ZAR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432435368572735" table:style-name="ce2">
            <text:p>-432.435.368.572.735</text:p>
          </table:table-cell>
          <table:table-cell office:value-type="float" office:value="-652848385503854" table:style-name="ce2">
            <text:p>-652.848.385.503.8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000" table:style-name="ce1">
            <text:p>260067000</text:p>
          </table:table-cell>
          <table:table-cell office:value-type="string" table:style-name="ce1">
            <text:p>INSTITUTO PATAGONIA TRAINING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554 CENTRO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patagoniatraining@uolsinectis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58597637579482" table:style-name="ce2">
            <text:p>-458.597.637.579.482</text:p>
          </table:table-cell>
          <table:table-cell office:value-type="float" office:value="-67482163712604" table:style-name="ce2">
            <text:p>-67.482.163.712.6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100" table:style-name="ce1">
            <text:p>260067100</text:p>
          </table:table-cell>
          <table:table-cell office:value-type="string" table:style-name="ce1">
            <text:p>CENTRO DE FORMACION PROFES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LOS CÓNDORES S/N SOBRE RUTA AL LAGO EPUYÉN A 200 MTRS DEL HOSPITAL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5-499417</text:p>
          </table:table-cell>
          <table:table-cell office:value-type="string" table:style-name="ce1">
            <text:p>EPUY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entro656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42227193447547" table:style-name="ce2">
            <text:p>-42.227.193.447.547</text:p>
          </table:table-cell>
          <table:table-cell office:value-type="float" office:value="-71365590767452" table:style-name="ce2">
            <text:p>-71.365.590.767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101" table:style-name="ce1">
            <text:p>260067101</text:p>
          </table:table-cell>
          <table:table-cell office:value-type="string" table:style-name="ce1">
            <text:p>CENTRO DE FORMACION PROFES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Y AVDA. BELGRANO</text:p>
          </table:table-cell>
          <table:table-cell office:value-type="string" table:style-name="ce1">
            <text:p>U9210</text:p>
          </table:table-cell>
          <table:table-cell office:value-type="string" table:style-name="ce1">
            <text:p>02945-495020</text:p>
          </table:table-cell>
          <table:table-cell office:value-type="string" table:style-name="ce1">
            <text:p>EL MAITEN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centro656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420590061495059" table:style-name="ce2">
            <text:p>-420.590.061.495.059</text:p>
          </table:table-cell>
          <table:table-cell office:value-type="float" office:value="-7116903425793" table:style-name="ce2">
            <text:p>-7.116.903.425.7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300" table:style-name="ce1">
            <text:p>260067300</text:p>
          </table:table-cell>
          <table:table-cell office:value-type="string" table:style-name="ce1">
            <text:p>Escuela Provincial Nº 77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68 CENTRO FUNC. EN ESCUELA Nº 84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427699276797283" table:style-name="ce2">
            <text:p>-427.699.276.797.283</text:p>
          </table:table-cell>
          <table:table-cell office:value-type="float" office:value="-650352638738522" table:style-name="ce2">
            <text:p>-650.352.638.738.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500" table:style-name="ce1">
            <text:p>260067500</text:p>
          </table:table-cell>
          <table:table-cell office:value-type="string" table:style-name="ce1">
            <text:p>ISFD ARTÍSTICA Nº 8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6 PARAJE ENTRE RÍOS</text:p>
          </table:table-cell>
          <table:table-cell office:value-type="string" table:style-name="ce1">
            <text:p>U8431</text:p>
          </table:table-cell>
          <table:table-cell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814lagopuelo@gmail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420100990531117" table:style-name="ce2">
            <text:p>-420.100.990.531.117</text:p>
          </table:table-cell>
          <table:table-cell office:value-type="float" office:value="-715716819422801" table:style-name="ce2">
            <text:p>-715.716.819.422.8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501" table:style-name="ce1">
            <text:p>260067501</text:p>
          </table:table-cell>
          <table:table-cell office:value-type="string" table:style-name="ce1">
            <text:p>ISFD ARTÍSTICA Nº 8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40 KM 1898 PARAJE EL PEDREGOSO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EL HOYO</text:p>
          </table:table-cell>
          <table:table-cell office:value-type="string" table:style-name="ce1">
            <text:p>CUSHAMEN</text:p>
          </table:table-cell>
          <table:table-cell office:value-type="string" table:style-name="ce1">
            <text:p>814elhoyo@gmail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420639383957917" table:style-name="ce2">
            <text:p>-420.639.383.957.917</text:p>
          </table:table-cell>
          <table:table-cell office:value-type="float" office:value="-715249723421677" table:style-name="ce2">
            <text:p>-715.249.723.421.6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600" table:style-name="ce1">
            <text:p>260067600</text:p>
          </table:table-cell>
          <table:table-cell office:value-type="string" table:style-name="ce1">
            <text:p>ESCUELA PRIMARIA Nº 2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AHUELQUIR Y CENTENARIO 1150 BELGRANO ENTRE MUSTER Y ORTIZ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700" table:style-name="ce1">
            <text:p>260067700</text:p>
          </table:table-cell>
          <table:table-cell office:value-type="string" table:style-name="ce1">
            <text:p>CENTRO DE SERVICIOS ALTERNATIVOS Y COMPLEMENTARIOS Nº 5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Y MARTIN FIERRO PADRE JUAN MUZI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800" table:style-name="ce1">
            <text:p>260067800</text:p>
          </table:table-cell>
          <table:table-cell office:value-type="string" table:style-name="ce1">
            <text:p>A.R.A. Punta Méd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UCHO RIVERO S/N DON BOSCO KM 8 FUNC. EN ESCUELA Nº 126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702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7900" table:style-name="ce1">
            <text:p>260067900</text:p>
          </table:table-cell>
          <table:table-cell office:value-type="string" table:style-name="ce1">
            <text:p>ESCUELA SECUNDARIA 7703 - Caleta Córdov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NTA NOVALES 450 CALETA CÓRDOVA FUNC. EN ESCUELA Nº 104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7703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000" table:style-name="ce1">
            <text:p>260068000</text:p>
          </table:table-cell>
          <table:table-cell office:value-type="string" table:style-name="ce1">
            <text:p>ESCUELA DE NIVEL INICIAL Nº4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Y ROQUE SAENZ PEÑA MALVINAS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inicial_469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29039161518772" table:style-name="ce2">
            <text:p>-429.039.161.518.772</text:p>
          </table:table-cell>
          <table:table-cell office:value-type="float" office:value="-713176029508057" table:style-name="ce2">
            <text:p>-713.176.029.508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100" table:style-name="ce1">
            <text:p>260068100</text:p>
          </table:table-cell>
          <table:table-cell office:value-type="string" table:style-name="ce1">
            <text:p>ESCUELA DE NIVEL INICIAL Nº 4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ISAÍAS VERA Y AVDA. HOLDICH 28 DE JULIO ESCUELA Nº 159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escuela470esquel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29039161518772" table:style-name="ce2">
            <text:p>-429.039.161.518.772</text:p>
          </table:table-cell>
          <table:table-cell office:value-type="float" office:value="-713176029508057" table:style-name="ce2">
            <text:p>-713.176.029.508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200" table:style-name="ce1">
            <text:p>260068200</text:p>
          </table:table-cell>
          <table:table-cell office:value-type="string" table:style-name="ce1">
            <text:p>ESCUELA DE NIVEL INICIAL Nº 4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946 DEMOCRACIA ARGENTINA ESCUELA Nº 123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jardin471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300" table:style-name="ce1">
            <text:p>260068300</text:p>
          </table:table-cell>
          <table:table-cell office:value-type="string" table:style-name="ce1">
            <text:p>COLEGIO PATAGONICO DEL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SEÑOR D'ANDREA 2044 PUEYRREDÓN</text:p>
          </table:table-cell>
          <table:table-cell office:value-type="string" table:style-name="ce1">
            <text:p>U9100</text:p>
          </table:table-cell>
          <table:table-cell office:value-type="string" table:style-name="ce1">
            <text:p>0297-4441831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sol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400" table:style-name="ce1">
            <text:p>260068400</text:p>
          </table:table-cell>
          <table:table-cell office:value-type="string" table:style-name="ce1">
            <text:p>PLANTA PERM. DE CAMPAMENTOS EDUCATIVOS LAGO FUTALAUFQ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RUTA PROVINCIAL Nº 71 KM 99,5 CASCADA IRIGOYEN PARQUE NAC. LOS ALERCES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LAGO FUTALAUFQUEN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plantaeducativafutalaufquen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428581439957067" table:style-name="ce2">
            <text:p>-428.581.439.957.067</text:p>
          </table:table-cell>
          <table:table-cell office:value-type="float" office:value="-716051500177076" table:style-name="ce2">
            <text:p>-716.051.500.177.0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500" table:style-name="ce1">
            <text:p>260068500</text:p>
          </table:table-cell>
          <table:table-cell office:value-type="string" table:style-name="ce1">
            <text:p>EL DUENDE ENCANTA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RDEL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gisi29@hotmail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990586944012" table:style-name="ce2">
            <text:p>-432.990.586.944.012</text:p>
          </table:table-cell>
          <table:table-cell office:value-type="float" office:value="-650926885088894" table:style-name="ce2">
            <text:p>-650.926.885.088.8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600" table:style-name="ce1">
            <text:p>260068600</text:p>
          </table:table-cell>
          <table:table-cell office:value-type="string" table:style-name="ce1">
            <text:p>JARDIN MATERNAL Y DE INFANTES MUNDO FELIZ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OBERANÍA NACIONAL 660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margaritamarianela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700" table:style-name="ce1">
            <text:p>260068700</text:p>
          </table:table-cell>
          <table:table-cell office:value-type="string" table:style-name="ce1">
            <text:p>ESCUELA DE NIVEL INICIAL Nº 4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S SARGENTOS 3255 JUAN XXIII SECTOR ESCUELA Nº 183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fany_olivar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701" table:style-name="ce1">
            <text:p>260068701</text:p>
          </table:table-cell>
          <table:table-cell office:value-type="string" table:style-name="ce1">
            <text:p>ESCUELA DE NIVEL INICIAL Nº 4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POLONIA S/N SAN ISIDRO LABRADOR SECTOR ESCUELA Nº 172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fany_olivar@yahoo.com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8900" table:style-name="ce1">
            <text:p>260068900</text:p>
          </table:table-cell>
          <table:table-cell office:value-type="string" table:style-name="ce1">
            <text:p>CENTRO DE FORMACION PROFESIONAL 16 DE MAY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ONI 111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9100" table:style-name="ce1">
            <text:p>260069100</text:p>
          </table:table-cell>
          <table:table-cell office:value-type="string" table:style-name="ce1">
            <text:p>INSTITUTO DE CCOMPUTACIÓN PC &amp; TOOL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609 CENTR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pcytools@hotr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9300" table:style-name="ce1">
            <text:p>260069300</text:p>
          </table:table-cell>
          <table:table-cell office:value-type="string" table:style-name="ce1">
            <text:p>N.E.W. ENGLISH STUD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FONTANA 525 CENTRO ESQ. INMIGRANTES 2º PISO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nfoo@newenglishstudio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9400" table:style-name="ce1">
            <text:p>260069400</text:p>
          </table:table-cell>
          <table:table-cell office:value-type="string" table:style-name="ce1">
            <text:p>ESCUELA MANUEL BELGRA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AMONTE 860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0297-4066860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9600" table:style-name="ce1">
            <text:p>260069600</text:p>
          </table:table-cell>
          <table:table-cell office:value-type="string" table:style-name="ce1">
            <text:p>INSTITUTO SUPERIOR MANUEL BELGRA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AMONTE 860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instituto.manuel.belgrano@comodoro.coop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9700" table:style-name="ce1">
            <text:p>260069700</text:p>
          </table:table-cell>
          <table:table-cell office:value-type="string" table:style-name="ce1">
            <text:p>ESCUELA PROVINCIAL Nº 77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. ARGENTINO 445 DIADEMA ARGENTINA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9800" table:style-name="ce1">
            <text:p>260069800</text:p>
          </table:table-cell>
          <table:table-cell office:value-type="string" table:style-name="ce1">
            <text:p>COLEGIO PROVINCIAL Nº 77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DERICCI 780 SAN PABLO SALIDA DE RAWSON A TRELEW POR RUTA Nº 7</text:p>
          </table:table-cell>
          <table:table-cell office:value-type="string" table:style-name="ce1">
            <text:p>U9103</text:p>
          </table:table-cell>
          <table:table-cell table:style-name="ce1"/>
          <table:table-cell office:value-type="string" table:style-name="ce1">
            <text:p>RAWSON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32990586944012" table:style-name="ce2">
            <text:p>-432.990.586.944.012</text:p>
          </table:table-cell>
          <table:table-cell office:value-type="float" office:value="-650926885088894" table:style-name="ce2">
            <text:p>-650.926.885.088.8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69900" table:style-name="ce1">
            <text:p>260069900</text:p>
          </table:table-cell>
          <table:table-cell office:value-type="string" table:style-name="ce1">
            <text:p>ESCUELA CACIQUE INACAY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859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aciqueinacayal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429039161518772" table:style-name="ce2">
            <text:p>-429.039.161.518.772</text:p>
          </table:table-cell>
          <table:table-cell office:value-type="float" office:value="-713176029508057" table:style-name="ce2">
            <text:p>-713.176.029.508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000" table:style-name="ce1">
            <text:p>260070000</text:p>
          </table:table-cell>
          <table:table-cell office:value-type="string" table:style-name="ce1">
            <text:p>COLEGIO PROVINCIAL SECUNDARIO Nº 77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2</text:p>
          </table:table-cell>
          <table:table-cell office:value-type="string" table:style-name="ce1">
            <text:p>U9201</text:p>
          </table:table-cell>
          <table:table-cell table:style-name="ce1"/>
          <table:table-cell office:value-type="string" table:style-name="ce1">
            <text:p>PIEDRA PARADA</text:p>
          </table:table-cell>
          <table:table-cell office:value-type="string" table:style-name="ce1">
            <text:p>LANGUIÑE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26599269199834" table:style-name="ce2">
            <text:p>-426.599.269.199.834</text:p>
          </table:table-cell>
          <table:table-cell office:value-type="float" office:value="-700838860829535" table:style-name="ce2">
            <text:p>-700.838.860.829.5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100" table:style-name="ce1">
            <text:p>260070100</text:p>
          </table:table-cell>
          <table:table-cell office:value-type="string" table:style-name="ce1">
            <text:p>COLEGIO PROVINCIAL SECUNDARIO Nº 77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CKA 1562 PUJOL II CIRCUNS. 1 MZA 24 SECTOR 2 EJIDO 28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27692258794223" table:style-name="ce2">
            <text:p>-427.692.258.794.223</text:p>
          </table:table-cell>
          <table:table-cell office:value-type="float" office:value="-650437693930428" table:style-name="ce2">
            <text:p>-650.437.693.930.4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200" table:style-name="ce1">
            <text:p>260070200</text:p>
          </table:table-cell>
          <table:table-cell office:value-type="string" table:style-name="ce1">
            <text:p>ESCUELA SECUNDARIA RURAL Nº 77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Argentina S/N Func. en Escuela Nº 36</text:p>
          </table:table-cell>
          <table:table-cell office:value-type="string" table:style-name="ce1">
            <text:p>U9030</text:p>
          </table:table-cell>
          <table:table-cell table:style-name="ce1"/>
          <table:table-cell office:value-type="string" table:style-name="ce1">
            <text:p>RIO MAYO</text:p>
          </table:table-cell>
          <table:table-cell office:value-type="string" table:style-name="ce1">
            <text:p>RIO SENGUE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56742896071197" table:style-name="ce2">
            <text:p>-456.742.896.071.197</text:p>
          </table:table-cell>
          <table:table-cell office:value-type="float" office:value="-702459795499698" table:style-name="ce2">
            <text:p>-702.459.795.499.6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300" table:style-name="ce1">
            <text:p>260070300</text:p>
          </table:table-cell>
          <table:table-cell office:value-type="string" table:style-name="ce1">
            <text:p>ESCUELA SECUNDARIA RURAL Nº 77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L LIBERTADOR S/N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CUSHAMEN CENTR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2160297047386" table:style-name="ce2">
            <text:p>-42.160.297.047.386</text:p>
          </table:table-cell>
          <table:table-cell office:value-type="float" office:value="-706753098788713" table:style-name="ce2">
            <text:p>-706.753.098.788.7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400" table:style-name="ce1">
            <text:p>260070400</text:p>
          </table:table-cell>
          <table:table-cell office:value-type="string" table:style-name="ce1">
            <text:p>ESCUELA SALESIANA CACIQUE INACAY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859</text:p>
          </table:table-cell>
          <table:table-cell office:value-type="string" table:style-name="ce1">
            <text:p>U9200</text:p>
          </table:table-cell>
          <table:table-cell office:value-type="string" table:style-name="ce1">
            <text:p>02945-452535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29039161518772" table:style-name="ce2">
            <text:p>-429.039.161.518.772</text:p>
          </table:table-cell>
          <table:table-cell office:value-type="float" office:value="-713176029508057" table:style-name="ce2">
            <text:p>-713.176.029.508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500" table:style-name="ce1">
            <text:p>260070500</text:p>
          </table:table-cell>
          <table:table-cell office:value-type="string" table:style-name="ce1">
            <text:p>CENTRO DE ESTUDIOS COSMETOLÓGICO MADRY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717 CENTR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cosmetologiamadryn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427694105275522" table:style-name="ce2">
            <text:p>-427.694.105.275.522</text:p>
          </table:table-cell>
          <table:table-cell office:value-type="float" office:value="-650429077017699" table:style-name="ce2">
            <text:p>-650.429.077.017.6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600" table:style-name="ce1">
            <text:p>260070600</text:p>
          </table:table-cell>
          <table:table-cell office:value-type="string" table:style-name="ce1">
            <text:p>ESCUELA SECUNDARIA RURAL Nº 77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 LAS BALLENAS S/N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PUERTO PIRAMIDE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25710981642915" table:style-name="ce2">
            <text:p>-425.710.981.642.915</text:p>
          </table:table-cell>
          <table:table-cell office:value-type="float" office:value="-642808845484699" table:style-name="ce2">
            <text:p>-642.808.845.484.6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700" table:style-name="ce1">
            <text:p>260070700</text:p>
          </table:table-cell>
          <table:table-cell office:value-type="string" table:style-name="ce1">
            <text:p>ESCUELA DE NIVEL INICIAL Nº 4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STO JOSÉ DE URQUIZA 425 NUCLEAMIENTOS SALAS N.I. ESC. Nº 16</text:p>
          </table:table-cell>
          <table:table-cell office:value-type="string" table:style-name="ce1">
            <text:p>U9111</text:p>
          </table:table-cell>
          <table:table-cell table:style-name="ce1"/>
          <table:table-cell office:value-type="string" table:style-name="ce1">
            <text:p>CAMARONES</text:p>
          </table:table-cell>
          <table:table-cell office:value-type="string" table:style-name="ce1">
            <text:p>FLORENTINO AMEGHINO</text:p>
          </table:table-cell>
          <table:table-cell office:value-type="string" table:style-name="ce1">
            <text:p>jardin473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47981031956357" table:style-name="ce2">
            <text:p>-447.981.031.956.357</text:p>
          </table:table-cell>
          <table:table-cell office:value-type="float" office:value="-657040860034469" table:style-name="ce2">
            <text:p>-657.040.860.034.4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800" table:style-name="ce1">
            <text:p>260070800</text:p>
          </table:table-cell>
          <table:table-cell office:value-type="string" table:style-name="ce1">
            <text:p>ESCUELA DE NIVEL INICIAL Nº 4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M 11 FORTÍN CHACABUCO NUCLEAMIENTO SALAS N.I. ESC.Nº 44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865303569227" table:style-name="ce2">
            <text:p>-45.865.303.569.227</text:p>
          </table:table-cell>
          <table:table-cell office:value-type="float" office:value="-674896028688951" table:style-name="ce2">
            <text:p>-674.896.028.688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0900" table:style-name="ce1">
            <text:p>260070900</text:p>
          </table:table-cell>
          <table:table-cell office:value-type="string" table:style-name="ce1">
            <text:p>JARDÍN MATERNAL Y DE INFANTES MUNDO DISPARATAD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762</text:p>
          </table:table-cell>
          <table:table-cell office:value-type="string" table:style-name="ce1">
            <text:p>U9200</text:p>
          </table:table-cell>
          <table:table-cell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disparates07@yahoo.com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29039161518772" table:style-name="ce2">
            <text:p>-429.039.161.518.772</text:p>
          </table:table-cell>
          <table:table-cell office:value-type="float" office:value="-713176029508057" table:style-name="ce2">
            <text:p>-713.176.029.508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1200" table:style-name="ce1">
            <text:p>260071200</text:p>
          </table:table-cell>
          <table:table-cell office:value-type="string" table:style-name="ce1">
            <text:p>MAMÁ PA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446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2537505026036" table:style-name="ce2">
            <text:p>-432.537.505.026.036</text:p>
          </table:table-cell>
          <table:table-cell office:value-type="float" office:value="-65307089435592" table:style-name="ce2">
            <text:p>-65.307.089.435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1300" table:style-name="ce1">
            <text:p>260071300</text:p>
          </table:table-cell>
          <table:table-cell office:value-type="string" table:style-name="ce1">
            <text:p>CASA ESTUDIANTIL Nº 30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259 ZONA DE CHACRAS KILÓMETRO 7</text:p>
          </table:table-cell>
          <table:table-cell office:value-type="string" table:style-name="ce1">
            <text:p>U9200</text:p>
          </table:table-cell>
          <table:table-cell office:value-type="string" table:style-name="ce1">
            <text:p>02945-451397</text:p>
          </table:table-cell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429039161518772" table:style-name="ce2">
            <text:p>-429.039.161.518.772</text:p>
          </table:table-cell>
          <table:table-cell office:value-type="float" office:value="-713176029508057" table:style-name="ce2">
            <text:p>-713.176.029.508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1500" table:style-name="ce1">
            <text:p>260071500</text:p>
          </table:table-cell>
          <table:table-cell office:value-type="string" table:style-name="ce1">
            <text:p>JARDÍN MATERNAL Y DE INFANTES HAKUNA MATAT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GATA 25 DE MAYO 588</text:p>
          </table:table-cell>
          <table:table-cell office:value-type="string" table:style-name="ce1">
            <text:p>U9001</text:p>
          </table:table-cell>
          <table:table-cell table:style-name="ce1"/>
          <table:table-cell office:value-type="string" table:style-name="ce1">
            <text:p>RADA TILLY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veronicamartinez1971@yahoo.com.ar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59212602290368" table:style-name="ce2">
            <text:p>-459.212.602.290.368</text:p>
          </table:table-cell>
          <table:table-cell office:value-type="float" office:value="-675544854842885" table:style-name="ce2">
            <text:p>-675.544.854.842.8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1600" table:style-name="ce1">
            <text:p>260071600</text:p>
          </table:table-cell>
          <table:table-cell office:value-type="string" table:style-name="ce1">
            <text:p>JARDÍN MATERNAL MUNICIPAL DE EPUYÉN Nº 24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HUCAO S/N</text:p>
          </table:table-cell>
          <table:table-cell office:value-type="string" table:style-name="ce1">
            <text:p>U9211</text:p>
          </table:table-cell>
          <table:table-cell table:style-name="ce1"/>
          <table:table-cell office:value-type="string" table:style-name="ce1">
            <text:p>EPUYEN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float" office:value="2" table:style-name="ce1">
            <text:p>2</text:p>
          </table:table-cell>
          <table:table-cell office:value-type="float" office:value="-422329656285801" table:style-name="ce2">
            <text:p>-422.329.656.285.801</text:p>
          </table:table-cell>
          <table:table-cell office:value-type="float" office:value="-713645900960581" table:style-name="ce2">
            <text:p>-713.645.900.960.5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1700" table:style-name="ce1">
            <text:p>260071700</text:p>
          </table:table-cell>
          <table:table-cell office:value-type="string" table:style-name="ce1">
            <text:p>ESCUELA DE ESTÉTICA LAURA VISCONT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Nº 5 1º PISO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gracielavisconti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2535494981412" table:style-name="ce2">
            <text:p>-432.535.494.981.412</text:p>
          </table:table-cell>
          <table:table-cell office:value-type="float" office:value="-653048411518523" table:style-name="ce2">
            <text:p>-653.048.411.518.5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1800" table:style-name="ce1">
            <text:p>260071800</text:p>
          </table:table-cell>
          <table:table-cell office:value-type="string" table:style-name="ce1">
            <text:p>ESCUELA DE FORMACIÓN INTEGRAL Nº 77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 Nº 3 A 30 km de Trelew - Ex Torre Omega</text:p>
          </table:table-cell>
          <table:table-cell office:value-type="string" table:style-name="ce1">
            <text:p>U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430444577212158" table:style-name="ce2">
            <text:p>-430.444.577.212.158</text:p>
          </table:table-cell>
          <table:table-cell office:value-type="float" office:value="-651813745498628" table:style-name="ce2">
            <text:p>-651.813.745.498.6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1900" table:style-name="ce1">
            <text:p>260071900</text:p>
          </table:table-cell>
          <table:table-cell office:value-type="string" table:style-name="ce1">
            <text:p>COLEGIO SECUNDARIO RURAL Nº 77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LANQUETRÚ S/N FUNC. EN ESCUELA Nº 30</text:p>
          </table:table-cell>
          <table:table-cell office:value-type="string" table:style-name="ce1">
            <text:p>U9121</text:p>
          </table:table-cell>
          <table:table-cell table:style-name="ce1"/>
          <table:table-cell office:value-type="string" table:style-name="ce1">
            <text:p>GASTRE</text:p>
          </table:table-cell>
          <table:table-cell office:value-type="string" table:style-name="ce1">
            <text:p>GASTR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22609728515772" table:style-name="ce2">
            <text:p>-422.609.728.515.772</text:p>
          </table:table-cell>
          <table:table-cell office:value-type="float" office:value="-692234706213132" table:style-name="ce2">
            <text:p>-692.234.706.213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2200" table:style-name="ce1">
            <text:p>260072200</text:p>
          </table:table-cell>
          <table:table-cell office:value-type="string" table:style-name="ce1">
            <text:p>ESCUELA Nº 2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UNA BLANCA 320 STANDART NORTE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457872459735589" table:style-name="ce2">
            <text:p>-457.872.459.735.589</text:p>
          </table:table-cell>
          <table:table-cell office:value-type="float" office:value="-674333216961605" table:style-name="ce2">
            <text:p>-674.333.216.961.6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2300" table:style-name="ce1">
            <text:p>260072300</text:p>
          </table:table-cell>
          <table:table-cell office:value-type="string" table:style-name="ce1">
            <text:p>ESCUELA SECUNDARIA Nº 77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OVIDENCIA 1500 QUIRNO COSTA FUNC. EN ESCUELA Nº 153</text:p>
          </table:table-cell>
          <table:table-cell office:value-type="string" table:style-name="ce1">
            <text:p>U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olegioprovincial7715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65600565871" table:style-name="ce2">
            <text:p>-45.865.600.565.871</text:p>
          </table:table-cell>
          <table:table-cell office:value-type="float" office:value="-675318345882798" table:style-name="ce2">
            <text:p>-675.318.345.882.7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2400" table:style-name="ce1">
            <text:p>260072400</text:p>
          </table:table-cell>
          <table:table-cell office:value-type="string" table:style-name="ce1">
            <text:p>JARDÍN MATERNAL MUNICIPAL DE TREVEL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NOVIEMBRE S/R</text:p>
          </table:table-cell>
          <table:table-cell office:value-type="string" table:style-name="ce1">
            <text:p>U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float" office:value="4" table:style-name="ce1">
            <text:p>4</text:p>
          </table:table-cell>
          <table:table-cell office:value-type="float" office:value="-43094347625" table:style-name="ce2">
            <text:p>-43.094.347.625</text:p>
          </table:table-cell>
          <table:table-cell office:value-type="float" office:value="-714636304" table:style-name="ce2">
            <text:p>-714.636.3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2600" table:style-name="ce1">
            <text:p>260072600</text:p>
          </table:table-cell>
          <table:table-cell office:value-type="string" table:style-name="ce1">
            <text:p>ESCUELA DE NIVEL INICIAL Nº 4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REFERENCIA</text:p>
          </table:table-cell>
          <table:table-cell office:value-type="string" table:style-name="ce1">
            <text:p>U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27697459436576" table:style-name="ce2">
            <text:p>-427.697.459.436.576</text:p>
          </table:table-cell>
          <table:table-cell office:value-type="float" office:value="-650434664353098" table:style-name="ce2">
            <text:p>-650.434.664.353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2700" table:style-name="ce1">
            <text:p>260072700</text:p>
          </table:table-cell>
          <table:table-cell office:value-type="string" table:style-name="ce1">
            <text:p>ESCUELA DE NIVEL INICIAL Nº 4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 LOS CÓNDORES S/N</text:p>
          </table:table-cell>
          <table:table-cell office:value-type="string" table:style-name="ce1">
            <text:p>U9211</text:p>
          </table:table-cell>
          <table:table-cell office:value-type="string" table:style-name="ce1">
            <text:p>02945-499063</text:p>
          </table:table-cell>
          <table:table-cell office:value-type="string" table:style-name="ce1">
            <text:p>EPUYEN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223049162" table:style-name="ce2">
            <text:p>-4.223.049.162</text:p>
          </table:table-cell>
          <table:table-cell office:value-type="float" office:value="-71370047915" table:style-name="ce2">
            <text:p>-71.370.047.9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2800" table:style-name="ce1">
            <text:p>260072800</text:p>
          </table:table-cell>
          <table:table-cell office:value-type="string" table:style-name="ce1">
            <text:p>ESCUELA DE NIVEL INICIAL Nº 4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TROBER S/N</text:p>
          </table:table-cell>
          <table:table-cell office:value-type="string" table:style-name="ce1">
            <text:p>U9207</text:p>
          </table:table-cell>
          <table:table-cell office:value-type="string" table:style-name="ce1">
            <text:p>02965-497265</text:p>
          </table:table-cell>
          <table:table-cell office:value-type="string" table:style-name="ce1">
            <text:p>PASO DE INDIOS</text:p>
          </table:table-cell>
          <table:table-cell office:value-type="string" table:style-name="ce1">
            <text:p>PASO DE INDIO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8626987236141" table:style-name="ce2">
            <text:p>-438.626.987.236.141</text:p>
          </table:table-cell>
          <table:table-cell office:value-type="float" office:value="-690454565455609" table:style-name="ce2">
            <text:p>-690.454.565.455.6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3100" table:style-name="ce1">
            <text:p>260073100</text:p>
          </table:table-cell>
          <table:table-cell office:value-type="string" table:style-name="ce1">
            <text:p>Esc. N° 77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NORTE Y JUAN EVANS DON BOSCO</text:p>
          </table:table-cell>
          <table:table-cell office:value-type="float" office:value="9100" table:style-name="ce1">
            <text:p>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32592184925653" table:style-name="ce2">
            <text:p>-432.592.184.925.653</text:p>
          </table:table-cell>
          <table:table-cell office:value-type="float" office:value="-653151851406979" table:style-name="ce2">
            <text:p>-653.151.851.406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3200" table:style-name="ce1">
            <text:p>260073200</text:p>
          </table:table-cell>
          <table:table-cell office:value-type="string" table:style-name="ce1">
            <text:p>A DESIGN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alle Mura 270 Stella Maris Func. en Unión Vecinal</text:p>
          </table:table-cell>
          <table:table-cell office:value-type="float" office:value="9000" table:style-name="ce1">
            <text:p>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58227093194738" table:style-name="ce2">
            <text:p>-458.227.093.194.738</text:p>
          </table:table-cell>
          <table:table-cell office:value-type="float" office:value="-675751161041025" table:style-name="ce2">
            <text:p>-675.751.161.041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3300" table:style-name="ce1">
            <text:p>260073300</text:p>
          </table:table-cell>
          <table:table-cell office:value-type="string" table:style-name="ce1">
            <text:p>ESCUELA DE NIVEL INICIAL Nº 4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ggero S/N Esq. San Martín</text:p>
          </table:table-cell>
          <table:table-cell office:value-type="float" office:value="9203" table:style-name="ce1">
            <text:p>9203</text:p>
          </table:table-cell>
          <table:table-cell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43094347625" table:style-name="ce2">
            <text:p>-43.094.347.625</text:p>
          </table:table-cell>
          <table:table-cell office:value-type="float" office:value="-714636304" table:style-name="ce2">
            <text:p>-714.636.3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3400" table:style-name="ce1">
            <text:p>260073400</text:p>
          </table:table-cell>
          <table:table-cell office:value-type="string" table:style-name="ce1">
            <text:p>ESCUELA PROVINCIAL Nº 2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arracín S/Nº San Miguel E/Marzullo y J. José Meangolarra</text:p>
          </table:table-cell>
          <table:table-cell office:value-type="float" office:value="9120" table:style-name="ce1">
            <text:p>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427697459436576" table:style-name="ce2">
            <text:p>-427.697.459.436.576</text:p>
          </table:table-cell>
          <table:table-cell office:value-type="float" office:value="-650434664353098" table:style-name="ce2">
            <text:p>-650.434.664.353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3700" table:style-name="ce1">
            <text:p>260073700</text:p>
          </table:table-cell>
          <table:table-cell office:value-type="string" table:style-name="ce1">
            <text:p>ESCUELA PARA JÓVENES Y ADULTOS Nº 77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ÍO SENGUER S/N AMAYA</text:p>
          </table:table-cell>
          <table:table-cell table:number-columns-repeated="2"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432592184925653" table:style-name="ce2">
            <text:p>-432.592.184.925.653</text:p>
          </table:table-cell>
          <table:table-cell office:value-type="float" office:value="-653151851406979" table:style-name="ce2">
            <text:p>-653.151.851.406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3800" table:style-name="ce1">
            <text:p>260073800</text:p>
          </table:table-cell>
          <table:table-cell office:value-type="string" table:style-name="ce1">
            <text:p>A DESIGN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70 BS. AS. CHICO</text:p>
          </table:table-cell>
          <table:table-cell office:value-type="float" office:value="9210" table:style-name="ce1">
            <text:p>9210</text:p>
          </table:table-cell>
          <table:table-cell table:style-name="ce1"/>
          <table:table-cell office:value-type="string" table:style-name="ce1">
            <text:p>EL MAITEN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4210958267" table:style-name="ce2">
            <text:p>-4.210.958.267</text:p>
          </table:table-cell>
          <table:table-cell office:value-type="float" office:value="-7088881016" table:style-name="ce2">
            <text:p>-7.088.881.0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3900" table:style-name="ce1">
            <text:p>260073900</text:p>
          </table:table-cell>
          <table:table-cell office:value-type="string" table:style-name="ce1">
            <text:p>ESCUELA WALDORF CRISOL DE MICAE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GO PUEL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42071273895586" table:style-name="ce2">
            <text:p>-42.071.273.895.586</text:p>
          </table:table-cell>
          <table:table-cell office:value-type="float" office:value="-716083451121763" table:style-name="ce2">
            <text:p>-716.083.451.121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100" table:style-name="ce1">
            <text:p>260074100</text:p>
          </table:table-cell>
          <table:table-cell office:value-type="string" table:style-name="ce1">
            <text:p>ESCUELA PRIMARIA DE EDUCACIÓN PRIMARIA Nº 2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LOS DURAZNOS - FRACCIÓN 17 - LOTE 26</text:p>
          </table:table-cell>
          <table:table-cell office:value-type="float" office:value="8431" table:style-name="ce1">
            <text:p>8431</text:p>
          </table:table-cell>
          <table:table-cell table:style-name="ce1"/>
          <table:table-cell office:value-type="string" table:style-name="ce1">
            <text:p>EL HOYO</text:p>
          </table:table-cell>
          <table:table-cell office:value-type="string" table:style-name="ce1">
            <text:p>CUSHAM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4208598711" table:style-name="ce2">
            <text:p>-4.208.598.711</text:p>
          </table:table-cell>
          <table:table-cell office:value-type="float" office:value="-7148832327" table:style-name="ce2">
            <text:p>-7.148.832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200" table:style-name="ce1">
            <text:p>260074200</text:p>
          </table:table-cell>
          <table:table-cell office:value-type="string" table:style-name="ce1">
            <text:p>Esuela Modelo Pastor Roberto Eduardo Alons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pastoralons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458668182" table:style-name="ce2">
            <text:p>-458.668.182</text:p>
          </table:table-cell>
          <table:table-cell office:value-type="float" office:value="-675401578" table:style-name="ce2">
            <text:p>-675.401.5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300" table:style-name="ce1">
            <text:p>260074300</text:p>
          </table:table-cell>
          <table:table-cell office:value-type="string" table:style-name="ce1">
            <text:p>CENTRO DE ESTÉTICA CORPORAL Y FACIAL CI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office:value-type="string" table:style-name="ce1">
            <text:p>cirachaile@hotmai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-429083926" table:style-name="ce2">
            <text:p>-429.083.926</text:p>
          </table:table-cell>
          <table:table-cell office:value-type="float" office:value="-713107389" table:style-name="ce2">
            <text:p>-713.107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400" table:style-name="ce1">
            <text:p>260074400</text:p>
          </table:table-cell>
          <table:table-cell office:value-type="string" table:style-name="ce1">
            <text:p>En trámi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avid Lloyd Jones 771 CODEPRO</text:p>
          </table:table-cell>
          <table:table-cell office:value-type="float" office:value="9100" table:style-name="ce1">
            <text:p>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43253535" table:style-name="ce2">
            <text:p>-43.253.535</text:p>
          </table:table-cell>
          <table:table-cell office:value-type="float" office:value="-652871639" table:style-name="ce2">
            <text:p>-652.871.6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500" table:style-name="ce1">
            <text:p>260074500</text:p>
          </table:table-cell>
          <table:table-cell office:value-type="string" table:style-name="ce1">
            <text:p>Escuela Manuel Belgra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amonte 860</text:p>
          </table:table-cell>
          <table:table-cell table:number-columns-repeated="2"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escuela.manuel.belgrano@comodoro.coop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458614783" table:style-name="ce2">
            <text:p>-458.614.783</text:p>
          </table:table-cell>
          <table:table-cell office:value-type="float" office:value="-675004261" table:style-name="ce2">
            <text:p>-675.004.2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600" table:style-name="ce1">
            <text:p>260074600</text:p>
          </table:table-cell>
          <table:table-cell office:value-type="string" table:style-name="ce1">
            <text:p>centro de Servicios Alternativos y Complementarios Nº 5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oberanía Argentina S/N</text:p>
          </table:table-cell>
          <table:table-cell table:number-columns-repeated="2" table:style-name="ce1"/>
          <table:table-cell office:value-type="string" table:style-name="ce1">
            <text:p>CHOLILA</text:p>
          </table:table-cell>
          <table:table-cell office:value-type="string" table:style-name="ce1">
            <text:p>CUSHAM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float" office:value="4" table:style-name="ce1">
            <text:p>4</text:p>
          </table:table-cell>
          <table:table-cell office:value-type="float" office:value="-425112533999698" table:style-name="ce2">
            <text:p>-425.112.533.999.698</text:p>
          </table:table-cell>
          <table:table-cell office:value-type="float" office:value="-714324376992263" table:style-name="ce2">
            <text:p>-714.324.376.992.2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700" table:style-name="ce1">
            <text:p>260074700</text:p>
          </table:table-cell>
          <table:table-cell office:value-type="string" table:style-name="ce1">
            <text:p>Escuela Secundaria Nº 77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tín Fierro 51 Padre Juan Muzio</text:p>
          </table:table-cell>
          <table:table-cell office:value-type="float" office:value="9100" table:style-name="ce1">
            <text:p>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800" table:style-name="ce1">
            <text:p>260074800</text:p>
          </table:table-cell>
          <table:table-cell office:value-type="string" table:style-name="ce1">
            <text:p>CTRO. DE SERV. ALTER. Y COMPL. 5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ALLEJÓN DE LA CRUZ</text:p>
          </table:table-cell>
          <table:table-cell table:number-columns-repeated="2" table:style-name="ce1"/>
          <table:table-cell office:value-type="string" table:style-name="ce1">
            <text:p>LAS GOLONDRINAS</text:p>
          </table:table-cell>
          <table:table-cell office:value-type="string" table:style-name="ce1">
            <text:p>CUSHAM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4900" table:style-name="ce1">
            <text:p>260074900</text:p>
          </table:table-cell>
          <table:table-cell office:value-type="string" table:style-name="ce1">
            <text:p>CTRO. DE SERV. ALTER. Y COMPL. 5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USHAMEN CENTRO</text:p>
          </table:table-cell>
          <table:table-cell office:value-type="string" table:style-name="ce1">
            <text:p>CUSHAM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000" table:style-name="ce1">
            <text:p>260075000</text:p>
          </table:table-cell>
          <table:table-cell office:value-type="string" table:style-name="ce1">
            <text:p>CTRO. DE SERV. ALTER. Y COMPL. 5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DOLAVON</text:p>
          </table:table-cell>
          <table:table-cell office:value-type="string" table:style-name="ce1">
            <text:p>GAIM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100" table:style-name="ce1">
            <text:p>260075100</text:p>
          </table:table-cell>
          <table:table-cell office:value-type="string" table:style-name="ce1">
            <text:p>Escuela Nº 77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SQUEL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200" table:style-name="ce1">
            <text:p>260075200</text:p>
          </table:table-cell>
          <table:table-cell office:value-type="string" table:style-name="ce1">
            <text:p>Centro privado de educación especial Voc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ecochea 1540</text:p>
          </table:table-cell>
          <table:table-cell office:value-type="float" office:value="9000" table:style-name="ce1">
            <text:p>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entroprivadovoces@g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300" table:style-name="ce1">
            <text:p>260075300</text:p>
          </table:table-cell>
          <table:table-cell office:value-type="string" table:style-name="ce1">
            <text:p>YSGOL GYMRAEG GAIMA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EUGENIO TELLO 360 GAIMAN</text:p>
          </table:table-cell>
          <table:table-cell office:value-type="float" office:value="9105" table:style-name="ce1">
            <text:p>9105</text:p>
          </table:table-cell>
          <table:table-cell table:style-name="ce1"/>
          <table:table-cell office:value-type="string" table:style-name="ce1">
            <text:p>GAIMAN</text:p>
          </table:table-cell>
          <table:table-cell office:value-type="string" table:style-name="ce1">
            <text:p>GAI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400" table:style-name="ce1">
            <text:p>260075400</text:p>
          </table:table-cell>
          <table:table-cell office:value-type="string" table:style-name="ce1">
            <text:p>Escuela Nº 2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500" table:style-name="ce1">
            <text:p>260075500</text:p>
          </table:table-cell>
          <table:table-cell office:value-type="string" table:style-name="ce1">
            <text:p>Colegio Secundario Rural Nº 77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</text:p>
          </table:table-cell>
          <table:table-cell table:number-columns-repeated="2" table:style-name="ce1"/>
          <table:table-cell office:value-type="string" table:style-name="ce1">
            <text:p>GAN GAN</text:p>
          </table:table-cell>
          <table:table-cell office:value-type="string" table:style-name="ce1">
            <text:p>TELS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600" table:style-name="ce1">
            <text:p>260075600</text:p>
          </table:table-cell>
          <table:table-cell office:value-type="string" table:style-name="ce1">
            <text:p>Colegio Secundario Rural Nº 77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TREVELIN</text:p>
          </table:table-cell>
          <table:table-cell office:value-type="string" table:style-name="ce1">
            <text:p>FUT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700" table:style-name="ce1">
            <text:p>260075700</text:p>
          </table:table-cell>
          <table:table-cell office:value-type="string" table:style-name="ce1">
            <text:p>Colegio Secundario Rural 77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PLUMAS</text:p>
          </table:table-cell>
          <table:table-cell office:value-type="string" table:style-name="ce1">
            <text:p>MARTIR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800" table:style-name="ce1">
            <text:p>260075800</text:p>
          </table:table-cell>
          <table:table-cell office:value-type="string" table:style-name="ce1">
            <text:p>Instituto Patagon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260</text:p>
          </table:table-cell>
          <table:table-cell table:number-columns-repeated="2"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office:value-type="string" table:style-name="ce1">
            <text:p>ipcsuperior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5900" table:style-name="ce1">
            <text:p>260075900</text:p>
          </table:table-cell>
          <table:table-cell office:value-type="string" table:style-name="ce1">
            <text:p>Planta Permanente de Campamentos Educativos Nº 65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Ruta Provincial Nº 44 Km 95</text:p>
          </table:table-cell>
          <table:table-cell table:number-columns-repeated="2" table:style-name="ce1"/>
          <table:table-cell office:value-type="string" table:style-name="ce1">
            <text:p>EL CORCOVADO SUR</text:p>
          </table:table-cell>
          <table:table-cell office:value-type="string" table:style-name="ce1">
            <text:p>LANGUIÑEO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6000" table:style-name="ce1">
            <text:p>260076000</text:p>
          </table:table-cell>
          <table:table-cell office:value-type="string" table:style-name="ce1">
            <text:p>ESTUDIOS EN CIENCIAS COMERCIAL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BERTS 61</text:p>
          </table:table-cell>
          <table:table-cell office:value-type="float" office:value="9120" table:style-name="ce1">
            <text:p>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office:value-type="string" table:style-name="ce1">
            <text:p>madryn@fundacion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6100" table:style-name="ce1">
            <text:p>260076100</text:p>
          </table:table-cell>
          <table:table-cell office:value-type="string" table:style-name="ce1">
            <text:p>ESCUELA DE NIVEL INICIAL Nº4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CRUZ Y RIVADAVIA OESTE</text:p>
          </table:table-cell>
          <table:table-cell office:value-type="float" office:value="9120" table:style-name="ce1">
            <text:p>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6200" table:style-name="ce1">
            <text:p>260076200</text:p>
          </table:table-cell>
          <table:table-cell office:value-type="string" table:style-name="ce1">
            <text:p>CENTRO DE ESTUDIOS MADRY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142</text:p>
          </table:table-cell>
          <table:table-cell office:value-type="float" office:value="9120" table:style-name="ce1">
            <text:p>9120</text:p>
          </table:table-cell>
          <table:table-cell table:style-name="ce1"/>
          <table:table-cell office:value-type="string" table:style-name="ce1">
            <text:p>PUERTO MADRYN</text:p>
          </table:table-cell>
          <table:table-cell office:value-type="string" table:style-name="ce1">
            <text:p>BIEDM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6300" table:style-name="ce1">
            <text:p>260076300</text:p>
          </table:table-cell>
          <table:table-cell office:value-type="string" table:style-name="ce1">
            <text:p>JARDIN MATERNAL Y DE INFANTES CANTE-PR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N MARTIN 965</text:p>
          </table:table-cell>
          <table:table-cell office:value-type="float" office:value="9000" table:style-name="ce1">
            <text:p>9000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antepri@nolsinectis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0076400" table:style-name="ce1">
            <text:p>260076400</text:p>
          </table:table-cell>
          <table:table-cell office:value-type="string" table:style-name="ce1">
            <text:p>ESTUDIO DE DANZAS BRIS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ZAPIOLA 1127 LOS OLMOS</text:p>
          </table:table-cell>
          <table:table-cell office:value-type="float" office:value="9100" table:style-name="ce1">
            <text:p>9100</text:p>
          </table:table-cell>
          <table:table-cell table:style-name="ce1"/>
          <table:table-cell office:value-type="string" table:style-name="ce1">
            <text:p>TRELEW</text:p>
          </table:table-cell>
          <table:table-cell office:value-type="string" table:style-name="ce1">
            <text:p>RAWSO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9000100" table:style-name="ce1">
            <text:p>269000100</text:p>
          </table:table-cell>
          <table:table-cell office:value-type="string" table:style-name="ce1">
            <text:p>COLEGIO UNIVERSITARIO PATAGÓNI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 KM 4 CIUDAD UNIVERSITARIA, KM.4 - 4º PISO</text:p>
          </table:table-cell>
          <table:table-cell office:value-type="string" table:style-name="ce1">
            <text:p>U9005</text:p>
          </table:table-cell>
          <table:table-cell table:style-name="ce1"/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cup@unpat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271155265823" table:style-name="ce2">
            <text:p>-458.271.155.265.823</text:p>
          </table:table-cell>
          <table:table-cell office:value-type="float" office:value="-674643450766548" table:style-name="ce2">
            <text:p>-674.643.450.766.5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hubut</text:p>
          </table:table-cell>
          <table:table-cell office:value-type="float" office:value="269000200" table:style-name="ce1">
            <text:p>269000200</text:p>
          </table:table-cell>
          <table:table-cell office:value-type="string" table:style-name="ce1">
            <text:p>LICEO MILITAR GRAL.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HIPÓLITO YRIGOYEN 2351 ROCA</text:p>
          </table:table-cell>
          <table:table-cell office:value-type="string" table:style-name="ce1">
            <text:p>U9000</text:p>
          </table:table-cell>
          <table:table-cell office:value-type="string" table:style-name="ce1">
            <text:p>4474712/14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liceomilitargeneralroca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458795656543974" table:style-name="ce2">
            <text:p>-458.795.656.543.974</text:p>
          </table:table-cell>
          <table:table-cell office:value-type="float" office:value="-675132845415961" table:style-name="ce2">
            <text:p>-675.132.845.415.961</text:p>
          </table:table-cell>
          <table:table-cell table:number-columns-repeated="16338"/>
        </table:table-row>
        <table:table-row table:number-rows-repeated="10477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 Luis Cabezas</meta:initial-creator>
    <dc:creator>Jorge Luis Cabezas</dc:creator>
    <meta:creation-date>2015-07-23T20:31:48Z</meta:creation-date>
    <dc:date>2015-07-23T20:37:58Z</dc:date>
  </office:meta>
</office:document-meta>
</file>